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map style:condition="cell-content()!=[$Hoja1.$F980]" style:apply-style-name="Rojo" style:base-cell-address="Hoja1.H980"/>
    </style:style>
    <style:style style:name="ce5" style:family="table-cell" style:parent-style-name="Default">
      <style:map style:condition="cell-content()!=[$Hoja1.$F980]" style:apply-style-name="Rojo" style:base-cell-address="Hoja1.H980"/>
    </style:style>
    <style:style style:name="ce6" style:family="table-cell" style:parent-style-name="Default">
      <style:map style:condition="cell-content()!=[$Hoja1.$F980]" style:apply-style-name="Rojo" style:base-cell-address="Hoja1.H980"/>
    </style:style>
    <style:style style:name="ce7" style:family="table-cell" style:parent-style-name="Default">
      <style:map style:condition="cell-content()!=[$Hoja1.$F980]" style:apply-style-name="Rojo" style:base-cell-address="Hoja1.H980"/>
    </style:style>
    <style:style style:name="ce8" style:family="table-cell" style:parent-style-name="Default">
      <style:map style:condition="cell-content()!=[$Hoja1.$F980]" style:apply-style-name="Rojo" style:base-cell-address="Hoja1.H980"/>
    </style:style>
    <style:style style:name="ce9" style:family="table-cell" style:parent-style-name="Default">
      <style:map style:condition="cell-content()!=[$Hoja1.$F980]" style:apply-style-name="Rojo" style:base-cell-address="Hoja1.H980"/>
    </style:style>
    <style:style style:name="ce10" style:family="table-cell" style:parent-style-name="Default">
      <style:map style:condition="cell-content()!=[$Hoja1.$F980]" style:apply-style-name="Rojo" style:base-cell-address="Hoja1.H980"/>
    </style:style>
    <style:style style:name="ce11" style:family="table-cell" style:parent-style-name="Default">
      <style:map style:condition="cell-content()!=[$Hoja1.$F980]" style:apply-style-name="Rojo" style:base-cell-address="Hoja1.H980"/>
    </style:style>
    <style:style style:name="ce12" style:family="table-cell" style:parent-style-name="Default">
      <style:map style:condition="cell-content()!=[$Hoja1.$F980]" style:apply-style-name="Rojo" style:base-cell-address="Hoja1.H980"/>
    </style:style>
    <style:style style:name="ce13" style:family="table-cell" style:parent-style-name="Default">
      <style:map style:condition="cell-content()!=[$Hoja1.$F980]" style:apply-style-name="Rojo" style:base-cell-address="Hoja1.H980"/>
    </style:style>
    <style:style style:name="ce14" style:family="table-cell" style:parent-style-name="Default">
      <style:map style:condition="cell-content()!=[$Hoja1.$F980]" style:apply-style-name="Rojo" style:base-cell-address="Hoja1.H980"/>
    </style:style>
    <style:style style:name="ce15" style:family="table-cell" style:parent-style-name="Default">
      <style:map style:condition="cell-content()!=[$Hoja1.$F980]" style:apply-style-name="Rojo" style:base-cell-address="Hoja1.H980"/>
    </style:style>
    <style:style style:name="ce16" style:family="table-cell" style:parent-style-name="Default">
      <style:map style:condition="cell-content()!=[$Hoja1.$F980]" style:apply-style-name="Rojo" style:base-cell-address="Hoja1.H980"/>
    </style:style>
    <style:style style:name="ce17" style:family="table-cell" style:parent-style-name="Default">
      <style:map style:condition="cell-content()!=[$Hoja1.$F980]" style:apply-style-name="Rojo" style:base-cell-address="Hoja1.H980"/>
    </style:style>
    <style:style style:name="ce18" style:family="table-cell" style:parent-style-name="Default">
      <style:map style:condition="cell-content()!=[$Hoja1.$F980]" style:apply-style-name="Rojo" style:base-cell-address="Hoja1.H980"/>
    </style:style>
    <style:style style:name="ce19" style:family="table-cell" style:parent-style-name="Default">
      <style:map style:condition="cell-content()!=[$Hoja1.$F980]" style:apply-style-name="Rojo" style:base-cell-address="Hoja1.H980"/>
    </style:style>
    <style:style style:name="ce20" style:family="table-cell" style:parent-style-name="Default">
      <style:map style:condition="cell-content()!=[$Hoja1.$F980]" style:apply-style-name="Rojo" style:base-cell-address="Hoja1.H980"/>
    </style:style>
    <style:style style:name="ce21" style:family="table-cell" style:parent-style-name="Default">
      <style:map style:condition="cell-content()!=[$Hoja1.$F980]" style:apply-style-name="Rojo" style:base-cell-address="Hoja1.H980"/>
    </style:style>
    <style:style style:name="ce22" style:family="table-cell" style:parent-style-name="Default">
      <style:map style:condition="cell-content()!=[$Hoja1.$F980]" style:apply-style-name="Rojo" style:base-cell-address="Hoja1.H980"/>
    </style:style>
    <style:style style:name="ce23" style:family="table-cell" style:parent-style-name="Default">
      <style:map style:condition="cell-content()!=[$Hoja1.$F980]" style:apply-style-name="Rojo" style:base-cell-address="Hoja1.H980"/>
    </style:style>
    <style:style style:name="ce24" style:family="table-cell" style:parent-style-name="Default">
      <style:map style:condition="cell-content()!=[$Hoja1.$F980]" style:apply-style-name="Rojo" style:base-cell-address="Hoja1.H980"/>
    </style:style>
    <style:style style:name="ce25" style:family="table-cell" style:parent-style-name="Default">
      <style:map style:condition="cell-content()!=[$Hoja1.$F980]" style:apply-style-name="Rojo" style:base-cell-address="Hoja1.H980"/>
    </style:style>
    <style:style style:name="ce26" style:family="table-cell" style:parent-style-name="Default">
      <style:map style:condition="cell-content()!=[$Hoja1.$F980]" style:apply-style-name="Rojo" style:base-cell-address="Hoja1.H980"/>
    </style:style>
    <style:style style:name="ce27" style:family="table-cell" style:parent-style-name="Default">
      <style:map style:condition="cell-content()!=[$Hoja1.$F980]" style:apply-style-name="Rojo" style:base-cell-address="Hoja1.H980"/>
    </style:style>
    <style:style style:name="ce28" style:family="table-cell" style:parent-style-name="Default">
      <style:map style:condition="cell-content()!=[$Hoja1.$F980]" style:apply-style-name="Rojo" style:base-cell-address="Hoja1.H980"/>
    </style:style>
    <style:style style:name="ce29" style:family="table-cell" style:parent-style-name="Default">
      <style:map style:condition="cell-content()!=[$Hoja1.$F980]" style:apply-style-name="Rojo" style:base-cell-address="Hoja1.H980"/>
    </style:style>
    <style:style style:name="ce30" style:family="table-cell" style:parent-style-name="Default">
      <style:map style:condition="cell-content()!=[$Hoja1.$F980]" style:apply-style-name="Rojo" style:base-cell-address="Hoja1.H980"/>
    </style:style>
    <style:style style:name="ce31" style:family="table-cell" style:parent-style-name="Default">
      <style:map style:condition="cell-content()!=[$Hoja1.$F980]" style:apply-style-name="Rojo" style:base-cell-address="Hoja1.H980"/>
    </style:style>
    <style:style style:name="ce32" style:family="table-cell" style:parent-style-name="Default">
      <style:map style:condition="cell-content()!=[$Hoja1.$F980]" style:apply-style-name="Rojo" style:base-cell-address="Hoja1.H980"/>
    </style:style>
    <style:style style:name="ce33" style:family="table-cell" style:parent-style-name="Default">
      <style:map style:condition="cell-content()!=[$Hoja1.$F980]" style:apply-style-name="Rojo" style:base-cell-address="Hoja1.H980"/>
    </style:style>
    <style:style style:name="ce34" style:family="table-cell" style:parent-style-name="Default">
      <style:map style:condition="cell-content()!=[$Hoja1.$F980]" style:apply-style-name="Rojo" style:base-cell-address="Hoja1.H980"/>
    </style:style>
    <style:style style:name="ce35" style:family="table-cell" style:parent-style-name="Default">
      <style:map style:condition="cell-content()!=[$Hoja1.$F980]" style:apply-style-name="Rojo" style:base-cell-address="Hoja1.H980"/>
    </style:style>
    <style:style style:name="ce36" style:family="table-cell" style:parent-style-name="Default">
      <style:map style:condition="cell-content()!=[$Hoja1.$F980]" style:apply-style-name="Rojo" style:base-cell-address="Hoja1.H980"/>
    </style:style>
    <style:style style:name="ce37" style:family="table-cell" style:parent-style-name="Default">
      <style:map style:condition="cell-content()!=[$Hoja1.$F980]" style:apply-style-name="Rojo" style:base-cell-address="Hoja1.H980"/>
    </style:style>
    <style:style style:name="ce38" style:family="table-cell" style:parent-style-name="Default">
      <style:map style:condition="cell-content()!=[$Hoja1.$F980]" style:apply-style-name="Rojo" style:base-cell-address="Hoja1.H980"/>
    </style:style>
    <style:style style:name="ce39" style:family="table-cell" style:parent-style-name="Default">
      <style:map style:condition="cell-content()!=[$Hoja1.$F980]" style:apply-style-name="Rojo" style:base-cell-address="Hoja1.H980"/>
    </style:style>
    <style:style style:name="ce40" style:family="table-cell" style:parent-style-name="Default">
      <style:map style:condition="cell-content()!=[$Hoja1.$F980]" style:apply-style-name="Rojo" style:base-cell-address="Hoja1.H980"/>
    </style:style>
    <style:style style:name="ce41" style:family="table-cell" style:parent-style-name="Default">
      <style:map style:condition="cell-content()!=[$Hoja1.$F980]" style:apply-style-name="Rojo" style:base-cell-address="Hoja1.H980"/>
    </style:style>
    <style:style style:name="ce42" style:family="table-cell" style:parent-style-name="Default">
      <style:map style:condition="cell-content()!=[$Hoja1.$F980]" style:apply-style-name="Rojo" style:base-cell-address="Hoja1.H980"/>
    </style:style>
    <style:style style:name="ce43" style:family="table-cell" style:parent-style-name="Default">
      <style:map style:condition="cell-content()!=[$Hoja1.$F980]" style:apply-style-name="Rojo" style:base-cell-address="Hoja1.H980"/>
    </style:style>
    <style:style style:name="ce44" style:family="table-cell" style:parent-style-name="Default">
      <style:map style:condition="cell-content()!=[$Hoja1.$F980]" style:apply-style-name="Rojo" style:base-cell-address="Hoja1.H980"/>
    </style:style>
    <style:style style:name="ce45" style:family="table-cell" style:parent-style-name="Default">
      <style:map style:condition="cell-content()!=[$Hoja1.$F980]" style:apply-style-name="Rojo" style:base-cell-address="Hoja1.H980"/>
    </style:style>
    <style:style style:name="ce46" style:family="table-cell" style:parent-style-name="Default">
      <style:map style:condition="cell-content()!=[$Hoja1.$F980]" style:apply-style-name="Rojo" style:base-cell-address="Hoja1.H980"/>
    </style:style>
    <style:style style:name="ce47" style:family="table-cell" style:parent-style-name="Default">
      <style:map style:condition="cell-content()!=[$Hoja1.$F980]" style:apply-style-name="Rojo" style:base-cell-address="Hoja1.H980"/>
    </style:style>
    <style:style style:name="ce48" style:family="table-cell" style:parent-style-name="Default">
      <style:map style:condition="cell-content()!=[$Hoja1.$F980]" style:apply-style-name="Rojo" style:base-cell-address="Hoja1.H980"/>
    </style:style>
    <style:style style:name="ce49" style:family="table-cell" style:parent-style-name="Default">
      <style:map style:condition="cell-content()!=[$Hoja1.$F980]" style:apply-style-name="Rojo" style:base-cell-address="Hoja1.H980"/>
    </style:style>
    <style:style style:name="ce50" style:family="table-cell" style:parent-style-name="Default">
      <style:map style:condition="cell-content()!=[$Hoja1.$F980]" style:apply-style-name="Rojo" style:base-cell-address="Hoja1.H980"/>
    </style:style>
    <style:style style:name="ce51" style:family="table-cell" style:parent-style-name="Default">
      <style:map style:condition="cell-content()!=[$Hoja1.$F980]" style:apply-style-name="Rojo" style:base-cell-address="Hoja1.H980"/>
    </style:style>
    <style:style style:name="ce52" style:family="table-cell" style:parent-style-name="Default">
      <style:map style:condition="cell-content()!=[$Hoja1.$F980]" style:apply-style-name="Rojo" style:base-cell-address="Hoja1.H980"/>
    </style:style>
    <style:style style:name="ce53" style:family="table-cell" style:parent-style-name="Default">
      <style:map style:condition="cell-content()!=[$Hoja1.$F980]" style:apply-style-name="Rojo" style:base-cell-address="Hoja1.H980"/>
    </style:style>
    <style:style style:name="ce54" style:family="table-cell" style:parent-style-name="Default">
      <style:map style:condition="cell-content()!=[$Hoja1.$F980]" style:apply-style-name="Rojo" style:base-cell-address="Hoja1.H980"/>
    </style:style>
    <style:style style:name="ce55" style:family="table-cell" style:parent-style-name="Default">
      <style:map style:condition="cell-content()!=[$Hoja1.$F980]" style:apply-style-name="Rojo" style:base-cell-address="Hoja1.H980"/>
    </style:style>
    <style:style style:name="ce56" style:family="table-cell" style:parent-style-name="Default">
      <style:map style:condition="cell-content()!=[$Hoja1.$F980]" style:apply-style-name="Rojo" style:base-cell-address="Hoja1.H980"/>
    </style:style>
    <style:style style:name="ce57" style:family="table-cell" style:parent-style-name="Default">
      <style:map style:condition="cell-content()!=[$Hoja1.$F980]" style:apply-style-name="Rojo" style:base-cell-address="Hoja1.H980"/>
    </style:style>
    <style:style style:name="ce58" style:family="table-cell" style:parent-style-name="Default">
      <style:map style:condition="cell-content()!=[$Hoja1.$F980]" style:apply-style-name="Rojo" style:base-cell-address="Hoja1.H980"/>
    </style:style>
    <style:style style:name="ce59" style:family="table-cell" style:parent-style-name="Default">
      <style:map style:condition="cell-content()!=[$Hoja1.$F980]" style:apply-style-name="Rojo" style:base-cell-address="Hoja1.H980"/>
    </style:style>
    <style:style style:name="ce60" style:family="table-cell" style:parent-style-name="Default">
      <style:map style:condition="cell-content()!=[$Hoja1.$F980]" style:apply-style-name="Rojo" style:base-cell-address="Hoja1.H980"/>
    </style:style>
    <style:style style:name="ce61" style:family="table-cell" style:parent-style-name="Default">
      <style:map style:condition="cell-content()!=[$Hoja1.$F980]" style:apply-style-name="Rojo" style:base-cell-address="Hoja1.H980"/>
    </style:style>
    <style:style style:name="ce62" style:family="table-cell" style:parent-style-name="Default">
      <style:map style:condition="cell-content()!=[$Hoja1.$F980]" style:apply-style-name="Rojo" style:base-cell-address="Hoja1.H980"/>
    </style:style>
    <style:style style:name="ce63" style:family="table-cell" style:parent-style-name="Default">
      <style:map style:condition="cell-content()!=[$Hoja1.$F980]" style:apply-style-name="Rojo" style:base-cell-address="Hoja1.H980"/>
    </style:style>
    <style:style style:name="ce64" style:family="table-cell" style:parent-style-name="Default">
      <style:map style:condition="cell-content()!=[$Hoja1.$F980]" style:apply-style-name="Rojo" style:base-cell-address="Hoja1.H980"/>
    </style:style>
    <style:style style:name="ce65" style:family="table-cell" style:parent-style-name="Default">
      <style:map style:condition="cell-content()!=[$Hoja1.$F980]" style:apply-style-name="Rojo" style:base-cell-address="Hoja1.H980"/>
    </style:style>
    <style:style style:name="ce66" style:family="table-cell" style:parent-style-name="Default">
      <style:map style:condition="cell-content()!=[$Hoja1.$F980]" style:apply-style-name="Rojo" style:base-cell-address="Hoja1.H980"/>
    </style:style>
    <style:style style:name="ce67" style:family="table-cell" style:parent-style-name="Default">
      <style:map style:condition="cell-content()!=[$Hoja1.$F980]" style:apply-style-name="Rojo" style:base-cell-address="Hoja1.H980"/>
    </style:style>
    <style:style style:name="ce68" style:family="table-cell" style:parent-style-name="Default">
      <style:map style:condition="cell-content()!=[$Hoja1.$F980]" style:apply-style-name="Rojo" style:base-cell-address="Hoja1.H980"/>
    </style:style>
    <style:style style:name="ce69" style:family="table-cell" style:parent-style-name="Default">
      <style:map style:condition="cell-content()!=[$Hoja1.$F980]" style:apply-style-name="Rojo" style:base-cell-address="Hoja1.H980"/>
    </style:style>
    <style:style style:name="ce70" style:family="table-cell" style:parent-style-name="Default">
      <style:map style:condition="cell-content()!=[$Hoja1.$F980]" style:apply-style-name="Rojo" style:base-cell-address="Hoja1.H980"/>
    </style:style>
    <style:style style:name="ce71" style:family="table-cell" style:parent-style-name="Default">
      <style:map style:condition="cell-content()!=[$Hoja1.$F980]" style:apply-style-name="Rojo" style:base-cell-address="Hoja1.H980"/>
    </style:style>
    <style:style style:name="ce72" style:family="table-cell" style:parent-style-name="Default">
      <style:map style:condition="cell-content()!=[$Hoja1.$F980]" style:apply-style-name="Rojo" style:base-cell-address="Hoja1.H980"/>
    </style:style>
    <style:style style:name="ce73" style:family="table-cell" style:parent-style-name="Default">
      <style:map style:condition="cell-content()!=[$Hoja1.$F980]" style:apply-style-name="Rojo" style:base-cell-address="Hoja1.H980"/>
    </style:style>
    <style:style style:name="ce74" style:family="table-cell" style:parent-style-name="Default">
      <style:map style:condition="cell-content()!=[$Hoja1.$F980]" style:apply-style-name="Rojo" style:base-cell-address="Hoja1.H980"/>
    </style:style>
    <style:style style:name="ce75" style:family="table-cell" style:parent-style-name="Default">
      <style:map style:condition="cell-content()!=[$Hoja1.$F980]" style:apply-style-name="Rojo" style:base-cell-address="Hoja1.H980"/>
    </style:style>
    <style:style style:name="ce76" style:family="table-cell" style:parent-style-name="Default">
      <style:map style:condition="cell-content()!=[$Hoja1.$F980]" style:apply-style-name="Rojo" style:base-cell-address="Hoja1.H980"/>
    </style:style>
    <style:style style:name="ce77" style:family="table-cell" style:parent-style-name="Default">
      <style:map style:condition="cell-content()!=[$Hoja1.$F980]" style:apply-style-name="Rojo" style:base-cell-address="Hoja1.H980"/>
    </style:style>
    <style:style style:name="ce78" style:family="table-cell" style:parent-style-name="Default">
      <style:map style:condition="cell-content()!=[$Hoja1.$F980]" style:apply-style-name="Rojo" style:base-cell-address="Hoja1.H980"/>
    </style:style>
    <style:style style:name="ce79" style:family="table-cell" style:parent-style-name="Default">
      <style:map style:condition="cell-content()!=[$Hoja1.$F980]" style:apply-style-name="Rojo" style:base-cell-address="Hoja1.H980"/>
    </style:style>
    <style:style style:name="ce80" style:family="table-cell" style:parent-style-name="Default">
      <style:map style:condition="cell-content()!=[$Hoja1.$F980]" style:apply-style-name="Rojo" style:base-cell-address="Hoja1.H980"/>
    </style:style>
    <style:style style:name="ce81" style:family="table-cell" style:parent-style-name="Default">
      <style:map style:condition="cell-content()!=[$Hoja1.$F980]" style:apply-style-name="Rojo" style:base-cell-address="Hoja1.H980"/>
    </style:style>
    <style:style style:name="ce82" style:family="table-cell" style:parent-style-name="Default">
      <style:map style:condition="cell-content()!=[$Hoja1.$F980]" style:apply-style-name="Rojo" style:base-cell-address="Hoja1.H980"/>
    </style:style>
    <style:style style:name="ce83" style:family="table-cell" style:parent-style-name="Default">
      <style:map style:condition="cell-content()!=[$Hoja1.$F980]" style:apply-style-name="Rojo" style:base-cell-address="Hoja1.H980"/>
    </style:style>
    <style:style style:name="ce84" style:family="table-cell" style:parent-style-name="Default">
      <style:map style:condition="cell-content()!=[$Hoja1.$F980]" style:apply-style-name="Rojo" style:base-cell-address="Hoja1.H980"/>
    </style:style>
    <style:style style:name="ce85" style:family="table-cell" style:parent-style-name="Default">
      <style:map style:condition="cell-content()!=[$Hoja1.$F980]" style:apply-style-name="Rojo" style:base-cell-address="Hoja1.H980"/>
    </style:style>
    <style:style style:name="ce86" style:family="table-cell" style:parent-style-name="Default">
      <style:map style:condition="cell-content()!=[$Hoja1.$F980]" style:apply-style-name="Rojo" style:base-cell-address="Hoja1.H980"/>
    </style:style>
    <style:style style:name="ce87" style:family="table-cell" style:parent-style-name="Default">
      <style:map style:condition="cell-content()!=[$Hoja1.$F980]" style:apply-style-name="Rojo" style:base-cell-address="Hoja1.H980"/>
    </style:style>
    <style:style style:name="ce88" style:family="table-cell" style:parent-style-name="Default">
      <style:map style:condition="cell-content()!=[$Hoja1.$F980]" style:apply-style-name="Rojo" style:base-cell-address="Hoja1.H980"/>
    </style:style>
    <style:style style:name="ce89" style:family="table-cell" style:parent-style-name="Default">
      <style:map style:condition="cell-content()!=[$Hoja1.$F980]" style:apply-style-name="Rojo" style:base-cell-address="Hoja1.H980"/>
    </style:style>
    <style:style style:name="ce90" style:family="table-cell" style:parent-style-name="Default">
      <style:map style:condition="cell-content()!=[$Hoja1.$F980]" style:apply-style-name="Rojo" style:base-cell-address="Hoja1.H980"/>
    </style:style>
    <style:style style:name="ce91" style:family="table-cell" style:parent-style-name="Default">
      <style:map style:condition="cell-content()!=[$Hoja1.$F980]" style:apply-style-name="Rojo" style:base-cell-address="Hoja1.H980"/>
    </style:style>
    <style:style style:name="ce92" style:family="table-cell" style:parent-style-name="Default">
      <style:map style:condition="cell-content()!=[$Hoja1.$F980]" style:apply-style-name="Rojo" style:base-cell-address="Hoja1.H980"/>
    </style:style>
    <style:style style:name="ce93" style:family="table-cell" style:parent-style-name="Default">
      <style:map style:condition="cell-content()!=[$Hoja1.$F980]" style:apply-style-name="Rojo" style:base-cell-address="Hoja1.H980"/>
    </style:style>
    <style:style style:name="ce94" style:family="table-cell" style:parent-style-name="Default">
      <style:map style:condition="cell-content()!=[$Hoja1.$F980]" style:apply-style-name="Rojo" style:base-cell-address="Hoja1.H980"/>
    </style:style>
    <style:style style:name="ce95" style:family="table-cell" style:parent-style-name="Default">
      <style:map style:condition="cell-content()!=[$Hoja1.$F980]" style:apply-style-name="Rojo" style:base-cell-address="Hoja1.H980"/>
    </style:style>
    <style:style style:name="ce96" style:family="table-cell" style:parent-style-name="Default">
      <style:map style:condition="cell-content()!=[$Hoja1.$F980]" style:apply-style-name="Rojo" style:base-cell-address="Hoja1.H980"/>
    </style:style>
    <style:style style:name="ce97" style:family="table-cell" style:parent-style-name="Default">
      <style:map style:condition="cell-content()!=[$Hoja1.$F980]" style:apply-style-name="Rojo" style:base-cell-address="Hoja1.H980"/>
    </style:style>
    <style:style style:name="ce98" style:family="table-cell" style:parent-style-name="Default">
      <style:map style:condition="cell-content()!=[$Hoja1.$F980]" style:apply-style-name="Rojo" style:base-cell-address="Hoja1.H980"/>
    </style:style>
    <style:style style:name="ce99" style:family="table-cell" style:parent-style-name="Default">
      <style:map style:condition="cell-content()!=[$Hoja1.$F980]" style:apply-style-name="Rojo" style:base-cell-address="Hoja1.H980"/>
    </style:style>
    <style:style style:name="ce100" style:family="table-cell" style:parent-style-name="Default">
      <style:map style:condition="cell-content()!=[$Hoja1.$F980]" style:apply-style-name="Rojo" style:base-cell-address="Hoja1.H980"/>
    </style:style>
    <style:style style:name="ce101" style:family="table-cell" style:parent-style-name="Default">
      <style:map style:condition="cell-content()!=[$Hoja1.$F980]" style:apply-style-name="Rojo" style:base-cell-address="Hoja1.H980"/>
    </style:style>
    <style:style style:name="ce102" style:family="table-cell" style:parent-style-name="Default">
      <style:map style:condition="cell-content()!=[$Hoja1.$F980]" style:apply-style-name="Rojo" style:base-cell-address="Hoja1.H980"/>
    </style:style>
    <style:style style:name="ce103" style:family="table-cell" style:parent-style-name="Default">
      <style:map style:condition="cell-content()!=[$Hoja1.$F980]" style:apply-style-name="Rojo" style:base-cell-address="Hoja1.H980"/>
    </style:style>
    <style:style style:name="ce104" style:family="table-cell" style:parent-style-name="Default">
      <style:map style:condition="cell-content()!=[$Hoja1.$F980]" style:apply-style-name="Rojo" style:base-cell-address="Hoja1.H980"/>
    </style:style>
    <style:style style:name="ce105" style:family="table-cell" style:parent-style-name="Default">
      <style:map style:condition="cell-content()!=[$Hoja1.$F980]" style:apply-style-name="Rojo" style:base-cell-address="Hoja1.H980"/>
    </style:style>
    <style:style style:name="ce106" style:family="table-cell" style:parent-style-name="Default">
      <style:map style:condition="cell-content()!=[$Hoja1.$F980]" style:apply-style-name="Rojo" style:base-cell-address="Hoja1.H980"/>
    </style:style>
    <style:style style:name="ce107" style:family="table-cell" style:parent-style-name="Default">
      <style:map style:condition="cell-content()!=[$Hoja1.$F980]" style:apply-style-name="Rojo" style:base-cell-address="Hoja1.H980"/>
    </style:style>
    <style:style style:name="ce108" style:family="table-cell" style:parent-style-name="Default">
      <style:map style:condition="cell-content()!=[$Hoja1.$F980]" style:apply-style-name="Rojo" style:base-cell-address="Hoja1.H980"/>
    </style:style>
    <style:style style:name="ce109" style:family="table-cell" style:parent-style-name="Default">
      <style:map style:condition="cell-content()!=[$Hoja1.$F980]" style:apply-style-name="Rojo" style:base-cell-address="Hoja1.H980"/>
    </style:style>
    <style:style style:name="ce110" style:family="table-cell" style:parent-style-name="Default">
      <style:map style:condition="cell-content()!=[$Hoja1.$F980]" style:apply-style-name="Rojo" style:base-cell-address="Hoja1.H980"/>
    </style:style>
    <style:style style:name="ce111" style:family="table-cell" style:parent-style-name="Default">
      <style:map style:condition="cell-content()!=[$Hoja1.$F980]" style:apply-style-name="Rojo" style:base-cell-address="Hoja1.H980"/>
    </style:style>
    <style:style style:name="ce112" style:family="table-cell" style:parent-style-name="Default">
      <style:map style:condition="cell-content()!=[$Hoja1.$F980]" style:apply-style-name="Rojo" style:base-cell-address="Hoja1.H980"/>
    </style:style>
    <style:style style:name="ce113" style:family="table-cell" style:parent-style-name="Default">
      <style:map style:condition="cell-content()!=[$Hoja1.$F980]" style:apply-style-name="Rojo" style:base-cell-address="Hoja1.H980"/>
    </style:style>
    <style:style style:name="ce114" style:family="table-cell" style:parent-style-name="Default">
      <style:map style:condition="cell-content()!=[$Hoja1.$F980]" style:apply-style-name="Rojo" style:base-cell-address="Hoja1.H980"/>
    </style:style>
    <style:style style:name="ce115" style:family="table-cell" style:parent-style-name="Default">
      <style:map style:condition="cell-content()!=[$Hoja1.$F980]" style:apply-style-name="Rojo" style:base-cell-address="Hoja1.H980"/>
    </style:style>
    <style:style style:name="ce116" style:family="table-cell" style:parent-style-name="Default">
      <style:map style:condition="cell-content()!=[$Hoja1.$F980]" style:apply-style-name="Rojo" style:base-cell-address="Hoja1.H980"/>
    </style:style>
    <style:style style:name="ce117" style:family="table-cell" style:parent-style-name="Default">
      <style:map style:condition="cell-content()!=[$Hoja1.$F980]" style:apply-style-name="Rojo" style:base-cell-address="Hoja1.H980"/>
    </style:style>
    <style:style style:name="ce118" style:family="table-cell" style:parent-style-name="Default">
      <style:map style:condition="cell-content()!=[$Hoja1.$F980]" style:apply-style-name="Rojo" style:base-cell-address="Hoja1.H980"/>
    </style:style>
    <style:style style:name="ce119" style:family="table-cell" style:parent-style-name="Default">
      <style:map style:condition="cell-content()!=[$Hoja1.$F980]" style:apply-style-name="Rojo" style:base-cell-address="Hoja1.H980"/>
    </style:style>
    <style:style style:name="ce120" style:family="table-cell" style:parent-style-name="Default">
      <style:map style:condition="cell-content()!=[$Hoja1.$F980]" style:apply-style-name="Rojo" style:base-cell-address="Hoja1.H980"/>
    </style:style>
    <style:style style:name="ce121" style:family="table-cell" style:parent-style-name="Default">
      <style:map style:condition="cell-content()!=[$Hoja1.$F980]" style:apply-style-name="Rojo" style:base-cell-address="Hoja1.H980"/>
    </style:style>
    <style:style style:name="ce122" style:family="table-cell" style:parent-style-name="Default">
      <style:map style:condition="cell-content()!=[$Hoja1.$F980]" style:apply-style-name="Rojo" style:base-cell-address="Hoja1.H980"/>
    </style:style>
    <style:style style:name="ce123" style:family="table-cell" style:parent-style-name="Default">
      <style:map style:condition="cell-content()!=[$Hoja1.$F980]" style:apply-style-name="Rojo" style:base-cell-address="Hoja1.H980"/>
    </style:style>
    <style:style style:name="ce124" style:family="table-cell" style:parent-style-name="Default">
      <style:map style:condition="cell-content()!=[$Hoja1.$F980]" style:apply-style-name="Rojo" style:base-cell-address="Hoja1.H980"/>
    </style:style>
    <style:style style:name="ce125" style:family="table-cell" style:parent-style-name="Default">
      <style:map style:condition="cell-content()!=[$Hoja1.$F980]" style:apply-style-name="Rojo" style:base-cell-address="Hoja1.H980"/>
    </style:style>
    <style:style style:name="ce126" style:family="table-cell" style:parent-style-name="Default">
      <style:map style:condition="cell-content()!=[$Hoja1.$F980]" style:apply-style-name="Rojo" style:base-cell-address="Hoja1.H980"/>
    </style:style>
    <style:style style:name="ce127" style:family="table-cell" style:parent-style-name="Default">
      <style:map style:condition="cell-content()!=[$Hoja1.$F980]" style:apply-style-name="Rojo" style:base-cell-address="Hoja1.H980"/>
    </style:style>
    <style:style style:name="ce128" style:family="table-cell" style:parent-style-name="Default">
      <style:map style:condition="cell-content()!=[$Hoja1.$F980]" style:apply-style-name="Rojo" style:base-cell-address="Hoja1.H980"/>
    </style:style>
    <style:style style:name="ce129" style:family="table-cell" style:parent-style-name="Default">
      <style:map style:condition="cell-content()!=[$Hoja1.$F980]" style:apply-style-name="Rojo" style:base-cell-address="Hoja1.H980"/>
    </style:style>
    <style:style style:name="ce130" style:family="table-cell" style:parent-style-name="Default">
      <style:map style:condition="cell-content()!=[$Hoja1.$F980]" style:apply-style-name="Rojo" style:base-cell-address="Hoja1.H980"/>
    </style:style>
    <style:style style:name="ce131" style:family="table-cell" style:parent-style-name="Default">
      <style:map style:condition="cell-content()!=[$Hoja1.$F980]" style:apply-style-name="Rojo" style:base-cell-address="Hoja1.H980"/>
    </style:style>
    <style:style style:name="ce132" style:family="table-cell" style:parent-style-name="Default">
      <style:map style:condition="cell-content()!=[$Hoja1.$F980]" style:apply-style-name="Rojo" style:base-cell-address="Hoja1.H980"/>
    </style:style>
    <style:style style:name="ce133" style:family="table-cell" style:parent-style-name="Default">
      <style:map style:condition="cell-content()!=[$Hoja1.$F980]" style:apply-style-name="Rojo" style:base-cell-address="Hoja1.H980"/>
    </style:style>
    <style:style style:name="ce134" style:family="table-cell" style:parent-style-name="Default">
      <style:map style:condition="cell-content()!=[$Hoja1.$F980]" style:apply-style-name="Rojo" style:base-cell-address="Hoja1.H980"/>
    </style:style>
    <style:style style:name="ce135" style:family="table-cell" style:parent-style-name="Default">
      <style:map style:condition="cell-content()!=[$Hoja1.$F980]" style:apply-style-name="Rojo" style:base-cell-address="Hoja1.H980"/>
    </style:style>
    <style:style style:name="ce136" style:family="table-cell" style:parent-style-name="Default">
      <style:map style:condition="cell-content()!=[$Hoja1.$F980]" style:apply-style-name="Rojo" style:base-cell-address="Hoja1.H980"/>
    </style:style>
    <style:style style:name="ce137" style:family="table-cell" style:parent-style-name="Default">
      <style:map style:condition="cell-content()!=[$Hoja1.$F980]" style:apply-style-name="Rojo" style:base-cell-address="Hoja1.H980"/>
    </style:style>
    <style:style style:name="ce138" style:family="table-cell" style:parent-style-name="Default">
      <style:map style:condition="cell-content()!=[$Hoja1.$F980]" style:apply-style-name="Rojo" style:base-cell-address="Hoja1.H980"/>
    </style:style>
    <style:style style:name="ce139" style:family="table-cell" style:parent-style-name="Default">
      <style:map style:condition="cell-content()!=[$Hoja1.$F980]" style:apply-style-name="Rojo" style:base-cell-address="Hoja1.H980"/>
    </style:style>
    <style:style style:name="ce140" style:family="table-cell" style:parent-style-name="Default">
      <style:map style:condition="cell-content()!=[$Hoja1.$F980]" style:apply-style-name="Rojo" style:base-cell-address="Hoja1.H980"/>
    </style:style>
    <style:style style:name="ce141" style:family="table-cell" style:parent-style-name="Default">
      <style:map style:condition="cell-content()!=[$Hoja1.$F980]" style:apply-style-name="Rojo" style:base-cell-address="Hoja1.H980"/>
    </style:style>
    <style:style style:name="ce142" style:family="table-cell" style:parent-style-name="Default">
      <style:map style:condition="cell-content()!=[$Hoja1.$F980]" style:apply-style-name="Rojo" style:base-cell-address="Hoja1.H980"/>
    </style:style>
    <style:style style:name="ce143" style:family="table-cell" style:parent-style-name="Default">
      <style:map style:condition="cell-content()!=[$Hoja1.$F980]" style:apply-style-name="Rojo" style:base-cell-address="Hoja1.H980"/>
    </style:style>
    <style:style style:name="ce144" style:family="table-cell" style:parent-style-name="Default">
      <style:map style:condition="cell-content()!=[$Hoja1.$F980]" style:apply-style-name="Rojo" style:base-cell-address="Hoja1.H980"/>
    </style:style>
    <style:style style:name="ce145" style:family="table-cell" style:parent-style-name="Default">
      <style:map style:condition="cell-content()!=[$Hoja1.$F980]" style:apply-style-name="Rojo" style:base-cell-address="Hoja1.H980"/>
    </style:style>
    <style:style style:name="ce146" style:family="table-cell" style:parent-style-name="Default">
      <style:map style:condition="cell-content()!=[$Hoja1.$F980]" style:apply-style-name="Rojo" style:base-cell-address="Hoja1.H980"/>
    </style:style>
    <style:style style:name="ce147" style:family="table-cell" style:parent-style-name="Default">
      <style:map style:condition="cell-content()!=[$Hoja1.$F980]" style:apply-style-name="Rojo" style:base-cell-address="Hoja1.H980"/>
    </style:style>
    <style:style style:name="ce148" style:family="table-cell" style:parent-style-name="Default">
      <style:map style:condition="cell-content()!=[$Hoja1.$F980]" style:apply-style-name="Rojo" style:base-cell-address="Hoja1.H980"/>
    </style:style>
    <style:style style:name="ce149" style:family="table-cell" style:parent-style-name="Default">
      <style:map style:condition="cell-content()!=[$Hoja1.$F980]" style:apply-style-name="Rojo" style:base-cell-address="Hoja1.H980"/>
    </style:style>
    <style:style style:name="ce150" style:family="table-cell" style:parent-style-name="Default">
      <style:map style:condition="cell-content()!=[$Hoja1.$F980]" style:apply-style-name="Rojo" style:base-cell-address="Hoja1.H980"/>
    </style:style>
    <style:style style:name="ce151" style:family="table-cell" style:parent-style-name="Default">
      <style:map style:condition="cell-content()!=[$Hoja1.$F980]" style:apply-style-name="Rojo" style:base-cell-address="Hoja1.H980"/>
    </style:style>
    <style:style style:name="ce152" style:family="table-cell" style:parent-style-name="Default">
      <style:map style:condition="cell-content()!=[$Hoja1.$F980]" style:apply-style-name="Rojo" style:base-cell-address="Hoja1.H980"/>
    </style:style>
    <style:style style:name="ce153" style:family="table-cell" style:parent-style-name="Default">
      <style:map style:condition="cell-content()!=[$Hoja1.$F980]" style:apply-style-name="Rojo" style:base-cell-address="Hoja1.H980"/>
    </style:style>
    <style:style style:name="ce154" style:family="table-cell" style:parent-style-name="Default">
      <style:map style:condition="cell-content()!=[$Hoja1.$F980]" style:apply-style-name="Rojo" style:base-cell-address="Hoja1.H980"/>
    </style:style>
    <style:style style:name="ce155" style:family="table-cell" style:parent-style-name="Default">
      <style:map style:condition="cell-content()!=[$Hoja1.$F980]" style:apply-style-name="Rojo" style:base-cell-address="Hoja1.H980"/>
    </style:style>
    <style:style style:name="ce156" style:family="table-cell" style:parent-style-name="Default">
      <style:map style:condition="cell-content()!=[$Hoja1.$F980]" style:apply-style-name="Rojo" style:base-cell-address="Hoja1.H980"/>
    </style:style>
    <style:style style:name="ce157" style:family="table-cell" style:parent-style-name="Default">
      <style:map style:condition="cell-content()!=[$Hoja1.$F980]" style:apply-style-name="Rojo" style:base-cell-address="Hoja1.H980"/>
    </style:style>
    <style:style style:name="ce158" style:family="table-cell" style:parent-style-name="Default">
      <style:map style:condition="cell-content()!=[$Hoja1.$F980]" style:apply-style-name="Rojo" style:base-cell-address="Hoja1.H980"/>
    </style:style>
    <style:style style:name="ce159" style:family="table-cell" style:parent-style-name="Default">
      <style:map style:condition="cell-content()!=[$Hoja1.$F980]" style:apply-style-name="Rojo" style:base-cell-address="Hoja1.H980"/>
    </style:style>
    <style:style style:name="ce160" style:family="table-cell" style:parent-style-name="Default">
      <style:map style:condition="cell-content()!=[$Hoja1.$F980]" style:apply-style-name="Rojo" style:base-cell-address="Hoja1.H980"/>
    </style:style>
    <style:style style:name="ce161" style:family="table-cell" style:parent-style-name="Default">
      <style:map style:condition="cell-content()!=[$Hoja1.$F980]" style:apply-style-name="Rojo" style:base-cell-address="Hoja1.H980"/>
    </style:style>
    <style:style style:name="ce162" style:family="table-cell" style:parent-style-name="Default">
      <style:map style:condition="cell-content()!=[$Hoja1.$F980]" style:apply-style-name="Rojo" style:base-cell-address="Hoja1.H980"/>
    </style:style>
    <style:style style:name="ce163" style:family="table-cell" style:parent-style-name="Default">
      <style:map style:condition="cell-content()!=[$Hoja1.$F980]" style:apply-style-name="Rojo" style:base-cell-address="Hoja1.H980"/>
    </style:style>
    <style:style style:name="ce164" style:family="table-cell" style:parent-style-name="Default">
      <style:map style:condition="cell-content()!=[$Hoja1.$F980]" style:apply-style-name="Rojo" style:base-cell-address="Hoja1.H980"/>
    </style:style>
    <style:style style:name="ce165" style:family="table-cell" style:parent-style-name="Default">
      <style:map style:condition="cell-content()!=[$Hoja1.$F980]" style:apply-style-name="Rojo" style:base-cell-address="Hoja1.H980"/>
    </style:style>
    <style:style style:name="ce166" style:family="table-cell" style:parent-style-name="Default">
      <style:map style:condition="cell-content()!=[$Hoja1.$F980]" style:apply-style-name="Rojo" style:base-cell-address="Hoja1.H980"/>
    </style:style>
    <style:style style:name="ce167" style:family="table-cell" style:parent-style-name="Default">
      <style:map style:condition="cell-content()!=[$Hoja1.$F980]" style:apply-style-name="Rojo" style:base-cell-address="Hoja1.H980"/>
    </style:style>
    <style:style style:name="ce168" style:family="table-cell" style:parent-style-name="Default">
      <style:map style:condition="cell-content()!=[$Hoja1.$F980]" style:apply-style-name="Rojo" style:base-cell-address="Hoja1.H980"/>
    </style:style>
    <style:style style:name="ce169" style:family="table-cell" style:parent-style-name="Default">
      <style:map style:condition="cell-content()!=[$Hoja1.$F980]" style:apply-style-name="Rojo" style:base-cell-address="Hoja1.H980"/>
    </style:style>
    <style:style style:name="ce170" style:family="table-cell" style:parent-style-name="Default">
      <style:map style:condition="cell-content()!=[$Hoja1.$F980]" style:apply-style-name="Rojo" style:base-cell-address="Hoja1.H980"/>
    </style:style>
    <style:style style:name="ce171" style:family="table-cell" style:parent-style-name="Default">
      <style:map style:condition="cell-content()!=[$Hoja1.$F980]" style:apply-style-name="Rojo" style:base-cell-address="Hoja1.H980"/>
    </style:style>
    <style:style style:name="ce172" style:family="table-cell" style:parent-style-name="Default">
      <style:map style:condition="cell-content()!=[$Hoja1.$F980]" style:apply-style-name="Rojo" style:base-cell-address="Hoja1.H980"/>
    </style:style>
    <style:style style:name="ce173" style:family="table-cell" style:parent-style-name="Default">
      <style:map style:condition="cell-content()!=[$Hoja1.$F980]" style:apply-style-name="Rojo" style:base-cell-address="Hoja1.H980"/>
    </style:style>
    <style:style style:name="ce174" style:family="table-cell" style:parent-style-name="Default">
      <style:map style:condition="cell-content()!=[$Hoja1.$F980]" style:apply-style-name="Rojo" style:base-cell-address="Hoja1.H980"/>
    </style:style>
    <style:style style:name="ce175" style:family="table-cell" style:parent-style-name="Default">
      <style:map style:condition="cell-content()!=[$Hoja1.$F980]" style:apply-style-name="Rojo" style:base-cell-address="Hoja1.H980"/>
    </style:style>
    <style:style style:name="ce176" style:family="table-cell" style:parent-style-name="Default">
      <style:map style:condition="cell-content()!=[$Hoja1.$F980]" style:apply-style-name="Rojo" style:base-cell-address="Hoja1.H980"/>
    </style:style>
    <style:style style:name="ce177" style:family="table-cell" style:parent-style-name="Default">
      <style:map style:condition="cell-content()!=[$Hoja1.$F980]" style:apply-style-name="Rojo" style:base-cell-address="Hoja1.H980"/>
    </style:style>
    <style:style style:name="ce178" style:family="table-cell" style:parent-style-name="Default">
      <style:map style:condition="cell-content()!=[$Hoja1.$F980]" style:apply-style-name="Rojo" style:base-cell-address="Hoja1.H980"/>
    </style:style>
    <style:style style:name="ce179" style:family="table-cell" style:parent-style-name="Default">
      <style:map style:condition="cell-content()!=[$Hoja1.$F980]" style:apply-style-name="Rojo" style:base-cell-address="Hoja1.H980"/>
    </style:style>
    <style:style style:name="ce180" style:family="table-cell" style:parent-style-name="Default">
      <style:map style:condition="cell-content()!=[$Hoja1.$F980]" style:apply-style-name="Rojo" style:base-cell-address="Hoja1.H980"/>
    </style:style>
    <style:style style:name="ce181" style:family="table-cell" style:parent-style-name="Default">
      <style:map style:condition="cell-content()!=[$Hoja1.$F980]" style:apply-style-name="Rojo" style:base-cell-address="Hoja1.H980"/>
    </style:style>
    <style:style style:name="ce182" style:family="table-cell" style:parent-style-name="Default">
      <style:map style:condition="cell-content()!=[$Hoja1.$F980]" style:apply-style-name="Rojo" style:base-cell-address="Hoja1.H980"/>
    </style:style>
    <style:style style:name="ce183" style:family="table-cell" style:parent-style-name="Default">
      <style:map style:condition="cell-content()!=[$Hoja1.$F980]" style:apply-style-name="Rojo" style:base-cell-address="Hoja1.H980"/>
    </style:style>
    <style:style style:name="ce184" style:family="table-cell" style:parent-style-name="Default">
      <style:map style:condition="cell-content()!=[$Hoja1.$F980]" style:apply-style-name="Rojo" style:base-cell-address="Hoja1.H980"/>
    </style:style>
    <style:style style:name="ce185" style:family="table-cell" style:parent-style-name="Default">
      <style:map style:condition="cell-content()!=[$Hoja1.$F980]" style:apply-style-name="Rojo" style:base-cell-address="Hoja1.H980"/>
    </style:style>
    <style:style style:name="ce186" style:family="table-cell" style:parent-style-name="Default">
      <style:map style:condition="cell-content()!=[$Hoja1.$F980]" style:apply-style-name="Rojo" style:base-cell-address="Hoja1.H980"/>
    </style:style>
    <style:style style:name="ce187" style:family="table-cell" style:parent-style-name="Default">
      <style:map style:condition="cell-content()!=[$Hoja1.$F980]" style:apply-style-name="Rojo" style:base-cell-address="Hoja1.H980"/>
    </style:style>
    <style:style style:name="ce188" style:family="table-cell" style:parent-style-name="Default">
      <style:map style:condition="cell-content()!=[$Hoja1.$F980]" style:apply-style-name="Rojo" style:base-cell-address="Hoja1.H980"/>
    </style:style>
    <style:style style:name="ce189" style:family="table-cell" style:parent-style-name="Default">
      <style:map style:condition="cell-content()!=[$Hoja1.$F980]" style:apply-style-name="Rojo" style:base-cell-address="Hoja1.H980"/>
    </style:style>
    <style:style style:name="ce190" style:family="table-cell" style:parent-style-name="Default">
      <style:map style:condition="cell-content()!=[$Hoja1.$F980]" style:apply-style-name="Rojo" style:base-cell-address="Hoja1.H980"/>
    </style:style>
    <style:style style:name="ce191" style:family="table-cell" style:parent-style-name="Default">
      <style:map style:condition="cell-content()!=[$Hoja1.$F980]" style:apply-style-name="Rojo" style:base-cell-address="Hoja1.H980"/>
    </style:style>
    <style:style style:name="ce192" style:family="table-cell" style:parent-style-name="Default">
      <style:map style:condition="cell-content()!=[$Hoja1.$F980]" style:apply-style-name="Rojo" style:base-cell-address="Hoja1.H980"/>
    </style:style>
    <style:style style:name="ce193" style:family="table-cell" style:parent-style-name="Default">
      <style:map style:condition="cell-content()!=[$Hoja1.$F980]" style:apply-style-name="Rojo" style:base-cell-address="Hoja1.H980"/>
    </style:style>
    <style:style style:name="ce194" style:family="table-cell" style:parent-style-name="Default">
      <style:map style:condition="cell-content()!=[$Hoja1.$F980]" style:apply-style-name="Rojo" style:base-cell-address="Hoja1.H980"/>
    </style:style>
    <style:style style:name="ce195" style:family="table-cell" style:parent-style-name="Default">
      <style:map style:condition="cell-content()!=[$Hoja1.$F980]" style:apply-style-name="Rojo" style:base-cell-address="Hoja1.H980"/>
    </style:style>
    <style:style style:name="ce196" style:family="table-cell" style:parent-style-name="Default">
      <style:map style:condition="cell-content()!=[$Hoja1.$F980]" style:apply-style-name="Rojo" style:base-cell-address="Hoja1.H980"/>
    </style:style>
    <style:style style:name="ce197" style:family="table-cell" style:parent-style-name="Default">
      <style:map style:condition="cell-content()!=[$Hoja1.$F980]" style:apply-style-name="Rojo" style:base-cell-address="Hoja1.H980"/>
    </style:style>
    <style:style style:name="ce198" style:family="table-cell" style:parent-style-name="Default">
      <style:map style:condition="cell-content()!=[$Hoja1.$F980]" style:apply-style-name="Rojo" style:base-cell-address="Hoja1.H980"/>
    </style:style>
    <style:style style:name="ce199" style:family="table-cell" style:parent-style-name="Default">
      <style:map style:condition="cell-content()!=[$Hoja1.$F980]" style:apply-style-name="Rojo" style:base-cell-address="Hoja1.H980"/>
    </style:style>
    <style:style style:name="ce200" style:family="table-cell" style:parent-style-name="Default">
      <style:map style:condition="cell-content()!=[$Hoja1.$F980]" style:apply-style-name="Rojo" style:base-cell-address="Hoja1.H980"/>
    </style:style>
    <style:style style:name="ce201" style:family="table-cell" style:parent-style-name="Default">
      <style:map style:condition="cell-content()!=[$Hoja1.$F980]" style:apply-style-name="Rojo" style:base-cell-address="Hoja1.H980"/>
    </style:style>
    <style:style style:name="ce202" style:family="table-cell" style:parent-style-name="Default">
      <style:map style:condition="cell-content()!=[$Hoja1.$F980]" style:apply-style-name="Rojo" style:base-cell-address="Hoja1.H980"/>
    </style:style>
    <style:style style:name="ce203" style:family="table-cell" style:parent-style-name="Default">
      <style:map style:condition="cell-content()!=[$Hoja1.$F980]" style:apply-style-name="Rojo" style:base-cell-address="Hoja1.H980"/>
    </style:style>
    <style:style style:name="ce204" style:family="table-cell" style:parent-style-name="Default">
      <style:map style:condition="cell-content()!=[$Hoja1.$F980]" style:apply-style-name="Rojo" style:base-cell-address="Hoja1.H980"/>
    </style:style>
    <style:style style:name="ce205" style:family="table-cell" style:parent-style-name="Default">
      <style:map style:condition="cell-content()!=[$Hoja1.$F980]" style:apply-style-name="Rojo" style:base-cell-address="Hoja1.H980"/>
    </style:style>
    <style:style style:name="ce206" style:family="table-cell" style:parent-style-name="Default">
      <style:map style:condition="cell-content()!=[$Hoja1.$F980]" style:apply-style-name="Rojo" style:base-cell-address="Hoja1.H980"/>
    </style:style>
    <style:style style:name="ce207" style:family="table-cell" style:parent-style-name="Default">
      <style:map style:condition="cell-content()!=[$Hoja1.$F980]" style:apply-style-name="Rojo" style:base-cell-address="Hoja1.H980"/>
    </style:style>
    <style:style style:name="ce208" style:family="table-cell" style:parent-style-name="Default">
      <style:map style:condition="cell-content()!=[$Hoja1.$F980]" style:apply-style-name="Rojo" style:base-cell-address="Hoja1.H980"/>
    </style:style>
    <style:style style:name="ce209" style:family="table-cell" style:parent-style-name="Default">
      <style:map style:condition="cell-content()!=[$Hoja1.$F980]" style:apply-style-name="Rojo" style:base-cell-address="Hoja1.H980"/>
    </style:style>
    <style:style style:name="ce210" style:family="table-cell" style:parent-style-name="Default">
      <style:map style:condition="cell-content()!=[$Hoja1.$F980]" style:apply-style-name="Rojo" style:base-cell-address="Hoja1.H980"/>
    </style:style>
    <style:style style:name="ce211" style:family="table-cell" style:parent-style-name="Default">
      <style:map style:condition="cell-content()!=[$Hoja1.$F980]" style:apply-style-name="Rojo" style:base-cell-address="Hoja1.H980"/>
    </style:style>
    <style:style style:name="ce212" style:family="table-cell" style:parent-style-name="Default">
      <style:map style:condition="cell-content()!=[$Hoja1.$F980]" style:apply-style-name="Rojo" style:base-cell-address="Hoja1.H980"/>
    </style:style>
    <style:style style:name="ce213" style:family="table-cell" style:parent-style-name="Default">
      <style:map style:condition="cell-content()!=[$Hoja1.$F980]" style:apply-style-name="Rojo" style:base-cell-address="Hoja1.H980"/>
    </style:style>
    <style:style style:name="ce214" style:family="table-cell" style:parent-style-name="Default">
      <style:map style:condition="cell-content()!=[$Hoja1.$F980]" style:apply-style-name="Rojo" style:base-cell-address="Hoja1.H980"/>
    </style:style>
    <style:style style:name="ce215" style:family="table-cell" style:parent-style-name="Default">
      <style:map style:condition="cell-content()!=[$Hoja1.$F980]" style:apply-style-name="Rojo" style:base-cell-address="Hoja1.H980"/>
    </style:style>
    <style:style style:name="ce216" style:family="table-cell" style:parent-style-name="Default">
      <style:map style:condition="cell-content()!=[$Hoja1.$F980]" style:apply-style-name="Rojo" style:base-cell-address="Hoja1.H980"/>
    </style:style>
    <style:style style:name="ce217" style:family="table-cell" style:parent-style-name="Default">
      <style:map style:condition="cell-content()!=[$Hoja1.$F980]" style:apply-style-name="Rojo" style:base-cell-address="Hoja1.H980"/>
    </style:style>
    <style:style style:name="ce218" style:family="table-cell" style:parent-style-name="Default">
      <style:map style:condition="cell-content()!=[$Hoja1.$F980]" style:apply-style-name="Rojo" style:base-cell-address="Hoja1.H980"/>
    </style:style>
    <style:style style:name="ce219" style:family="table-cell" style:parent-style-name="Default">
      <style:map style:condition="cell-content()!=[$Hoja1.$F980]" style:apply-style-name="Rojo" style:base-cell-address="Hoja1.H980"/>
    </style:style>
    <style:style style:name="ce220" style:family="table-cell" style:parent-style-name="Default">
      <style:map style:condition="cell-content()!=[$Hoja1.$F980]" style:apply-style-name="Rojo" style:base-cell-address="Hoja1.H980"/>
    </style:style>
    <style:style style:name="ce221" style:family="table-cell" style:parent-style-name="Default">
      <style:map style:condition="cell-content()!=[$Hoja1.$F980]" style:apply-style-name="Rojo" style:base-cell-address="Hoja1.H980"/>
    </style:style>
    <style:style style:name="ce222" style:family="table-cell" style:parent-style-name="Default">
      <style:map style:condition="cell-content()!=[$Hoja1.$F980]" style:apply-style-name="Rojo" style:base-cell-address="Hoja1.H980"/>
    </style:style>
    <style:style style:name="ce223" style:family="table-cell" style:parent-style-name="Default">
      <style:map style:condition="cell-content()!=[$Hoja1.$F980]" style:apply-style-name="Rojo" style:base-cell-address="Hoja1.H980"/>
    </style:style>
    <style:style style:name="ce224" style:family="table-cell" style:parent-style-name="Default">
      <style:map style:condition="cell-content()!=[$Hoja1.$F980]" style:apply-style-name="Rojo" style:base-cell-address="Hoja1.H980"/>
    </style:style>
    <style:style style:name="ce225" style:family="table-cell" style:parent-style-name="Default">
      <style:map style:condition="cell-content()!=[$Hoja1.$F980]" style:apply-style-name="Rojo" style:base-cell-address="Hoja1.H980"/>
    </style:style>
    <style:style style:name="ce226" style:family="table-cell" style:parent-style-name="Default">
      <style:map style:condition="cell-content()!=[$Hoja1.$F980]" style:apply-style-name="Rojo" style:base-cell-address="Hoja1.H980"/>
    </style:style>
    <style:style style:name="ce227" style:family="table-cell" style:parent-style-name="Default">
      <style:map style:condition="cell-content()!=[$Hoja1.$F980]" style:apply-style-name="Rojo" style:base-cell-address="Hoja1.H980"/>
    </style:style>
    <style:style style:name="ce228" style:family="table-cell" style:parent-style-name="Default">
      <style:map style:condition="cell-content()!=[$Hoja1.$F980]" style:apply-style-name="Rojo" style:base-cell-address="Hoja1.H980"/>
    </style:style>
    <style:style style:name="ce229" style:family="table-cell" style:parent-style-name="Default">
      <style:map style:condition="cell-content()!=[$Hoja1.$F980]" style:apply-style-name="Rojo" style:base-cell-address="Hoja1.H980"/>
    </style:style>
    <style:style style:name="ce230" style:family="table-cell" style:parent-style-name="Default">
      <style:map style:condition="cell-content()!=[$Hoja1.$F980]" style:apply-style-name="Rojo" style:base-cell-address="Hoja1.H980"/>
    </style:style>
    <style:style style:name="ce231" style:family="table-cell" style:parent-style-name="Default">
      <style:map style:condition="cell-content()!=[$Hoja1.$F980]" style:apply-style-name="Rojo" style:base-cell-address="Hoja1.H980"/>
    </style:style>
    <style:style style:name="ce232" style:family="table-cell" style:parent-style-name="Default">
      <style:map style:condition="cell-content()!=[$Hoja1.$F980]" style:apply-style-name="Rojo" style:base-cell-address="Hoja1.H980"/>
    </style:style>
    <style:style style:name="ce233" style:family="table-cell" style:parent-style-name="Default">
      <style:map style:condition="cell-content()!=[$Hoja1.$F980]" style:apply-style-name="Rojo" style:base-cell-address="Hoja1.H980"/>
    </style:style>
    <style:style style:name="ce234" style:family="table-cell" style:parent-style-name="Default">
      <style:map style:condition="cell-content()!=[$Hoja1.$F980]" style:apply-style-name="Rojo" style:base-cell-address="Hoja1.H980"/>
    </style:style>
    <style:style style:name="ce235" style:family="table-cell" style:parent-style-name="Default">
      <style:map style:condition="cell-content()!=[$Hoja1.$F980]" style:apply-style-name="Rojo" style:base-cell-address="Hoja1.H980"/>
    </style:style>
    <style:style style:name="ce236" style:family="table-cell" style:parent-style-name="Default">
      <style:map style:condition="cell-content()!=[$Hoja1.$F980]" style:apply-style-name="Rojo" style:base-cell-address="Hoja1.H980"/>
    </style:style>
    <style:style style:name="ce237" style:family="table-cell" style:parent-style-name="Default">
      <style:map style:condition="cell-content()!=[$Hoja1.$F980]" style:apply-style-name="Rojo" style:base-cell-address="Hoja1.H980"/>
    </style:style>
    <style:style style:name="ce238" style:family="table-cell" style:parent-style-name="Default">
      <style:map style:condition="cell-content()!=[$Hoja1.$F980]" style:apply-style-name="Rojo" style:base-cell-address="Hoja1.H980"/>
    </style:style>
    <style:style style:name="ce239" style:family="table-cell" style:parent-style-name="Default">
      <style:map style:condition="cell-content()!=[$Hoja1.$F980]" style:apply-style-name="Rojo" style:base-cell-address="Hoja1.H980"/>
    </style:style>
    <style:style style:name="ce240" style:family="table-cell" style:parent-style-name="Default">
      <style:map style:condition="cell-content()!=[$Hoja1.$F980]" style:apply-style-name="Rojo" style:base-cell-address="Hoja1.H980"/>
    </style:style>
    <style:style style:name="ce241" style:family="table-cell" style:parent-style-name="Default">
      <style:map style:condition="cell-content()!=[$Hoja1.$F980]" style:apply-style-name="Rojo" style:base-cell-address="Hoja1.H980"/>
    </style:style>
    <style:style style:name="ce242" style:family="table-cell" style:parent-style-name="Default">
      <style:map style:condition="cell-content()!=[$Hoja1.$F980]" style:apply-style-name="Rojo" style:base-cell-address="Hoja1.H980"/>
    </style:style>
    <style:style style:name="ce243" style:family="table-cell" style:parent-style-name="Default">
      <style:map style:condition="cell-content()!=[$Hoja1.$F980]" style:apply-style-name="Rojo" style:base-cell-address="Hoja1.H980"/>
    </style:style>
    <style:style style:name="ce244" style:family="table-cell" style:parent-style-name="Default">
      <style:map style:condition="cell-content()!=[$Hoja1.$F980]" style:apply-style-name="Rojo" style:base-cell-address="Hoja1.H980"/>
    </style:style>
    <style:style style:name="ce245" style:family="table-cell" style:parent-style-name="Default">
      <style:map style:condition="cell-content()!=[$Hoja1.$F980]" style:apply-style-name="Rojo" style:base-cell-address="Hoja1.H980"/>
    </style:style>
    <style:style style:name="ce246" style:family="table-cell" style:parent-style-name="Default">
      <style:map style:condition="cell-content()!=[$Hoja1.$F980]" style:apply-style-name="Rojo" style:base-cell-address="Hoja1.H980"/>
    </style:style>
    <style:style style:name="ce247" style:family="table-cell" style:parent-style-name="Default">
      <style:map style:condition="cell-content()!=[$Hoja1.$F980]" style:apply-style-name="Rojo" style:base-cell-address="Hoja1.H980"/>
    </style:style>
    <style:style style:name="ce248" style:family="table-cell" style:parent-style-name="Default">
      <style:map style:condition="cell-content()!=[$Hoja1.$F980]" style:apply-style-name="Rojo" style:base-cell-address="Hoja1.H980"/>
    </style:style>
    <style:style style:name="ce249" style:family="table-cell" style:parent-style-name="Default">
      <style:map style:condition="cell-content()!=[$Hoja1.$F980]" style:apply-style-name="Rojo" style:base-cell-address="Hoja1.H980"/>
    </style:style>
    <style:style style:name="ce250" style:family="table-cell" style:parent-style-name="Default">
      <style:map style:condition="cell-content()!=[$Hoja1.$F980]" style:apply-style-name="Rojo" style:base-cell-address="Hoja1.H980"/>
    </style:style>
    <style:style style:name="ce251" style:family="table-cell" style:parent-style-name="Default">
      <style:map style:condition="cell-content()!=[$Hoja1.$F980]" style:apply-style-name="Rojo" style:base-cell-address="Hoja1.H980"/>
    </style:style>
    <style:style style:name="ce252" style:family="table-cell" style:parent-style-name="Default">
      <style:map style:condition="cell-content()!=[$Hoja1.$F980]" style:apply-style-name="Rojo" style:base-cell-address="Hoja1.H980"/>
    </style:style>
    <style:style style:name="ce253" style:family="table-cell" style:parent-style-name="Default">
      <style:map style:condition="cell-content()!=[$Hoja1.$F980]" style:apply-style-name="Rojo" style:base-cell-address="Hoja1.H980"/>
    </style:style>
    <style:style style:name="ce254" style:family="table-cell" style:parent-style-name="Default">
      <style:map style:condition="cell-content()!=[$Hoja1.$F980]" style:apply-style-name="Rojo" style:base-cell-address="Hoja1.H980"/>
    </style:style>
    <style:style style:name="ce255" style:family="table-cell" style:parent-style-name="Default">
      <style:map style:condition="cell-content()!=[$Hoja1.$F980]" style:apply-style-name="Rojo" style:base-cell-address="Hoja1.H980"/>
    </style:style>
    <style:style style:name="ce256" style:family="table-cell" style:parent-style-name="Default">
      <style:map style:condition="cell-content()!=[$Hoja1.$F980]" style:apply-style-name="Rojo" style:base-cell-address="Hoja1.H980"/>
    </style:style>
    <style:style style:name="ce257" style:family="table-cell" style:parent-style-name="Default">
      <style:map style:condition="cell-content()!=[$Hoja1.$F980]" style:apply-style-name="Rojo" style:base-cell-address="Hoja1.H980"/>
    </style:style>
    <style:style style:name="ce258" style:family="table-cell" style:parent-style-name="Default">
      <style:map style:condition="cell-content()!=[$Hoja1.$F980]" style:apply-style-name="Rojo" style:base-cell-address="Hoja1.H980"/>
    </style:style>
    <style:style style:name="ce259" style:family="table-cell" style:parent-style-name="Default">
      <style:map style:condition="cell-content()!=[$Hoja1.$F980]" style:apply-style-name="Rojo" style:base-cell-address="Hoja1.H980"/>
    </style:style>
    <style:style style:name="ce260" style:family="table-cell" style:parent-style-name="Default">
      <style:map style:condition="cell-content()!=[$Hoja1.$F980]" style:apply-style-name="Rojo" style:base-cell-address="Hoja1.H980"/>
    </style:style>
    <style:style style:name="ce261" style:family="table-cell" style:parent-style-name="Default">
      <style:map style:condition="cell-content()!=[$Hoja1.$F980]" style:apply-style-name="Rojo" style:base-cell-address="Hoja1.H980"/>
    </style:style>
    <style:style style:name="ce262" style:family="table-cell" style:parent-style-name="Default">
      <style:map style:condition="cell-content()!=[$Hoja1.$F980]" style:apply-style-name="Rojo" style:base-cell-address="Hoja1.H980"/>
    </style:style>
    <style:style style:name="ce263" style:family="table-cell" style:parent-style-name="Default">
      <style:map style:condition="cell-content()!=[$Hoja1.$F980]" style:apply-style-name="Rojo" style:base-cell-address="Hoja1.H980"/>
    </style:style>
    <style:style style:name="ce264" style:family="table-cell" style:parent-style-name="Default">
      <style:map style:condition="cell-content()!=[$Hoja1.$F980]" style:apply-style-name="Rojo" style:base-cell-address="Hoja1.H980"/>
    </style:style>
    <style:style style:name="ce265" style:family="table-cell" style:parent-style-name="Default">
      <style:map style:condition="cell-content()!=[$Hoja1.$F980]" style:apply-style-name="Rojo" style:base-cell-address="Hoja1.H980"/>
    </style:style>
    <style:style style:name="ce266" style:family="table-cell" style:parent-style-name="Default">
      <style:map style:condition="cell-content()!=[$Hoja1.$F980]" style:apply-style-name="Rojo" style:base-cell-address="Hoja1.H980"/>
    </style:style>
    <style:style style:name="ce267" style:family="table-cell" style:parent-style-name="Default">
      <style:map style:condition="cell-content()!=[$Hoja1.$F980]" style:apply-style-name="Rojo" style:base-cell-address="Hoja1.H980"/>
    </style:style>
    <style:style style:name="ce268" style:family="table-cell" style:parent-style-name="Default">
      <style:map style:condition="cell-content()!=[$Hoja1.$F980]" style:apply-style-name="Rojo" style:base-cell-address="Hoja1.H980"/>
    </style:style>
    <style:style style:name="ce269" style:family="table-cell" style:parent-style-name="Default">
      <style:map style:condition="cell-content()!=[$Hoja1.$F980]" style:apply-style-name="Rojo" style:base-cell-address="Hoja1.H980"/>
    </style:style>
    <style:style style:name="ce270" style:family="table-cell" style:parent-style-name="Default">
      <style:map style:condition="cell-content()!=[$Hoja1.$F980]" style:apply-style-name="Rojo" style:base-cell-address="Hoja1.H980"/>
    </style:style>
    <style:style style:name="ce271" style:family="table-cell" style:parent-style-name="Default">
      <style:map style:condition="cell-content()!=[$Hoja1.$F980]" style:apply-style-name="Rojo" style:base-cell-address="Hoja1.H980"/>
    </style:style>
    <style:style style:name="ce272" style:family="table-cell" style:parent-style-name="Default">
      <style:map style:condition="cell-content()!=[$Hoja1.$F980]" style:apply-style-name="Rojo" style:base-cell-address="Hoja1.H980"/>
    </style:style>
    <style:style style:name="ce273" style:family="table-cell" style:parent-style-name="Default">
      <style:map style:condition="cell-content()!=[$Hoja1.$F980]" style:apply-style-name="Rojo" style:base-cell-address="Hoja1.H980"/>
    </style:style>
    <style:style style:name="ce274" style:family="table-cell" style:parent-style-name="Default">
      <style:map style:condition="cell-content()!=[$Hoja1.$F980]" style:apply-style-name="Rojo" style:base-cell-address="Hoja1.H980"/>
    </style:style>
    <style:style style:name="ce275" style:family="table-cell" style:parent-style-name="Default">
      <style:map style:condition="cell-content()!=[$Hoja1.$F980]" style:apply-style-name="Rojo" style:base-cell-address="Hoja1.H980"/>
    </style:style>
    <style:style style:name="ce276" style:family="table-cell" style:parent-style-name="Default">
      <style:map style:condition="cell-content()!=[$Hoja1.$F980]" style:apply-style-name="Rojo" style:base-cell-address="Hoja1.H980"/>
    </style:style>
    <style:style style:name="ce277" style:family="table-cell" style:parent-style-name="Default">
      <style:map style:condition="cell-content()!=[$Hoja1.$F980]" style:apply-style-name="Rojo" style:base-cell-address="Hoja1.H980"/>
    </style:style>
    <style:style style:name="ce278" style:family="table-cell" style:parent-style-name="Default">
      <style:map style:condition="cell-content()!=[$Hoja1.$F980]" style:apply-style-name="Rojo" style:base-cell-address="Hoja1.H980"/>
    </style:style>
    <style:style style:name="ce279" style:family="table-cell" style:parent-style-name="Default">
      <style:map style:condition="cell-content()!=[$Hoja1.$F980]" style:apply-style-name="Rojo" style:base-cell-address="Hoja1.H980"/>
    </style:style>
    <style:style style:name="ce280" style:family="table-cell" style:parent-style-name="Default">
      <style:map style:condition="cell-content()!=[$Hoja1.$F980]" style:apply-style-name="Rojo" style:base-cell-address="Hoja1.H980"/>
    </style:style>
    <style:style style:name="ce281" style:family="table-cell" style:parent-style-name="Default">
      <style:map style:condition="cell-content()!=[$Hoja1.$F980]" style:apply-style-name="Rojo" style:base-cell-address="Hoja1.H980"/>
    </style:style>
    <style:style style:name="ce282" style:family="table-cell" style:parent-style-name="Default">
      <style:map style:condition="cell-content()!=[$Hoja1.$F980]" style:apply-style-name="Rojo" style:base-cell-address="Hoja1.H980"/>
    </style:style>
    <style:style style:name="ce283" style:family="table-cell" style:parent-style-name="Default">
      <style:map style:condition="cell-content()!=[$Hoja1.$F980]" style:apply-style-name="Rojo" style:base-cell-address="Hoja1.H980"/>
    </style:style>
    <style:style style:name="ce284" style:family="table-cell" style:parent-style-name="Default">
      <style:map style:condition="cell-content()!=[$Hoja1.$F980]" style:apply-style-name="Rojo" style:base-cell-address="Hoja1.H980"/>
    </style:style>
    <style:style style:name="ce285" style:family="table-cell" style:parent-style-name="Default">
      <style:map style:condition="cell-content()!=[$Hoja1.$F980]" style:apply-style-name="Rojo" style:base-cell-address="Hoja1.H980"/>
    </style:style>
    <style:style style:name="ce286" style:family="table-cell" style:parent-style-name="Default">
      <style:map style:condition="cell-content()!=[$Hoja1.$F980]" style:apply-style-name="Rojo" style:base-cell-address="Hoja1.H980"/>
    </style:style>
    <style:style style:name="ce287" style:family="table-cell" style:parent-style-name="Default">
      <style:map style:condition="cell-content()!=[$Hoja1.$F980]" style:apply-style-name="Rojo" style:base-cell-address="Hoja1.H980"/>
    </style:style>
    <style:style style:name="ce288" style:family="table-cell" style:parent-style-name="Default">
      <style:map style:condition="cell-content()!=[$Hoja1.$F980]" style:apply-style-name="Rojo" style:base-cell-address="Hoja1.H980"/>
    </style:style>
    <style:style style:name="ce289" style:family="table-cell" style:parent-style-name="Default">
      <style:map style:condition="cell-content()!=[$Hoja1.$F980]" style:apply-style-name="Rojo" style:base-cell-address="Hoja1.H980"/>
    </style:style>
    <style:style style:name="ce290" style:family="table-cell" style:parent-style-name="Default">
      <style:map style:condition="cell-content()!=[$Hoja1.$F980]" style:apply-style-name="Rojo" style:base-cell-address="Hoja1.H980"/>
    </style:style>
    <style:style style:name="ce291" style:family="table-cell" style:parent-style-name="Default">
      <style:map style:condition="cell-content()!=[$Hoja1.$F980]" style:apply-style-name="Rojo" style:base-cell-address="Hoja1.H980"/>
    </style:style>
    <style:style style:name="ce292" style:family="table-cell" style:parent-style-name="Default">
      <style:map style:condition="cell-content()!=[$Hoja1.$F980]" style:apply-style-name="Rojo" style:base-cell-address="Hoja1.H980"/>
    </style:style>
    <style:style style:name="ce293" style:family="table-cell" style:parent-style-name="Default">
      <style:map style:condition="cell-content()!=[$Hoja1.$F980]" style:apply-style-name="Rojo" style:base-cell-address="Hoja1.H980"/>
    </style:style>
    <style:style style:name="ce294" style:family="table-cell" style:parent-style-name="Default">
      <style:map style:condition="cell-content()!=[$Hoja1.$F980]" style:apply-style-name="Rojo" style:base-cell-address="Hoja1.H980"/>
    </style:style>
    <style:style style:name="ce295" style:family="table-cell" style:parent-style-name="Default">
      <style:map style:condition="cell-content()!=[$Hoja1.$F980]" style:apply-style-name="Rojo" style:base-cell-address="Hoja1.H980"/>
    </style:style>
    <style:style style:name="ce296" style:family="table-cell" style:parent-style-name="Default">
      <style:map style:condition="cell-content()!=[$Hoja1.$F980]" style:apply-style-name="Rojo" style:base-cell-address="Hoja1.H980"/>
    </style:style>
    <style:style style:name="ce297" style:family="table-cell" style:parent-style-name="Default">
      <style:map style:condition="cell-content()!=[$Hoja1.$F980]" style:apply-style-name="Rojo" style:base-cell-address="Hoja1.H980"/>
    </style:style>
    <style:style style:name="ce298" style:family="table-cell" style:parent-style-name="Default">
      <style:map style:condition="cell-content()!=[$Hoja1.$F980]" style:apply-style-name="Rojo" style:base-cell-address="Hoja1.H980"/>
    </style:style>
    <style:style style:name="ce299" style:family="table-cell" style:parent-style-name="Default">
      <style:map style:condition="cell-content()!=[$Hoja1.$F980]" style:apply-style-name="Rojo" style:base-cell-address="Hoja1.H980"/>
    </style:style>
    <style:style style:name="ce300" style:family="table-cell" style:parent-style-name="Default">
      <style:map style:condition="cell-content()!=[$Hoja1.$F980]" style:apply-style-name="Rojo" style:base-cell-address="Hoja1.H980"/>
    </style:style>
    <style:style style:name="ce301" style:family="table-cell" style:parent-style-name="Default">
      <style:map style:condition="cell-content()!=[$Hoja1.$F980]" style:apply-style-name="Rojo" style:base-cell-address="Hoja1.H980"/>
    </style:style>
    <style:style style:name="ce302" style:family="table-cell" style:parent-style-name="Default">
      <style:map style:condition="cell-content()!=[$Hoja1.$F980]" style:apply-style-name="Rojo" style:base-cell-address="Hoja1.H980"/>
    </style:style>
    <style:style style:name="ce303" style:family="table-cell" style:parent-style-name="Default">
      <style:map style:condition="cell-content()!=[$Hoja1.$F980]" style:apply-style-name="Rojo" style:base-cell-address="Hoja1.H980"/>
    </style:style>
    <style:style style:name="ce304" style:family="table-cell" style:parent-style-name="Default">
      <style:map style:condition="cell-content()!=[$Hoja1.$F980]" style:apply-style-name="Rojo" style:base-cell-address="Hoja1.H980"/>
    </style:style>
    <style:style style:name="ce305" style:family="table-cell" style:parent-style-name="Default">
      <style:map style:condition="cell-content()!=[$Hoja1.$F980]" style:apply-style-name="Rojo" style:base-cell-address="Hoja1.H980"/>
    </style:style>
    <style:style style:name="ce306" style:family="table-cell" style:parent-style-name="Default">
      <style:map style:condition="cell-content()!=[$Hoja1.$F980]" style:apply-style-name="Rojo" style:base-cell-address="Hoja1.H980"/>
    </style:style>
    <style:style style:name="ce307" style:family="table-cell" style:parent-style-name="Default">
      <style:map style:condition="cell-content()!=[$Hoja1.$F980]" style:apply-style-name="Rojo" style:base-cell-address="Hoja1.H980"/>
    </style:style>
    <style:style style:name="ce308" style:family="table-cell" style:parent-style-name="Default">
      <style:map style:condition="cell-content()!=[$Hoja1.$F980]" style:apply-style-name="Rojo" style:base-cell-address="Hoja1.H980"/>
    </style:style>
    <style:style style:name="ce309" style:family="table-cell" style:parent-style-name="Default">
      <style:map style:condition="cell-content()!=[$Hoja1.$F980]" style:apply-style-name="Rojo" style:base-cell-address="Hoja1.H980"/>
    </style:style>
    <style:style style:name="ce310" style:family="table-cell" style:parent-style-name="Default">
      <style:map style:condition="cell-content()!=[$Hoja1.$F980]" style:apply-style-name="Rojo" style:base-cell-address="Hoja1.H980"/>
    </style:style>
    <style:style style:name="ce311" style:family="table-cell" style:parent-style-name="Default">
      <style:map style:condition="cell-content()!=[$Hoja1.$F980]" style:apply-style-name="Rojo" style:base-cell-address="Hoja1.H980"/>
    </style:style>
    <style:style style:name="ce312" style:family="table-cell" style:parent-style-name="Default">
      <style:map style:condition="cell-content()!=[$Hoja1.$F980]" style:apply-style-name="Rojo" style:base-cell-address="Hoja1.H980"/>
    </style:style>
    <style:style style:name="ce313" style:family="table-cell" style:parent-style-name="Default">
      <style:map style:condition="cell-content()!=[$Hoja1.$F980]" style:apply-style-name="Rojo" style:base-cell-address="Hoja1.H980"/>
    </style:style>
    <style:style style:name="ce314" style:family="table-cell" style:parent-style-name="Default">
      <style:map style:condition="cell-content()!=[$Hoja1.$F980]" style:apply-style-name="Rojo" style:base-cell-address="Hoja1.H980"/>
    </style:style>
    <style:style style:name="ce315" style:family="table-cell" style:parent-style-name="Default">
      <style:map style:condition="cell-content()!=[$Hoja1.$F980]" style:apply-style-name="Rojo" style:base-cell-address="Hoja1.H980"/>
    </style:style>
    <style:style style:name="ce316" style:family="table-cell" style:parent-style-name="Default">
      <style:map style:condition="cell-content()!=[$Hoja1.$F980]" style:apply-style-name="Rojo" style:base-cell-address="Hoja1.H980"/>
    </style:style>
    <style:style style:name="ce317" style:family="table-cell" style:parent-style-name="Default">
      <style:map style:condition="cell-content()!=[$Hoja1.$F980]" style:apply-style-name="Rojo" style:base-cell-address="Hoja1.H980"/>
    </style:style>
    <style:style style:name="ce318" style:family="table-cell" style:parent-style-name="Default">
      <style:map style:condition="cell-content()!=[$Hoja1.$F980]" style:apply-style-name="Rojo" style:base-cell-address="Hoja1.H980"/>
    </style:style>
    <style:style style:name="ce319" style:family="table-cell" style:parent-style-name="Default">
      <style:map style:condition="cell-content()!=[$Hoja1.$F980]" style:apply-style-name="Rojo" style:base-cell-address="Hoja1.H980"/>
    </style:style>
    <style:style style:name="ce320" style:family="table-cell" style:parent-style-name="Default">
      <style:map style:condition="cell-content()!=[$Hoja1.$F980]" style:apply-style-name="Rojo" style:base-cell-address="Hoja1.H980"/>
    </style:style>
    <style:style style:name="ce321" style:family="table-cell" style:parent-style-name="Default">
      <style:map style:condition="cell-content()!=[$Hoja1.$F980]" style:apply-style-name="Rojo" style:base-cell-address="Hoja1.H980"/>
    </style:style>
    <style:style style:name="ce322" style:family="table-cell" style:parent-style-name="Default">
      <style:map style:condition="cell-content()!=[$Hoja1.$F980]" style:apply-style-name="Rojo" style:base-cell-address="Hoja1.H980"/>
    </style:style>
    <style:style style:name="ce323" style:family="table-cell" style:parent-style-name="Default">
      <style:map style:condition="cell-content()!=[$Hoja1.$F980]" style:apply-style-name="Rojo" style:base-cell-address="Hoja1.H980"/>
    </style:style>
    <style:style style:name="ce324" style:family="table-cell" style:parent-style-name="Default">
      <style:map style:condition="cell-content()!=[$Hoja1.$F980]" style:apply-style-name="Rojo" style:base-cell-address="Hoja1.H980"/>
    </style:style>
    <style:style style:name="ce325" style:family="table-cell" style:parent-style-name="Default">
      <style:map style:condition="cell-content()!=[$Hoja1.$F980]" style:apply-style-name="Rojo" style:base-cell-address="Hoja1.H980"/>
    </style:style>
    <style:style style:name="ce326" style:family="table-cell" style:parent-style-name="Default">
      <style:map style:condition="cell-content()!=[$Hoja1.$F980]" style:apply-style-name="Rojo" style:base-cell-address="Hoja1.H980"/>
    </style:style>
    <style:style style:name="ce327" style:family="table-cell" style:parent-style-name="Default">
      <style:map style:condition="cell-content()!=[$Hoja1.$F980]" style:apply-style-name="Rojo" style:base-cell-address="Hoja1.H980"/>
    </style:style>
    <style:style style:name="ce328" style:family="table-cell" style:parent-style-name="Default">
      <style:map style:condition="cell-content()!=[$Hoja1.$F980]" style:apply-style-name="Rojo" style:base-cell-address="Hoja1.H980"/>
    </style:style>
    <style:style style:name="ce329" style:family="table-cell" style:parent-style-name="Default">
      <style:map style:condition="cell-content()!=[$Hoja1.$F980]" style:apply-style-name="Rojo" style:base-cell-address="Hoja1.H980"/>
    </style:style>
    <style:style style:name="ce330" style:family="table-cell" style:parent-style-name="Default">
      <style:map style:condition="cell-content()!=[$Hoja1.$F980]" style:apply-style-name="Rojo" style:base-cell-address="Hoja1.H980"/>
    </style:style>
    <style:style style:name="ce331" style:family="table-cell" style:parent-style-name="Default">
      <style:map style:condition="cell-content()!=[$Hoja1.$F980]" style:apply-style-name="Rojo" style:base-cell-address="Hoja1.H980"/>
    </style:style>
    <style:style style:name="ce332" style:family="table-cell" style:parent-style-name="Default">
      <style:map style:condition="cell-content()!=[$Hoja1.$F980]" style:apply-style-name="Rojo" style:base-cell-address="Hoja1.H980"/>
    </style:style>
    <style:style style:name="ce333" style:family="table-cell" style:parent-style-name="Default">
      <style:map style:condition="cell-content()!=[$Hoja1.$F980]" style:apply-style-name="Rojo" style:base-cell-address="Hoja1.H980"/>
    </style:style>
    <style:style style:name="ce334" style:family="table-cell" style:parent-style-name="Default">
      <style:map style:condition="cell-content()!=[$Hoja1.$F980]" style:apply-style-name="Rojo" style:base-cell-address="Hoja1.H980"/>
    </style:style>
    <style:style style:name="ce335" style:family="table-cell" style:parent-style-name="Default">
      <style:map style:condition="cell-content()!=[$Hoja1.$F980]" style:apply-style-name="Rojo" style:base-cell-address="Hoja1.H980"/>
    </style:style>
    <style:style style:name="ce336" style:family="table-cell" style:parent-style-name="Default">
      <style:map style:condition="cell-content()!=[$Hoja1.$F980]" style:apply-style-name="Rojo" style:base-cell-address="Hoja1.H980"/>
    </style:style>
    <style:style style:name="ce337" style:family="table-cell" style:parent-style-name="Default">
      <style:map style:condition="cell-content()!=[$Hoja1.$F980]" style:apply-style-name="Rojo" style:base-cell-address="Hoja1.H980"/>
    </style:style>
    <style:style style:name="ce338" style:family="table-cell" style:parent-style-name="Default">
      <style:map style:condition="cell-content()!=[$Hoja1.$F980]" style:apply-style-name="Rojo" style:base-cell-address="Hoja1.H980"/>
    </style:style>
    <style:style style:name="ce339" style:family="table-cell" style:parent-style-name="Default">
      <style:map style:condition="cell-content()!=[$Hoja1.$F980]" style:apply-style-name="Rojo" style:base-cell-address="Hoja1.H980"/>
    </style:style>
    <style:style style:name="ce340" style:family="table-cell" style:parent-style-name="Default">
      <style:map style:condition="cell-content()!=[$Hoja1.$F980]" style:apply-style-name="Rojo" style:base-cell-address="Hoja1.H980"/>
    </style:style>
    <style:style style:name="ce341" style:family="table-cell" style:parent-style-name="Default">
      <style:map style:condition="cell-content()!=[$Hoja1.$F980]" style:apply-style-name="Rojo" style:base-cell-address="Hoja1.H980"/>
    </style:style>
    <style:style style:name="ce342" style:family="table-cell" style:parent-style-name="Default">
      <style:map style:condition="cell-content()!=[$Hoja1.$F980]" style:apply-style-name="Rojo" style:base-cell-address="Hoja1.H980"/>
    </style:style>
    <style:style style:name="ce343" style:family="table-cell" style:parent-style-name="Default">
      <style:map style:condition="cell-content()!=[$Hoja1.$F980]" style:apply-style-name="Rojo" style:base-cell-address="Hoja1.H980"/>
    </style:style>
    <style:style style:name="ce344" style:family="table-cell" style:parent-style-name="Default">
      <style:map style:condition="cell-content()!=[$Hoja1.$F980]" style:apply-style-name="Rojo" style:base-cell-address="Hoja1.H980"/>
    </style:style>
    <style:style style:name="ce345" style:family="table-cell" style:parent-style-name="Default">
      <style:map style:condition="cell-content()!=[$Hoja1.$F980]" style:apply-style-name="Rojo" style:base-cell-address="Hoja1.H980"/>
    </style:style>
    <style:style style:name="ce346" style:family="table-cell" style:parent-style-name="Default">
      <style:map style:condition="cell-content()!=[$Hoja1.$F980]" style:apply-style-name="Rojo" style:base-cell-address="Hoja1.H980"/>
    </style:style>
    <style:style style:name="ce347" style:family="table-cell" style:parent-style-name="Default">
      <style:map style:condition="cell-content()!=[$Hoja1.$F980]" style:apply-style-name="Rojo" style:base-cell-address="Hoja1.H980"/>
    </style:style>
    <style:style style:name="ce348" style:family="table-cell" style:parent-style-name="Default">
      <style:map style:condition="cell-content()!=[$Hoja1.$F980]" style:apply-style-name="Rojo" style:base-cell-address="Hoja1.H980"/>
    </style:style>
    <style:style style:name="ce349" style:family="table-cell" style:parent-style-name="Default">
      <style:map style:condition="cell-content()!=[$Hoja1.$F980]" style:apply-style-name="Rojo" style:base-cell-address="Hoja1.H980"/>
    </style:style>
    <style:style style:name="ce350" style:family="table-cell" style:parent-style-name="Default">
      <style:map style:condition="cell-content()!=[$Hoja1.$F980]" style:apply-style-name="Rojo" style:base-cell-address="Hoja1.H980"/>
    </style:style>
    <style:style style:name="ce351" style:family="table-cell" style:parent-style-name="Default">
      <style:map style:condition="cell-content()!=[$Hoja1.$F980]" style:apply-style-name="Rojo" style:base-cell-address="Hoja1.H980"/>
    </style:style>
    <style:style style:name="ce352" style:family="table-cell" style:parent-style-name="Default">
      <style:map style:condition="cell-content()!=[$Hoja1.$F980]" style:apply-style-name="Rojo" style:base-cell-address="Hoja1.H980"/>
    </style:style>
    <style:style style:name="ce353" style:family="table-cell" style:parent-style-name="Default">
      <style:map style:condition="cell-content()!=[$Hoja1.$F980]" style:apply-style-name="Rojo" style:base-cell-address="Hoja1.H980"/>
    </style:style>
    <style:style style:name="ce354" style:family="table-cell" style:parent-style-name="Default">
      <style:map style:condition="cell-content()!=[$Hoja1.$F980]" style:apply-style-name="Rojo" style:base-cell-address="Hoja1.H980"/>
    </style:style>
    <style:style style:name="ce355" style:family="table-cell" style:parent-style-name="Default">
      <style:map style:condition="cell-content()!=[$Hoja1.$F980]" style:apply-style-name="Rojo" style:base-cell-address="Hoja1.H980"/>
    </style:style>
    <style:style style:name="ce356" style:family="table-cell" style:parent-style-name="Default">
      <style:map style:condition="cell-content()!=[$Hoja1.$F980]" style:apply-style-name="Rojo" style:base-cell-address="Hoja1.H980"/>
    </style:style>
    <style:style style:name="ce357" style:family="table-cell" style:parent-style-name="Default">
      <style:map style:condition="cell-content()!=[$Hoja1.$F980]" style:apply-style-name="Rojo" style:base-cell-address="Hoja1.H980"/>
    </style:style>
    <style:style style:name="ce358" style:family="table-cell" style:parent-style-name="Default">
      <style:map style:condition="cell-content()!=[$Hoja1.$F980]" style:apply-style-name="Rojo" style:base-cell-address="Hoja1.H980"/>
    </style:style>
    <style:style style:name="ce359" style:family="table-cell" style:parent-style-name="Default">
      <style:map style:condition="cell-content()!=[$Hoja1.$F980]" style:apply-style-name="Rojo" style:base-cell-address="Hoja1.H980"/>
    </style:style>
    <style:style style:name="ce360" style:family="table-cell" style:parent-style-name="Default">
      <style:map style:condition="cell-content()!=[$Hoja1.$F980]" style:apply-style-name="Rojo" style:base-cell-address="Hoja1.H980"/>
    </style:style>
    <style:style style:name="ce361" style:family="table-cell" style:parent-style-name="Default">
      <style:map style:condition="cell-content()!=[$Hoja1.$F980]" style:apply-style-name="Rojo" style:base-cell-address="Hoja1.H980"/>
    </style:style>
    <style:style style:name="ce362" style:family="table-cell" style:parent-style-name="Default">
      <style:map style:condition="cell-content()!=[$Hoja1.$F980]" style:apply-style-name="Rojo" style:base-cell-address="Hoja1.H980"/>
    </style:style>
    <style:style style:name="ce363" style:family="table-cell" style:parent-style-name="Default">
      <style:map style:condition="cell-content()!=[$Hoja1.$F980]" style:apply-style-name="Rojo" style:base-cell-address="Hoja1.H980"/>
    </style:style>
    <style:style style:name="ce364" style:family="table-cell" style:parent-style-name="Default">
      <style:map style:condition="cell-content()!=[$Hoja1.$F980]" style:apply-style-name="Rojo" style:base-cell-address="Hoja1.H980"/>
    </style:style>
    <style:style style:name="ce365" style:family="table-cell" style:parent-style-name="Default">
      <style:map style:condition="cell-content()!=[$Hoja1.$F980]" style:apply-style-name="Rojo" style:base-cell-address="Hoja1.H980"/>
    </style:style>
    <style:style style:name="ce366" style:family="table-cell" style:parent-style-name="Default">
      <style:map style:condition="cell-content()!=[$Hoja1.$F980]" style:apply-style-name="Rojo" style:base-cell-address="Hoja1.H980"/>
    </style:style>
    <style:style style:name="ce367" style:family="table-cell" style:parent-style-name="Default">
      <style:map style:condition="cell-content()!=[$Hoja1.$F980]" style:apply-style-name="Rojo" style:base-cell-address="Hoja1.H980"/>
    </style:style>
    <style:style style:name="ce368" style:family="table-cell" style:parent-style-name="Default">
      <style:map style:condition="cell-content()!=[$Hoja1.$F980]" style:apply-style-name="Rojo" style:base-cell-address="Hoja1.H980"/>
    </style:style>
    <style:style style:name="ce369" style:family="table-cell" style:parent-style-name="Default">
      <style:map style:condition="cell-content()!=[$Hoja1.$F980]" style:apply-style-name="Rojo" style:base-cell-address="Hoja1.H980"/>
    </style:style>
    <style:style style:name="ce370" style:family="table-cell" style:parent-style-name="Default">
      <style:map style:condition="cell-content()!=[$Hoja1.$F980]" style:apply-style-name="Rojo" style:base-cell-address="Hoja1.H980"/>
    </style:style>
    <style:style style:name="ce371" style:family="table-cell" style:parent-style-name="Default">
      <style:map style:condition="cell-content()!=[$Hoja1.$F980]" style:apply-style-name="Rojo" style:base-cell-address="Hoja1.H980"/>
    </style:style>
    <style:style style:name="ce372" style:family="table-cell" style:parent-style-name="Default">
      <style:map style:condition="cell-content()!=[$Hoja1.$F980]" style:apply-style-name="Rojo" style:base-cell-address="Hoja1.H980"/>
    </style:style>
    <style:style style:name="ce373" style:family="table-cell" style:parent-style-name="Default">
      <style:map style:condition="cell-content()!=[$Hoja1.$F980]" style:apply-style-name="Rojo" style:base-cell-address="Hoja1.H980"/>
    </style:style>
    <style:style style:name="ce374" style:family="table-cell" style:parent-style-name="Default">
      <style:map style:condition="cell-content()!=[$Hoja1.$F980]" style:apply-style-name="Rojo" style:base-cell-address="Hoja1.H980"/>
    </style:style>
    <style:style style:name="ce375" style:family="table-cell" style:parent-style-name="Default">
      <style:map style:condition="cell-content()!=[$Hoja1.$F980]" style:apply-style-name="Rojo" style:base-cell-address="Hoja1.H980"/>
    </style:style>
    <style:style style:name="ce376" style:family="table-cell" style:parent-style-name="Default">
      <style:map style:condition="cell-content()!=[$Hoja1.$F980]" style:apply-style-name="Rojo" style:base-cell-address="Hoja1.H980"/>
    </style:style>
    <style:style style:name="ce377" style:family="table-cell" style:parent-style-name="Default">
      <style:map style:condition="cell-content()!=[$Hoja1.$F980]" style:apply-style-name="Rojo" style:base-cell-address="Hoja1.H980"/>
    </style:style>
    <style:style style:name="ce378" style:family="table-cell" style:parent-style-name="Default">
      <style:map style:condition="cell-content()!=[$Hoja1.$F980]" style:apply-style-name="Rojo" style:base-cell-address="Hoja1.H980"/>
    </style:style>
    <style:style style:name="ce379" style:family="table-cell" style:parent-style-name="Default">
      <style:map style:condition="cell-content()!=[$Hoja1.$F980]" style:apply-style-name="Rojo" style:base-cell-address="Hoja1.H980"/>
    </style:style>
    <style:style style:name="ce380" style:family="table-cell" style:parent-style-name="Default">
      <style:map style:condition="cell-content()!=[$Hoja1.$F980]" style:apply-style-name="Rojo" style:base-cell-address="Hoja1.H980"/>
    </style:style>
    <style:style style:name="ce381" style:family="table-cell" style:parent-style-name="Default">
      <style:map style:condition="cell-content()!=[$Hoja1.$F980]" style:apply-style-name="Rojo" style:base-cell-address="Hoja1.H980"/>
    </style:style>
    <style:style style:name="ce382" style:family="table-cell" style:parent-style-name="Default">
      <style:map style:condition="cell-content()!=[$Hoja1.$F980]" style:apply-style-name="Rojo" style:base-cell-address="Hoja1.H980"/>
    </style:style>
    <style:style style:name="ce383" style:family="table-cell" style:parent-style-name="Default">
      <style:map style:condition="cell-content()!=[$Hoja1.$F980]" style:apply-style-name="Rojo" style:base-cell-address="Hoja1.H980"/>
    </style:style>
    <style:style style:name="ce384" style:family="table-cell" style:parent-style-name="Default">
      <style:map style:condition="cell-content()!=[$Hoja1.$F980]" style:apply-style-name="Rojo" style:base-cell-address="Hoja1.H980"/>
    </style:style>
    <style:style style:name="ce385" style:family="table-cell" style:parent-style-name="Default">
      <style:map style:condition="cell-content()!=[$Hoja1.$F980]" style:apply-style-name="Rojo" style:base-cell-address="Hoja1.H980"/>
    </style:style>
    <style:style style:name="ce386" style:family="table-cell" style:parent-style-name="Default">
      <style:map style:condition="cell-content()!=[$Hoja1.$F980]" style:apply-style-name="Rojo" style:base-cell-address="Hoja1.H980"/>
    </style:style>
    <style:style style:name="ce387" style:family="table-cell" style:parent-style-name="Default">
      <style:map style:condition="cell-content()!=[$Hoja1.$F980]" style:apply-style-name="Rojo" style:base-cell-address="Hoja1.H980"/>
    </style:style>
    <style:style style:name="ce388" style:family="table-cell" style:parent-style-name="Default">
      <style:map style:condition="cell-content()!=[$Hoja1.$F980]" style:apply-style-name="Rojo" style:base-cell-address="Hoja1.H980"/>
    </style:style>
    <style:style style:name="ce389" style:family="table-cell" style:parent-style-name="Default">
      <style:map style:condition="cell-content()!=[$Hoja1.$F980]" style:apply-style-name="Rojo" style:base-cell-address="Hoja1.H980"/>
    </style:style>
    <style:style style:name="ce390" style:family="table-cell" style:parent-style-name="Default">
      <style:map style:condition="cell-content()!=[$Hoja1.$F980]" style:apply-style-name="Rojo" style:base-cell-address="Hoja1.H980"/>
    </style:style>
    <style:style style:name="ce391" style:family="table-cell" style:parent-style-name="Default">
      <style:map style:condition="cell-content()!=[$Hoja1.$F980]" style:apply-style-name="Rojo" style:base-cell-address="Hoja1.H980"/>
    </style:style>
    <style:style style:name="ce392" style:family="table-cell" style:parent-style-name="Default">
      <style:map style:condition="cell-content()!=[$Hoja1.$F980]" style:apply-style-name="Rojo" style:base-cell-address="Hoja1.H980"/>
    </style:style>
    <style:style style:name="ce393" style:family="table-cell" style:parent-style-name="Default">
      <style:map style:condition="cell-content()!=[$Hoja1.$F980]" style:apply-style-name="Rojo" style:base-cell-address="Hoja1.H980"/>
    </style:style>
    <style:style style:name="ce394" style:family="table-cell" style:parent-style-name="Default">
      <style:map style:condition="cell-content()!=[$Hoja1.$F980]" style:apply-style-name="Rojo" style:base-cell-address="Hoja1.H980"/>
    </style:style>
    <style:style style:name="ce395" style:family="table-cell" style:parent-style-name="Default">
      <style:map style:condition="cell-content()!=[$Hoja1.$F980]" style:apply-style-name="Rojo" style:base-cell-address="Hoja1.H980"/>
    </style:style>
    <style:style style:name="ce396" style:family="table-cell" style:parent-style-name="Default">
      <style:map style:condition="cell-content()!=[$Hoja1.$F980]" style:apply-style-name="Rojo" style:base-cell-address="Hoja1.H980"/>
    </style:style>
    <style:style style:name="ce397" style:family="table-cell" style:parent-style-name="Default">
      <style:map style:condition="cell-content()!=[$Hoja1.$F980]" style:apply-style-name="Rojo" style:base-cell-address="Hoja1.H980"/>
    </style:style>
    <style:style style:name="ce398" style:family="table-cell" style:parent-style-name="Default">
      <style:map style:condition="cell-content()!=[$Hoja1.$F980]" style:apply-style-name="Rojo" style:base-cell-address="Hoja1.H980"/>
    </style:style>
    <style:style style:name="ce399" style:family="table-cell" style:parent-style-name="Default">
      <style:map style:condition="cell-content()!=[$Hoja1.$F980]" style:apply-style-name="Rojo" style:base-cell-address="Hoja1.H980"/>
    </style:style>
    <style:style style:name="ce400" style:family="table-cell" style:parent-style-name="Default">
      <style:map style:condition="cell-content()!=[$Hoja1.$F980]" style:apply-style-name="Rojo" style:base-cell-address="Hoja1.H980"/>
    </style:style>
    <style:style style:name="ce401" style:family="table-cell" style:parent-style-name="Default">
      <style:map style:condition="cell-content()!=[$Hoja1.$F980]" style:apply-style-name="Rojo" style:base-cell-address="Hoja1.H980"/>
    </style:style>
    <style:style style:name="ce402" style:family="table-cell" style:parent-style-name="Default">
      <style:map style:condition="cell-content()!=[$Hoja1.$F980]" style:apply-style-name="Rojo" style:base-cell-address="Hoja1.H980"/>
    </style:style>
    <style:style style:name="ce403" style:family="table-cell" style:parent-style-name="Default">
      <style:map style:condition="cell-content()!=[$Hoja1.$F980]" style:apply-style-name="Rojo" style:base-cell-address="Hoja1.H980"/>
    </style:style>
    <style:style style:name="ce404" style:family="table-cell" style:parent-style-name="Default">
      <style:map style:condition="cell-content()!=[$Hoja1.$F980]" style:apply-style-name="Rojo" style:base-cell-address="Hoja1.H980"/>
    </style:style>
    <style:style style:name="ce405" style:family="table-cell" style:parent-style-name="Default">
      <style:map style:condition="cell-content()!=[$Hoja1.$F980]" style:apply-style-name="Rojo" style:base-cell-address="Hoja1.H980"/>
    </style:style>
    <style:style style:name="ce406" style:family="table-cell" style:parent-style-name="Default">
      <style:map style:condition="cell-content()!=[$Hoja1.$F980]" style:apply-style-name="Rojo" style:base-cell-address="Hoja1.H980"/>
    </style:style>
    <style:style style:name="ce407" style:family="table-cell" style:parent-style-name="Default">
      <style:map style:condition="cell-content()!=[$Hoja1.$F980]" style:apply-style-name="Rojo" style:base-cell-address="Hoja1.H980"/>
    </style:style>
    <style:style style:name="ce408" style:family="table-cell" style:parent-style-name="Default">
      <style:map style:condition="cell-content()!=[$Hoja1.$F980]" style:apply-style-name="Rojo" style:base-cell-address="Hoja1.H980"/>
    </style:style>
    <style:style style:name="ce409" style:family="table-cell" style:parent-style-name="Default">
      <style:map style:condition="cell-content()!=[$Hoja1.$F980]" style:apply-style-name="Rojo" style:base-cell-address="Hoja1.H980"/>
    </style:style>
    <style:style style:name="ce410" style:family="table-cell" style:parent-style-name="Default">
      <style:map style:condition="cell-content()!=[$Hoja1.$F980]" style:apply-style-name="Rojo" style:base-cell-address="Hoja1.H980"/>
    </style:style>
    <style:style style:name="ce411" style:family="table-cell" style:parent-style-name="Default">
      <style:map style:condition="cell-content()!=[$Hoja1.$F980]" style:apply-style-name="Rojo" style:base-cell-address="Hoja1.H980"/>
    </style:style>
    <style:style style:name="ce412" style:family="table-cell" style:parent-style-name="Default">
      <style:map style:condition="cell-content()!=[$Hoja1.$F980]" style:apply-style-name="Rojo" style:base-cell-address="Hoja1.H980"/>
    </style:style>
    <style:style style:name="ce413" style:family="table-cell" style:parent-style-name="Default">
      <style:map style:condition="cell-content()!=[$Hoja1.$F980]" style:apply-style-name="Rojo" style:base-cell-address="Hoja1.H980"/>
    </style:style>
    <style:style style:name="ce414" style:family="table-cell" style:parent-style-name="Default">
      <style:map style:condition="cell-content()!=[$Hoja1.$F980]" style:apply-style-name="Rojo" style:base-cell-address="Hoja1.H980"/>
    </style:style>
    <style:style style:name="ce415" style:family="table-cell" style:parent-style-name="Default">
      <style:map style:condition="cell-content()!=[$Hoja1.$F980]" style:apply-style-name="Rojo" style:base-cell-address="Hoja1.H980"/>
    </style:style>
    <style:style style:name="ce416" style:family="table-cell" style:parent-style-name="Default">
      <style:map style:condition="cell-content()!=[$Hoja1.$F980]" style:apply-style-name="Rojo" style:base-cell-address="Hoja1.H980"/>
    </style:style>
    <style:style style:name="ce417" style:family="table-cell" style:parent-style-name="Default">
      <style:map style:condition="cell-content()!=[$Hoja1.$F980]" style:apply-style-name="Rojo" style:base-cell-address="Hoja1.H980"/>
    </style:style>
    <style:style style:name="ce418" style:family="table-cell" style:parent-style-name="Default">
      <style:map style:condition="cell-content()!=[$Hoja1.$F980]" style:apply-style-name="Rojo" style:base-cell-address="Hoja1.H980"/>
    </style:style>
    <style:style style:name="ce419" style:family="table-cell" style:parent-style-name="Default">
      <style:map style:condition="cell-content()!=[$Hoja1.$F980]" style:apply-style-name="Rojo" style:base-cell-address="Hoja1.H980"/>
    </style:style>
    <style:style style:name="ce420" style:family="table-cell" style:parent-style-name="Default">
      <style:map style:condition="cell-content()!=[$Hoja1.$F980]" style:apply-style-name="Rojo" style:base-cell-address="Hoja1.H980"/>
    </style:style>
    <style:style style:name="ce421" style:family="table-cell" style:parent-style-name="Default">
      <style:map style:condition="cell-content()!=[$Hoja1.$F980]" style:apply-style-name="Rojo" style:base-cell-address="Hoja1.H980"/>
    </style:style>
    <style:style style:name="ce422" style:family="table-cell" style:parent-style-name="Default">
      <style:map style:condition="cell-content()!=[$Hoja1.$F980]" style:apply-style-name="Rojo" style:base-cell-address="Hoja1.H980"/>
    </style:style>
    <style:style style:name="ce423" style:family="table-cell" style:parent-style-name="Default">
      <style:map style:condition="cell-content()!=[$Hoja1.$F980]" style:apply-style-name="Rojo" style:base-cell-address="Hoja1.H980"/>
    </style:style>
    <style:style style:name="ce424" style:family="table-cell" style:parent-style-name="Default">
      <style:map style:condition="cell-content()!=[$Hoja1.$F980]" style:apply-style-name="Rojo" style:base-cell-address="Hoja1.H980"/>
    </style:style>
    <style:style style:name="ce425" style:family="table-cell" style:parent-style-name="Default">
      <style:map style:condition="cell-content()!=[$Hoja1.$F980]" style:apply-style-name="Rojo" style:base-cell-address="Hoja1.H980"/>
    </style:style>
    <style:style style:name="ce426" style:family="table-cell" style:parent-style-name="Default">
      <style:map style:condition="cell-content()!=[$Hoja1.$F980]" style:apply-style-name="Rojo" style:base-cell-address="Hoja1.H980"/>
    </style:style>
    <style:style style:name="ce427" style:family="table-cell" style:parent-style-name="Default">
      <style:map style:condition="cell-content()!=[$Hoja1.$F980]" style:apply-style-name="Rojo" style:base-cell-address="Hoja1.H980"/>
    </style:style>
    <style:style style:name="ce428" style:family="table-cell" style:parent-style-name="Default">
      <style:map style:condition="cell-content()!=[$Hoja1.$F980]" style:apply-style-name="Rojo" style:base-cell-address="Hoja1.H980"/>
    </style:style>
    <style:style style:name="ce429" style:family="table-cell" style:parent-style-name="Default">
      <style:map style:condition="cell-content()!=[$Hoja1.$F980]" style:apply-style-name="Rojo" style:base-cell-address="Hoja1.H980"/>
    </style:style>
    <style:style style:name="ce430" style:family="table-cell" style:parent-style-name="Default">
      <style:map style:condition="cell-content()!=[$Hoja1.$F980]" style:apply-style-name="Rojo" style:base-cell-address="Hoja1.H980"/>
    </style:style>
    <style:style style:name="ce431" style:family="table-cell" style:parent-style-name="Default">
      <style:map style:condition="cell-content()!=[$Hoja1.$F980]" style:apply-style-name="Rojo" style:base-cell-address="Hoja1.H980"/>
    </style:style>
    <style:style style:name="ce432" style:family="table-cell" style:parent-style-name="Default">
      <style:map style:condition="cell-content()!=[$Hoja1.$F980]" style:apply-style-name="Rojo" style:base-cell-address="Hoja1.H980"/>
    </style:style>
    <style:style style:name="ce433" style:family="table-cell" style:parent-style-name="Default">
      <style:map style:condition="cell-content()!=[$Hoja1.$F980]" style:apply-style-name="Rojo" style:base-cell-address="Hoja1.H980"/>
    </style:style>
    <style:style style:name="ce434" style:family="table-cell" style:parent-style-name="Default">
      <style:map style:condition="cell-content()!=[$Hoja1.$F980]" style:apply-style-name="Rojo" style:base-cell-address="Hoja1.H980"/>
    </style:style>
    <style:style style:name="ce435" style:family="table-cell" style:parent-style-name="Default">
      <style:map style:condition="cell-content()!=[$Hoja1.$F980]" style:apply-style-name="Rojo" style:base-cell-address="Hoja1.H980"/>
    </style:style>
    <style:style style:name="ce436" style:family="table-cell" style:parent-style-name="Default">
      <style:map style:condition="cell-content()!=[$Hoja1.$F980]" style:apply-style-name="Rojo" style:base-cell-address="Hoja1.H980"/>
    </style:style>
    <style:style style:name="ce437" style:family="table-cell" style:parent-style-name="Default">
      <style:map style:condition="cell-content()!=[$Hoja1.$F980]" style:apply-style-name="Rojo" style:base-cell-address="Hoja1.H980"/>
    </style:style>
    <style:style style:name="ce438" style:family="table-cell" style:parent-style-name="Default">
      <style:map style:condition="cell-content()!=[$Hoja1.$F980]" style:apply-style-name="Rojo" style:base-cell-address="Hoja1.H980"/>
    </style:style>
    <style:style style:name="ce439" style:family="table-cell" style:parent-style-name="Default">
      <style:map style:condition="cell-content()!=[$Hoja1.$F980]" style:apply-style-name="Rojo" style:base-cell-address="Hoja1.H980"/>
    </style:style>
    <style:style style:name="ce440" style:family="table-cell" style:parent-style-name="Default">
      <style:map style:condition="cell-content()!=[$Hoja1.$F980]" style:apply-style-name="Rojo" style:base-cell-address="Hoja1.H980"/>
    </style:style>
    <style:style style:name="ce441" style:family="table-cell" style:parent-style-name="Default">
      <style:map style:condition="cell-content()!=[$Hoja1.$F980]" style:apply-style-name="Rojo" style:base-cell-address="Hoja1.H980"/>
    </style:style>
    <style:style style:name="ce442" style:family="table-cell" style:parent-style-name="Default">
      <style:map style:condition="cell-content()!=[$Hoja1.$F980]" style:apply-style-name="Rojo" style:base-cell-address="Hoja1.H980"/>
    </style:style>
    <style:style style:name="ce443" style:family="table-cell" style:parent-style-name="Default">
      <style:map style:condition="cell-content()!=[$Hoja1.$F980]" style:apply-style-name="Rojo" style:base-cell-address="Hoja1.H980"/>
    </style:style>
    <style:style style:name="ce444" style:family="table-cell" style:parent-style-name="Default">
      <style:map style:condition="cell-content()!=[$Hoja1.$F980]" style:apply-style-name="Rojo" style:base-cell-address="Hoja1.H980"/>
    </style:style>
    <style:style style:name="ce445" style:family="table-cell" style:parent-style-name="Default">
      <style:map style:condition="cell-content()!=[$Hoja1.$F980]" style:apply-style-name="Rojo" style:base-cell-address="Hoja1.H980"/>
    </style:style>
    <style:style style:name="ce446" style:family="table-cell" style:parent-style-name="Default">
      <style:map style:condition="cell-content()!=[$Hoja1.$F980]" style:apply-style-name="Rojo" style:base-cell-address="Hoja1.H980"/>
    </style:style>
    <style:style style:name="ce447" style:family="table-cell" style:parent-style-name="Default">
      <style:map style:condition="cell-content()!=[$Hoja1.$F980]" style:apply-style-name="Rojo" style:base-cell-address="Hoja1.H980"/>
    </style:style>
    <style:style style:name="ce448" style:family="table-cell" style:parent-style-name="Default">
      <style:map style:condition="cell-content()!=[$Hoja1.$F980]" style:apply-style-name="Rojo" style:base-cell-address="Hoja1.H980"/>
    </style:style>
    <style:style style:name="ce449" style:family="table-cell" style:parent-style-name="Default">
      <style:map style:condition="cell-content()!=[$Hoja1.$F980]" style:apply-style-name="Rojo" style:base-cell-address="Hoja1.H980"/>
    </style:style>
    <style:style style:name="ce450" style:family="table-cell" style:parent-style-name="Default">
      <style:map style:condition="cell-content()!=[$Hoja1.$F980]" style:apply-style-name="Rojo" style:base-cell-address="Hoja1.H980"/>
    </style:style>
    <style:style style:name="ce451" style:family="table-cell" style:parent-style-name="Default">
      <style:map style:condition="cell-content()!=[$Hoja1.$F980]" style:apply-style-name="Rojo" style:base-cell-address="Hoja1.H980"/>
    </style:style>
    <style:style style:name="ce452" style:family="table-cell" style:parent-style-name="Default">
      <style:map style:condition="cell-content()!=[$Hoja1.$F980]" style:apply-style-name="Rojo" style:base-cell-address="Hoja1.H980"/>
    </style:style>
    <style:style style:name="ce453" style:family="table-cell" style:parent-style-name="Default">
      <style:map style:condition="cell-content()!=[$Hoja1.$F980]" style:apply-style-name="Rojo" style:base-cell-address="Hoja1.H980"/>
    </style:style>
    <style:style style:name="ce454" style:family="table-cell" style:parent-style-name="Default">
      <style:map style:condition="cell-content()!=[$Hoja1.$F980]" style:apply-style-name="Rojo" style:base-cell-address="Hoja1.H980"/>
    </style:style>
    <style:style style:name="ce455" style:family="table-cell" style:parent-style-name="Default">
      <style:map style:condition="cell-content()!=[$Hoja1.$F980]" style:apply-style-name="Rojo" style:base-cell-address="Hoja1.H980"/>
    </style:style>
    <style:style style:name="ce456" style:family="table-cell" style:parent-style-name="Default">
      <style:map style:condition="cell-content()!=[$Hoja1.$F980]" style:apply-style-name="Rojo" style:base-cell-address="Hoja1.H980"/>
    </style:style>
    <style:style style:name="ce457" style:family="table-cell" style:parent-style-name="Default">
      <style:map style:condition="cell-content()!=[$Hoja1.$F980]" style:apply-style-name="Rojo" style:base-cell-address="Hoja1.H980"/>
    </style:style>
    <style:style style:name="ce458" style:family="table-cell" style:parent-style-name="Default">
      <style:map style:condition="cell-content()!=[$Hoja1.$F980]" style:apply-style-name="Rojo" style:base-cell-address="Hoja1.H980"/>
    </style:style>
    <style:style style:name="ce459" style:family="table-cell" style:parent-style-name="Default">
      <style:map style:condition="cell-content()!=[$Hoja1.$F980]" style:apply-style-name="Rojo" style:base-cell-address="Hoja1.H980"/>
    </style:style>
    <style:style style:name="ce460" style:family="table-cell" style:parent-style-name="Default">
      <style:map style:condition="cell-content()!=[$Hoja1.$F980]" style:apply-style-name="Rojo" style:base-cell-address="Hoja1.H980"/>
    </style:style>
    <style:style style:name="ce461" style:family="table-cell" style:parent-style-name="Default">
      <style:map style:condition="cell-content()!=[$Hoja1.$F980]" style:apply-style-name="Rojo" style:base-cell-address="Hoja1.H980"/>
    </style:style>
    <style:style style:name="ce462" style:family="table-cell" style:parent-style-name="Default">
      <style:map style:condition="cell-content()!=[$Hoja1.$F980]" style:apply-style-name="Rojo" style:base-cell-address="Hoja1.H980"/>
    </style:style>
    <style:style style:name="ce463" style:family="table-cell" style:parent-style-name="Default">
      <style:map style:condition="cell-content()!=[$Hoja1.$F980]" style:apply-style-name="Rojo" style:base-cell-address="Hoja1.H980"/>
    </style:style>
    <style:style style:name="ce464" style:family="table-cell" style:parent-style-name="Default">
      <style:map style:condition="cell-content()!=[$Hoja1.$F980]" style:apply-style-name="Rojo" style:base-cell-address="Hoja1.H980"/>
    </style:style>
    <style:style style:name="ce465" style:family="table-cell" style:parent-style-name="Default">
      <style:map style:condition="cell-content()!=[$Hoja1.$F980]" style:apply-style-name="Rojo" style:base-cell-address="Hoja1.H980"/>
    </style:style>
    <style:style style:name="ce466" style:family="table-cell" style:parent-style-name="Default">
      <style:map style:condition="cell-content()!=[$Hoja1.$F980]" style:apply-style-name="Rojo" style:base-cell-address="Hoja1.H980"/>
    </style:style>
    <style:style style:name="ce467" style:family="table-cell" style:parent-style-name="Default">
      <style:map style:condition="cell-content()!=[$Hoja1.$F980]" style:apply-style-name="Rojo" style:base-cell-address="Hoja1.H980"/>
    </style:style>
    <style:style style:name="ce468" style:family="table-cell" style:parent-style-name="Default">
      <style:map style:condition="cell-content()!=[$Hoja1.$F980]" style:apply-style-name="Rojo" style:base-cell-address="Hoja1.H980"/>
    </style:style>
    <style:style style:name="ce469" style:family="table-cell" style:parent-style-name="Default">
      <style:map style:condition="cell-content()!=[$Hoja1.$F980]" style:apply-style-name="Rojo" style:base-cell-address="Hoja1.H980"/>
    </style:style>
    <style:style style:name="ce470" style:family="table-cell" style:parent-style-name="Default">
      <style:map style:condition="cell-content()!=[$Hoja1.$F980]" style:apply-style-name="Rojo" style:base-cell-address="Hoja1.H980"/>
    </style:style>
    <style:style style:name="ce471" style:family="table-cell" style:parent-style-name="Default">
      <style:map style:condition="cell-content()!=[$Hoja1.$F980]" style:apply-style-name="Rojo" style:base-cell-address="Hoja1.H980"/>
    </style:style>
    <style:style style:name="ce472" style:family="table-cell" style:parent-style-name="Default">
      <style:map style:condition="cell-content()!=[$Hoja1.$F980]" style:apply-style-name="Rojo" style:base-cell-address="Hoja1.H980"/>
    </style:style>
    <style:style style:name="ce473" style:family="table-cell" style:parent-style-name="Default">
      <style:map style:condition="cell-content()!=[$Hoja1.$F980]" style:apply-style-name="Rojo" style:base-cell-address="Hoja1.H980"/>
    </style:style>
    <style:style style:name="ce474" style:family="table-cell" style:parent-style-name="Default">
      <style:map style:condition="cell-content()!=[$Hoja1.$F980]" style:apply-style-name="Rojo" style:base-cell-address="Hoja1.H980"/>
    </style:style>
    <style:style style:name="ce475" style:family="table-cell" style:parent-style-name="Default">
      <style:map style:condition="cell-content()!=[$Hoja1.$F980]" style:apply-style-name="Rojo" style:base-cell-address="Hoja1.H980"/>
    </style:style>
    <style:style style:name="ce476" style:family="table-cell" style:parent-style-name="Default">
      <style:map style:condition="cell-content()!=[$Hoja1.$F980]" style:apply-style-name="Rojo" style:base-cell-address="Hoja1.H980"/>
    </style:style>
    <style:style style:name="ce477" style:family="table-cell" style:parent-style-name="Default">
      <style:map style:condition="cell-content()!=[$Hoja1.$F980]" style:apply-style-name="Rojo" style:base-cell-address="Hoja1.H980"/>
    </style:style>
    <style:style style:name="ce478" style:family="table-cell" style:parent-style-name="Default">
      <style:map style:condition="cell-content()!=[$Hoja1.$F980]" style:apply-style-name="Rojo" style:base-cell-address="Hoja1.H980"/>
    </style:style>
    <style:style style:name="ce479" style:family="table-cell" style:parent-style-name="Default">
      <style:map style:condition="cell-content()!=[$Hoja1.$F980]" style:apply-style-name="Rojo" style:base-cell-address="Hoja1.H980"/>
    </style:style>
    <style:style style:name="ce480" style:family="table-cell" style:parent-style-name="Default">
      <style:map style:condition="cell-content()!=[$Hoja1.$F980]" style:apply-style-name="Rojo" style:base-cell-address="Hoja1.H980"/>
    </style:style>
    <style:style style:name="ce481" style:family="table-cell" style:parent-style-name="Default">
      <style:map style:condition="cell-content()!=[$Hoja1.$F980]" style:apply-style-name="Rojo" style:base-cell-address="Hoja1.H980"/>
    </style:style>
    <style:style style:name="ce482" style:family="table-cell" style:parent-style-name="Default">
      <style:map style:condition="cell-content()!=[$Hoja1.$F980]" style:apply-style-name="Rojo" style:base-cell-address="Hoja1.H980"/>
    </style:style>
    <style:style style:name="ce483" style:family="table-cell" style:parent-style-name="Default">
      <style:map style:condition="cell-content()!=[$Hoja1.$F980]" style:apply-style-name="Rojo" style:base-cell-address="Hoja1.H980"/>
    </style:style>
    <style:style style:name="ce484" style:family="table-cell" style:parent-style-name="Default">
      <style:map style:condition="cell-content()!=[$Hoja1.$F980]" style:apply-style-name="Rojo" style:base-cell-address="Hoja1.H980"/>
    </style:style>
    <style:style style:name="ce485" style:family="table-cell" style:parent-style-name="Default">
      <style:map style:condition="cell-content()!=[$Hoja1.$F980]" style:apply-style-name="Rojo" style:base-cell-address="Hoja1.H980"/>
    </style:style>
    <style:style style:name="ce486" style:family="table-cell" style:parent-style-name="Default">
      <style:map style:condition="cell-content()!=[$Hoja1.$F980]" style:apply-style-name="Rojo" style:base-cell-address="Hoja1.H980"/>
    </style:style>
    <style:style style:name="ce487" style:family="table-cell" style:parent-style-name="Default">
      <style:map style:condition="cell-content()!=[$Hoja1.$F980]" style:apply-style-name="Rojo" style:base-cell-address="Hoja1.H980"/>
    </style:style>
    <style:style style:name="ce488" style:family="table-cell" style:parent-style-name="Default">
      <style:map style:condition="cell-content()!=[$Hoja1.$F980]" style:apply-style-name="Rojo" style:base-cell-address="Hoja1.H980"/>
    </style:style>
    <style:style style:name="ce489" style:family="table-cell" style:parent-style-name="Default">
      <style:map style:condition="cell-content()!=[$Hoja1.$F980]" style:apply-style-name="Rojo" style:base-cell-address="Hoja1.H980"/>
    </style:style>
    <style:style style:name="ce490" style:family="table-cell" style:parent-style-name="Default">
      <style:map style:condition="cell-content()!=[$Hoja1.$F980]" style:apply-style-name="Rojo" style:base-cell-address="Hoja1.H980"/>
    </style:style>
    <style:style style:name="ce491" style:family="table-cell" style:parent-style-name="Default">
      <style:map style:condition="cell-content()!=[$Hoja1.$F980]" style:apply-style-name="Rojo" style:base-cell-address="Hoja1.H980"/>
    </style:style>
    <style:style style:name="ce492" style:family="table-cell" style:parent-style-name="Default">
      <style:map style:condition="cell-content()!=[$Hoja1.$F980]" style:apply-style-name="Rojo" style:base-cell-address="Hoja1.H980"/>
    </style:style>
    <style:style style:name="ce493" style:family="table-cell" style:parent-style-name="Default">
      <style:map style:condition="cell-content()!=[$Hoja1.$F980]" style:apply-style-name="Rojo" style:base-cell-address="Hoja1.H980"/>
    </style:style>
    <style:style style:name="ce494" style:family="table-cell" style:parent-style-name="Default">
      <style:map style:condition="cell-content()!=[$Hoja1.$F980]" style:apply-style-name="Rojo" style:base-cell-address="Hoja1.H980"/>
    </style:style>
    <style:style style:name="ce495" style:family="table-cell" style:parent-style-name="Default">
      <style:map style:condition="cell-content()!=[$Hoja1.$F980]" style:apply-style-name="Rojo" style:base-cell-address="Hoja1.H980"/>
    </style:style>
    <style:style style:name="ce496" style:family="table-cell" style:parent-style-name="Default">
      <style:map style:condition="cell-content()!=[$Hoja1.$F980]" style:apply-style-name="Rojo" style:base-cell-address="Hoja1.H980"/>
    </style:style>
    <style:style style:name="ce497" style:family="table-cell" style:parent-style-name="Default">
      <style:map style:condition="cell-content()!=[$Hoja1.$F980]" style:apply-style-name="Rojo" style:base-cell-address="Hoja1.H980"/>
    </style:style>
    <style:style style:name="ce498" style:family="table-cell" style:parent-style-name="Default">
      <style:map style:condition="cell-content()!=[$Hoja1.$F980]" style:apply-style-name="Rojo" style:base-cell-address="Hoja1.H980"/>
    </style:style>
    <style:style style:name="ce499" style:family="table-cell" style:parent-style-name="Default">
      <style:map style:condition="cell-content()!=[$Hoja1.$F$980]" style:apply-style-name="Estilo_20_nuevo..." style:base-cell-address="Hoja1.H982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U.O.</text:p>
          </table:table-cell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Gasto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uministro</text:p>
          </table:table-cell>
          <table:table-cell office:value-type="float" office:value="164164" calcext:value-type="float">
            <text:p>16416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uministro</text:p>
          </table:table-cell>
          <table:table-cell office:value-type="float" office:value="567002" calcext:value-type="float">
            <text:p>56700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ervicio</text:p>
          </table:table-cell>
          <table:table-cell office:value-type="float" office:value="499394" calcext:value-type="float">
            <text:p>499394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Consultoría y Asistencia</text:p>
          </table:table-cell>
          <table:table-cell office:value-type="float" office:value="377000" calcext:value-type="float">
            <text:p>377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uministro</text:p>
          </table:table-cell>
          <table:table-cell office:value-type="float" office:value="1762521" calcext:value-type="float">
            <text:p>176252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ervicio</text:p>
          </table:table-cell>
          <table:table-cell office:value-type="float" office:value="2287649" calcext:value-type="float">
            <text:p>2287649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Consultoría y Asistencia</text:p>
          </table:table-cell>
          <table:table-cell office:value-type="float" office:value="502000" calcext:value-type="float">
            <text:p>502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uministro</text:p>
          </table:table-cell>
          <table:table-cell office:value-type="float" office:value="546545" calcext:value-type="float">
            <text:p>54654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ervicio</text:p>
          </table:table-cell>
          <table:table-cell office:value-type="float" office:value="6934525" calcext:value-type="float">
            <text:p>6934525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Consultoría y Asistencia</text:p>
          </table:table-cell>
          <table:table-cell office:value-type="float" office:value="126000" calcext:value-type="float">
            <text:p>126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uministro</text:p>
          </table:table-cell>
          <table:table-cell office:value-type="float" office:value="43741" calcext:value-type="float">
            <text:p>4374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ervicio</text:p>
          </table:table-cell>
          <table:table-cell office:value-type="float" office:value="5019959" calcext:value-type="float">
            <text:p>501995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uministro</text:p>
          </table:table-cell>
          <table:table-cell office:value-type="float" office:value="79025" calcext:value-type="float">
            <text:p>790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ervicio</text:p>
          </table:table-cell>
          <table:table-cell office:value-type="float" office:value="2361567" calcext:value-type="float">
            <text:p>236156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ervicio</text:p>
          </table:table-cell>
          <table:table-cell office:value-type="float" office:value="1616520" calcext:value-type="float">
            <text:p>161652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Servicio</text:p>
          </table:table-cell>
          <table:table-cell office:value-type="float" office:value="869809" calcext:value-type="float">
            <text:p>86980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AAEE</text:p>
          </table:table-cell>
          <table:table-cell office:value-type="string" calcext:value-type="string">
            <text:p>Suministro</text:p>
          </table:table-cell>
          <table:table-cell office:value-type="float" office:value="25417" calcext:value-type="float">
            <text:p>2541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AAEE</text:p>
          </table:table-cell>
          <table:table-cell office:value-type="string" calcext:value-type="string">
            <text:p>Servicio</text:p>
          </table:table-cell>
          <table:table-cell office:value-type="float" office:value="169351" calcext:value-type="float">
            <text:p>16935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AAEE</text:p>
          </table:table-cell>
          <table:table-cell office:value-type="string" calcext:value-type="string">
            <text:p>Servicio</text:p>
          </table:table-cell>
          <table:table-cell office:value-type="float" office:value="75034" calcext:value-type="float">
            <text:p>7503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AAEE</text:p>
          </table:table-cell>
          <table:table-cell office:value-type="string" calcext:value-type="string">
            <text:p>Obra</text:p>
          </table:table-cell>
          <table:table-cell office:value-type="float" office:value="19086" calcext:value-type="float">
            <text:p>1908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AAEE</text:p>
          </table:table-cell>
          <table:table-cell office:value-type="string" calcext:value-type="string">
            <text:p>Suministro</text:p>
          </table:table-cell>
          <table:table-cell office:value-type="float" office:value="1106" calcext:value-type="float">
            <text:p>110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AAEE</text:p>
          </table:table-cell>
          <table:table-cell office:value-type="string" calcext:value-type="string">
            <text:p>Servicio</text:p>
          </table:table-cell>
          <table:table-cell office:value-type="float" office:value="88841" calcext:value-type="float">
            <text:p>8884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AEE</text:p>
          </table:table-cell>
          <table:table-cell office:value-type="string" calcext:value-type="string">
            <text:p>Suministro</text:p>
          </table:table-cell>
          <table:table-cell office:value-type="float" office:value="2644" calcext:value-type="float">
            <text:p>264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AEE</text:p>
          </table:table-cell>
          <table:table-cell office:value-type="string" calcext:value-type="string">
            <text:p>Servicio</text:p>
          </table:table-cell>
          <table:table-cell office:value-type="float" office:value="81868" calcext:value-type="float">
            <text:p>8186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AAIICC</text:p>
          </table:table-cell>
          <table:table-cell office:value-type="string" calcext:value-type="string">
            <text:p>Suministro</text:p>
          </table:table-cell>
          <table:table-cell office:value-type="float" office:value="41287" calcext:value-type="float">
            <text:p>4128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AAIICC</text:p>
          </table:table-cell>
          <table:table-cell office:value-type="string" calcext:value-type="string">
            <text:p>Servicio</text:p>
          </table:table-cell>
          <table:table-cell office:value-type="float" office:value="326817" calcext:value-type="float">
            <text:p>32681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AAIICC</text:p>
          </table:table-cell>
          <table:table-cell office:value-type="string" calcext:value-type="string">
            <text:p>Obra</text:p>
          </table:table-cell>
          <table:table-cell office:value-type="float" office:value="57016" calcext:value-type="float">
            <text:p>5701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AAIICC</text:p>
          </table:table-cell>
          <table:table-cell office:value-type="string" calcext:value-type="string">
            <text:p>Suministro</text:p>
          </table:table-cell>
          <table:table-cell office:value-type="float" office:value="216718" calcext:value-type="float">
            <text:p>2167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AAIICC</text:p>
          </table:table-cell>
          <table:table-cell office:value-type="string" calcext:value-type="string">
            <text:p>Servicio</text:p>
          </table:table-cell>
          <table:table-cell office:value-type="float" office:value="37014" calcext:value-type="float">
            <text:p>3701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AAIICC</text:p>
          </table:table-cell>
          <table:table-cell office:value-type="string" calcext:value-type="string">
            <text:p>Obra</text:p>
          </table:table-cell>
          <table:table-cell office:value-type="float" office:value="72474" calcext:value-type="float">
            <text:p>7247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AIICC</text:p>
          </table:table-cell>
          <table:table-cell office:value-type="string" calcext:value-type="string">
            <text:p>Suministro</text:p>
          </table:table-cell>
          <table:table-cell office:value-type="float" office:value="273729" calcext:value-type="float">
            <text:p>27372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AIICC</text:p>
          </table:table-cell>
          <table:table-cell office:value-type="string" calcext:value-type="string">
            <text:p>Servicio</text:p>
          </table:table-cell>
          <table:table-cell office:value-type="float" office:value="132845" calcext:value-type="float">
            <text:p>13284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AAIICC</text:p>
          </table:table-cell>
          <table:table-cell office:value-type="string" calcext:value-type="string">
            <text:p>Suministro</text:p>
          </table:table-cell>
          <table:table-cell office:value-type="float" office:value="511" calcext:value-type="float">
            <text:p>51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AAIICC</text:p>
          </table:table-cell>
          <table:table-cell office:value-type="string" calcext:value-type="string">
            <text:p>Servicio</text:p>
          </table:table-cell>
          <table:table-cell office:value-type="float" office:value="45078" calcext:value-type="float">
            <text:p>4507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ADCA</text:p>
          </table:table-cell>
          <table:table-cell office:value-type="string" calcext:value-type="string">
            <text:p>Suministro</text:p>
          </table:table-cell>
          <table:table-cell office:value-type="float" office:value="32900" calcext:value-type="float">
            <text:p>329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ADCA</text:p>
          </table:table-cell>
          <table:table-cell office:value-type="string" calcext:value-type="string">
            <text:p>Servicio</text:p>
          </table:table-cell>
          <table:table-cell office:value-type="float" office:value="71100" calcext:value-type="float">
            <text:p>711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ADCA</text:p>
          </table:table-cell>
          <table:table-cell office:value-type="string" calcext:value-type="string">
            <text:p>Suministro</text:p>
          </table:table-cell>
          <table:table-cell office:value-type="float" office:value="44000" calcext:value-type="float">
            <text:p>44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ADCA</text:p>
          </table:table-cell>
          <table:table-cell office:value-type="string" calcext:value-type="string">
            <text:p>Servicio</text:p>
          </table:table-cell>
          <table:table-cell office:value-type="float" office:value="57500" calcext:value-type="float">
            <text:p>575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ADCA</text:p>
          </table:table-cell>
          <table:table-cell office:value-type="string" calcext:value-type="string">
            <text:p>Suministro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ADCA</text:p>
          </table:table-cell>
          <table:table-cell office:value-type="string" calcext:value-type="string">
            <text:p>Servicio</text:p>
          </table:table-cell>
          <table:table-cell office:value-type="float" office:value="57500" calcext:value-type="float">
            <text:p>575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ADCA</text:p>
          </table:table-cell>
          <table:table-cell office:value-type="string" calcext:value-type="string">
            <text:p>Servicio</text:p>
          </table:table-cell>
          <table:table-cell office:value-type="float" office:value="23000" calcext:value-type="float">
            <text:p>23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DCA</text:p>
          </table:table-cell>
          <table:table-cell office:value-type="string" calcext:value-type="string">
            <text:p>Suministro</text:p>
          </table:table-cell>
          <table:table-cell office:value-type="float" office:value="1229" calcext:value-type="float">
            <text:p>122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ADCA</text:p>
          </table:table-cell>
          <table:table-cell office:value-type="string" calcext:value-type="string">
            <text:p>Servicio</text:p>
          </table:table-cell>
          <table:table-cell office:value-type="float" office:value="36125" calcext:value-type="float">
            <text:p>361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ADCA</text:p>
          </table:table-cell>
          <table:table-cell office:value-type="string" calcext:value-type="string">
            <text:p>Servicio</text:p>
          </table:table-cell>
          <table:table-cell office:value-type="float" office:value="14875" calcext:value-type="float">
            <text:p>1487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AGAPA</text:p>
          </table:table-cell>
          <table:table-cell office:value-type="string" calcext:value-type="string">
            <text:p>Servicio</text:p>
          </table:table-cell>
          <table:table-cell office:value-type="float" office:value="243507" calcext:value-type="float">
            <text:p>2435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AGAPA</text:p>
          </table:table-cell>
          <table:table-cell office:value-type="string" calcext:value-type="string">
            <text:p>Suministro</text:p>
          </table:table-cell>
          <table:table-cell office:value-type="float" office:value="41300" calcext:value-type="float">
            <text:p>413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AGAPA</text:p>
          </table:table-cell>
          <table:table-cell office:value-type="string" calcext:value-type="string">
            <text:p>Servicio</text:p>
          </table:table-cell>
          <table:table-cell office:value-type="float" office:value="550653" calcext:value-type="float">
            <text:p>55065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GAPA</text:p>
          </table:table-cell>
          <table:table-cell office:value-type="string" calcext:value-type="string">
            <text:p>Suministro</text:p>
          </table:table-cell>
          <table:table-cell office:value-type="float" office:value="1388487" calcext:value-type="float">
            <text:p>138848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GAPA</text:p>
          </table:table-cell>
          <table:table-cell office:value-type="string" calcext:value-type="string">
            <text:p>Servicio</text:p>
          </table:table-cell>
          <table:table-cell office:value-type="float" office:value="603112" calcext:value-type="float">
            <text:p>60311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AGAPA</text:p>
          </table:table-cell>
          <table:table-cell office:value-type="string" calcext:value-type="string">
            <text:p>Suministro</text:p>
          </table:table-cell>
          <table:table-cell office:value-type="float" office:value="21755" calcext:value-type="float">
            <text:p>2175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AGAPA</text:p>
          </table:table-cell>
          <table:table-cell office:value-type="string" calcext:value-type="string">
            <text:p>Servicio</text:p>
          </table:table-cell>
          <table:table-cell office:value-type="float" office:value="444359" calcext:value-type="float">
            <text:p>44435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Suministro</text:p>
          </table:table-cell>
          <table:table-cell office:value-type="float" office:value="152196" calcext:value-type="float">
            <text:p>15219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Servicio</text:p>
          </table:table-cell>
          <table:table-cell office:value-type="float" office:value="1421376" calcext:value-type="float">
            <text:p>142137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Suministro</text:p>
          </table:table-cell>
          <table:table-cell office:value-type="float" office:value="1212783" calcext:value-type="float">
            <text:p>121278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Servicio</text:p>
          </table:table-cell>
          <table:table-cell office:value-type="float" office:value="1268903" calcext:value-type="float">
            <text:p>126890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Suministro</text:p>
          </table:table-cell>
          <table:table-cell office:value-type="float" office:value="750200" calcext:value-type="float">
            <text:p>7502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Servicio</text:p>
          </table:table-cell>
          <table:table-cell office:value-type="float" office:value="656994" calcext:value-type="float">
            <text:p>65699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Suministro</text:p>
          </table:table-cell>
          <table:table-cell office:value-type="float" office:value="687683" calcext:value-type="float">
            <text:p>68768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PE-RTVA</text:p>
          </table:table-cell>
          <table:table-cell office:value-type="string" calcext:value-type="string">
            <text:p>Suministro</text:p>
          </table:table-cell>
          <table:table-cell office:value-type="float" office:value="135637" calcext:value-type="float">
            <text:p>13563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PE-RTVA</text:p>
          </table:table-cell>
          <table:table-cell office:value-type="string" calcext:value-type="string">
            <text:p>Servicio</text:p>
          </table:table-cell>
          <table:table-cell office:value-type="float" office:value="820130" calcext:value-type="float">
            <text:p>82013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PE-RTVA</text:p>
          </table:table-cell>
          <table:table-cell office:value-type="string" calcext:value-type="string">
            <text:p>Obra</text:p>
          </table:table-cell>
          <table:table-cell office:value-type="float" office:value="23205" calcext:value-type="float">
            <text:p>2320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APE-RTVA</text:p>
          </table:table-cell>
          <table:table-cell office:value-type="string" calcext:value-type="string">
            <text:p>Suministro</text:p>
          </table:table-cell>
          <table:table-cell office:value-type="float" office:value="3635" calcext:value-type="float">
            <text:p>363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APE-RTVA</text:p>
          </table:table-cell>
          <table:table-cell office:value-type="string" calcext:value-type="string">
            <text:p>Servicio</text:p>
          </table:table-cell>
          <table:table-cell office:value-type="float" office:value="56937" calcext:value-type="float">
            <text:p>5693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APE-RTVA</text:p>
          </table:table-cell>
          <table:table-cell office:value-type="string" calcext:value-type="string">
            <text:p>Servicio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Suministro</text:p>
          </table:table-cell>
          <table:table-cell office:value-type="float" office:value="56147" calcext:value-type="float">
            <text:p>5614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Servicio</text:p>
          </table:table-cell>
          <table:table-cell office:value-type="float" office:value="1292329" calcext:value-type="float">
            <text:p>129232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Obra</text:p>
          </table:table-cell>
          <table:table-cell office:value-type="float" office:value="79633" calcext:value-type="float">
            <text:p>796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Suministro</text:p>
          </table:table-cell>
          <table:table-cell office:value-type="float" office:value="78858" calcext:value-type="float">
            <text:p>7885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Servicio</text:p>
          </table:table-cell>
          <table:table-cell office:value-type="float" office:value="1189461" calcext:value-type="float">
            <text:p>118946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uministro</text:p>
          </table:table-cell>
          <table:table-cell office:value-type="float" office:value="472346" calcext:value-type="float">
            <text:p>47234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uministro</text:p>
          </table:table-cell>
          <table:table-cell office:value-type="float" office:value="89404" calcext:value-type="float">
            <text:p>8940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ervicio</text:p>
          </table:table-cell>
          <table:table-cell office:value-type="float" office:value="192420" calcext:value-type="float">
            <text:p>1924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Consultoría y Asistencia</text:p>
          </table:table-cell>
          <table:table-cell office:value-type="float" office:value="11960" calcext:value-type="float">
            <text:p>1196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uministro</text:p>
          </table:table-cell>
          <table:table-cell office:value-type="float" office:value="65498" calcext:value-type="float">
            <text:p>6549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ervicio</text:p>
          </table:table-cell>
          <table:table-cell office:value-type="float" office:value="514013" calcext:value-type="float">
            <text:p>51401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uministro</text:p>
          </table:table-cell>
          <table:table-cell office:value-type="float" office:value="35409" calcext:value-type="float">
            <text:p>3540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ervicio</text:p>
          </table:table-cell>
          <table:table-cell office:value-type="float" office:value="829143" calcext:value-type="float">
            <text:p>82914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uministro</text:p>
          </table:table-cell>
          <table:table-cell office:value-type="float" office:value="17086" calcext:value-type="float">
            <text:p>1708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ervicio</text:p>
          </table:table-cell>
          <table:table-cell office:value-type="float" office:value="613754" calcext:value-type="float">
            <text:p>61375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uministro</text:p>
          </table:table-cell>
          <table:table-cell office:value-type="float" office:value="9440" calcext:value-type="float">
            <text:p>94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ervicio</text:p>
          </table:table-cell>
          <table:table-cell office:value-type="float" office:value="534253" calcext:value-type="float">
            <text:p>53425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uministro</text:p>
          </table:table-cell>
          <table:table-cell office:value-type="float" office:value="27096" calcext:value-type="float">
            <text:p>2709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ervicio</text:p>
          </table:table-cell>
          <table:table-cell office:value-type="float" office:value="324467" calcext:value-type="float">
            <text:p>32446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uministro</text:p>
          </table:table-cell>
          <table:table-cell office:value-type="float" office:value="25252" calcext:value-type="float">
            <text:p>2525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ervicio</text:p>
          </table:table-cell>
          <table:table-cell office:value-type="float" office:value="157300" calcext:value-type="float">
            <text:p>1573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AAC</text:p>
          </table:table-cell>
          <table:table-cell office:value-type="string" calcext:value-type="string">
            <text:p>Suministro</text:p>
          </table:table-cell>
          <table:table-cell office:value-type="float" office:value="23718" calcext:value-type="float">
            <text:p>237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AAC</text:p>
          </table:table-cell>
          <table:table-cell office:value-type="string" calcext:value-type="string">
            <text:p>Suministro</text:p>
          </table:table-cell>
          <table:table-cell office:value-type="float" office:value="21675" calcext:value-type="float">
            <text:p>2167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AAC</text:p>
          </table:table-cell>
          <table:table-cell office:value-type="string" calcext:value-type="string">
            <text:p>Servicio</text:p>
          </table:table-cell>
          <table:table-cell office:value-type="float" office:value="16453" calcext:value-type="float">
            <text:p>16453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AAC</text:p>
          </table:table-cell>
          <table:table-cell office:value-type="string" calcext:value-type="string">
            <text:p>Consultoría y Asistencia</text:p>
          </table:table-cell>
          <table:table-cell office:value-type="float" office:value="11970" calcext:value-type="float">
            <text:p>1197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AAC</text:p>
          </table:table-cell>
          <table:table-cell office:value-type="string" calcext:value-type="string">
            <text:p>Servicio</text:p>
          </table:table-cell>
          <table:table-cell office:value-type="float" office:value="34033" calcext:value-type="float">
            <text:p>340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AAC</text:p>
          </table:table-cell>
          <table:table-cell office:value-type="string" calcext:value-type="string">
            <text:p>Servicio</text:p>
          </table:table-cell>
          <table:table-cell office:value-type="float" office:value="20877" calcext:value-type="float">
            <text:p>2087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AAC</text:p>
          </table:table-cell>
          <table:table-cell office:value-type="string" calcext:value-type="string">
            <text:p>Servicio</text:p>
          </table:table-cell>
          <table:table-cell office:value-type="float" office:value="21237" calcext:value-type="float">
            <text:p>2123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AAC</text:p>
          </table:table-cell>
          <table:table-cell office:value-type="string" calcext:value-type="string">
            <text:p>Servicio</text:p>
          </table:table-cell>
          <table:table-cell office:value-type="float" office:value="39594" calcext:value-type="float">
            <text:p>3959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Suministro</text:p>
          </table:table-cell>
          <table:table-cell office:value-type="float" office:value="221239" calcext:value-type="float">
            <text:p>22123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Servicio</text:p>
          </table:table-cell>
          <table:table-cell office:value-type="float" office:value="1357116" calcext:value-type="float">
            <text:p>135711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Suministro</text:p>
          </table:table-cell>
          <table:table-cell office:value-type="float" office:value="276456" calcext:value-type="float">
            <text:p>27645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Servicio</text:p>
          </table:table-cell>
          <table:table-cell office:value-type="float" office:value="988815" calcext:value-type="float">
            <text:p>98881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Obra</text:p>
          </table:table-cell>
          <table:table-cell office:value-type="float" office:value="297394" calcext:value-type="float">
            <text:p>29739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Suministro</text:p>
          </table:table-cell>
          <table:table-cell office:value-type="float" office:value="79138" calcext:value-type="float">
            <text:p>7913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Servicio</text:p>
          </table:table-cell>
          <table:table-cell office:value-type="float" office:value="1502221" calcext:value-type="float">
            <text:p>150222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Obra</text:p>
          </table:table-cell>
          <table:table-cell office:value-type="float" office:value="4209058" calcext:value-type="float">
            <text:p>420905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Suministro</text:p>
          </table:table-cell>
          <table:table-cell office:value-type="float" office:value="145992" calcext:value-type="float">
            <text:p>14599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Servicio</text:p>
          </table:table-cell>
          <table:table-cell office:value-type="float" office:value="2640438" calcext:value-type="float">
            <text:p>264043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Obra</text:p>
          </table:table-cell>
          <table:table-cell office:value-type="float" office:value="1965392" calcext:value-type="float">
            <text:p>196539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Servicio</text:p>
          </table:table-cell>
          <table:table-cell office:value-type="float" office:value="2456105" calcext:value-type="float">
            <text:p>245610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Obra</text:p>
          </table:table-cell>
          <table:table-cell office:value-type="float" office:value="1929724" calcext:value-type="float">
            <text:p>19297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Servicio</text:p>
          </table:table-cell>
          <table:table-cell office:value-type="float" office:value="2638888" calcext:value-type="float">
            <text:p>263888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Obra</text:p>
          </table:table-cell>
          <table:table-cell office:value-type="float" office:value="598431" calcext:value-type="float">
            <text:p>59843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ALRI</text:p>
          </table:table-cell>
          <table:table-cell office:value-type="string" calcext:value-type="string">
            <text:p>Servicio</text:p>
          </table:table-cell>
          <table:table-cell office:value-type="float" office:value="974283" calcext:value-type="float">
            <text:p>97428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uministro</text:p>
          </table:table-cell>
          <table:table-cell office:value-type="float" office:value="3350776" calcext:value-type="float">
            <text:p>335077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ervicio</text:p>
          </table:table-cell>
          <table:table-cell office:value-type="float" office:value="1165976" calcext:value-type="float">
            <text:p>1165976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onsultoría y Asistencia</text:p>
          </table:table-cell>
          <table:table-cell office:value-type="float" office:value="2266848" calcext:value-type="float">
            <text:p>226684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uministro</text:p>
          </table:table-cell>
          <table:table-cell office:value-type="float" office:value="4900858" calcext:value-type="float">
            <text:p>490085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ervicio</text:p>
          </table:table-cell>
          <table:table-cell office:value-type="float" office:value="7596944" calcext:value-type="float">
            <text:p>759694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Obra</text:p>
          </table:table-cell>
          <table:table-cell office:value-type="float" office:value="86147" calcext:value-type="float">
            <text:p>86147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onsultoría y Asistencia</text:p>
          </table:table-cell>
          <table:table-cell office:value-type="float" office:value="2877073" calcext:value-type="float">
            <text:p>287707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uministro</text:p>
          </table:table-cell>
          <table:table-cell office:value-type="float" office:value="4270208" calcext:value-type="float">
            <text:p>427020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ervicio</text:p>
          </table:table-cell>
          <table:table-cell office:value-type="float" office:value="6454589" calcext:value-type="float">
            <text:p>645458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Obra</text:p>
          </table:table-cell>
          <table:table-cell office:value-type="float" office:value="51063" calcext:value-type="float">
            <text:p>51063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onsultoría y Asistencia</text:p>
          </table:table-cell>
          <table:table-cell office:value-type="float" office:value="710000" calcext:value-type="float">
            <text:p>71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uministro</text:p>
          </table:table-cell>
          <table:table-cell office:value-type="float" office:value="1447491" calcext:value-type="float">
            <text:p>144749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ervicio</text:p>
          </table:table-cell>
          <table:table-cell office:value-type="float" office:value="13420201" calcext:value-type="float">
            <text:p>1342020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Obra</text:p>
          </table:table-cell>
          <table:table-cell office:value-type="float" office:value="17093" calcext:value-type="float">
            <text:p>1709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uministro</text:p>
          </table:table-cell>
          <table:table-cell office:value-type="float" office:value="1878004" calcext:value-type="float">
            <text:p>187800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ervicio</text:p>
          </table:table-cell>
          <table:table-cell office:value-type="float" office:value="5402317" calcext:value-type="float">
            <text:p>540231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Obra</text:p>
          </table:table-cell>
          <table:table-cell office:value-type="float" office:value="708" calcext:value-type="float">
            <text:p>70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uministro</text:p>
          </table:table-cell>
          <table:table-cell office:value-type="float" office:value="426817" calcext:value-type="float">
            <text:p>42681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ervicio</text:p>
          </table:table-cell>
          <table:table-cell office:value-type="float" office:value="6884186" calcext:value-type="float">
            <text:p>688418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ervicio</text:p>
          </table:table-cell>
          <table:table-cell office:value-type="float" office:value="5100859" calcext:value-type="float">
            <text:p>510085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ervicio</text:p>
          </table:table-cell>
          <table:table-cell office:value-type="float" office:value="4247281" calcext:value-type="float">
            <text:p>424728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APDR</text:p>
          </table:table-cell>
          <table:table-cell office:value-type="string" calcext:value-type="string">
            <text:p>Servicio</text:p>
          </table:table-cell>
          <table:table-cell office:value-type="float" office:value="9680" calcext:value-type="float">
            <text:p>968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APDR</text:p>
          </table:table-cell>
          <table:table-cell office:value-type="string" calcext:value-type="string">
            <text:p>Suministro</text:p>
          </table:table-cell>
          <table:table-cell office:value-type="float" office:value="1200363" calcext:value-type="float">
            <text:p>120036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APDR</text:p>
          </table:table-cell>
          <table:table-cell office:value-type="string" calcext:value-type="string">
            <text:p>Servicio</text:p>
          </table:table-cell>
          <table:table-cell office:value-type="float" office:value="5478869" calcext:value-type="float">
            <text:p>547886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APDR</text:p>
          </table:table-cell>
          <table:table-cell office:value-type="string" calcext:value-type="string">
            <text:p>Suministro</text:p>
          </table:table-cell>
          <table:table-cell office:value-type="float" office:value="1262217" calcext:value-type="float">
            <text:p>126221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APDR</text:p>
          </table:table-cell>
          <table:table-cell office:value-type="string" calcext:value-type="string">
            <text:p>Servicio</text:p>
          </table:table-cell>
          <table:table-cell office:value-type="float" office:value="7165367" calcext:value-type="float">
            <text:p>716536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APDR</text:p>
          </table:table-cell>
          <table:table-cell office:value-type="string" calcext:value-type="string">
            <text:p>Servicio</text:p>
          </table:table-cell>
          <table:table-cell office:value-type="float" office:value="1399405" calcext:value-type="float">
            <text:p>139940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APDR</text:p>
          </table:table-cell>
          <table:table-cell office:value-type="string" calcext:value-type="string">
            <text:p>Servicio</text:p>
          </table:table-cell>
          <table:table-cell office:value-type="float" office:value="211750" calcext:value-type="float">
            <text:p>2117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Suministro</text:p>
          </table:table-cell>
          <table:table-cell office:value-type="float" office:value="32300" calcext:value-type="float">
            <text:p>323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Suministro</text:p>
          </table:table-cell>
          <table:table-cell office:value-type="float" office:value="29300" calcext:value-type="float">
            <text:p>293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Suministro</text:p>
          </table:table-cell>
          <table:table-cell office:value-type="float" office:value="6300" calcext:value-type="float">
            <text:p>63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Suministro</text:p>
          </table:table-cell>
          <table:table-cell office:value-type="float" office:value="21810" calcext:value-type="float">
            <text:p>2181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Suministro</text:p>
          </table:table-cell>
          <table:table-cell office:value-type="float" office:value="11806" calcext:value-type="float">
            <text:p>1180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Servicio</text:p>
          </table:table-cell>
          <table:table-cell office:value-type="float" office:value="14950" calcext:value-type="float">
            <text:p>149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Suministro</text:p>
          </table:table-cell>
          <table:table-cell office:value-type="float" office:value="14957" calcext:value-type="float">
            <text:p>1495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Suministro</text:p>
          </table:table-cell>
          <table:table-cell office:value-type="float" office:value="14710" calcext:value-type="float">
            <text:p>1471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CD</text:p>
          </table:table-cell>
          <table:table-cell office:value-type="string" calcext:value-type="string">
            <text:p>Suministro</text:p>
          </table:table-cell>
          <table:table-cell office:value-type="float" office:value="12013" calcext:value-type="float">
            <text:p>1201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CD</text:p>
          </table:table-cell>
          <table:table-cell office:value-type="string" calcext:value-type="string">
            <text:p>Servicio</text:p>
          </table:table-cell>
          <table:table-cell office:value-type="float" office:value="670822" calcext:value-type="float">
            <text:p>6708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CD</text:p>
          </table:table-cell>
          <table:table-cell office:value-type="string" calcext:value-type="string">
            <text:p>Suministro</text:p>
          </table:table-cell>
          <table:table-cell office:value-type="float" office:value="161243" calcext:value-type="float">
            <text:p>16124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CD</text:p>
          </table:table-cell>
          <table:table-cell office:value-type="string" calcext:value-type="string">
            <text:p>Servicio</text:p>
          </table:table-cell>
          <table:table-cell office:value-type="float" office:value="2321450" calcext:value-type="float">
            <text:p>23214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uministro</text:p>
          </table:table-cell>
          <table:table-cell office:value-type="float" office:value="7358" calcext:value-type="float">
            <text:p>735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ervicio</text:p>
          </table:table-cell>
          <table:table-cell office:value-type="float" office:value="16475" calcext:value-type="float">
            <text:p>1647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Obra</text:p>
          </table:table-cell>
          <table:table-cell office:value-type="float" office:value="58181" calcext:value-type="float">
            <text:p>5818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uministro</text:p>
          </table:table-cell>
          <table:table-cell office:value-type="float" office:value="553946" calcext:value-type="float">
            <text:p>55394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ervicio</text:p>
          </table:table-cell>
          <table:table-cell office:value-type="float" office:value="1117942" calcext:value-type="float">
            <text:p>111794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Obra</text:p>
          </table:table-cell>
          <table:table-cell office:value-type="float" office:value="63834" calcext:value-type="float">
            <text:p>63834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Consultoría y Asistencia</text:p>
          </table:table-cell>
          <table:table-cell office:value-type="float" office:value="151605" calcext:value-type="float">
            <text:p>15160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uministro</text:p>
          </table:table-cell>
          <table:table-cell office:value-type="float" office:value="575720" calcext:value-type="float">
            <text:p>57572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ervicio</text:p>
          </table:table-cell>
          <table:table-cell office:value-type="float" office:value="3734405" calcext:value-type="float">
            <text:p>373440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Obra</text:p>
          </table:table-cell>
          <table:table-cell office:value-type="float" office:value="68111" calcext:value-type="float">
            <text:p>6811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uministro</text:p>
          </table:table-cell>
          <table:table-cell office:value-type="float" office:value="279695" calcext:value-type="float">
            <text:p>27969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ervicio</text:p>
          </table:table-cell>
          <table:table-cell office:value-type="float" office:value="3496343" calcext:value-type="float">
            <text:p>349634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Obra</text:p>
          </table:table-cell>
          <table:table-cell office:value-type="float" office:value="110807" calcext:value-type="float">
            <text:p>1108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uministro</text:p>
          </table:table-cell>
          <table:table-cell office:value-type="float" office:value="99500" calcext:value-type="float">
            <text:p>995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ervicio</text:p>
          </table:table-cell>
          <table:table-cell office:value-type="float" office:value="2066856" calcext:value-type="float">
            <text:p>206685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Obra</text:p>
          </table:table-cell>
          <table:table-cell office:value-type="float" office:value="9318" calcext:value-type="float">
            <text:p>93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uministro</text:p>
          </table:table-cell>
          <table:table-cell office:value-type="float" office:value="154454" calcext:value-type="float">
            <text:p>15445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ervicio</text:p>
          </table:table-cell>
          <table:table-cell office:value-type="float" office:value="1186627" calcext:value-type="float">
            <text:p>118662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Obra</text:p>
          </table:table-cell>
          <table:table-cell office:value-type="float" office:value="379245" calcext:value-type="float">
            <text:p>37924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uministro</text:p>
          </table:table-cell>
          <table:table-cell office:value-type="float" office:value="94829" calcext:value-type="float">
            <text:p>9482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ervicio</text:p>
          </table:table-cell>
          <table:table-cell office:value-type="float" office:value="1989162" calcext:value-type="float">
            <text:p>198916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CUL</text:p>
          </table:table-cell>
          <table:table-cell office:value-type="string" calcext:value-type="string">
            <text:p>Servicio</text:p>
          </table:table-cell>
          <table:table-cell office:value-type="float" office:value="571555" calcext:value-type="float">
            <text:p>57155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Suministro</text:p>
          </table:table-cell>
          <table:table-cell office:value-type="float" office:value="92000" calcext:value-type="float">
            <text:p>92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CD</text:p>
          </table:table-cell>
          <table:table-cell office:value-type="string" calcext:value-type="string">
            <text:p>Suministro</text:p>
          </table:table-cell>
          <table:table-cell office:value-type="float" office:value="225009" calcext:value-type="float">
            <text:p>22500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CD</text:p>
          </table:table-cell>
          <table:table-cell office:value-type="string" calcext:value-type="string">
            <text:p>Servicio</text:p>
          </table:table-cell>
          <table:table-cell office:value-type="float" office:value="438507" calcext:value-type="float">
            <text:p>4385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CD</text:p>
          </table:table-cell>
          <table:table-cell office:value-type="string" calcext:value-type="string">
            <text:p>Suministro</text:p>
          </table:table-cell>
          <table:table-cell office:value-type="float" office:value="192343" calcext:value-type="float">
            <text:p>19234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CD</text:p>
          </table:table-cell>
          <table:table-cell office:value-type="string" calcext:value-type="string">
            <text:p>Servicio</text:p>
          </table:table-cell>
          <table:table-cell office:value-type="float" office:value="5254308" calcext:value-type="float">
            <text:p>525430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ECD</text:p>
          </table:table-cell>
          <table:table-cell office:value-type="string" calcext:value-type="string">
            <text:p>Servicio</text:p>
          </table:table-cell>
          <table:table-cell office:value-type="float" office:value="3203965" calcext:value-type="float">
            <text:p>320396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uministro</text:p>
          </table:table-cell>
          <table:table-cell office:value-type="float" office:value="110236" calcext:value-type="float">
            <text:p>11023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ervicio</text:p>
          </table:table-cell>
          <table:table-cell office:value-type="float" office:value="894204" calcext:value-type="float">
            <text:p>89420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uministro</text:p>
          </table:table-cell>
          <table:table-cell office:value-type="float" office:value="1821767" calcext:value-type="float">
            <text:p>182176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ervicio</text:p>
          </table:table-cell>
          <table:table-cell office:value-type="float" office:value="1623172" calcext:value-type="float">
            <text:p>162317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Consultoría y Asistencia</text:p>
          </table:table-cell>
          <table:table-cell office:value-type="float" office:value="907468" calcext:value-type="float">
            <text:p>90746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uministro</text:p>
          </table:table-cell>
          <table:table-cell office:value-type="float" office:value="680563" calcext:value-type="float">
            <text:p>68056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ervicio</text:p>
          </table:table-cell>
          <table:table-cell office:value-type="float" office:value="4796211" calcext:value-type="float">
            <text:p>479621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Obra</text:p>
          </table:table-cell>
          <table:table-cell office:value-type="float" office:value="17101" calcext:value-type="float">
            <text:p>1710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Consultoría y Asistencia</text:p>
          </table:table-cell>
          <table:table-cell office:value-type="float" office:value="1141022" calcext:value-type="float">
            <text:p>11410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uministro</text:p>
          </table:table-cell>
          <table:table-cell office:value-type="float" office:value="231772" calcext:value-type="float">
            <text:p>23177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ervicio</text:p>
          </table:table-cell>
          <table:table-cell office:value-type="float" office:value="6582648" calcext:value-type="float">
            <text:p>658264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uministro</text:p>
          </table:table-cell>
          <table:table-cell office:value-type="float" office:value="1615534" calcext:value-type="float">
            <text:p>161553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ervicio</text:p>
          </table:table-cell>
          <table:table-cell office:value-type="float" office:value="7865154" calcext:value-type="float">
            <text:p>786515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Obra</text:p>
          </table:table-cell>
          <table:table-cell office:value-type="float" office:value="69940" calcext:value-type="float">
            <text:p>699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uministro</text:p>
          </table:table-cell>
          <table:table-cell office:value-type="float" office:value="288391" calcext:value-type="float">
            <text:p>28839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ervicio</text:p>
          </table:table-cell>
          <table:table-cell office:value-type="float" office:value="8227697" calcext:value-type="float">
            <text:p>822769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uministro</text:p>
          </table:table-cell>
          <table:table-cell office:value-type="float" office:value="193638" calcext:value-type="float">
            <text:p>19363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ervicio</text:p>
          </table:table-cell>
          <table:table-cell office:value-type="float" office:value="3532224" calcext:value-type="float">
            <text:p>35322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Obra</text:p>
          </table:table-cell>
          <table:table-cell office:value-type="float" office:value="313181" calcext:value-type="float">
            <text:p>31318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uministro</text:p>
          </table:table-cell>
          <table:table-cell office:value-type="float" office:value="451066" calcext:value-type="float">
            <text:p>4510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ervicio</text:p>
          </table:table-cell>
          <table:table-cell office:value-type="float" office:value="4850735" calcext:value-type="float">
            <text:p>485073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Obra</text:p>
          </table:table-cell>
          <table:table-cell office:value-type="float" office:value="2142896" calcext:value-type="float">
            <text:p>214289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uministro</text:p>
          </table:table-cell>
          <table:table-cell office:value-type="float" office:value="131675" calcext:value-type="float">
            <text:p>13167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ervicio</text:p>
          </table:table-cell>
          <table:table-cell office:value-type="float" office:value="4043068" calcext:value-type="float">
            <text:p>404306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Suministro</text:p>
          </table:table-cell>
          <table:table-cell office:value-type="float" office:value="278886" calcext:value-type="float">
            <text:p>27888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Servicio</text:p>
          </table:table-cell>
          <table:table-cell office:value-type="float" office:value="36000" calcext:value-type="float">
            <text:p>36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Obra</text:p>
          </table:table-cell>
          <table:table-cell office:value-type="float" office:value="19397" calcext:value-type="float">
            <text:p>19397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Consultoría y Asistencia</text:p>
          </table:table-cell>
          <table:table-cell office:value-type="float" office:value="70372" calcext:value-type="float">
            <text:p>7037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Suministro</text:p>
          </table:table-cell>
          <table:table-cell office:value-type="float" office:value="2546885" calcext:value-type="float">
            <text:p>254688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Servicio</text:p>
          </table:table-cell>
          <table:table-cell office:value-type="float" office:value="277189" calcext:value-type="float">
            <text:p>27718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Obra</text:p>
          </table:table-cell>
          <table:table-cell office:value-type="float" office:value="5929292" calcext:value-type="float">
            <text:p>592929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Consultoría y Asistencia</text:p>
          </table:table-cell>
          <table:table-cell office:value-type="float" office:value="4393224" calcext:value-type="float">
            <text:p>43932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Suministro</text:p>
          </table:table-cell>
          <table:table-cell office:value-type="float" office:value="6278419" calcext:value-type="float">
            <text:p>627841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Servicio</text:p>
          </table:table-cell>
          <table:table-cell office:value-type="float" office:value="1424323" calcext:value-type="float">
            <text:p>142432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Obra</text:p>
          </table:table-cell>
          <table:table-cell office:value-type="float" office:value="612009" calcext:value-type="float">
            <text:p>612009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Consultoría y Asistencia</text:p>
          </table:table-cell>
          <table:table-cell office:value-type="float" office:value="7352045" calcext:value-type="float">
            <text:p>735204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Suministro</text:p>
          </table:table-cell>
          <table:table-cell office:value-type="float" office:value="837920" calcext:value-type="float">
            <text:p>83792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Servicio</text:p>
          </table:table-cell>
          <table:table-cell office:value-type="float" office:value="942585" calcext:value-type="float">
            <text:p>94258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Obra</text:p>
          </table:table-cell>
          <table:table-cell office:value-type="float" office:value="283742" calcext:value-type="float">
            <text:p>28374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Consultoría y Asistencia</text:p>
          </table:table-cell>
          <table:table-cell office:value-type="float" office:value="3415235" calcext:value-type="float">
            <text:p>341523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H</text:p>
          </table:table-cell>
          <table:table-cell office:value-type="string" calcext:value-type="string">
            <text:p>Servicio</text:p>
          </table:table-cell>
          <table:table-cell office:value-type="float" office:value="78579" calcext:value-type="float">
            <text:p>785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H-SGT</text:p>
          </table:table-cell>
          <table:table-cell office:value-type="string" calcext:value-type="string">
            <text:p>Suministro</text:p>
          </table:table-cell>
          <table:table-cell office:value-type="float" office:value="1567948" calcext:value-type="float">
            <text:p>156794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H-SGT</text:p>
          </table:table-cell>
          <table:table-cell office:value-type="string" calcext:value-type="string">
            <text:p>Servicio</text:p>
          </table:table-cell>
          <table:table-cell office:value-type="float" office:value="225933" calcext:value-type="float">
            <text:p>2259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H-SGT</text:p>
          </table:table-cell>
          <table:table-cell office:value-type="string" calcext:value-type="string">
            <text:p>Obra</text:p>
          </table:table-cell>
          <table:table-cell office:value-type="float" office:value="1664" calcext:value-type="float">
            <text:p>166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H-SGT</text:p>
          </table:table-cell>
          <table:table-cell office:value-type="string" calcext:value-type="string">
            <text:p>Suministro</text:p>
          </table:table-cell>
          <table:table-cell office:value-type="float" office:value="2066786" calcext:value-type="float">
            <text:p>206678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H-SGT</text:p>
          </table:table-cell>
          <table:table-cell office:value-type="string" calcext:value-type="string">
            <text:p>Servicio</text:p>
          </table:table-cell>
          <table:table-cell office:value-type="float" office:value="1379044" calcext:value-type="float">
            <text:p>137904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H-SGT</text:p>
          </table:table-cell>
          <table:table-cell office:value-type="string" calcext:value-type="string">
            <text:p>Suministro</text:p>
          </table:table-cell>
          <table:table-cell office:value-type="float" office:value="869776" calcext:value-type="float">
            <text:p>86977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H-SGT</text:p>
          </table:table-cell>
          <table:table-cell office:value-type="string" calcext:value-type="string">
            <text:p>Servicio</text:p>
          </table:table-cell>
          <table:table-cell office:value-type="float" office:value="4046374" calcext:value-type="float">
            <text:p>404637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H-SGT</text:p>
          </table:table-cell>
          <table:table-cell office:value-type="string" calcext:value-type="string">
            <text:p>Suministro</text:p>
          </table:table-cell>
          <table:table-cell office:value-type="float" office:value="507365" calcext:value-type="float">
            <text:p>50736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H-SGT</text:p>
          </table:table-cell>
          <table:table-cell office:value-type="string" calcext:value-type="string">
            <text:p>Servicio</text:p>
          </table:table-cell>
          <table:table-cell office:value-type="float" office:value="2565613" calcext:value-type="float">
            <text:p>256561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-AAESG</text:p>
          </table:table-cell>
          <table:table-cell office:value-type="string" calcext:value-type="string">
            <text:p>Servicio</text:p>
          </table:table-cell>
          <table:table-cell office:value-type="float" office:value="110800" calcext:value-type="float">
            <text:p>1108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-AAESG</text:p>
          </table:table-cell>
          <table:table-cell office:value-type="string" calcext:value-type="string">
            <text:p>Suministro</text:p>
          </table:table-cell>
          <table:table-cell office:value-type="float" office:value="62500" calcext:value-type="float">
            <text:p>625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-AAESG</text:p>
          </table:table-cell>
          <table:table-cell office:value-type="string" calcext:value-type="string">
            <text:p>Suministro</text:p>
          </table:table-cell>
          <table:table-cell office:value-type="float" office:value="52100" calcext:value-type="float">
            <text:p>521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-AAESG</text:p>
          </table:table-cell>
          <table:table-cell office:value-type="string" calcext:value-type="string">
            <text:p>Servicio</text:p>
          </table:table-cell>
          <table:table-cell office:value-type="float" office:value="114492" calcext:value-type="float">
            <text:p>11449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-AAESG</text:p>
          </table:table-cell>
          <table:table-cell office:value-type="string" calcext:value-type="string">
            <text:p>Suministro</text:p>
          </table:table-cell>
          <table:table-cell office:value-type="float" office:value="97896" calcext:value-type="float">
            <text:p>9789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-AAESG</text:p>
          </table:table-cell>
          <table:table-cell office:value-type="string" calcext:value-type="string">
            <text:p>Servicio</text:p>
          </table:table-cell>
          <table:table-cell office:value-type="float" office:value="146192" calcext:value-type="float">
            <text:p>14619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-AAESG</text:p>
          </table:table-cell>
          <table:table-cell office:value-type="string" calcext:value-type="string">
            <text:p>Suministro</text:p>
          </table:table-cell>
          <table:table-cell office:value-type="float" office:value="11530" calcext:value-type="float">
            <text:p>1153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-AAESG</text:p>
          </table:table-cell>
          <table:table-cell office:value-type="string" calcext:value-type="string">
            <text:p>Servicio</text:p>
          </table:table-cell>
          <table:table-cell office:value-type="float" office:value="113985" calcext:value-type="float">
            <text:p>11398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-ADC</text:p>
          </table:table-cell>
          <table:table-cell office:value-type="string" calcext:value-type="string">
            <text:p>Servicio</text:p>
          </table:table-cell>
          <table:table-cell office:value-type="float" office:value="33500" calcext:value-type="float">
            <text:p>335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-ADC</text:p>
          </table:table-cell>
          <table:table-cell office:value-type="string" calcext:value-type="string">
            <text:p>Servicio</text:p>
          </table:table-cell>
          <table:table-cell office:value-type="float" office:value="41780" calcext:value-type="float">
            <text:p>4178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-ADC</text:p>
          </table:table-cell>
          <table:table-cell office:value-type="string" calcext:value-type="string">
            <text:p>Servicio</text:p>
          </table:table-cell>
          <table:table-cell office:value-type="float" office:value="36125" calcext:value-type="float">
            <text:p>361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-ADC</text:p>
          </table:table-cell>
          <table:table-cell office:value-type="string" calcext:value-type="string">
            <text:p>Servicio</text:p>
          </table:table-cell>
          <table:table-cell office:value-type="float" office:value="14875" calcext:value-type="float">
            <text:p>1487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IC-CFR</text:p>
          </table:table-cell>
          <table:table-cell office:value-type="string" calcext:value-type="string">
            <text:p>Servicio</text:p>
          </table:table-cell>
          <table:table-cell office:value-type="float" office:value="204160" calcext:value-type="float">
            <text:p>20416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</text:p>
          </table:table-cell>
          <table:table-cell office:value-type="string" calcext:value-type="string">
            <text:p>Servicio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-AAC</text:p>
          </table:table-cell>
          <table:table-cell office:value-type="string" calcext:value-type="string">
            <text:p>Suministro</text:p>
          </table:table-cell>
          <table:table-cell office:value-type="float" office:value="20351" calcext:value-type="float">
            <text:p>2035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-AAC</text:p>
          </table:table-cell>
          <table:table-cell office:value-type="string" calcext:value-type="string">
            <text:p>Servicio</text:p>
          </table:table-cell>
          <table:table-cell office:value-type="float" office:value="137238" calcext:value-type="float">
            <text:p>13723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E-AAC</text:p>
          </table:table-cell>
          <table:table-cell office:value-type="string" calcext:value-type="string">
            <text:p>Suministro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E-AAC</text:p>
          </table:table-cell>
          <table:table-cell office:value-type="string" calcext:value-type="string">
            <text:p>Servicio</text:p>
          </table:table-cell>
          <table:table-cell office:value-type="float" office:value="32524" calcext:value-type="float">
            <text:p>325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EICE-AAC</text:p>
          </table:table-cell>
          <table:table-cell office:value-type="string" calcext:value-type="string">
            <text:p>Suministro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EICE-AAC</text:p>
          </table:table-cell>
          <table:table-cell office:value-type="string" calcext:value-type="string">
            <text:p>Suministro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CEICE-AAC</text:p>
          </table:table-cell>
          <table:table-cell office:value-type="string" calcext:value-type="string">
            <text:p>Suministro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-AEM</text:p>
          </table:table-cell>
          <table:table-cell office:value-type="string" calcext:value-type="string">
            <text:p>Suministro</text:p>
          </table:table-cell>
          <table:table-cell office:value-type="float" office:value="84514" calcext:value-type="float">
            <text:p>8451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-AEM</text:p>
          </table:table-cell>
          <table:table-cell office:value-type="string" calcext:value-type="string">
            <text:p>Servicio</text:p>
          </table:table-cell>
          <table:table-cell office:value-type="float" office:value="470691" calcext:value-type="float">
            <text:p>47069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-AEM</text:p>
          </table:table-cell>
          <table:table-cell office:value-type="string" calcext:value-type="string">
            <text:p>Obra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E-AEM</text:p>
          </table:table-cell>
          <table:table-cell office:value-type="string" calcext:value-type="string">
            <text:p>Suministro</text:p>
          </table:table-cell>
          <table:table-cell office:value-type="float" office:value="9300" calcext:value-type="float">
            <text:p>93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E-AEM</text:p>
          </table:table-cell>
          <table:table-cell office:value-type="string" calcext:value-type="string">
            <text:p>Servicio</text:p>
          </table:table-cell>
          <table:table-cell office:value-type="float" office:value="170200" calcext:value-type="float">
            <text:p>1702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E-AEM</text:p>
          </table:table-cell>
          <table:table-cell office:value-type="string" calcext:value-type="string">
            <text:p>Obra</text:p>
          </table:table-cell>
          <table:table-cell office:value-type="float" office:value="21780" calcext:value-type="float">
            <text:p>2178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-EXT</text:p>
          </table:table-cell>
          <table:table-cell office:value-type="string" calcext:value-type="string">
            <text:p>Suministro</text:p>
          </table:table-cell>
          <table:table-cell office:value-type="float" office:value="53817" calcext:value-type="float">
            <text:p>5381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-EXT</text:p>
          </table:table-cell>
          <table:table-cell office:value-type="string" calcext:value-type="string">
            <text:p>Servicio</text:p>
          </table:table-cell>
          <table:table-cell office:value-type="float" office:value="800793" calcext:value-type="float">
            <text:p>80079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E-EXT</text:p>
          </table:table-cell>
          <table:table-cell office:value-type="string" calcext:value-type="string">
            <text:p>Suministro</text:p>
          </table:table-cell>
          <table:table-cell office:value-type="float" office:value="77177" calcext:value-type="float">
            <text:p>7717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E-EXT</text:p>
          </table:table-cell>
          <table:table-cell office:value-type="string" calcext:value-type="string">
            <text:p>Servicio</text:p>
          </table:table-cell>
          <table:table-cell office:value-type="float" office:value="380331" calcext:value-type="float">
            <text:p>38033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EICE-EXT</text:p>
          </table:table-cell>
          <table:table-cell office:value-type="string" calcext:value-type="string">
            <text:p>Suministro</text:p>
          </table:table-cell>
          <table:table-cell office:value-type="float" office:value="76633" calcext:value-type="float">
            <text:p>766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EICE-EXT</text:p>
          </table:table-cell>
          <table:table-cell office:value-type="string" calcext:value-type="string">
            <text:p>Servicio</text:p>
          </table:table-cell>
          <table:table-cell office:value-type="float" office:value="288371" calcext:value-type="float">
            <text:p>28837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EICE-EXT</text:p>
          </table:table-cell>
          <table:table-cell office:value-type="string" calcext:value-type="string">
            <text:p>Suministro</text:p>
          </table:table-cell>
          <table:table-cell office:value-type="float" office:value="38317" calcext:value-type="float">
            <text:p>3831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-PCTC</text:p>
          </table:table-cell>
          <table:table-cell office:value-type="string" calcext:value-type="string">
            <text:p>Servicio</text:p>
          </table:table-cell>
          <table:table-cell office:value-type="float" office:value="20328" calcext:value-type="float">
            <text:p>2032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SG</text:p>
          </table:table-cell>
          <table:table-cell office:value-type="string" calcext:value-type="string">
            <text:p>Servicio</text:p>
          </table:table-cell>
          <table:table-cell office:value-type="float" office:value="288527" calcext:value-type="float">
            <text:p>28852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ESG</text:p>
          </table:table-cell>
          <table:table-cell office:value-type="string" calcext:value-type="string">
            <text:p>Suministro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ESG</text:p>
          </table:table-cell>
          <table:table-cell office:value-type="string" calcext:value-type="string">
            <text:p>Servicio</text:p>
          </table:table-cell>
          <table:table-cell office:value-type="float" office:value="2587356" calcext:value-type="float">
            <text:p>258735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EICESG</text:p>
          </table:table-cell>
          <table:table-cell office:value-type="string" calcext:value-type="string">
            <text:p>Servicio</text:p>
          </table:table-cell>
          <table:table-cell office:value-type="float" office:value="3855894" calcext:value-type="float">
            <text:p>385589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EICESG</text:p>
          </table:table-cell>
          <table:table-cell office:value-type="string" calcext:value-type="string">
            <text:p>Servicio</text:p>
          </table:table-cell>
          <table:table-cell office:value-type="float" office:value="1067953" calcext:value-type="float">
            <text:p>106795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uministro</text:p>
          </table:table-cell>
          <table:table-cell office:value-type="float" office:value="307550" calcext:value-type="float">
            <text:p>3075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ervicio</text:p>
          </table:table-cell>
          <table:table-cell office:value-type="float" office:value="4584891" calcext:value-type="float">
            <text:p>458489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Obra</text:p>
          </table:table-cell>
          <table:table-cell office:value-type="float" office:value="1100000" calcext:value-type="float">
            <text:p>110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uministro</text:p>
          </table:table-cell>
          <table:table-cell office:value-type="float" office:value="509652" calcext:value-type="float">
            <text:p>50965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ervicio</text:p>
          </table:table-cell>
          <table:table-cell office:value-type="float" office:value="4321209" calcext:value-type="float">
            <text:p>432120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Obra</text:p>
          </table:table-cell>
          <table:table-cell office:value-type="float" office:value="39435" calcext:value-type="float">
            <text:p>3943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uministro</text:p>
          </table:table-cell>
          <table:table-cell office:value-type="float" office:value="106240" calcext:value-type="float">
            <text:p>1062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ervicio</text:p>
          </table:table-cell>
          <table:table-cell office:value-type="float" office:value="4651820" calcext:value-type="float">
            <text:p>465182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Obra</text:p>
          </table:table-cell>
          <table:table-cell office:value-type="float" office:value="61000" calcext:value-type="float">
            <text:p>61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uministro</text:p>
          </table:table-cell>
          <table:table-cell office:value-type="float" office:value="242105" calcext:value-type="float">
            <text:p>24210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ervicio</text:p>
          </table:table-cell>
          <table:table-cell office:value-type="float" office:value="4581702" calcext:value-type="float">
            <text:p>458170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uministro</text:p>
          </table:table-cell>
          <table:table-cell office:value-type="float" office:value="105316" calcext:value-type="float">
            <text:p>10531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ervicio</text:p>
          </table:table-cell>
          <table:table-cell office:value-type="float" office:value="2794347" calcext:value-type="float">
            <text:p>279434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ervicio</text:p>
          </table:table-cell>
          <table:table-cell office:value-type="float" office:value="1330037" calcext:value-type="float">
            <text:p>133003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ervicio</text:p>
          </table:table-cell>
          <table:table-cell office:value-type="float" office:value="35713" calcext:value-type="float">
            <text:p>3571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CEICE-SGT</text:p>
          </table:table-cell>
          <table:table-cell office:value-type="string" calcext:value-type="string">
            <text:p>Servicio</text:p>
          </table:table-cell>
          <table:table-cell office:value-type="float" office:value="35713" calcext:value-type="float">
            <text:p>3571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ICESTS</text:p>
          </table:table-cell>
          <table:table-cell office:value-type="string" calcext:value-type="string">
            <text:p>Suministro</text:p>
          </table:table-cell>
          <table:table-cell office:value-type="float" office:value="168265" calcext:value-type="float">
            <text:p>16826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ICESTS</text:p>
          </table:table-cell>
          <table:table-cell office:value-type="string" calcext:value-type="string">
            <text:p>Servicio</text:p>
          </table:table-cell>
          <table:table-cell office:value-type="float" office:value="62640" calcext:value-type="float">
            <text:p>626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ICESTS</text:p>
          </table:table-cell>
          <table:table-cell office:value-type="string" calcext:value-type="string">
            <text:p>Servicio</text:p>
          </table:table-cell>
          <table:table-cell office:value-type="float" office:value="721" calcext:value-type="float">
            <text:p>72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uministro</text:p>
          </table:table-cell>
          <table:table-cell office:value-type="float" office:value="275713" calcext:value-type="float">
            <text:p>27571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ervicio</text:p>
          </table:table-cell>
          <table:table-cell office:value-type="float" office:value="709553" calcext:value-type="float">
            <text:p>70955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Obra</text:p>
          </table:table-cell>
          <table:table-cell office:value-type="float" office:value="29700" calcext:value-type="float">
            <text:p>297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Consultoría y Asistencia</text:p>
          </table:table-cell>
          <table:table-cell office:value-type="float" office:value="68281" calcext:value-type="float">
            <text:p>6828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uministro</text:p>
          </table:table-cell>
          <table:table-cell office:value-type="float" office:value="166898" calcext:value-type="float">
            <text:p>16689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ervicio</text:p>
          </table:table-cell>
          <table:table-cell office:value-type="float" office:value="1139502" calcext:value-type="float">
            <text:p>113950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Obra</text:p>
          </table:table-cell>
          <table:table-cell office:value-type="float" office:value="2515" calcext:value-type="float">
            <text:p>2515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Consultoría y Asistencia</text:p>
          </table:table-cell>
          <table:table-cell office:value-type="float" office:value="29607" calcext:value-type="float">
            <text:p>296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uministro</text:p>
          </table:table-cell>
          <table:table-cell office:value-type="float" office:value="189829" calcext:value-type="float">
            <text:p>18982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ervicio</text:p>
          </table:table-cell>
          <table:table-cell office:value-type="float" office:value="832412" calcext:value-type="float">
            <text:p>83241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uministro</text:p>
          </table:table-cell>
          <table:table-cell office:value-type="float" office:value="310818" calcext:value-type="float">
            <text:p>3108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ervicio</text:p>
          </table:table-cell>
          <table:table-cell office:value-type="float" office:value="563493" calcext:value-type="float">
            <text:p>56349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Obra</text:p>
          </table:table-cell>
          <table:table-cell office:value-type="float" office:value="70735" calcext:value-type="float">
            <text:p>7073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uministro</text:p>
          </table:table-cell>
          <table:table-cell office:value-type="float" office:value="105518" calcext:value-type="float">
            <text:p>1055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ervicio</text:p>
          </table:table-cell>
          <table:table-cell office:value-type="float" office:value="881653" calcext:value-type="float">
            <text:p>88165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uministro</text:p>
          </table:table-cell>
          <table:table-cell office:value-type="float" office:value="289100" calcext:value-type="float">
            <text:p>2891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ervicio</text:p>
          </table:table-cell>
          <table:table-cell office:value-type="float" office:value="2377678" calcext:value-type="float">
            <text:p>237767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uministro</text:p>
          </table:table-cell>
          <table:table-cell office:value-type="float" office:value="219524" calcext:value-type="float">
            <text:p>2195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ervicio</text:p>
          </table:table-cell>
          <table:table-cell office:value-type="float" office:value="2733196" calcext:value-type="float">
            <text:p>273319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uministro</text:p>
          </table:table-cell>
          <table:table-cell office:value-type="float" office:value="75611" calcext:value-type="float">
            <text:p>7561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ervicio</text:p>
          </table:table-cell>
          <table:table-cell office:value-type="float" office:value="1615578" calcext:value-type="float">
            <text:p>161557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EIC-IECA</text:p>
          </table:table-cell>
          <table:table-cell office:value-type="string" calcext:value-type="string">
            <text:p>Servicio</text:p>
          </table:table-cell>
          <table:table-cell office:value-type="float" office:value="799579" calcext:value-type="float">
            <text:p>7995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SASI</text:p>
          </table:table-cell>
          <table:table-cell office:value-type="string" calcext:value-type="string">
            <text:p>Servicio</text:p>
          </table:table-cell>
          <table:table-cell office:value-type="float" office:value="1111377" calcext:value-type="float">
            <text:p>111137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SASI</text:p>
          </table:table-cell>
          <table:table-cell office:value-type="string" calcext:value-type="string">
            <text:p>Obra</text:p>
          </table:table-cell>
          <table:table-cell office:value-type="float" office:value="194000" calcext:value-type="float">
            <text:p>194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SASI</text:p>
          </table:table-cell>
          <table:table-cell office:value-type="string" calcext:value-type="string">
            <text:p>Servicio</text:p>
          </table:table-cell>
          <table:table-cell office:value-type="float" office:value="1702470" calcext:value-type="float">
            <text:p>170247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SASI</text:p>
          </table:table-cell>
          <table:table-cell office:value-type="string" calcext:value-type="string">
            <text:p>Obra</text:p>
          </table:table-cell>
          <table:table-cell office:value-type="float" office:value="738110" calcext:value-type="float">
            <text:p>73811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SASI</text:p>
          </table:table-cell>
          <table:table-cell office:value-type="string" calcext:value-type="string">
            <text:p>Servicio</text:p>
          </table:table-cell>
          <table:table-cell office:value-type="float" office:value="2633678" calcext:value-type="float">
            <text:p>263367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-SCAP</text:p>
          </table:table-cell>
          <table:table-cell office:value-type="string" calcext:value-type="string">
            <text:p>Servicio</text:p>
          </table:table-cell>
          <table:table-cell office:value-type="float" office:value="900000" calcext:value-type="float">
            <text:p>90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-SCAP</text:p>
          </table:table-cell>
          <table:table-cell office:value-type="string" calcext:value-type="string">
            <text:p>Servicio</text:p>
          </table:table-cell>
          <table:table-cell office:value-type="float" office:value="3900000" calcext:value-type="float">
            <text:p>390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-SCAP</text:p>
          </table:table-cell>
          <table:table-cell office:value-type="string" calcext:value-type="string">
            <text:p>Servicio</text:p>
          </table:table-cell>
          <table:table-cell office:value-type="float" office:value="5100000" calcext:value-type="float">
            <text:p>510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-SCAP</text:p>
          </table:table-cell>
          <table:table-cell office:value-type="string" calcext:value-type="string">
            <text:p>Servicio</text:p>
          </table:table-cell>
          <table:table-cell office:value-type="float" office:value="2100000" calcext:value-type="float">
            <text:p>210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SCAP</text:p>
          </table:table-cell>
          <table:table-cell office:value-type="string" calcext:value-type="string">
            <text:p>Servicio</text:p>
          </table:table-cell>
          <table:table-cell office:value-type="float" office:value="608355" calcext:value-type="float">
            <text:p>60835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SCAP</text:p>
          </table:table-cell>
          <table:table-cell office:value-type="string" calcext:value-type="string">
            <text:p>Servicio</text:p>
          </table:table-cell>
          <table:table-cell office:value-type="float" office:value="1349708" calcext:value-type="float">
            <text:p>134970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-SCDSH</text:p>
          </table:table-cell>
          <table:table-cell office:value-type="string" calcext:value-type="string">
            <text:p>Suministro</text:p>
          </table:table-cell>
          <table:table-cell office:value-type="float" office:value="74672" calcext:value-type="float">
            <text:p>7467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-SCDSH</text:p>
          </table:table-cell>
          <table:table-cell office:value-type="string" calcext:value-type="string">
            <text:p>Servicio</text:p>
          </table:table-cell>
          <table:table-cell office:value-type="float" office:value="247243" calcext:value-type="float">
            <text:p>24724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-SCDSH</text:p>
          </table:table-cell>
          <table:table-cell office:value-type="string" calcext:value-type="string">
            <text:p>Suministro</text:p>
          </table:table-cell>
          <table:table-cell office:value-type="float" office:value="97734" calcext:value-type="float">
            <text:p>9773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-SCDSH</text:p>
          </table:table-cell>
          <table:table-cell office:value-type="string" calcext:value-type="string">
            <text:p>Servicio</text:p>
          </table:table-cell>
          <table:table-cell office:value-type="float" office:value="731072" calcext:value-type="float">
            <text:p>73107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-SCDSH</text:p>
          </table:table-cell>
          <table:table-cell office:value-type="string" calcext:value-type="string">
            <text:p>Servicio</text:p>
          </table:table-cell>
          <table:table-cell office:value-type="float" office:value="85000" calcext:value-type="float">
            <text:p>85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SCDSH</text:p>
          </table:table-cell>
          <table:table-cell office:value-type="string" calcext:value-type="string">
            <text:p>Suministro</text:p>
          </table:table-cell>
          <table:table-cell office:value-type="float" office:value="14744" calcext:value-type="float">
            <text:p>1474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SCDSH</text:p>
          </table:table-cell>
          <table:table-cell office:value-type="string" calcext:value-type="string">
            <text:p>Servicio</text:p>
          </table:table-cell>
          <table:table-cell office:value-type="float" office:value="2588601" calcext:value-type="float">
            <text:p>258860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SCDSH</text:p>
          </table:table-cell>
          <table:table-cell office:value-type="string" calcext:value-type="string">
            <text:p>Servicio</text:p>
          </table:table-cell>
          <table:table-cell office:value-type="float" office:value="10729366" calcext:value-type="float">
            <text:p>107293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SCDSH</text:p>
          </table:table-cell>
          <table:table-cell office:value-type="string" calcext:value-type="string">
            <text:p>Servicio</text:p>
          </table:table-cell>
          <table:table-cell office:value-type="float" office:value="12313979" calcext:value-type="float">
            <text:p>123139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ICSCDSH</text:p>
          </table:table-cell>
          <table:table-cell office:value-type="string" calcext:value-type="string">
            <text:p>Servicio</text:p>
          </table:table-cell>
          <table:table-cell office:value-type="float" office:value="11502339" calcext:value-type="float">
            <text:p>1150233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-SGTSI</text:p>
          </table:table-cell>
          <table:table-cell office:value-type="string" calcext:value-type="string">
            <text:p>Servicio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-SIP</text:p>
          </table:table-cell>
          <table:table-cell office:value-type="string" calcext:value-type="string">
            <text:p>Servicio</text:p>
          </table:table-cell>
          <table:table-cell office:value-type="float" office:value="171097" calcext:value-type="float">
            <text:p>17109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-SIP</text:p>
          </table:table-cell>
          <table:table-cell office:value-type="string" calcext:value-type="string">
            <text:p>Servicio</text:p>
          </table:table-cell>
          <table:table-cell office:value-type="float" office:value="10620" calcext:value-type="float">
            <text:p>1062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IC-SSC</text:p>
          </table:table-cell>
          <table:table-cell office:value-type="string" calcext:value-type="string">
            <text:p>Servicio</text:p>
          </table:table-cell>
          <table:table-cell office:value-type="float" office:value="52699" calcext:value-type="float">
            <text:p>526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-SSC</text:p>
          </table:table-cell>
          <table:table-cell office:value-type="string" calcext:value-type="string">
            <text:p>Servicio</text:p>
          </table:table-cell>
          <table:table-cell office:value-type="float" office:value="126027" calcext:value-type="float">
            <text:p>12602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-SSC</text:p>
          </table:table-cell>
          <table:table-cell office:value-type="string" calcext:value-type="string">
            <text:p>Servicio</text:p>
          </table:table-cell>
          <table:table-cell office:value-type="float" office:value="128454" calcext:value-type="float">
            <text:p>12845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-SSC</text:p>
          </table:table-cell>
          <table:table-cell office:value-type="string" calcext:value-type="string">
            <text:p>Servicio</text:p>
          </table:table-cell>
          <table:table-cell office:value-type="float" office:value="21409" calcext:value-type="float">
            <text:p>2140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ICSSC</text:p>
          </table:table-cell>
          <table:table-cell office:value-type="string" calcext:value-type="string">
            <text:p>Servicio</text:p>
          </table:table-cell>
          <table:table-cell office:value-type="float" office:value="211603" calcext:value-type="float">
            <text:p>21160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ICSSC</text:p>
          </table:table-cell>
          <table:table-cell office:value-type="string" calcext:value-type="string">
            <text:p>Servicio</text:p>
          </table:table-cell>
          <table:table-cell office:value-type="float" office:value="5420884" calcext:value-type="float">
            <text:p>542088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ICSSC</text:p>
          </table:table-cell>
          <table:table-cell office:value-type="string" calcext:value-type="string">
            <text:p>Servicio</text:p>
          </table:table-cell>
          <table:table-cell office:value-type="float" office:value="2935811" calcext:value-type="float">
            <text:p>293581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uministro</text:p>
          </table:table-cell>
          <table:table-cell office:value-type="float" office:value="403200" calcext:value-type="float">
            <text:p>4032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ervicio</text:p>
          </table:table-cell>
          <table:table-cell office:value-type="float" office:value="169050" calcext:value-type="float">
            <text:p>1690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uministro</text:p>
          </table:table-cell>
          <table:table-cell office:value-type="float" office:value="3383259" calcext:value-type="float">
            <text:p>338325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ervicio</text:p>
          </table:table-cell>
          <table:table-cell office:value-type="float" office:value="5667301" calcext:value-type="float">
            <text:p>566730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Obra</text:p>
          </table:table-cell>
          <table:table-cell office:value-type="float" office:value="16500" calcext:value-type="float">
            <text:p>165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uministro</text:p>
          </table:table-cell>
          <table:table-cell office:value-type="float" office:value="839563" calcext:value-type="float">
            <text:p>83956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ervicio</text:p>
          </table:table-cell>
          <table:table-cell office:value-type="float" office:value="3027430" calcext:value-type="float">
            <text:p>302743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Obra</text:p>
          </table:table-cell>
          <table:table-cell office:value-type="float" office:value="296000" calcext:value-type="float">
            <text:p>296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uministro</text:p>
          </table:table-cell>
          <table:table-cell office:value-type="float" office:value="2106328" calcext:value-type="float">
            <text:p>210632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ervicio</text:p>
          </table:table-cell>
          <table:table-cell office:value-type="float" office:value="7928968" calcext:value-type="float">
            <text:p>792896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Obra</text:p>
          </table:table-cell>
          <table:table-cell office:value-type="float" office:value="64606" calcext:value-type="float">
            <text:p>6460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uministro</text:p>
          </table:table-cell>
          <table:table-cell office:value-type="float" office:value="809332" calcext:value-type="float">
            <text:p>80933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ervicio</text:p>
          </table:table-cell>
          <table:table-cell office:value-type="float" office:value="11589312" calcext:value-type="float">
            <text:p>1158931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Obra</text:p>
          </table:table-cell>
          <table:table-cell office:value-type="float" office:value="144949" calcext:value-type="float">
            <text:p>14494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uministro</text:p>
          </table:table-cell>
          <table:table-cell office:value-type="float" office:value="1424399" calcext:value-type="float">
            <text:p>14243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ervicio</text:p>
          </table:table-cell>
          <table:table-cell office:value-type="float" office:value="10329247" calcext:value-type="float">
            <text:p>1032924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Obra</text:p>
          </table:table-cell>
          <table:table-cell office:value-type="float" office:value="6000" calcext:value-type="float">
            <text:p>6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uministro</text:p>
          </table:table-cell>
          <table:table-cell office:value-type="float" office:value="72155" calcext:value-type="float">
            <text:p>7215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ervicio</text:p>
          </table:table-cell>
          <table:table-cell office:value-type="float" office:value="8867779" calcext:value-type="float">
            <text:p>88677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Obra</text:p>
          </table:table-cell>
          <table:table-cell office:value-type="float" office:value="50000" calcext:value-type="float">
            <text:p>5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ervicio</text:p>
          </table:table-cell>
          <table:table-cell office:value-type="float" office:value="5535939" calcext:value-type="float">
            <text:p>553593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ervicio</text:p>
          </table:table-cell>
          <table:table-cell office:value-type="float" office:value="36000" calcext:value-type="float">
            <text:p>36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uministro</text:p>
          </table:table-cell>
          <table:table-cell office:value-type="float" office:value="199196" calcext:value-type="float">
            <text:p>19919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ervicio</text:p>
          </table:table-cell>
          <table:table-cell office:value-type="float" office:value="1515286" calcext:value-type="float">
            <text:p>151528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uministro</text:p>
          </table:table-cell>
          <table:table-cell office:value-type="float" office:value="57233" calcext:value-type="float">
            <text:p>572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ervicio</text:p>
          </table:table-cell>
          <table:table-cell office:value-type="float" office:value="4476488" calcext:value-type="float">
            <text:p>447648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uministro</text:p>
          </table:table-cell>
          <table:table-cell office:value-type="float" office:value="103618" calcext:value-type="float">
            <text:p>1036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ervicio</text:p>
          </table:table-cell>
          <table:table-cell office:value-type="float" office:value="5292758" calcext:value-type="float">
            <text:p>529275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uministro</text:p>
          </table:table-cell>
          <table:table-cell office:value-type="float" office:value="432526" calcext:value-type="float">
            <text:p>43252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ervicio</text:p>
          </table:table-cell>
          <table:table-cell office:value-type="float" office:value="3016516" calcext:value-type="float">
            <text:p>301651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uministro</text:p>
          </table:table-cell>
          <table:table-cell office:value-type="float" office:value="128268" calcext:value-type="float">
            <text:p>12826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ervicio</text:p>
          </table:table-cell>
          <table:table-cell office:value-type="float" office:value="2773184" calcext:value-type="float">
            <text:p>277318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Obra</text:p>
          </table:table-cell>
          <table:table-cell office:value-type="float" office:value="60119" calcext:value-type="float">
            <text:p>6011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uministro</text:p>
          </table:table-cell>
          <table:table-cell office:value-type="float" office:value="16443" calcext:value-type="float">
            <text:p>1644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FV</text:p>
          </table:table-cell>
          <table:table-cell office:value-type="string" calcext:value-type="string">
            <text:p>Servicio</text:p>
          </table:table-cell>
          <table:table-cell office:value-type="float" office:value="659724" calcext:value-type="float">
            <text:p>6597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Suministro</text:p>
          </table:table-cell>
          <table:table-cell office:value-type="float" office:value="25023" calcext:value-type="float">
            <text:p>25023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Consultoría y Asistencia</text:p>
          </table:table-cell>
          <table:table-cell office:value-type="float" office:value="12000" calcext:value-type="float">
            <text:p>12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Suministro</text:p>
          </table:table-cell>
          <table:table-cell office:value-type="float" office:value="362778" calcext:value-type="float">
            <text:p>36277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Servicio</text:p>
          </table:table-cell>
          <table:table-cell office:value-type="float" office:value="419865" calcext:value-type="float">
            <text:p>419865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Consultoría y Asistencia</text:p>
          </table:table-cell>
          <table:table-cell office:value-type="float" office:value="484371" calcext:value-type="float">
            <text:p>48437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Suministro</text:p>
          </table:table-cell>
          <table:table-cell office:value-type="float" office:value="85749" calcext:value-type="float">
            <text:p>8574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Servicio</text:p>
          </table:table-cell>
          <table:table-cell office:value-type="float" office:value="1949495" calcext:value-type="float">
            <text:p>1949495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Consultoría y Asistencia</text:p>
          </table:table-cell>
          <table:table-cell office:value-type="float" office:value="386231" calcext:value-type="float">
            <text:p>38623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Suministro</text:p>
          </table:table-cell>
          <table:table-cell office:value-type="float" office:value="201052" calcext:value-type="float">
            <text:p>20105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Servicio</text:p>
          </table:table-cell>
          <table:table-cell office:value-type="float" office:value="1958982" calcext:value-type="float">
            <text:p>195898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Obra</text:p>
          </table:table-cell>
          <table:table-cell office:value-type="float" office:value="5500" calcext:value-type="float">
            <text:p>55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Consultoría y Asistencia</text:p>
          </table:table-cell>
          <table:table-cell office:value-type="float" office:value="251002" calcext:value-type="float">
            <text:p>25100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Suministro</text:p>
          </table:table-cell>
          <table:table-cell office:value-type="float" office:value="74305" calcext:value-type="float">
            <text:p>7430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Servicio</text:p>
          </table:table-cell>
          <table:table-cell office:value-type="float" office:value="1554551" calcext:value-type="float">
            <text:p>155455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Obra</text:p>
          </table:table-cell>
          <table:table-cell office:value-type="float" office:value="6000" calcext:value-type="float">
            <text:p>6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Servicio</text:p>
          </table:table-cell>
          <table:table-cell office:value-type="float" office:value="1653379" calcext:value-type="float">
            <text:p>16533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GOB</text:p>
          </table:table-cell>
          <table:table-cell office:value-type="string" calcext:value-type="string">
            <text:p>Servicio</text:p>
          </table:table-cell>
          <table:table-cell office:value-type="float" office:value="1533133" calcext:value-type="float">
            <text:p>15331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HAP</text:p>
          </table:table-cell>
          <table:table-cell office:value-type="string" calcext:value-type="string">
            <text:p>Servicio</text:p>
          </table:table-cell>
          <table:table-cell office:value-type="float" office:value="24008" calcext:value-type="float">
            <text:p>2400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HAP</text:p>
          </table:table-cell>
          <table:table-cell office:value-type="string" calcext:value-type="string">
            <text:p>Obra</text:p>
          </table:table-cell>
          <table:table-cell office:value-type="float" office:value="6666" calcext:value-type="float">
            <text:p>66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HAP</text:p>
          </table:table-cell>
          <table:table-cell office:value-type="string" calcext:value-type="string">
            <text:p>Servicio</text:p>
          </table:table-cell>
          <table:table-cell office:value-type="float" office:value="2241584" calcext:value-type="float">
            <text:p>224158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HAP</text:p>
          </table:table-cell>
          <table:table-cell office:value-type="string" calcext:value-type="string">
            <text:p>Obra</text:p>
          </table:table-cell>
          <table:table-cell office:value-type="float" office:value="2222" calcext:value-type="float">
            <text:p>22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HAP</text:p>
          </table:table-cell>
          <table:table-cell office:value-type="string" calcext:value-type="string">
            <text:p>Servicio</text:p>
          </table:table-cell>
          <table:table-cell office:value-type="float" office:value="1907371" calcext:value-type="float">
            <text:p>190737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HAP-AGESA</text:p>
          </table:table-cell>
          <table:table-cell office:value-type="string" calcext:value-type="string">
            <text:p>Obra</text:p>
          </table:table-cell>
          <table:table-cell office:value-type="float" office:value="820" calcext:value-type="float">
            <text:p>8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HAP-AGESA</text:p>
          </table:table-cell>
          <table:table-cell office:value-type="string" calcext:value-type="string">
            <text:p>Servicio</text:p>
          </table:table-cell>
          <table:table-cell office:value-type="float" office:value="3880" calcext:value-type="float">
            <text:p>38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HAP-AGESA</text:p>
          </table:table-cell>
          <table:table-cell office:value-type="string" calcext:value-type="string">
            <text:p>Obra</text:p>
          </table:table-cell>
          <table:table-cell office:value-type="float" office:value="3908" calcext:value-type="float">
            <text:p>390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HAP-AGESA</text:p>
          </table:table-cell>
          <table:table-cell office:value-type="string" calcext:value-type="string">
            <text:p>Servicio</text:p>
          </table:table-cell>
          <table:table-cell office:value-type="float" office:value="2576" calcext:value-type="float">
            <text:p>2576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HAP-AGESA</text:p>
          </table:table-cell>
          <table:table-cell office:value-type="string" calcext:value-type="string">
            <text:p>Obra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HAP-AGESA</text:p>
          </table:table-cell>
          <table:table-cell office:value-type="string" calcext:value-type="string">
            <text:p>Servicio</text:p>
          </table:table-cell>
          <table:table-cell office:value-type="float" office:value="2439" calcext:value-type="float">
            <text:p>2439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CHAP-AGESA</text:p>
          </table:table-cell>
          <table:table-cell office:value-type="string" calcext:value-type="string">
            <text:p>Servicio</text:p>
          </table:table-cell>
          <table:table-cell office:value-type="float" office:value="2512" calcext:value-type="float">
            <text:p>251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HAPDGPD</text:p>
          </table:table-cell>
          <table:table-cell office:value-type="string" calcext:value-type="string">
            <text:p>Suministro</text:p>
          </table:table-cell>
          <table:table-cell office:value-type="float" office:value="1600000" calcext:value-type="float">
            <text:p>160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HAPDGPD</text:p>
          </table:table-cell>
          <table:table-cell office:value-type="string" calcext:value-type="string">
            <text:p>Servicio</text:p>
          </table:table-cell>
          <table:table-cell office:value-type="float" office:value="85710" calcext:value-type="float">
            <text:p>8571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HAPDGPD</text:p>
          </table:table-cell>
          <table:table-cell office:value-type="string" calcext:value-type="string">
            <text:p>Suministro</text:p>
          </table:table-cell>
          <table:table-cell office:value-type="float" office:value="1381567" calcext:value-type="float">
            <text:p>138156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HAPDGPD</text:p>
          </table:table-cell>
          <table:table-cell office:value-type="string" calcext:value-type="string">
            <text:p>Servicio</text:p>
          </table:table-cell>
          <table:table-cell office:value-type="float" office:value="681212" calcext:value-type="float">
            <text:p>68121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HAPDGPD</text:p>
          </table:table-cell>
          <table:table-cell office:value-type="string" calcext:value-type="string">
            <text:p>Obra</text:p>
          </table:table-cell>
          <table:table-cell office:value-type="float" office:value="1200001" calcext:value-type="float">
            <text:p>120000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HAPDGPD</text:p>
          </table:table-cell>
          <table:table-cell office:value-type="string" calcext:value-type="string">
            <text:p>Suministro</text:p>
          </table:table-cell>
          <table:table-cell office:value-type="float" office:value="700525" calcext:value-type="float">
            <text:p>7005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HAPDGPD</text:p>
          </table:table-cell>
          <table:table-cell office:value-type="string" calcext:value-type="string">
            <text:p>Servicio</text:p>
          </table:table-cell>
          <table:table-cell office:value-type="float" office:value="1712983" calcext:value-type="float">
            <text:p>171298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HAPDGPD</text:p>
          </table:table-cell>
          <table:table-cell office:value-type="string" calcext:value-type="string">
            <text:p>Obra</text:p>
          </table:table-cell>
          <table:table-cell office:value-type="float" office:value="1600000" calcext:value-type="float">
            <text:p>160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HAPDGPD</text:p>
          </table:table-cell>
          <table:table-cell office:value-type="string" calcext:value-type="string">
            <text:p>Suministro</text:p>
          </table:table-cell>
          <table:table-cell office:value-type="float" office:value="555980" calcext:value-type="float">
            <text:p>55598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HAPDGPD</text:p>
          </table:table-cell>
          <table:table-cell office:value-type="string" calcext:value-type="string">
            <text:p>Suministro</text:p>
          </table:table-cell>
          <table:table-cell office:value-type="float" office:value="130000" calcext:value-type="float">
            <text:p>1300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HAPDGTHAE</text:p>
          </table:table-cell>
          <table:table-cell office:value-type="string" calcext:value-type="string">
            <text:p>Suministro</text:p>
          </table:table-cell>
          <table:table-cell office:value-type="float" office:value="75342" calcext:value-type="float">
            <text:p>7534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HAP-IAAP</text:p>
          </table:table-cell>
          <table:table-cell office:value-type="string" calcext:value-type="string">
            <text:p>Suministro</text:p>
          </table:table-cell>
          <table:table-cell office:value-type="float" office:value="62480" calcext:value-type="float">
            <text:p>6248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HAP-IAAP</text:p>
          </table:table-cell>
          <table:table-cell office:value-type="string" calcext:value-type="string">
            <text:p>Servicio</text:p>
          </table:table-cell>
          <table:table-cell office:value-type="float" office:value="7080" calcext:value-type="float">
            <text:p>708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HAP-IAAP</text:p>
          </table:table-cell>
          <table:table-cell office:value-type="string" calcext:value-type="string">
            <text:p>Suministro</text:p>
          </table:table-cell>
          <table:table-cell office:value-type="float" office:value="23344" calcext:value-type="float">
            <text:p>2334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HAP-IAAP</text:p>
          </table:table-cell>
          <table:table-cell office:value-type="string" calcext:value-type="string">
            <text:p>Servicio</text:p>
          </table:table-cell>
          <table:table-cell office:value-type="float" office:value="178782" calcext:value-type="float">
            <text:p>17878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HAP-IAAP</text:p>
          </table:table-cell>
          <table:table-cell office:value-type="string" calcext:value-type="string">
            <text:p>Servicio</text:p>
          </table:table-cell>
          <table:table-cell office:value-type="float" office:value="449088" calcext:value-type="float">
            <text:p>44908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HAP-IAAP</text:p>
          </table:table-cell>
          <table:table-cell office:value-type="string" calcext:value-type="string">
            <text:p>Suministro</text:p>
          </table:table-cell>
          <table:table-cell office:value-type="float" office:value="1378" calcext:value-type="float">
            <text:p>137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HAP-IAAP</text:p>
          </table:table-cell>
          <table:table-cell office:value-type="string" calcext:value-type="string">
            <text:p>Servicio</text:p>
          </table:table-cell>
          <table:table-cell office:value-type="float" office:value="205817" calcext:value-type="float">
            <text:p>20581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HAP-IAAP</text:p>
          </table:table-cell>
          <table:table-cell office:value-type="string" calcext:value-type="string">
            <text:p>Servicio</text:p>
          </table:table-cell>
          <table:table-cell office:value-type="float" office:value="413045" calcext:value-type="float">
            <text:p>41304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HAP-IAAP</text:p>
          </table:table-cell>
          <table:table-cell office:value-type="string" calcext:value-type="string">
            <text:p>Servicio</text:p>
          </table:table-cell>
          <table:table-cell office:value-type="float" office:value="109117" calcext:value-type="float">
            <text:p>10911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uministro</text:p>
          </table:table-cell>
          <table:table-cell office:value-type="float" office:value="625151" calcext:value-type="float">
            <text:p>62515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ervicio</text:p>
          </table:table-cell>
          <table:table-cell office:value-type="float" office:value="606379" calcext:value-type="float">
            <text:p>6063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Obra</text:p>
          </table:table-cell>
          <table:table-cell office:value-type="float" office:value="11950" calcext:value-type="float">
            <text:p>119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Consultoría y Asistencia</text:p>
          </table:table-cell>
          <table:table-cell office:value-type="float" office:value="119567" calcext:value-type="float">
            <text:p>11956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uministro</text:p>
          </table:table-cell>
          <table:table-cell office:value-type="float" office:value="1665815" calcext:value-type="float">
            <text:p>166581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ervicio</text:p>
          </table:table-cell>
          <table:table-cell office:value-type="float" office:value="874775" calcext:value-type="float">
            <text:p>87477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Obra</text:p>
          </table:table-cell>
          <table:table-cell office:value-type="float" office:value="87568" calcext:value-type="float">
            <text:p>8756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Consultoría y Asistencia</text:p>
          </table:table-cell>
          <table:table-cell office:value-type="float" office:value="665268" calcext:value-type="float">
            <text:p>66526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uministro</text:p>
          </table:table-cell>
          <table:table-cell office:value-type="float" office:value="261406" calcext:value-type="float">
            <text:p>26140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ervicio</text:p>
          </table:table-cell>
          <table:table-cell office:value-type="float" office:value="3187430" calcext:value-type="float">
            <text:p>318743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Obra</text:p>
          </table:table-cell>
          <table:table-cell office:value-type="float" office:value="8128" calcext:value-type="float">
            <text:p>812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Consultoría y Asistencia</text:p>
          </table:table-cell>
          <table:table-cell office:value-type="float" office:value="226364" calcext:value-type="float">
            <text:p>22636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uministro</text:p>
          </table:table-cell>
          <table:table-cell office:value-type="float" office:value="282540" calcext:value-type="float">
            <text:p>2825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ervicio</text:p>
          </table:table-cell>
          <table:table-cell office:value-type="float" office:value="4100669" calcext:value-type="float">
            <text:p>410066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Obra</text:p>
          </table:table-cell>
          <table:table-cell office:value-type="float" office:value="69598" calcext:value-type="float">
            <text:p>6959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Consultoría y Asistencia</text:p>
          </table:table-cell>
          <table:table-cell office:value-type="float" office:value="70025" calcext:value-type="float">
            <text:p>700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uministro</text:p>
          </table:table-cell>
          <table:table-cell office:value-type="float" office:value="608246" calcext:value-type="float">
            <text:p>60824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ervicio</text:p>
          </table:table-cell>
          <table:table-cell office:value-type="float" office:value="6183244" calcext:value-type="float">
            <text:p>618324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Obra</text:p>
          </table:table-cell>
          <table:table-cell office:value-type="float" office:value="767010" calcext:value-type="float">
            <text:p>76701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uministro</text:p>
          </table:table-cell>
          <table:table-cell office:value-type="float" office:value="2682052" calcext:value-type="float">
            <text:p>268205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ervicio</text:p>
          </table:table-cell>
          <table:table-cell office:value-type="float" office:value="9598419" calcext:value-type="float">
            <text:p>959841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Obra</text:p>
          </table:table-cell>
          <table:table-cell office:value-type="float" office:value="1088288" calcext:value-type="float">
            <text:p>108828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uministro</text:p>
          </table:table-cell>
          <table:table-cell office:value-type="float" office:value="215179" calcext:value-type="float">
            <text:p>2151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ervicio</text:p>
          </table:table-cell>
          <table:table-cell office:value-type="float" office:value="1556335" calcext:value-type="float">
            <text:p>155633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Obra</text:p>
          </table:table-cell>
          <table:table-cell office:value-type="float" office:value="138661" calcext:value-type="float">
            <text:p>13866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IBS</text:p>
          </table:table-cell>
          <table:table-cell office:value-type="string" calcext:value-type="string">
            <text:p>Servicio</text:p>
          </table:table-cell>
          <table:table-cell office:value-type="float" office:value="106552" calcext:value-type="float">
            <text:p>10655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AAE-SG</text:p>
          </table:table-cell>
          <table:table-cell office:value-type="string" calcext:value-type="string">
            <text:p>Servicio</text:p>
          </table:table-cell>
          <table:table-cell office:value-type="float" office:value="555700" calcext:value-type="float">
            <text:p>5557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AAE-SG</text:p>
          </table:table-cell>
          <table:table-cell office:value-type="string" calcext:value-type="string">
            <text:p>Servicio</text:p>
          </table:table-cell>
          <table:table-cell office:value-type="float" office:value="315417" calcext:value-type="float">
            <text:p>315417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CE-AAE-SG</text:p>
          </table:table-cell>
          <table:table-cell office:value-type="string" calcext:value-type="string">
            <text:p>Servicio</text:p>
          </table:table-cell>
          <table:table-cell office:value-type="float" office:value="120080" calcext:value-type="float">
            <text:p>1200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ICE-AAE-SG</text:p>
          </table:table-cell>
          <table:table-cell office:value-type="string" calcext:value-type="string">
            <text:p>Servicio</text:p>
          </table:table-cell>
          <table:table-cell office:value-type="float" office:value="9280" calcext:value-type="float">
            <text:p>92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AGAE-SG</text:p>
          </table:table-cell>
          <table:table-cell office:value-type="string" calcext:value-type="string">
            <text:p>Suministro</text:p>
          </table:table-cell>
          <table:table-cell office:value-type="float" office:value="14800" calcext:value-type="float">
            <text:p>148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ICE-DGIAP</text:p>
          </table:table-cell>
          <table:table-cell office:value-type="string" calcext:value-type="string">
            <text:p>Suministro</text:p>
          </table:table-cell>
          <table:table-cell office:value-type="float" office:value="9959" calcext:value-type="float">
            <text:p>995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ICE-DGIAP</text:p>
          </table:table-cell>
          <table:table-cell office:value-type="string" calcext:value-type="string">
            <text:p>Servicio</text:p>
          </table:table-cell>
          <table:table-cell office:value-type="float" office:value="11740" calcext:value-type="float">
            <text:p>117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CE-DGSTSI</text:p>
          </table:table-cell>
          <table:table-cell office:value-type="string" calcext:value-type="string">
            <text:p>Servicio</text:p>
          </table:table-cell>
          <table:table-cell office:value-type="float" office:value="240000" calcext:value-type="float">
            <text:p>2400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SASI</text:p>
          </table:table-cell>
          <table:table-cell office:value-type="string" calcext:value-type="string">
            <text:p>NO PROCEDE</text:p>
          </table:table-cell>
          <table:table-cell office:value-type="float" office:value="3898730" calcext:value-type="float">
            <text:p>38987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CE-SASI</text:p>
          </table:table-cell>
          <table:table-cell office:value-type="string" calcext:value-type="string">
            <text:p>NO PROCEDE</text:p>
          </table:table-cell>
          <table:table-cell office:value-type="float" office:value="32714" calcext:value-type="float">
            <text:p>32714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CE-SCAP</text:p>
          </table:table-cell>
          <table:table-cell office:value-type="string" calcext:value-type="string">
            <text:p>Consultoría y Asistencia</text:p>
          </table:table-cell>
          <table:table-cell office:value-type="float" office:value="160000" calcext:value-type="float">
            <text:p>1600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CAP</text:p>
          </table:table-cell>
          <table:table-cell office:value-type="string" calcext:value-type="string">
            <text:p>Consultoría y Asistencia</text:p>
          </table:table-cell>
          <table:table-cell office:value-type="float" office:value="394220" calcext:value-type="float">
            <text:p>3942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SCAP</text:p>
          </table:table-cell>
          <table:table-cell office:value-type="string" calcext:value-type="string">
            <text:p>Consultoría y Asistencia</text:p>
          </table:table-cell>
          <table:table-cell office:value-type="float" office:value="128064" calcext:value-type="float">
            <text:p>12806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CDSH</text:p>
          </table:table-cell>
          <table:table-cell office:value-type="string" calcext:value-type="string">
            <text:p>Suministro</text:p>
          </table:table-cell>
          <table:table-cell office:value-type="float" office:value="73778" calcext:value-type="float">
            <text:p>7377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CDSH</text:p>
          </table:table-cell>
          <table:table-cell office:value-type="string" calcext:value-type="string">
            <text:p>Servicio</text:p>
          </table:table-cell>
          <table:table-cell office:value-type="float" office:value="9463531" calcext:value-type="float">
            <text:p>946353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CDSH</text:p>
          </table:table-cell>
          <table:table-cell office:value-type="string" calcext:value-type="string">
            <text:p>Obra</text:p>
          </table:table-cell>
          <table:table-cell office:value-type="float" office:value="11148" calcext:value-type="float">
            <text:p>1114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SCDSH</text:p>
          </table:table-cell>
          <table:table-cell office:value-type="string" calcext:value-type="string">
            <text:p>Suministro</text:p>
          </table:table-cell>
          <table:table-cell office:value-type="float" office:value="20059" calcext:value-type="float">
            <text:p>2005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SCDSH</text:p>
          </table:table-cell>
          <table:table-cell office:value-type="string" calcext:value-type="string">
            <text:p>Servicio</text:p>
          </table:table-cell>
          <table:table-cell office:value-type="float" office:value="13309394" calcext:value-type="float">
            <text:p>1330939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CE-SCDSH</text:p>
          </table:table-cell>
          <table:table-cell office:value-type="string" calcext:value-type="string">
            <text:p>Servicio</text:p>
          </table:table-cell>
          <table:table-cell office:value-type="float" office:value="15529190" calcext:value-type="float">
            <text:p>1552919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ICE-SCDSH</text:p>
          </table:table-cell>
          <table:table-cell office:value-type="string" calcext:value-type="string">
            <text:p>Servicio</text:p>
          </table:table-cell>
          <table:table-cell office:value-type="float" office:value="9112053" calcext:value-type="float">
            <text:p>911205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ICE-SCDSH</text:p>
          </table:table-cell>
          <table:table-cell office:value-type="string" calcext:value-type="string">
            <text:p>Servicio</text:p>
          </table:table-cell>
          <table:table-cell office:value-type="float" office:value="75000" calcext:value-type="float">
            <text:p>75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ICE-SGT</text:p>
          </table:table-cell>
          <table:table-cell office:value-type="string" calcext:value-type="string">
            <text:p>Suministro</text:p>
          </table:table-cell>
          <table:table-cell office:value-type="float" office:value="391007" calcext:value-type="float">
            <text:p>3910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ICE-SGT</text:p>
          </table:table-cell>
          <table:table-cell office:value-type="string" calcext:value-type="string">
            <text:p>Servicio</text:p>
          </table:table-cell>
          <table:table-cell office:value-type="float" office:value="555218" calcext:value-type="float">
            <text:p>5552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ICE-SGT</text:p>
          </table:table-cell>
          <table:table-cell office:value-type="string" calcext:value-type="string">
            <text:p>Obra</text:p>
          </table:table-cell>
          <table:table-cell office:value-type="float" office:value="29463" calcext:value-type="float">
            <text:p>29463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ICE-SGT</text:p>
          </table:table-cell>
          <table:table-cell office:value-type="string" calcext:value-type="string">
            <text:p>Consultoría y Asistencia</text:p>
          </table:table-cell>
          <table:table-cell office:value-type="float" office:value="106395" calcext:value-type="float">
            <text:p>10639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CE-SGT</text:p>
          </table:table-cell>
          <table:table-cell office:value-type="string" calcext:value-type="string">
            <text:p>Servicio</text:p>
          </table:table-cell>
          <table:table-cell office:value-type="float" office:value="398390" calcext:value-type="float">
            <text:p>39839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GT</text:p>
          </table:table-cell>
          <table:table-cell office:value-type="string" calcext:value-type="string">
            <text:p>Servicio</text:p>
          </table:table-cell>
          <table:table-cell office:value-type="float" office:value="418064" calcext:value-type="float">
            <text:p>418064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Suministro</text:p>
          </table:table-cell>
          <table:table-cell office:value-type="float" office:value="3067228" calcext:value-type="float">
            <text:p>306722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Servicio</text:p>
          </table:table-cell>
          <table:table-cell office:value-type="float" office:value="6880625" calcext:value-type="float">
            <text:p>6880625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Obra</text:p>
          </table:table-cell>
          <table:table-cell office:value-type="float" office:value="37750" calcext:value-type="float">
            <text:p>377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Consultoría y Asistencia</text:p>
          </table:table-cell>
          <table:table-cell office:value-type="float" office:value="313219" calcext:value-type="float">
            <text:p>313219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Suministro</text:p>
          </table:table-cell>
          <table:table-cell office:value-type="float" office:value="1615641" calcext:value-type="float">
            <text:p>161564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Servicio</text:p>
          </table:table-cell>
          <table:table-cell office:value-type="float" office:value="12720751" calcext:value-type="float">
            <text:p>1272075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Obra</text:p>
          </table:table-cell>
          <table:table-cell office:value-type="float" office:value="1269124" calcext:value-type="float">
            <text:p>1269124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Consultoría y Asistencia</text:p>
          </table:table-cell>
          <table:table-cell office:value-type="float" office:value="121500" calcext:value-type="float">
            <text:p>1215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Suministro</text:p>
          </table:table-cell>
          <table:table-cell office:value-type="float" office:value="1839515" calcext:value-type="float">
            <text:p>1839515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Servicio</text:p>
          </table:table-cell>
          <table:table-cell office:value-type="float" office:value="4657261" calcext:value-type="float">
            <text:p>465726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Obra</text:p>
          </table:table-cell>
          <table:table-cell office:value-type="float" office:value="1774395" calcext:value-type="float">
            <text:p>1774395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Suministro</text:p>
          </table:table-cell>
          <table:table-cell office:value-type="float" office:value="91271" calcext:value-type="float">
            <text:p>9127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Servicio</text:p>
          </table:table-cell>
          <table:table-cell office:value-type="float" office:value="19187640" calcext:value-type="float">
            <text:p>191876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Servicio</text:p>
          </table:table-cell>
          <table:table-cell office:value-type="float" office:value="11802960" calcext:value-type="float">
            <text:p>118029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ICE-SGT-INF</text:p>
          </table:table-cell>
          <table:table-cell office:value-type="string" calcext:value-type="string">
            <text:p>Servicio</text:p>
          </table:table-cell>
          <table:table-cell office:value-type="float" office:value="5514458" calcext:value-type="float">
            <text:p>551445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IP</text:p>
          </table:table-cell>
          <table:table-cell office:value-type="string" calcext:value-type="string">
            <text:p>Suministro</text:p>
          </table:table-cell>
          <table:table-cell office:value-type="float" office:value="45308" calcext:value-type="float">
            <text:p>4530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IP</text:p>
          </table:table-cell>
          <table:table-cell office:value-type="string" calcext:value-type="string">
            <text:p>Servicio</text:p>
          </table:table-cell>
          <table:table-cell office:value-type="float" office:value="124269" calcext:value-type="float">
            <text:p>12426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SIP</text:p>
          </table:table-cell>
          <table:table-cell office:value-type="string" calcext:value-type="string">
            <text:p>Servicio</text:p>
          </table:table-cell>
          <table:table-cell office:value-type="float" office:value="359553" calcext:value-type="float">
            <text:p>35955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CE-SIP</text:p>
          </table:table-cell>
          <table:table-cell office:value-type="string" calcext:value-type="string">
            <text:p>Servicio</text:p>
          </table:table-cell>
          <table:table-cell office:value-type="float" office:value="415880" calcext:value-type="float">
            <text:p>41588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ICE-SIP</text:p>
          </table:table-cell>
          <table:table-cell office:value-type="string" calcext:value-type="string">
            <text:p>Servicio</text:p>
          </table:table-cell>
          <table:table-cell office:value-type="float" office:value="294200" calcext:value-type="float">
            <text:p>2942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ICE-SIP</text:p>
          </table:table-cell>
          <table:table-cell office:value-type="string" calcext:value-type="string">
            <text:p>Servicio</text:p>
          </table:table-cell>
          <table:table-cell office:value-type="float" office:value="170565" calcext:value-type="float">
            <text:p>17056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ICE-SPT</text:p>
          </table:table-cell>
          <table:table-cell office:value-type="string" calcext:value-type="string">
            <text:p>Servicio</text:p>
          </table:table-cell>
          <table:table-cell office:value-type="float" office:value="150000" calcext:value-type="float">
            <text:p>15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PT</text:p>
          </table:table-cell>
          <table:table-cell office:value-type="string" calcext:value-type="string">
            <text:p>Suministro</text:p>
          </table:table-cell>
          <table:table-cell office:value-type="float" office:value="132166" calcext:value-type="float">
            <text:p>1321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SC</text:p>
          </table:table-cell>
          <table:table-cell office:value-type="string" calcext:value-type="string">
            <text:p>Suministro</text:p>
          </table:table-cell>
          <table:table-cell office:value-type="float" office:value="905140" calcext:value-type="float">
            <text:p>9051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ICE-SSC</text:p>
          </table:table-cell>
          <table:table-cell office:value-type="string" calcext:value-type="string">
            <text:p>Servicio</text:p>
          </table:table-cell>
          <table:table-cell office:value-type="float" office:value="256528" calcext:value-type="float">
            <text:p>25652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SSC</text:p>
          </table:table-cell>
          <table:table-cell office:value-type="string" calcext:value-type="string">
            <text:p>Suministro</text:p>
          </table:table-cell>
          <table:table-cell office:value-type="float" office:value="247166" calcext:value-type="float">
            <text:p>2471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SSC</text:p>
          </table:table-cell>
          <table:table-cell office:value-type="string" calcext:value-type="string">
            <text:p>Servicio</text:p>
          </table:table-cell>
          <table:table-cell office:value-type="float" office:value="7290481" calcext:value-type="float">
            <text:p>729048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CE-SSC</text:p>
          </table:table-cell>
          <table:table-cell office:value-type="string" calcext:value-type="string">
            <text:p>Obra</text:p>
          </table:table-cell>
          <table:table-cell office:value-type="float" office:value="45000" calcext:value-type="float">
            <text:p>45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CE-SSC</text:p>
          </table:table-cell>
          <table:table-cell office:value-type="string" calcext:value-type="string">
            <text:p>Suministro</text:p>
          </table:table-cell>
          <table:table-cell office:value-type="float" office:value="49600" calcext:value-type="float">
            <text:p>496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CE-SSC</text:p>
          </table:table-cell>
          <table:table-cell office:value-type="string" calcext:value-type="string">
            <text:p>Servicio</text:p>
          </table:table-cell>
          <table:table-cell office:value-type="float" office:value="7630633" calcext:value-type="float">
            <text:p>76306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ICE-SSC</text:p>
          </table:table-cell>
          <table:table-cell office:value-type="string" calcext:value-type="string">
            <text:p>Obra</text:p>
          </table:table-cell>
          <table:table-cell office:value-type="float" office:value="180000" calcext:value-type="float">
            <text:p>18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ICE-SSC</text:p>
          </table:table-cell>
          <table:table-cell office:value-type="string" calcext:value-type="string">
            <text:p>Servicio</text:p>
          </table:table-cell>
          <table:table-cell office:value-type="float" office:value="6348666" calcext:value-type="float">
            <text:p>63486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ICE-SSC</text:p>
          </table:table-cell>
          <table:table-cell office:value-type="string" calcext:value-type="string">
            <text:p>Obra</text:p>
          </table:table-cell>
          <table:table-cell office:value-type="float" office:value="135000" calcext:value-type="float">
            <text:p>135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ICE-SSC</text:p>
          </table:table-cell>
          <table:table-cell office:value-type="string" calcext:value-type="string">
            <text:p>Servicio</text:p>
          </table:table-cell>
          <table:table-cell office:value-type="float" office:value="1709999" calcext:value-type="float">
            <text:p>17099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ITAND</text:p>
          </table:table-cell>
          <table:table-cell office:value-type="string" calcext:value-type="string">
            <text:p>Servicio</text:p>
          </table:table-cell>
          <table:table-cell office:value-type="float" office:value="150800" calcext:value-type="float">
            <text:p>1508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uministro</text:p>
          </table:table-cell>
          <table:table-cell office:value-type="float" office:value="29374" calcext:value-type="float">
            <text:p>2937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ervicio</text:p>
          </table:table-cell>
          <table:table-cell office:value-type="float" office:value="194303" calcext:value-type="float">
            <text:p>19430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Obra</text:p>
          </table:table-cell>
          <table:table-cell office:value-type="float" office:value="12000" calcext:value-type="float">
            <text:p>12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uministro</text:p>
          </table:table-cell>
          <table:table-cell office:value-type="float" office:value="30101" calcext:value-type="float">
            <text:p>3010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ervicio</text:p>
          </table:table-cell>
          <table:table-cell office:value-type="float" office:value="247319" calcext:value-type="float">
            <text:p>24731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uministro</text:p>
          </table:table-cell>
          <table:table-cell office:value-type="float" office:value="143336" calcext:value-type="float">
            <text:p>14333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ervicio</text:p>
          </table:table-cell>
          <table:table-cell office:value-type="float" office:value="2974911" calcext:value-type="float">
            <text:p>297491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uministro</text:p>
          </table:table-cell>
          <table:table-cell office:value-type="float" office:value="19853" calcext:value-type="float">
            <text:p>1985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ervicio</text:p>
          </table:table-cell>
          <table:table-cell office:value-type="float" office:value="8804706" calcext:value-type="float">
            <text:p>880470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uministro</text:p>
          </table:table-cell>
          <table:table-cell office:value-type="float" office:value="205533" calcext:value-type="float">
            <text:p>2055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ervicio</text:p>
          </table:table-cell>
          <table:table-cell office:value-type="float" office:value="9704875" calcext:value-type="float">
            <text:p>970487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ervicio</text:p>
          </table:table-cell>
          <table:table-cell office:value-type="float" office:value="4240734" calcext:value-type="float">
            <text:p>424073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JAP-DGFP</text:p>
          </table:table-cell>
          <table:table-cell office:value-type="string" calcext:value-type="string">
            <text:p>Servicio</text:p>
          </table:table-cell>
          <table:table-cell office:value-type="float" office:value="204822" calcext:value-type="float">
            <text:p>2048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DGMI</text:p>
          </table:table-cell>
          <table:table-cell office:value-type="string" calcext:value-type="string">
            <text:p>Suministro</text:p>
          </table:table-cell>
          <table:table-cell office:value-type="float" office:value="99068" calcext:value-type="float">
            <text:p>9906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DGMI</text:p>
          </table:table-cell>
          <table:table-cell office:value-type="string" calcext:value-type="string">
            <text:p>Consultoría y Asistencia</text:p>
          </table:table-cell>
          <table:table-cell office:value-type="float" office:value="71000" calcext:value-type="float">
            <text:p>71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JAP-DGMI</text:p>
          </table:table-cell>
          <table:table-cell office:value-type="string" calcext:value-type="string">
            <text:p>Suministro</text:p>
          </table:table-cell>
          <table:table-cell office:value-type="float" office:value="183527" calcext:value-type="float">
            <text:p>18352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JAP-DGMI</text:p>
          </table:table-cell>
          <table:table-cell office:value-type="string" calcext:value-type="string">
            <text:p>Servicio</text:p>
          </table:table-cell>
          <table:table-cell office:value-type="float" office:value="2096680" calcext:value-type="float">
            <text:p>209668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JAP-DGMI</text:p>
          </table:table-cell>
          <table:table-cell office:value-type="string" calcext:value-type="string">
            <text:p>Suministro</text:p>
          </table:table-cell>
          <table:table-cell office:value-type="float" office:value="81050" calcext:value-type="float">
            <text:p>810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JAP-DGMI</text:p>
          </table:table-cell>
          <table:table-cell office:value-type="string" calcext:value-type="string">
            <text:p>Servicio</text:p>
          </table:table-cell>
          <table:table-cell office:value-type="float" office:value="1520698" calcext:value-type="float">
            <text:p>152069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JAP-DGMI</text:p>
          </table:table-cell>
          <table:table-cell office:value-type="string" calcext:value-type="string">
            <text:p>Suministro</text:p>
          </table:table-cell>
          <table:table-cell office:value-type="float" office:value="285869" calcext:value-type="float">
            <text:p>28586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JAP-DGMI</text:p>
          </table:table-cell>
          <table:table-cell office:value-type="string" calcext:value-type="string">
            <text:p>Servicio</text:p>
          </table:table-cell>
          <table:table-cell office:value-type="float" office:value="1509891" calcext:value-type="float">
            <text:p>150989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JAP-DGMI</text:p>
          </table:table-cell>
          <table:table-cell office:value-type="string" calcext:value-type="string">
            <text:p>Suministro</text:p>
          </table:table-cell>
          <table:table-cell office:value-type="float" office:value="20502" calcext:value-type="float">
            <text:p>2050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JAP-DGMI</text:p>
          </table:table-cell>
          <table:table-cell office:value-type="string" calcext:value-type="string">
            <text:p>Servicio</text:p>
          </table:table-cell>
          <table:table-cell office:value-type="float" office:value="1285746" calcext:value-type="float">
            <text:p>128574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JAP-DGMI</text:p>
          </table:table-cell>
          <table:table-cell office:value-type="string" calcext:value-type="string">
            <text:p>Servicio</text:p>
          </table:table-cell>
          <table:table-cell office:value-type="float" office:value="85040" calcext:value-type="float">
            <text:p>850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uministro</text:p>
          </table:table-cell>
          <table:table-cell office:value-type="float" office:value="1939606" calcext:value-type="float">
            <text:p>193960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ervicio</text:p>
          </table:table-cell>
          <table:table-cell office:value-type="float" office:value="403187" calcext:value-type="float">
            <text:p>40318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Obra</text:p>
          </table:table-cell>
          <table:table-cell office:value-type="float" office:value="9500" calcext:value-type="float">
            <text:p>95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Consultoría y Asistenci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uministro</text:p>
          </table:table-cell>
          <table:table-cell office:value-type="float" office:value="3845157" calcext:value-type="float">
            <text:p>384515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ervicio</text:p>
          </table:table-cell>
          <table:table-cell office:value-type="float" office:value="5895699" calcext:value-type="float">
            <text:p>58956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Obra</text:p>
          </table:table-cell>
          <table:table-cell office:value-type="float" office:value="1925" calcext:value-type="float">
            <text:p>1925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Consultoría y Asistencia</text:p>
          </table:table-cell>
          <table:table-cell office:value-type="float" office:value="49400" calcext:value-type="float">
            <text:p>494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uministro</text:p>
          </table:table-cell>
          <table:table-cell office:value-type="float" office:value="1318562" calcext:value-type="float">
            <text:p>131856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ervicio</text:p>
          </table:table-cell>
          <table:table-cell office:value-type="float" office:value="4551154" calcext:value-type="float">
            <text:p>4551154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Consultoría y Asistencia</text:p>
          </table:table-cell>
          <table:table-cell office:value-type="float" office:value="11985" calcext:value-type="float">
            <text:p>1198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uministro</text:p>
          </table:table-cell>
          <table:table-cell office:value-type="float" office:value="642832" calcext:value-type="float">
            <text:p>64283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ervicio</text:p>
          </table:table-cell>
          <table:table-cell office:value-type="float" office:value="7004532" calcext:value-type="float">
            <text:p>700453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Obra</text:p>
          </table:table-cell>
          <table:table-cell office:value-type="float" office:value="14883" calcext:value-type="float">
            <text:p>14883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NO PROCEDE</text:p>
          </table:table-cell>
          <table:table-cell office:value-type="float" office:value="127661" calcext:value-type="float">
            <text:p>12766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uministro</text:p>
          </table:table-cell>
          <table:table-cell office:value-type="float" office:value="1311172" calcext:value-type="float">
            <text:p>131117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ervicio</text:p>
          </table:table-cell>
          <table:table-cell office:value-type="float" office:value="2642427" calcext:value-type="float">
            <text:p>2642427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NO PROCEDE</text:p>
          </table:table-cell>
          <table:table-cell office:value-type="float" office:value="322414" calcext:value-type="float">
            <text:p>32241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uministro</text:p>
          </table:table-cell>
          <table:table-cell office:value-type="float" office:value="56928" calcext:value-type="float">
            <text:p>5692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ervicio</text:p>
          </table:table-cell>
          <table:table-cell office:value-type="float" office:value="1212949" calcext:value-type="float">
            <text:p>121294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JAP-SGJ-IS</text:p>
          </table:table-cell>
          <table:table-cell office:value-type="string" calcext:value-type="string">
            <text:p>Servicio</text:p>
          </table:table-cell>
          <table:table-cell office:value-type="float" office:value="97540" calcext:value-type="float">
            <text:p>975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Suministro</text:p>
          </table:table-cell>
          <table:table-cell office:value-type="float" office:value="46251" calcext:value-type="float">
            <text:p>4625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Servicio</text:p>
          </table:table-cell>
          <table:table-cell office:value-type="float" office:value="53936" calcext:value-type="float">
            <text:p>53936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Consultoría y Asistencia</text:p>
          </table:table-cell>
          <table:table-cell office:value-type="float" office:value="41882" calcext:value-type="float">
            <text:p>4188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Suministro</text:p>
          </table:table-cell>
          <table:table-cell office:value-type="float" office:value="186663" calcext:value-type="float">
            <text:p>18666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Servicio</text:p>
          </table:table-cell>
          <table:table-cell office:value-type="float" office:value="501289" calcext:value-type="float">
            <text:p>501289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Consultoría y Asistencia</text:p>
          </table:table-cell>
          <table:table-cell office:value-type="float" office:value="511867" calcext:value-type="float">
            <text:p>51186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Suministro</text:p>
          </table:table-cell>
          <table:table-cell office:value-type="float" office:value="300447" calcext:value-type="float">
            <text:p>30044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Servicio</text:p>
          </table:table-cell>
          <table:table-cell office:value-type="float" office:value="1112872" calcext:value-type="float">
            <text:p>111287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Obra</text:p>
          </table:table-cell>
          <table:table-cell office:value-type="float" office:value="7134" calcext:value-type="float">
            <text:p>7134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Consultoría y Asistencia</text:p>
          </table:table-cell>
          <table:table-cell office:value-type="float" office:value="120000" calcext:value-type="float">
            <text:p>12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Suministro</text:p>
          </table:table-cell>
          <table:table-cell office:value-type="float" office:value="5219" calcext:value-type="float">
            <text:p>521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Servicio</text:p>
          </table:table-cell>
          <table:table-cell office:value-type="float" office:value="1173419" calcext:value-type="float">
            <text:p>117341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Servicio</text:p>
          </table:table-cell>
          <table:table-cell office:value-type="float" office:value="603761" calcext:value-type="float">
            <text:p>60376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JAP-SGT</text:p>
          </table:table-cell>
          <table:table-cell office:value-type="string" calcext:value-type="string">
            <text:p>Servicio</text:p>
          </table:table-cell>
          <table:table-cell office:value-type="float" office:value="175750" calcext:value-type="float">
            <text:p>1757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JI</text:p>
          </table:table-cell>
          <table:table-cell office:value-type="string" calcext:value-type="string">
            <text:p>Suministro</text:p>
          </table:table-cell>
          <table:table-cell office:value-type="float" office:value="1472202" calcext:value-type="float">
            <text:p>147220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JI</text:p>
          </table:table-cell>
          <table:table-cell office:value-type="string" calcext:value-type="string">
            <text:p>Servicio</text:p>
          </table:table-cell>
          <table:table-cell office:value-type="float" office:value="830063" calcext:value-type="float">
            <text:p>83006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JI</text:p>
          </table:table-cell>
          <table:table-cell office:value-type="string" calcext:value-type="string">
            <text:p>Obra</text:p>
          </table:table-cell>
          <table:table-cell office:value-type="float" office:value="17135" calcext:value-type="float">
            <text:p>1713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JI</text:p>
          </table:table-cell>
          <table:table-cell office:value-type="string" calcext:value-type="string">
            <text:p>Suministro</text:p>
          </table:table-cell>
          <table:table-cell office:value-type="float" office:value="33378" calcext:value-type="float">
            <text:p>3337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JI</text:p>
          </table:table-cell>
          <table:table-cell office:value-type="string" calcext:value-type="string">
            <text:p>Servicio</text:p>
          </table:table-cell>
          <table:table-cell office:value-type="float" office:value="2248762" calcext:value-type="float">
            <text:p>224876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JI</text:p>
          </table:table-cell>
          <table:table-cell office:value-type="string" calcext:value-type="string">
            <text:p>Servicio</text:p>
          </table:table-cell>
          <table:table-cell office:value-type="float" office:value="1534136" calcext:value-type="float">
            <text:p>153413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uministro</text:p>
          </table:table-cell>
          <table:table-cell office:value-type="float" office:value="215371" calcext:value-type="float">
            <text:p>21537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ervicio</text:p>
          </table:table-cell>
          <table:table-cell office:value-type="float" office:value="679056" calcext:value-type="float">
            <text:p>67905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uministro</text:p>
          </table:table-cell>
          <table:table-cell office:value-type="float" office:value="995828" calcext:value-type="float">
            <text:p>99582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ervicio</text:p>
          </table:table-cell>
          <table:table-cell office:value-type="float" office:value="4283303" calcext:value-type="float">
            <text:p>428330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uministro</text:p>
          </table:table-cell>
          <table:table-cell office:value-type="float" office:value="893990" calcext:value-type="float">
            <text:p>89399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ervicio</text:p>
          </table:table-cell>
          <table:table-cell office:value-type="float" office:value="5134355" calcext:value-type="float">
            <text:p>513435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Obra</text:p>
          </table:table-cell>
          <table:table-cell office:value-type="float" office:value="21199" calcext:value-type="float">
            <text:p>211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uministro</text:p>
          </table:table-cell>
          <table:table-cell office:value-type="float" office:value="7507066" calcext:value-type="float">
            <text:p>75070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ervicio</text:p>
          </table:table-cell>
          <table:table-cell office:value-type="float" office:value="5894831" calcext:value-type="float">
            <text:p>589483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uministro</text:p>
          </table:table-cell>
          <table:table-cell office:value-type="float" office:value="1962605" calcext:value-type="float">
            <text:p>196260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ervicio</text:p>
          </table:table-cell>
          <table:table-cell office:value-type="float" office:value="6330582" calcext:value-type="float">
            <text:p>633058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ervicio</text:p>
          </table:table-cell>
          <table:table-cell office:value-type="float" office:value="4991717" calcext:value-type="float">
            <text:p>499171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JI-DG-IS</text:p>
          </table:table-cell>
          <table:table-cell office:value-type="string" calcext:value-type="string">
            <text:p>Servicio</text:p>
          </table:table-cell>
          <table:table-cell office:value-type="float" office:value="1053495" calcext:value-type="float">
            <text:p>105349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uministro</text:p>
          </table:table-cell>
          <table:table-cell office:value-type="float" office:value="394546" calcext:value-type="float">
            <text:p>39454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188545" calcext:value-type="float">
            <text:p>18854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uministro</text:p>
          </table:table-cell>
          <table:table-cell office:value-type="float" office:value="2025960" calcext:value-type="float">
            <text:p>202596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1677798" calcext:value-type="float">
            <text:p>167779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Obra</text:p>
          </table:table-cell>
          <table:table-cell office:value-type="float" office:value="35630" calcext:value-type="float">
            <text:p>356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Consultoría y Asistencia</text:p>
          </table:table-cell>
          <table:table-cell office:value-type="float" office:value="177529" calcext:value-type="float">
            <text:p>17752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uministro</text:p>
          </table:table-cell>
          <table:table-cell office:value-type="float" office:value="3442479" calcext:value-type="float">
            <text:p>34424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6730795" calcext:value-type="float">
            <text:p>673079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Obra</text:p>
          </table:table-cell>
          <table:table-cell office:value-type="float" office:value="1081714" calcext:value-type="float">
            <text:p>1081714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Consultoría y Asistencia</text:p>
          </table:table-cell>
          <table:table-cell office:value-type="float" office:value="40000" calcext:value-type="float">
            <text:p>4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uministro</text:p>
          </table:table-cell>
          <table:table-cell office:value-type="float" office:value="2260930" calcext:value-type="float">
            <text:p>226093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6372144" calcext:value-type="float">
            <text:p>637214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Obra</text:p>
          </table:table-cell>
          <table:table-cell office:value-type="float" office:value="1665702" calcext:value-type="float">
            <text:p>166570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uministro</text:p>
          </table:table-cell>
          <table:table-cell office:value-type="float" office:value="307879" calcext:value-type="float">
            <text:p>3078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6368392" calcext:value-type="float">
            <text:p>636839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Obra</text:p>
          </table:table-cell>
          <table:table-cell office:value-type="float" office:value="286395" calcext:value-type="float">
            <text:p>28639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uministro</text:p>
          </table:table-cell>
          <table:table-cell office:value-type="float" office:value="131306" calcext:value-type="float">
            <text:p>13130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7162886" calcext:value-type="float">
            <text:p>716288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uministro</text:p>
          </table:table-cell>
          <table:table-cell office:value-type="float" office:value="467723" calcext:value-type="float">
            <text:p>46772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8753489" calcext:value-type="float">
            <text:p>875348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uministro</text:p>
          </table:table-cell>
          <table:table-cell office:value-type="float" office:value="757855" calcext:value-type="float">
            <text:p>75785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4721898" calcext:value-type="float">
            <text:p>472189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uministro</text:p>
          </table:table-cell>
          <table:table-cell office:value-type="float" office:value="426594" calcext:value-type="float">
            <text:p>42659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2255337" calcext:value-type="float">
            <text:p>225533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1439000" calcext:value-type="float">
            <text:p>1439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1239000" calcext:value-type="float">
            <text:p>1239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1089000" calcext:value-type="float">
            <text:p>1089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string" calcext:value-type="string">
            <text:p>CMAOT</text:p>
          </table:table-cell>
          <table:table-cell office:value-type="string" calcext:value-type="string">
            <text:p>Servicio</text:p>
          </table:table-cell>
          <table:table-cell office:value-type="float" office:value="595283" calcext:value-type="float">
            <text:p>59528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uministro</text:p>
          </table:table-cell>
          <table:table-cell office:value-type="float" office:value="86659" calcext:value-type="float">
            <text:p>8665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ervicio</text:p>
          </table:table-cell>
          <table:table-cell office:value-type="float" office:value="64972" calcext:value-type="float">
            <text:p>6497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Consultoría y Asistencia</text:p>
          </table:table-cell>
          <table:table-cell office:value-type="float" office:value="11822" calcext:value-type="float">
            <text:p>118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uministro</text:p>
          </table:table-cell>
          <table:table-cell office:value-type="float" office:value="962544" calcext:value-type="float">
            <text:p>96254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ervicio</text:p>
          </table:table-cell>
          <table:table-cell office:value-type="float" office:value="1978249" calcext:value-type="float">
            <text:p>197824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uministro</text:p>
          </table:table-cell>
          <table:table-cell office:value-type="float" office:value="1158549" calcext:value-type="float">
            <text:p>115854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ervicio</text:p>
          </table:table-cell>
          <table:table-cell office:value-type="float" office:value="3694329" calcext:value-type="float">
            <text:p>3694329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Consultoría y Asistencia</text:p>
          </table:table-cell>
          <table:table-cell office:value-type="float" office:value="11670" calcext:value-type="float">
            <text:p>1167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uministro</text:p>
          </table:table-cell>
          <table:table-cell office:value-type="float" office:value="349293" calcext:value-type="float">
            <text:p>34929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ervicio</text:p>
          </table:table-cell>
          <table:table-cell office:value-type="float" office:value="2566972" calcext:value-type="float">
            <text:p>256697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uministro</text:p>
          </table:table-cell>
          <table:table-cell office:value-type="float" office:value="101425" calcext:value-type="float">
            <text:p>1014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ervicio</text:p>
          </table:table-cell>
          <table:table-cell office:value-type="float" office:value="702503" calcext:value-type="float">
            <text:p>70250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uministro</text:p>
          </table:table-cell>
          <table:table-cell office:value-type="float" office:value="38000" calcext:value-type="float">
            <text:p>38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ervicio</text:p>
          </table:table-cell>
          <table:table-cell office:value-type="float" office:value="463113" calcext:value-type="float">
            <text:p>46311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OPT</text:p>
          </table:table-cell>
          <table:table-cell office:value-type="string" calcext:value-type="string">
            <text:p>Servicio</text:p>
          </table:table-cell>
          <table:table-cell office:value-type="float" office:value="97870" calcext:value-type="float">
            <text:p>9787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PRE</text:p>
          </table:table-cell>
          <table:table-cell office:value-type="string" calcext:value-type="string">
            <text:p>Suministro</text:p>
          </table:table-cell>
          <table:table-cell office:value-type="float" office:value="122462" calcext:value-type="float">
            <text:p>12246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PRE</text:p>
          </table:table-cell>
          <table:table-cell office:value-type="string" calcext:value-type="string">
            <text:p>Servicio</text:p>
          </table:table-cell>
          <table:table-cell office:value-type="float" office:value="585397" calcext:value-type="float">
            <text:p>58539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PRE</text:p>
          </table:table-cell>
          <table:table-cell office:value-type="string" calcext:value-type="string">
            <text:p>Suministro</text:p>
          </table:table-cell>
          <table:table-cell office:value-type="float" office:value="834241" calcext:value-type="float">
            <text:p>83424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PRE</text:p>
          </table:table-cell>
          <table:table-cell office:value-type="string" calcext:value-type="string">
            <text:p>Servicio</text:p>
          </table:table-cell>
          <table:table-cell office:value-type="float" office:value="903041" calcext:value-type="float">
            <text:p>90304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PRE</text:p>
          </table:table-cell>
          <table:table-cell office:value-type="string" calcext:value-type="string">
            <text:p>Suministro</text:p>
          </table:table-cell>
          <table:table-cell office:value-type="float" office:value="207424" calcext:value-type="float">
            <text:p>2074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PRE</text:p>
          </table:table-cell>
          <table:table-cell office:value-type="string" calcext:value-type="string">
            <text:p>Servicio</text:p>
          </table:table-cell>
          <table:table-cell office:value-type="float" office:value="424607" calcext:value-type="float">
            <text:p>4246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PRE</text:p>
          </table:table-cell>
          <table:table-cell office:value-type="string" calcext:value-type="string">
            <text:p>Servicio</text:p>
          </table:table-cell>
          <table:table-cell office:value-type="float" office:value="530055" calcext:value-type="float">
            <text:p>53005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PRE</text:p>
          </table:table-cell>
          <table:table-cell office:value-type="string" calcext:value-type="string">
            <text:p>Servicio</text:p>
          </table:table-cell>
          <table:table-cell office:value-type="float" office:value="267636" calcext:value-type="float">
            <text:p>26763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CPRE</text:p>
          </table:table-cell>
          <table:table-cell office:value-type="string" calcext:value-type="string">
            <text:p>Servicio</text:p>
          </table:table-cell>
          <table:table-cell office:value-type="float" office:value="57004" calcext:value-type="float">
            <text:p>5700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uministro</text:p>
          </table:table-cell>
          <table:table-cell office:value-type="float" office:value="60764" calcext:value-type="float">
            <text:p>6076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ervicio</text:p>
          </table:table-cell>
          <table:table-cell office:value-type="float" office:value="11960" calcext:value-type="float">
            <text:p>119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Consultoría y Asistencia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uministro</text:p>
          </table:table-cell>
          <table:table-cell office:value-type="float" office:value="87617" calcext:value-type="float">
            <text:p>8761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ervicio</text:p>
          </table:table-cell>
          <table:table-cell office:value-type="float" office:value="367613" calcext:value-type="float">
            <text:p>36761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Obra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uministro</text:p>
          </table:table-cell>
          <table:table-cell office:value-type="float" office:value="160925" calcext:value-type="float">
            <text:p>1609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ervicio</text:p>
          </table:table-cell>
          <table:table-cell office:value-type="float" office:value="736343" calcext:value-type="float">
            <text:p>736343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Consultoría y Asistencia</text:p>
          </table:table-cell>
          <table:table-cell office:value-type="float" office:value="41706" calcext:value-type="float">
            <text:p>4170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uministro</text:p>
          </table:table-cell>
          <table:table-cell office:value-type="float" office:value="683099" calcext:value-type="float">
            <text:p>6830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ervicio</text:p>
          </table:table-cell>
          <table:table-cell office:value-type="float" office:value="1160931" calcext:value-type="float">
            <text:p>116093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uministro</text:p>
          </table:table-cell>
          <table:table-cell office:value-type="float" office:value="208988" calcext:value-type="float">
            <text:p>20898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ervicio</text:p>
          </table:table-cell>
          <table:table-cell office:value-type="float" office:value="825950" calcext:value-type="float">
            <text:p>8259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uministro</text:p>
          </table:table-cell>
          <table:table-cell office:value-type="float" office:value="77614" calcext:value-type="float">
            <text:p>7761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ervicio</text:p>
          </table:table-cell>
          <table:table-cell office:value-type="float" office:value="1010211" calcext:value-type="float">
            <text:p>101021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uministro</text:p>
          </table:table-cell>
          <table:table-cell office:value-type="float" office:value="509781" calcext:value-type="float">
            <text:p>50978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ervicio</text:p>
          </table:table-cell>
          <table:table-cell office:value-type="float" office:value="1114004" calcext:value-type="float">
            <text:p>111400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ervicio</text:p>
          </table:table-cell>
          <table:table-cell office:value-type="float" office:value="487733" calcext:value-type="float">
            <text:p>4877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PREII</text:p>
          </table:table-cell>
          <table:table-cell office:value-type="string" calcext:value-type="string">
            <text:p>Servicio</text:p>
          </table:table-cell>
          <table:table-cell office:value-type="float" office:value="140125" calcext:value-type="float">
            <text:p>1401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uministro</text:p>
          </table:table-cell>
          <table:table-cell office:value-type="float" office:value="54550" calcext:value-type="float">
            <text:p>545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ervicio</text:p>
          </table:table-cell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Obra</text:p>
          </table:table-cell>
          <table:table-cell office:value-type="float" office:value="250340" calcext:value-type="float">
            <text:p>2503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Consultoría y Asistencia</text:p>
          </table:table-cell>
          <table:table-cell office:value-type="float" office:value="55820" calcext:value-type="float">
            <text:p>5582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uministro</text:p>
          </table:table-cell>
          <table:table-cell office:value-type="float" office:value="940902" calcext:value-type="float">
            <text:p>94090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ervicio</text:p>
          </table:table-cell>
          <table:table-cell office:value-type="float" office:value="718049" calcext:value-type="float">
            <text:p>71804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Obra</text:p>
          </table:table-cell>
          <table:table-cell office:value-type="float" office:value="865754" calcext:value-type="float">
            <text:p>86575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uministro</text:p>
          </table:table-cell>
          <table:table-cell office:value-type="float" office:value="759515" calcext:value-type="float">
            <text:p>75951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ervicio</text:p>
          </table:table-cell>
          <table:table-cell office:value-type="float" office:value="1973226" calcext:value-type="float">
            <text:p>197322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Obra</text:p>
          </table:table-cell>
          <table:table-cell office:value-type="float" office:value="392162" calcext:value-type="float">
            <text:p>39216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NO PROCEDE</text:p>
          </table:table-cell>
          <table:table-cell office:value-type="float" office:value="59972" calcext:value-type="float">
            <text:p>5997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uministro</text:p>
          </table:table-cell>
          <table:table-cell office:value-type="float" office:value="301757" calcext:value-type="float">
            <text:p>30175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ervicio</text:p>
          </table:table-cell>
          <table:table-cell office:value-type="float" office:value="3362409" calcext:value-type="float">
            <text:p>336240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Obra</text:p>
          </table:table-cell>
          <table:table-cell office:value-type="float" office:value="97400" calcext:value-type="float">
            <text:p>974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uministro</text:p>
          </table:table-cell>
          <table:table-cell office:value-type="float" office:value="281689" calcext:value-type="float">
            <text:p>28168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ervicio</text:p>
          </table:table-cell>
          <table:table-cell office:value-type="float" office:value="2249868" calcext:value-type="float">
            <text:p>224986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Obra</text:p>
          </table:table-cell>
          <table:table-cell office:value-type="float" office:value="180199" calcext:value-type="float">
            <text:p>1801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uministro</text:p>
          </table:table-cell>
          <table:table-cell office:value-type="float" office:value="2583109" calcext:value-type="float">
            <text:p>258310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ervicio</text:p>
          </table:table-cell>
          <table:table-cell office:value-type="float" office:value="5099532" calcext:value-type="float">
            <text:p>509953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Obra</text:p>
          </table:table-cell>
          <table:table-cell office:value-type="float" office:value="48114" calcext:value-type="float">
            <text:p>4811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uministro</text:p>
          </table:table-cell>
          <table:table-cell office:value-type="float" office:value="1242933" calcext:value-type="float">
            <text:p>12429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ervicio</text:p>
          </table:table-cell>
          <table:table-cell office:value-type="float" office:value="7295786" calcext:value-type="float">
            <text:p>729578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Obra</text:p>
          </table:table-cell>
          <table:table-cell office:value-type="float" office:value="75048" calcext:value-type="float">
            <text:p>7504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uministro</text:p>
          </table:table-cell>
          <table:table-cell office:value-type="float" office:value="961389" calcext:value-type="float">
            <text:p>96138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ervicio</text:p>
          </table:table-cell>
          <table:table-cell office:value-type="float" office:value="8800033" calcext:value-type="float">
            <text:p>88000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Obra</text:p>
          </table:table-cell>
          <table:table-cell office:value-type="float" office:value="11657" calcext:value-type="float">
            <text:p>1165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uministro</text:p>
          </table:table-cell>
          <table:table-cell office:value-type="float" office:value="11478" calcext:value-type="float">
            <text:p>1147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ervicio</text:p>
          </table:table-cell>
          <table:table-cell office:value-type="float" office:value="3786709" calcext:value-type="float">
            <text:p>378670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ervicio</text:p>
          </table:table-cell>
          <table:table-cell office:value-type="float" office:value="1437506" calcext:value-type="float">
            <text:p>143750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SBS</text:p>
          </table:table-cell>
          <table:table-cell office:value-type="string" calcext:value-type="string">
            <text:p>Servicio</text:p>
          </table:table-cell>
          <table:table-cell office:value-type="float" office:value="214760" calcext:value-type="float">
            <text:p>2147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-APESHAG</text:p>
          </table:table-cell>
          <table:table-cell office:value-type="string" calcext:value-type="string">
            <text:p>Suministro</text:p>
          </table:table-cell>
          <table:table-cell office:value-type="float" office:value="74555" calcext:value-type="float">
            <text:p>74555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-APESHAG</text:p>
          </table:table-cell>
          <table:table-cell office:value-type="string" calcext:value-type="string">
            <text:p>Servicio</text:p>
          </table:table-cell>
          <table:table-cell office:value-type="float" office:value="407579" calcext:value-type="float">
            <text:p>407579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SBS-APESHAG</text:p>
          </table:table-cell>
          <table:table-cell office:value-type="string" calcext:value-type="string">
            <text:p>Servicio</text:p>
          </table:table-cell>
          <table:table-cell office:value-type="float" office:value="311748" calcext:value-type="float">
            <text:p>31174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SBS-APESHAG</text:p>
          </table:table-cell>
          <table:table-cell office:value-type="string" calcext:value-type="string">
            <text:p>Servicio</text:p>
          </table:table-cell>
          <table:table-cell office:value-type="float" office:value="217800" calcext:value-type="float">
            <text:p>2178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SBS-APESHAG</text:p>
          </table:table-cell>
          <table:table-cell office:value-type="string" calcext:value-type="string">
            <text:p>Servicio</text:p>
          </table:table-cell>
          <table:table-cell office:value-type="float" office:value="217800" calcext:value-type="float">
            <text:p>2178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-APESHP</text:p>
          </table:table-cell>
          <table:table-cell office:value-type="string" calcext:value-type="string">
            <text:p>Servicio</text:p>
          </table:table-cell>
          <table:table-cell office:value-type="float" office:value="3630" calcext:value-type="float">
            <text:p>36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SBS-APESHP</text:p>
          </table:table-cell>
          <table:table-cell office:value-type="string" calcext:value-type="string">
            <text:p>Servicio</text:p>
          </table:table-cell>
          <table:table-cell office:value-type="float" office:value="35143" calcext:value-type="float">
            <text:p>3514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-ASSDA</text:p>
          </table:table-cell>
          <table:table-cell office:value-type="string" calcext:value-type="string">
            <text:p>Suministro</text:p>
          </table:table-cell>
          <table:table-cell office:value-type="float" office:value="3433127" calcext:value-type="float">
            <text:p>343312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-ASSDA</text:p>
          </table:table-cell>
          <table:table-cell office:value-type="string" calcext:value-type="string">
            <text:p>Servicio</text:p>
          </table:table-cell>
          <table:table-cell office:value-type="float" office:value="1712618" calcext:value-type="float">
            <text:p>17126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SBS-ASSDA</text:p>
          </table:table-cell>
          <table:table-cell office:value-type="string" calcext:value-type="string">
            <text:p>Suministro</text:p>
          </table:table-cell>
          <table:table-cell office:value-type="float" office:value="3510245" calcext:value-type="float">
            <text:p>351024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SBS-ASSDA</text:p>
          </table:table-cell>
          <table:table-cell office:value-type="string" calcext:value-type="string">
            <text:p>Servicio</text:p>
          </table:table-cell>
          <table:table-cell office:value-type="float" office:value="5663705" calcext:value-type="float">
            <text:p>566370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SBS-ASSDA</text:p>
          </table:table-cell>
          <table:table-cell office:value-type="string" calcext:value-type="string">
            <text:p>Suministro</text:p>
          </table:table-cell>
          <table:table-cell office:value-type="float" office:value="2069388" calcext:value-type="float">
            <text:p>206938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SBS-ASSDA</text:p>
          </table:table-cell>
          <table:table-cell office:value-type="string" calcext:value-type="string">
            <text:p>Servicio</text:p>
          </table:table-cell>
          <table:table-cell office:value-type="float" office:value="3643757" calcext:value-type="float">
            <text:p>364375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-EIHBG</text:p>
          </table:table-cell>
          <table:table-cell office:value-type="string" calcext:value-type="string">
            <text:p>Suministro</text:p>
          </table:table-cell>
          <table:table-cell office:value-type="float" office:value="27652" calcext:value-type="float">
            <text:p>2765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-EIHBG</text:p>
          </table:table-cell>
          <table:table-cell office:value-type="string" calcext:value-type="string">
            <text:p>Servicio</text:p>
          </table:table-cell>
          <table:table-cell office:value-type="float" office:value="221625" calcext:value-type="float">
            <text:p>2216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SBS-EIHBG</text:p>
          </table:table-cell>
          <table:table-cell office:value-type="string" calcext:value-type="string">
            <text:p>Servicio</text:p>
          </table:table-cell>
          <table:table-cell office:value-type="float" office:value="269630" calcext:value-type="float">
            <text:p>26963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SBS-EIHBG</text:p>
          </table:table-cell>
          <table:table-cell office:value-type="string" calcext:value-type="string">
            <text:p>Servicio</text:p>
          </table:table-cell>
          <table:table-cell office:value-type="float" office:value="87909" calcext:value-type="float">
            <text:p>8790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-EPES</text:p>
          </table:table-cell>
          <table:table-cell office:value-type="string" calcext:value-type="string">
            <text:p>Suministro</text:p>
          </table:table-cell>
          <table:table-cell office:value-type="float" office:value="763031" calcext:value-type="float">
            <text:p>76303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SBS-EPES</text:p>
          </table:table-cell>
          <table:table-cell office:value-type="string" calcext:value-type="string">
            <text:p>Servicio</text:p>
          </table:table-cell>
          <table:table-cell office:value-type="float" office:value="1416070" calcext:value-type="float">
            <text:p>141607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SBS-EPES</text:p>
          </table:table-cell>
          <table:table-cell office:value-type="string" calcext:value-type="string">
            <text:p>Servicio</text:p>
          </table:table-cell>
          <table:table-cell office:value-type="float" office:value="737496" calcext:value-type="float">
            <text:p>73749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SBS-EPES</text:p>
          </table:table-cell>
          <table:table-cell office:value-type="string" calcext:value-type="string">
            <text:p>Servicio</text:p>
          </table:table-cell>
          <table:table-cell office:value-type="float" office:value="1102381" calcext:value-type="float">
            <text:p>110238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SBS-EPES</text:p>
          </table:table-cell>
          <table:table-cell office:value-type="string" calcext:value-type="string">
            <text:p>Servicio</text:p>
          </table:table-cell>
          <table:table-cell office:value-type="float" office:value="927208" calcext:value-type="float">
            <text:p>92720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Suministro</text:p>
          </table:table-cell>
          <table:table-cell office:value-type="float" office:value="3811" calcext:value-type="float">
            <text:p>381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Servicio</text:p>
          </table:table-cell>
          <table:table-cell office:value-type="float" office:value="1100" calcext:value-type="float">
            <text:p>11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Suministro</text:p>
          </table:table-cell>
          <table:table-cell office:value-type="float" office:value="6201" calcext:value-type="float">
            <text:p>620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Servicio</text:p>
          </table:table-cell>
          <table:table-cell office:value-type="float" office:value="47396" calcext:value-type="float">
            <text:p>4739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Suministro</text:p>
          </table:table-cell>
          <table:table-cell office:value-type="float" office:value="1518" calcext:value-type="float">
            <text:p>15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Servicio</text:p>
          </table:table-cell>
          <table:table-cell office:value-type="float" office:value="397173" calcext:value-type="float">
            <text:p>39717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Servicio</text:p>
          </table:table-cell>
          <table:table-cell office:value-type="float" office:value="460000" calcext:value-type="float">
            <text:p>46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Servicio</text:p>
          </table:table-cell>
          <table:table-cell office:value-type="float" office:value="76666" calcext:value-type="float">
            <text:p>766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uministro</text:p>
          </table:table-cell>
          <table:table-cell office:value-type="float" office:value="224291" calcext:value-type="float">
            <text:p>22429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ervicio</text:p>
          </table:table-cell>
          <table:table-cell office:value-type="float" office:value="97615" calcext:value-type="float">
            <text:p>9761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Obra</text:p>
          </table:table-cell>
          <table:table-cell office:value-type="float" office:value="65440" calcext:value-type="float">
            <text:p>654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Consultoría y Asistencia</text:p>
          </table:table-cell>
          <table:table-cell office:value-type="float" office:value="300615" calcext:value-type="float">
            <text:p>30061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uministro</text:p>
          </table:table-cell>
          <table:table-cell office:value-type="float" office:value="442822" calcext:value-type="float">
            <text:p>4428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ervicio</text:p>
          </table:table-cell>
          <table:table-cell office:value-type="float" office:value="582594" calcext:value-type="float">
            <text:p>58259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Obra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Consultoría y Asistencia</text:p>
          </table:table-cell>
          <table:table-cell office:value-type="float" office:value="13613" calcext:value-type="float">
            <text:p>1361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uministro</text:p>
          </table:table-cell>
          <table:table-cell office:value-type="float" office:value="112699" calcext:value-type="float">
            <text:p>1126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ervicio</text:p>
          </table:table-cell>
          <table:table-cell office:value-type="float" office:value="610281" calcext:value-type="float">
            <text:p>61028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uministro</text:p>
          </table:table-cell>
          <table:table-cell office:value-type="float" office:value="130502" calcext:value-type="float">
            <text:p>13050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ervicio</text:p>
          </table:table-cell>
          <table:table-cell office:value-type="float" office:value="659370" calcext:value-type="float">
            <text:p>65937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uministro</text:p>
          </table:table-cell>
          <table:table-cell office:value-type="float" office:value="104478" calcext:value-type="float">
            <text:p>10447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ervicio</text:p>
          </table:table-cell>
          <table:table-cell office:value-type="float" office:value="243306" calcext:value-type="float">
            <text:p>24330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uministro</text:p>
          </table:table-cell>
          <table:table-cell office:value-type="float" office:value="53488" calcext:value-type="float">
            <text:p>5348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ervicio</text:p>
          </table:table-cell>
          <table:table-cell office:value-type="float" office:value="426416" calcext:value-type="float">
            <text:p>42641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CTCD</text:p>
          </table:table-cell>
          <table:table-cell office:value-type="string" calcext:value-type="string">
            <text:p>Servicio</text:p>
          </table:table-cell>
          <table:table-cell office:value-type="float" office:value="251210" calcext:value-type="float">
            <text:p>25121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VOT</text:p>
          </table:table-cell>
          <table:table-cell office:value-type="string" calcext:value-type="string">
            <text:p>Suministro</text:p>
          </table:table-cell>
          <table:table-cell office:value-type="float" office:value="125362" calcext:value-type="float">
            <text:p>12536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CVOT</text:p>
          </table:table-cell>
          <table:table-cell office:value-type="string" calcext:value-type="string">
            <text:p>Servicio</text:p>
          </table:table-cell>
          <table:table-cell office:value-type="float" office:value="1016241" calcext:value-type="float">
            <text:p>101624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VOT</text:p>
          </table:table-cell>
          <table:table-cell office:value-type="string" calcext:value-type="string">
            <text:p>Suministro</text:p>
          </table:table-cell>
          <table:table-cell office:value-type="float" office:value="254423" calcext:value-type="float">
            <text:p>25442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VOT</text:p>
          </table:table-cell>
          <table:table-cell office:value-type="string" calcext:value-type="string">
            <text:p>Servicio</text:p>
          </table:table-cell>
          <table:table-cell office:value-type="float" office:value="5457307" calcext:value-type="float">
            <text:p>54573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CVOT</text:p>
          </table:table-cell>
          <table:table-cell office:value-type="string" calcext:value-type="string">
            <text:p>Obra</text:p>
          </table:table-cell>
          <table:table-cell office:value-type="float" office:value="60000" calcext:value-type="float">
            <text:p>6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VOT</text:p>
          </table:table-cell>
          <table:table-cell office:value-type="string" calcext:value-type="string">
            <text:p>Suministro</text:p>
          </table:table-cell>
          <table:table-cell office:value-type="float" office:value="76560" calcext:value-type="float">
            <text:p>7656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CVOT</text:p>
          </table:table-cell>
          <table:table-cell office:value-type="string" calcext:value-type="string">
            <text:p>Servicio</text:p>
          </table:table-cell>
          <table:table-cell office:value-type="float" office:value="1624261" calcext:value-type="float">
            <text:p>162426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EIAOPJA</text:p>
          </table:table-cell>
          <table:table-cell office:value-type="string" calcext:value-type="string">
            <text:p>Suministro</text:p>
          </table:table-cell>
          <table:table-cell office:value-type="float" office:value="21296" calcext:value-type="float">
            <text:p>2129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EIAOPJA</text:p>
          </table:table-cell>
          <table:table-cell office:value-type="string" calcext:value-type="string">
            <text:p>Servicio</text:p>
          </table:table-cell>
          <table:table-cell office:value-type="float" office:value="499693" calcext:value-type="float">
            <text:p>49969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EIAOPJA</text:p>
          </table:table-cell>
          <table:table-cell office:value-type="string" calcext:value-type="string">
            <text:p>Suministro</text:p>
          </table:table-cell>
          <table:table-cell office:value-type="float" office:value="42567" calcext:value-type="float">
            <text:p>4256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EIAOPJA</text:p>
          </table:table-cell>
          <table:table-cell office:value-type="string" calcext:value-type="string">
            <text:p>Servicio</text:p>
          </table:table-cell>
          <table:table-cell office:value-type="float" office:value="150306" calcext:value-type="float">
            <text:p>15030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EIAPPA</text:p>
          </table:table-cell>
          <table:table-cell office:value-type="string" calcext:value-type="string">
            <text:p>Suministro</text:p>
          </table:table-cell>
          <table:table-cell office:value-type="float" office:value="24200" calcext:value-type="float">
            <text:p>242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EIAPPA</text:p>
          </table:table-cell>
          <table:table-cell office:value-type="string" calcext:value-type="string">
            <text:p>Servicio</text:p>
          </table:table-cell>
          <table:table-cell office:value-type="float" office:value="106062" calcext:value-type="float">
            <text:p>10606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EIAPPA</text:p>
          </table:table-cell>
          <table:table-cell office:value-type="string" calcext:value-type="string">
            <text:p>Servicio</text:p>
          </table:table-cell>
          <table:table-cell office:value-type="float" office:value="77796" calcext:value-type="float">
            <text:p>7779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EIAPPA</text:p>
          </table:table-cell>
          <table:table-cell office:value-type="string" calcext:value-type="string">
            <text:p>Servicio</text:p>
          </table:table-cell>
          <table:table-cell office:value-type="float" office:value="47795" calcext:value-type="float">
            <text:p>4779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EIAPPA</text:p>
          </table:table-cell>
          <table:table-cell office:value-type="string" calcext:value-type="string">
            <text:p>Servicio</text:p>
          </table:table-cell>
          <table:table-cell office:value-type="float" office:value="3025" calcext:value-type="float">
            <text:p>30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EIAPPA</text:p>
          </table:table-cell>
          <table:table-cell office:value-type="string" calcext:value-type="string">
            <text:p>Servicio</text:p>
          </table:table-cell>
          <table:table-cell office:value-type="float" office:value="3025" calcext:value-type="float">
            <text:p>30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EIEPTD</text:p>
          </table:table-cell>
          <table:table-cell office:value-type="string" calcext:value-type="string">
            <text:p>Suministro</text:p>
          </table:table-cell>
          <table:table-cell office:value-type="float" office:value="86295" calcext:value-type="float">
            <text:p>8629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EIEPTD</text:p>
          </table:table-cell>
          <table:table-cell office:value-type="string" calcext:value-type="string">
            <text:p>Servicio</text:p>
          </table:table-cell>
          <table:table-cell office:value-type="float" office:value="279402" calcext:value-type="float">
            <text:p>27940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EIEPTD</text:p>
          </table:table-cell>
          <table:table-cell office:value-type="string" calcext:value-type="string">
            <text:p>Suministro</text:p>
          </table:table-cell>
          <table:table-cell office:value-type="float" office:value="52010" calcext:value-type="float">
            <text:p>5201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EIEPTD</text:p>
          </table:table-cell>
          <table:table-cell office:value-type="string" calcext:value-type="string">
            <text:p>Servicio</text:p>
          </table:table-cell>
          <table:table-cell office:value-type="float" office:value="387651" calcext:value-type="float">
            <text:p>38765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EIEPTD</text:p>
          </table:table-cell>
          <table:table-cell office:value-type="string" calcext:value-type="string">
            <text:p>Suministro</text:p>
          </table:table-cell>
          <table:table-cell office:value-type="float" office:value="79788" calcext:value-type="float">
            <text:p>7978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EIEPTD</text:p>
          </table:table-cell>
          <table:table-cell office:value-type="string" calcext:value-type="string">
            <text:p>Servicio</text:p>
          </table:table-cell>
          <table:table-cell office:value-type="float" office:value="171721" calcext:value-type="float">
            <text:p>17172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EIEPTD</text:p>
          </table:table-cell>
          <table:table-cell office:value-type="string" calcext:value-type="string">
            <text:p>Servicio</text:p>
          </table:table-cell>
          <table:table-cell office:value-type="float" office:value="19416" calcext:value-type="float">
            <text:p>1941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EIIAPH</text:p>
          </table:table-cell>
          <table:table-cell office:value-type="string" calcext:value-type="string">
            <text:p>Suministro</text:p>
          </table:table-cell>
          <table:table-cell office:value-type="float" office:value="13841" calcext:value-type="float">
            <text:p>1384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EIIAPH</text:p>
          </table:table-cell>
          <table:table-cell office:value-type="string" calcext:value-type="string">
            <text:p>Servicio</text:p>
          </table:table-cell>
          <table:table-cell office:value-type="float" office:value="14677" calcext:value-type="float">
            <text:p>1467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EIIAPH</text:p>
          </table:table-cell>
          <table:table-cell office:value-type="string" calcext:value-type="string">
            <text:p>Suministro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EIIAPH</text:p>
          </table:table-cell>
          <table:table-cell office:value-type="string" calcext:value-type="string">
            <text:p>Servicio</text:p>
          </table:table-cell>
          <table:table-cell office:value-type="float" office:value="4762" calcext:value-type="float">
            <text:p>476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EIIAPH</text:p>
          </table:table-cell>
          <table:table-cell office:value-type="string" calcext:value-type="string">
            <text:p>Suministro</text:p>
          </table:table-cell>
          <table:table-cell office:value-type="float" office:value="29265" calcext:value-type="float">
            <text:p>2926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EIIAPH</text:p>
          </table:table-cell>
          <table:table-cell office:value-type="string" calcext:value-type="string">
            <text:p>Servicio</text:p>
          </table:table-cell>
          <table:table-cell office:value-type="float" office:value="112418" calcext:value-type="float">
            <text:p>1124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EIIAPH</text:p>
          </table:table-cell>
          <table:table-cell office:value-type="string" calcext:value-type="string">
            <text:p>Suministro</text:p>
          </table:table-cell>
          <table:table-cell office:value-type="float" office:value="25101" calcext:value-type="float">
            <text:p>2510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EIIAPH</text:p>
          </table:table-cell>
          <table:table-cell office:value-type="string" calcext:value-type="string">
            <text:p>Servicio</text:p>
          </table:table-cell>
          <table:table-cell office:value-type="float" office:value="32299" calcext:value-type="float">
            <text:p>322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EIVEIASA</text:p>
          </table:table-cell>
          <table:table-cell office:value-type="string" calcext:value-type="string">
            <text:p>Suministro</text:p>
          </table:table-cell>
          <table:table-cell office:value-type="float" office:value="106946" calcext:value-type="float">
            <text:p>10694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EIVEIASA</text:p>
          </table:table-cell>
          <table:table-cell office:value-type="string" calcext:value-type="string">
            <text:p>Servicio</text:p>
          </table:table-cell>
          <table:table-cell office:value-type="float" office:value="117300" calcext:value-type="float">
            <text:p>1173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EIVEIASA</text:p>
          </table:table-cell>
          <table:table-cell office:value-type="string" calcext:value-type="string">
            <text:p>Suministro</text:p>
          </table:table-cell>
          <table:table-cell office:value-type="float" office:value="660120" calcext:value-type="float">
            <text:p>66012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EIVEIASA</text:p>
          </table:table-cell>
          <table:table-cell office:value-type="string" calcext:value-type="string">
            <text:p>Servicio</text:p>
          </table:table-cell>
          <table:table-cell office:value-type="float" office:value="302318" calcext:value-type="float">
            <text:p>3023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FPGYS</text:p>
          </table:table-cell>
          <table:table-cell office:value-type="string" calcext:value-type="string">
            <text:p>Servicio</text:p>
          </table:table-cell>
          <table:table-cell office:value-type="float" office:value="46859" calcext:value-type="float">
            <text:p>4685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FPGYS</text:p>
          </table:table-cell>
          <table:table-cell office:value-type="string" calcext:value-type="string">
            <text:p>Suministro</text:p>
          </table:table-cell>
          <table:table-cell office:value-type="float" office:value="308562" calcext:value-type="float">
            <text:p>30856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FPGYS</text:p>
          </table:table-cell>
          <table:table-cell office:value-type="string" calcext:value-type="string">
            <text:p>Servicio</text:p>
          </table:table-cell>
          <table:table-cell office:value-type="float" office:value="1767032" calcext:value-type="float">
            <text:p>176703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FPGYS</text:p>
          </table:table-cell>
          <table:table-cell office:value-type="string" calcext:value-type="string">
            <text:p>Obra</text:p>
          </table:table-cell>
          <table:table-cell office:value-type="float" office:value="72838" calcext:value-type="float">
            <text:p>7283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FPGYS</text:p>
          </table:table-cell>
          <table:table-cell office:value-type="string" calcext:value-type="string">
            <text:p>Suministro</text:p>
          </table:table-cell>
          <table:table-cell office:value-type="float" office:value="72644" calcext:value-type="float">
            <text:p>7264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FPGYS</text:p>
          </table:table-cell>
          <table:table-cell office:value-type="string" calcext:value-type="string">
            <text:p>Servicio</text:p>
          </table:table-cell>
          <table:table-cell office:value-type="float" office:value="656322" calcext:value-type="float">
            <text:p>6563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Servicio</text:p>
          </table:table-cell>
          <table:table-cell office:value-type="float" office:value="43635" calcext:value-type="float">
            <text:p>4363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Obra</text:p>
          </table:table-cell>
          <table:table-cell office:value-type="float" office:value="12000" calcext:value-type="float">
            <text:p>120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Consultoría y Asistencia</text:p>
          </table:table-cell>
          <table:table-cell office:value-type="float" office:value="86735" calcext:value-type="float">
            <text:p>8673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Suministro</text:p>
          </table:table-cell>
          <table:table-cell office:value-type="float" office:value="90474" calcext:value-type="float">
            <text:p>9047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Servicio</text:p>
          </table:table-cell>
          <table:table-cell office:value-type="float" office:value="52554" calcext:value-type="float">
            <text:p>52554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Consultoría y Asistencia</text:p>
          </table:table-cell>
          <table:table-cell office:value-type="float" office:value="54309" calcext:value-type="float">
            <text:p>5430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Suministro</text:p>
          </table:table-cell>
          <table:table-cell office:value-type="float" office:value="161812" calcext:value-type="float">
            <text:p>16181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Servicio</text:p>
          </table:table-cell>
          <table:table-cell office:value-type="float" office:value="292702" calcext:value-type="float">
            <text:p>29270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Consultoría y Asistencia</text:p>
          </table:table-cell>
          <table:table-cell office:value-type="float" office:value="138166" calcext:value-type="float">
            <text:p>1381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Suministro</text:p>
          </table:table-cell>
          <table:table-cell office:value-type="float" office:value="224719" calcext:value-type="float">
            <text:p>22471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Servicio</text:p>
          </table:table-cell>
          <table:table-cell office:value-type="float" office:value="317688" calcext:value-type="float">
            <text:p>31768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Consultoría y Asistencia</text:p>
          </table:table-cell>
          <table:table-cell office:value-type="float" office:value="49203" calcext:value-type="float">
            <text:p>4920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Servicio</text:p>
          </table:table-cell>
          <table:table-cell office:value-type="float" office:value="511523" calcext:value-type="float">
            <text:p>51152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IAAP</text:p>
          </table:table-cell>
          <table:table-cell office:value-type="string" calcext:value-type="string">
            <text:p>Servicio</text:p>
          </table:table-cell>
          <table:table-cell office:value-type="float" office:value="24456" calcext:value-type="float">
            <text:p>2445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uministro</text:p>
          </table:table-cell>
          <table:table-cell office:value-type="float" office:value="34679" calcext:value-type="float">
            <text:p>346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ervicio</text:p>
          </table:table-cell>
          <table:table-cell office:value-type="float" office:value="8677" calcext:value-type="float">
            <text:p>867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ervicio</text:p>
          </table:table-cell>
          <table:table-cell office:value-type="float" office:value="258666" calcext:value-type="float">
            <text:p>2586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uministro</text:p>
          </table:table-cell>
          <table:table-cell office:value-type="float" office:value="62460" calcext:value-type="float">
            <text:p>6246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ervicio</text:p>
          </table:table-cell>
          <table:table-cell office:value-type="float" office:value="386350" calcext:value-type="float">
            <text:p>3863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Consultoría y Asistencia</text:p>
          </table:table-cell>
          <table:table-cell office:value-type="float" office:value="117333" calcext:value-type="float">
            <text:p>1173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uministro</text:p>
          </table:table-cell>
          <table:table-cell office:value-type="float" office:value="17787" calcext:value-type="float">
            <text:p>1778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ervicio</text:p>
          </table:table-cell>
          <table:table-cell office:value-type="float" office:value="693884" calcext:value-type="float">
            <text:p>69388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Obra</text:p>
          </table:table-cell>
          <table:table-cell office:value-type="float" office:value="189643" calcext:value-type="float">
            <text:p>189643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Consultoría y Asistencia</text:p>
          </table:table-cell>
          <table:table-cell office:value-type="float" office:value="66666" calcext:value-type="float">
            <text:p>666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uministro</text:p>
          </table:table-cell>
          <table:table-cell office:value-type="float" office:value="531000" calcext:value-type="float">
            <text:p>531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ervicio</text:p>
          </table:table-cell>
          <table:table-cell office:value-type="float" office:value="1018533" calcext:value-type="float">
            <text:p>10185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Obra</text:p>
          </table:table-cell>
          <table:table-cell office:value-type="float" office:value="189643" calcext:value-type="float">
            <text:p>18964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uministro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ervicio</text:p>
          </table:table-cell>
          <table:table-cell office:value-type="float" office:value="156351" calcext:value-type="float">
            <text:p>15635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uministro</text:p>
          </table:table-cell>
          <table:table-cell office:value-type="float" office:value="8311" calcext:value-type="float">
            <text:p>831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ervicio</text:p>
          </table:table-cell>
          <table:table-cell office:value-type="float" office:value="541133" calcext:value-type="float">
            <text:p>5411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uministro</text:p>
          </table:table-cell>
          <table:table-cell office:value-type="float" office:value="45157" calcext:value-type="float">
            <text:p>4515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ervicio</text:p>
          </table:table-cell>
          <table:table-cell office:value-type="float" office:value="521025" calcext:value-type="float">
            <text:p>5210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IAJ</text:p>
          </table:table-cell>
          <table:table-cell office:value-type="string" calcext:value-type="string">
            <text:p>Servicio</text:p>
          </table:table-cell>
          <table:table-cell office:value-type="float" office:value="418372" calcext:value-type="float">
            <text:p>41837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uministro</text:p>
          </table:table-cell>
          <table:table-cell office:value-type="float" office:value="16556" calcext:value-type="float">
            <text:p>16556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Consultoría y Asistencia</text:p>
          </table:table-cell>
          <table:table-cell office:value-type="float" office:value="87098" calcext:value-type="float">
            <text:p>8709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uministro</text:p>
          </table:table-cell>
          <table:table-cell office:value-type="float" office:value="240202" calcext:value-type="float">
            <text:p>24020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icio</text:p>
          </table:table-cell>
          <table:table-cell office:value-type="float" office:value="235963" calcext:value-type="float">
            <text:p>23596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Obra</text:p>
          </table:table-cell>
          <table:table-cell office:value-type="float" office:value="37934" calcext:value-type="float">
            <text:p>37934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Consultoría y Asistencia</text:p>
          </table:table-cell>
          <table:table-cell office:value-type="float" office:value="423250" calcext:value-type="float">
            <text:p>4232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uministro</text:p>
          </table:table-cell>
          <table:table-cell office:value-type="float" office:value="65800" calcext:value-type="float">
            <text:p>658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icio</text:p>
          </table:table-cell>
          <table:table-cell office:value-type="float" office:value="311914" calcext:value-type="float">
            <text:p>311914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Consultoría y Asistencia</text:p>
          </table:table-cell>
          <table:table-cell office:value-type="float" office:value="120750" calcext:value-type="float">
            <text:p>1207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uministro</text:p>
          </table:table-cell>
          <table:table-cell office:value-type="float" office:value="122000" calcext:value-type="float">
            <text:p>122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icio</text:p>
          </table:table-cell>
          <table:table-cell office:value-type="float" office:value="460010" calcext:value-type="float">
            <text:p>46001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Obra</text:p>
          </table:table-cell>
          <table:table-cell office:value-type="float" office:value="24000" calcext:value-type="float">
            <text:p>24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uministro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icio</text:p>
          </table:table-cell>
          <table:table-cell office:value-type="float" office:value="507555" calcext:value-type="float">
            <text:p>50755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uministro</text:p>
          </table:table-cell>
          <table:table-cell office:value-type="float" office:value="38240" calcext:value-type="float">
            <text:p>382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icio</text:p>
          </table:table-cell>
          <table:table-cell office:value-type="float" office:value="436766" calcext:value-type="float">
            <text:p>4367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uministro</text:p>
          </table:table-cell>
          <table:table-cell office:value-type="float" office:value="25600" calcext:value-type="float">
            <text:p>256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icio</text:p>
          </table:table-cell>
          <table:table-cell office:value-type="float" office:value="548814" calcext:value-type="float">
            <text:p>54881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icio</text:p>
          </table:table-cell>
          <table:table-cell office:value-type="float" office:value="201295" calcext:value-type="float">
            <text:p>20129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icio</text:p>
          </table:table-cell>
          <table:table-cell office:value-type="float" office:value="50000" calcext:value-type="float">
            <text:p>5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IFAPA</text:p>
          </table:table-cell>
          <table:table-cell office:value-type="string" calcext:value-type="string">
            <text:p>Suministro</text:p>
          </table:table-cell>
          <table:table-cell office:value-type="float" office:value="24000" calcext:value-type="float">
            <text:p>240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IFAPA</text:p>
          </table:table-cell>
          <table:table-cell office:value-type="string" calcext:value-type="string">
            <text:p>Consultoría y Asistencia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IFAPA</text:p>
          </table:table-cell>
          <table:table-cell office:value-type="string" calcext:value-type="string">
            <text:p>Suministro</text:p>
          </table:table-cell>
          <table:table-cell office:value-type="float" office:value="2374624" calcext:value-type="float">
            <text:p>23746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FAPA</text:p>
          </table:table-cell>
          <table:table-cell office:value-type="string" calcext:value-type="string">
            <text:p>Suministro</text:p>
          </table:table-cell>
          <table:table-cell office:value-type="float" office:value="102700" calcext:value-type="float">
            <text:p>1027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uministro</text:p>
          </table:table-cell>
          <table:table-cell office:value-type="float" office:value="1107582" calcext:value-type="float">
            <text:p>110758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ervicio</text:p>
          </table:table-cell>
          <table:table-cell office:value-type="float" office:value="442388" calcext:value-type="float">
            <text:p>44238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Consultoría y Asistencia</text:p>
          </table:table-cell>
          <table:table-cell office:value-type="float" office:value="170000" calcext:value-type="float">
            <text:p>17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uministro</text:p>
          </table:table-cell>
          <table:table-cell office:value-type="float" office:value="483137" calcext:value-type="float">
            <text:p>48313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ervicio</text:p>
          </table:table-cell>
          <table:table-cell office:value-type="float" office:value="1720074" calcext:value-type="float">
            <text:p>172007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uministro</text:p>
          </table:table-cell>
          <table:table-cell office:value-type="float" office:value="848071" calcext:value-type="float">
            <text:p>84807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ervicio</text:p>
          </table:table-cell>
          <table:table-cell office:value-type="float" office:value="95549" calcext:value-type="float">
            <text:p>9554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uministro</text:p>
          </table:table-cell>
          <table:table-cell office:value-type="float" office:value="31188" calcext:value-type="float">
            <text:p>3118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ervicio</text:p>
          </table:table-cell>
          <table:table-cell office:value-type="float" office:value="793448" calcext:value-type="float">
            <text:p>79344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Obra</text:p>
          </table:table-cell>
          <table:table-cell office:value-type="float" office:value="11389" calcext:value-type="float">
            <text:p>1138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uministro</text:p>
          </table:table-cell>
          <table:table-cell office:value-type="float" office:value="212650" calcext:value-type="float">
            <text:p>2126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ervicio</text:p>
          </table:table-cell>
          <table:table-cell office:value-type="float" office:value="677452" calcext:value-type="float">
            <text:p>67745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uministro</text:p>
          </table:table-cell>
          <table:table-cell office:value-type="float" office:value="26811" calcext:value-type="float">
            <text:p>2681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ervicio</text:p>
          </table:table-cell>
          <table:table-cell office:value-type="float" office:value="1385771" calcext:value-type="float">
            <text:p>138577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uministro</text:p>
          </table:table-cell>
          <table:table-cell office:value-type="float" office:value="41918" calcext:value-type="float">
            <text:p>4191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ervicio</text:p>
          </table:table-cell>
          <table:table-cell office:value-type="float" office:value="1054049" calcext:value-type="float">
            <text:p>105404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IFAPA-INF</text:p>
          </table:table-cell>
          <table:table-cell office:value-type="string" calcext:value-type="string">
            <text:p>Servicio</text:p>
          </table:table-cell>
          <table:table-cell office:value-type="float" office:value="622913" calcext:value-type="float">
            <text:p>62291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IMABIS</text:p>
          </table:table-cell>
          <table:table-cell office:value-type="string" calcext:value-type="string">
            <text:p>Suministro</text:p>
          </table:table-cell>
          <table:table-cell office:value-type="float" office:value="10621" calcext:value-type="float">
            <text:p>1062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IMABIS</text:p>
          </table:table-cell>
          <table:table-cell office:value-type="string" calcext:value-type="string">
            <text:p>Suministro</text:p>
          </table:table-cell>
          <table:table-cell office:value-type="float" office:value="2130" calcext:value-type="float">
            <text:p>21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INTURJOVEN</text:p>
          </table:table-cell>
          <table:table-cell office:value-type="string" calcext:value-type="string">
            <text:p>Servicio</text:p>
          </table:table-cell>
          <table:table-cell office:value-type="float" office:value="50035" calcext:value-type="float">
            <text:p>50035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INTURJOVEN</text:p>
          </table:table-cell>
          <table:table-cell office:value-type="string" calcext:value-type="string">
            <text:p>Servicio</text:p>
          </table:table-cell>
          <table:table-cell office:value-type="float" office:value="5998" calcext:value-type="float">
            <text:p>599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Suministro</text:p>
          </table:table-cell>
          <table:table-cell office:value-type="float" office:value="5964541" calcext:value-type="float">
            <text:p>596454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Obra</text:p>
          </table:table-cell>
          <table:table-cell office:value-type="float" office:value="30910176" calcext:value-type="float">
            <text:p>3091017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Suministro</text:p>
          </table:table-cell>
          <table:table-cell office:value-type="float" office:value="24802275" calcext:value-type="float">
            <text:p>2480227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Obra</text:p>
          </table:table-cell>
          <table:table-cell office:value-type="float" office:value="37288299" calcext:value-type="float">
            <text:p>372882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Suministro</text:p>
          </table:table-cell>
          <table:table-cell office:value-type="float" office:value="21129299" calcext:value-type="float">
            <text:p>211292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Suministro</text:p>
          </table:table-cell>
          <table:table-cell office:value-type="float" office:value="161880" calcext:value-type="float">
            <text:p>16188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Servicio</text:p>
          </table:table-cell>
          <table:table-cell office:value-type="float" office:value="13166" calcext:value-type="float">
            <text:p>131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Obra</text:p>
          </table:table-cell>
          <table:table-cell office:value-type="float" office:value="64000" calcext:value-type="float">
            <text:p>64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Suministro</text:p>
          </table:table-cell>
          <table:table-cell office:value-type="float" office:value="19969698" calcext:value-type="float">
            <text:p>1996969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Servicio</text:p>
          </table:table-cell>
          <table:table-cell office:value-type="float" office:value="2402651" calcext:value-type="float">
            <text:p>240265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Servicio</text:p>
          </table:table-cell>
          <table:table-cell office:value-type="float" office:value="378765" calcext:value-type="float">
            <text:p>37876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Servicio</text:p>
          </table:table-cell>
          <table:table-cell office:value-type="float" office:value="254450" calcext:value-type="float">
            <text:p>2544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uministro</text:p>
          </table:table-cell>
          <table:table-cell office:value-type="float" office:value="42155" calcext:value-type="float">
            <text:p>4215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ervicio</text:p>
          </table:table-cell>
          <table:table-cell office:value-type="float" office:value="77000" calcext:value-type="float">
            <text:p>77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uministro</text:p>
          </table:table-cell>
          <table:table-cell office:value-type="float" office:value="100898" calcext:value-type="float">
            <text:p>10089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ervicio</text:p>
          </table:table-cell>
          <table:table-cell office:value-type="float" office:value="292722" calcext:value-type="float">
            <text:p>2927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Obra</text:p>
          </table:table-cell>
          <table:table-cell office:value-type="float" office:value="700000" calcext:value-type="float">
            <text:p>70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uministro</text:p>
          </table:table-cell>
          <table:table-cell office:value-type="float" office:value="136885" calcext:value-type="float">
            <text:p>13688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ervicio</text:p>
          </table:table-cell>
          <table:table-cell office:value-type="float" office:value="134108" calcext:value-type="float">
            <text:p>13410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Obra</text:p>
          </table:table-cell>
          <table:table-cell office:value-type="float" office:value="810846" calcext:value-type="float">
            <text:p>81084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uministro</text:p>
          </table:table-cell>
          <table:table-cell office:value-type="float" office:value="144908" calcext:value-type="float">
            <text:p>14490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ervicio</text:p>
          </table:table-cell>
          <table:table-cell office:value-type="float" office:value="239080" calcext:value-type="float">
            <text:p>23908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uministro</text:p>
          </table:table-cell>
          <table:table-cell office:value-type="float" office:value="46139" calcext:value-type="float">
            <text:p>4613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ervicio</text:p>
          </table:table-cell>
          <table:table-cell office:value-type="float" office:value="284640" calcext:value-type="float">
            <text:p>2846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uministro</text:p>
          </table:table-cell>
          <table:table-cell office:value-type="float" office:value="54940" calcext:value-type="float">
            <text:p>549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ervicio</text:p>
          </table:table-cell>
          <table:table-cell office:value-type="float" office:value="437825" calcext:value-type="float">
            <text:p>4378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uministro</text:p>
          </table:table-cell>
          <table:table-cell office:value-type="float" office:value="62699" calcext:value-type="float">
            <text:p>626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ervicio</text:p>
          </table:table-cell>
          <table:table-cell office:value-type="float" office:value="406693" calcext:value-type="float">
            <text:p>40669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uministro</text:p>
          </table:table-cell>
          <table:table-cell office:value-type="float" office:value="168183" calcext:value-type="float">
            <text:p>16818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ervicio</text:p>
          </table:table-cell>
          <table:table-cell office:value-type="float" office:value="496279" calcext:value-type="float">
            <text:p>4962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uministro</text:p>
          </table:table-cell>
          <table:table-cell office:value-type="float" office:value="33399" calcext:value-type="float">
            <text:p>3339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ervicio</text:p>
          </table:table-cell>
          <table:table-cell office:value-type="float" office:value="9939" calcext:value-type="float">
            <text:p>993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Suministro</text:p>
          </table:table-cell>
          <table:table-cell office:value-type="float" office:value="17700" calcext:value-type="float">
            <text:p>177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uministro</text:p>
          </table:table-cell>
          <table:table-cell office:value-type="float" office:value="1954370" calcext:value-type="float">
            <text:p>195437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ervicio</text:p>
          </table:table-cell>
          <table:table-cell office:value-type="float" office:value="5771635" calcext:value-type="float">
            <text:p>577163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Obra</text:p>
          </table:table-cell>
          <table:table-cell office:value-type="float" office:value="60000" calcext:value-type="float">
            <text:p>600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Consultoría y Asistencia</text:p>
          </table:table-cell>
          <table:table-cell office:value-type="float" office:value="279000" calcext:value-type="float">
            <text:p>279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uministro</text:p>
          </table:table-cell>
          <table:table-cell office:value-type="float" office:value="1195257" calcext:value-type="float">
            <text:p>119525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ervicio</text:p>
          </table:table-cell>
          <table:table-cell office:value-type="float" office:value="6239530" calcext:value-type="float">
            <text:p>62395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Consultoría y Asistencia</text:p>
          </table:table-cell>
          <table:table-cell office:value-type="float" office:value="540900" calcext:value-type="float">
            <text:p>5409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uministro</text:p>
          </table:table-cell>
          <table:table-cell office:value-type="float" office:value="579430" calcext:value-type="float">
            <text:p>57943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ervicio</text:p>
          </table:table-cell>
          <table:table-cell office:value-type="float" office:value="22472398" calcext:value-type="float">
            <text:p>2247239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uministro</text:p>
          </table:table-cell>
          <table:table-cell office:value-type="float" office:value="736866" calcext:value-type="float">
            <text:p>7368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ervicio</text:p>
          </table:table-cell>
          <table:table-cell office:value-type="float" office:value="28342143" calcext:value-type="float">
            <text:p>2834214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Obra</text:p>
          </table:table-cell>
          <table:table-cell office:value-type="float" office:value="114430" calcext:value-type="float">
            <text:p>11443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uministro</text:p>
          </table:table-cell>
          <table:table-cell office:value-type="float" office:value="934615" calcext:value-type="float">
            <text:p>93461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ervicio</text:p>
          </table:table-cell>
          <table:table-cell office:value-type="float" office:value="22100813" calcext:value-type="float">
            <text:p>2210081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Obra</text:p>
          </table:table-cell>
          <table:table-cell office:value-type="float" office:value="452486" calcext:value-type="float">
            <text:p>45248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uministro</text:p>
          </table:table-cell>
          <table:table-cell office:value-type="float" office:value="774832" calcext:value-type="float">
            <text:p>77483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ervicio</text:p>
          </table:table-cell>
          <table:table-cell office:value-type="float" office:value="14496520" calcext:value-type="float">
            <text:p>1449652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uministro</text:p>
          </table:table-cell>
          <table:table-cell office:value-type="float" office:value="295724" calcext:value-type="float">
            <text:p>2957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ervicio</text:p>
          </table:table-cell>
          <table:table-cell office:value-type="float" office:value="769816" calcext:value-type="float">
            <text:p>76981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Obra</text:p>
          </table:table-cell>
          <table:table-cell office:value-type="float" office:value="4444" calcext:value-type="float">
            <text:p>444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uministro</text:p>
          </table:table-cell>
          <table:table-cell office:value-type="float" office:value="295724" calcext:value-type="float">
            <text:p>2957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ervicio</text:p>
          </table:table-cell>
          <table:table-cell office:value-type="float" office:value="652525" calcext:value-type="float">
            <text:p>6525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uministro</text:p>
          </table:table-cell>
          <table:table-cell office:value-type="float" office:value="295724" calcext:value-type="float">
            <text:p>2957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SADESI</text:p>
          </table:table-cell>
          <table:table-cell office:value-type="string" calcext:value-type="string">
            <text:p>Suministro</text:p>
          </table:table-cell>
          <table:table-cell office:value-type="float" office:value="295724" calcext:value-type="float">
            <text:p>2957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Suministro</text:p>
          </table:table-cell>
          <table:table-cell office:value-type="float" office:value="166280" calcext:value-type="float">
            <text:p>16628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Servicio</text:p>
          </table:table-cell>
          <table:table-cell office:value-type="float" office:value="1053433" calcext:value-type="float">
            <text:p>10534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Suministro</text:p>
          </table:table-cell>
          <table:table-cell office:value-type="float" office:value="96253" calcext:value-type="float">
            <text:p>9625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Servicio</text:p>
          </table:table-cell>
          <table:table-cell office:value-type="float" office:value="6427852" calcext:value-type="float">
            <text:p>642785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Obra</text:p>
          </table:table-cell>
          <table:table-cell office:value-type="float" office:value="1684971" calcext:value-type="float">
            <text:p>168497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Suministro</text:p>
          </table:table-cell>
          <table:table-cell office:value-type="float" office:value="100385" calcext:value-type="float">
            <text:p>10038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Servicio</text:p>
          </table:table-cell>
          <table:table-cell office:value-type="float" office:value="6697316" calcext:value-type="float">
            <text:p>669731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Servicio</text:p>
          </table:table-cell>
          <table:table-cell office:value-type="float" office:value="306358" calcext:value-type="float">
            <text:p>30635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uministro</text:p>
          </table:table-cell>
          <table:table-cell office:value-type="float" office:value="45309" calcext:value-type="float">
            <text:p>4530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ervicio</text:p>
          </table:table-cell>
          <table:table-cell office:value-type="float" office:value="865320" calcext:value-type="float">
            <text:p>86532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uministro</text:p>
          </table:table-cell>
          <table:table-cell office:value-type="float" office:value="19696" calcext:value-type="float">
            <text:p>1969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ervicio</text:p>
          </table:table-cell>
          <table:table-cell office:value-type="float" office:value="1346350" calcext:value-type="float">
            <text:p>134635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uministro</text:p>
          </table:table-cell>
          <table:table-cell office:value-type="float" office:value="1832" calcext:value-type="float">
            <text:p>183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ervicio</text:p>
          </table:table-cell>
          <table:table-cell office:value-type="float" office:value="1825007" calcext:value-type="float">
            <text:p>182500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Obra</text:p>
          </table:table-cell>
          <table:table-cell office:value-type="float" office:value="1152833" calcext:value-type="float">
            <text:p>115283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uministro</text:p>
          </table:table-cell>
          <table:table-cell office:value-type="float" office:value="266248" calcext:value-type="float">
            <text:p>26624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ervicio</text:p>
          </table:table-cell>
          <table:table-cell office:value-type="float" office:value="8612394" calcext:value-type="float">
            <text:p>861239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Obra</text:p>
          </table:table-cell>
          <table:table-cell office:value-type="float" office:value="70800" calcext:value-type="float">
            <text:p>708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uministro</text:p>
          </table:table-cell>
          <table:table-cell office:value-type="float" office:value="81238" calcext:value-type="float">
            <text:p>8123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ervicio</text:p>
          </table:table-cell>
          <table:table-cell office:value-type="float" office:value="12106435" calcext:value-type="float">
            <text:p>1210643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Obra</text:p>
          </table:table-cell>
          <table:table-cell office:value-type="float" office:value="89875" calcext:value-type="float">
            <text:p>8987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uministro</text:p>
          </table:table-cell>
          <table:table-cell office:value-type="float" office:value="27225" calcext:value-type="float">
            <text:p>272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ervicio</text:p>
          </table:table-cell>
          <table:table-cell office:value-type="float" office:value="18920240" calcext:value-type="float">
            <text:p>189202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uministro</text:p>
          </table:table-cell>
          <table:table-cell office:value-type="float" office:value="27225" calcext:value-type="float">
            <text:p>272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ervicio</text:p>
          </table:table-cell>
          <table:table-cell office:value-type="float" office:value="3122994" calcext:value-type="float">
            <text:p>312299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uministro</text:p>
          </table:table-cell>
          <table:table-cell office:value-type="float" office:value="27225" calcext:value-type="float">
            <text:p>2722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ervicio</text:p>
          </table:table-cell>
          <table:table-cell office:value-type="float" office:value="423345" calcext:value-type="float">
            <text:p>42334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uministro</text:p>
          </table:table-cell>
          <table:table-cell office:value-type="float" office:value="11343" calcext:value-type="float">
            <text:p>1134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SANDETEL</text:p>
          </table:table-cell>
          <table:table-cell office:value-type="string" calcext:value-type="string">
            <text:p>Servicio</text:p>
          </table:table-cell>
          <table:table-cell office:value-type="float" office:value="96214" calcext:value-type="float">
            <text:p>9621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uministro</text:p>
          </table:table-cell>
          <table:table-cell office:value-type="float" office:value="33791" calcext:value-type="float">
            <text:p>3379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ervicio</text:p>
          </table:table-cell>
          <table:table-cell office:value-type="float" office:value="895243" calcext:value-type="float">
            <text:p>89524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uministro</text:p>
          </table:table-cell>
          <table:table-cell office:value-type="float" office:value="12000904" calcext:value-type="float">
            <text:p>1200090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ervicio</text:p>
          </table:table-cell>
          <table:table-cell office:value-type="float" office:value="31092312" calcext:value-type="float">
            <text:p>3109231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Obra</text:p>
          </table:table-cell>
          <table:table-cell office:value-type="float" office:value="128000" calcext:value-type="float">
            <text:p>128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uministro</text:p>
          </table:table-cell>
          <table:table-cell office:value-type="float" office:value="33359055" calcext:value-type="float">
            <text:p>3335905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ervicio</text:p>
          </table:table-cell>
          <table:table-cell office:value-type="float" office:value="43599424" calcext:value-type="float">
            <text:p>4359942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Obra</text:p>
          </table:table-cell>
          <table:table-cell office:value-type="float" office:value="192740" calcext:value-type="float">
            <text:p>19274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uministro</text:p>
          </table:table-cell>
          <table:table-cell office:value-type="float" office:value="13922737" calcext:value-type="float">
            <text:p>1392273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ervicio</text:p>
          </table:table-cell>
          <table:table-cell office:value-type="float" office:value="63503663" calcext:value-type="float">
            <text:p>6350366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Obra</text:p>
          </table:table-cell>
          <table:table-cell office:value-type="float" office:value="1785767" calcext:value-type="float">
            <text:p>178576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uministro</text:p>
          </table:table-cell>
          <table:table-cell office:value-type="float" office:value="10338090" calcext:value-type="float">
            <text:p>1033809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ervicio</text:p>
          </table:table-cell>
          <table:table-cell office:value-type="float" office:value="58571691" calcext:value-type="float">
            <text:p>5857169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Obra</text:p>
          </table:table-cell>
          <table:table-cell office:value-type="float" office:value="133145" calcext:value-type="float">
            <text:p>13314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uministro</text:p>
          </table:table-cell>
          <table:table-cell office:value-type="float" office:value="2064179" calcext:value-type="float">
            <text:p>206417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ervicio</text:p>
          </table:table-cell>
          <table:table-cell office:value-type="float" office:value="48771875" calcext:value-type="float">
            <text:p>4877187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uministro</text:p>
          </table:table-cell>
          <table:table-cell office:value-type="float" office:value="669405" calcext:value-type="float">
            <text:p>669405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ervicio</text:p>
          </table:table-cell>
          <table:table-cell office:value-type="float" office:value="50586488" calcext:value-type="float">
            <text:p>5058648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Obra</text:p>
          </table:table-cell>
          <table:table-cell office:value-type="float" office:value="33000" calcext:value-type="float">
            <text:p>33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uministro</text:p>
          </table:table-cell>
          <table:table-cell office:value-type="float" office:value="1774638" calcext:value-type="float">
            <text:p>177463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ervicio</text:p>
          </table:table-cell>
          <table:table-cell office:value-type="float" office:value="53170491" calcext:value-type="float">
            <text:p>5317049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uministro</text:p>
          </table:table-cell>
          <table:table-cell office:value-type="float" office:value="47986" calcext:value-type="float">
            <text:p>4798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ervicio</text:p>
          </table:table-cell>
          <table:table-cell office:value-type="float" office:value="45557577" calcext:value-type="float">
            <text:p>4555757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ervicio</text:p>
          </table:table-cell>
          <table:table-cell office:value-type="float" office:value="16416484" calcext:value-type="float">
            <text:p>1641648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ervicio</text:p>
          </table:table-cell>
          <table:table-cell office:value-type="float" office:value="5558059" calcext:value-type="float">
            <text:p>5558059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XXXCSAL</text:p>
          </table:table-cell>
          <table:table-cell office:value-type="string" calcext:value-type="string">
            <text:p>Servicio</text:p>
          </table:table-cell>
          <table:table-cell office:value-type="float" office:value="94348" calcext:value-type="float">
            <text:p>94348</text:p>
          </table:table-cell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 calcext:value-type="string">
            <text:p>U.O.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Gasto Anual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AAA</text:p>
          </table:table-cell>
          <table:table-cell office:value-type="float" office:value="2006" calcext:value-type="float">
            <text:p>2006</text:p>
          </table:table-cell>
          <table:table-cell office:value-type="float" office:value="164164" calcext:value-type="float">
            <text:p>164164</text:p>
          </table:table-cell>
          <table:table-cell table:style-name="Default"/>
          <table:table-cell table:style-name="ce4" table:formula="of:=SUMPRODUCT([.$D$4:.$D$973]=[.E980];[.$E$4:.$E$973]=[.D980];[.$G$4:.$G$973])" office:value-type="float" office:value="164164" calcext:value-type="float">
            <text:p>16416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A</text:p>
          </table:table-cell>
          <table:table-cell office:value-type="float" office:value="2007" calcext:value-type="float">
            <text:p>2007</text:p>
          </table:table-cell>
          <table:table-cell office:value-type="float" office:value="1443396" calcext:value-type="float">
            <text:p>1443396</text:p>
          </table:table-cell>
          <table:table-cell table:style-name="Default"/>
          <table:table-cell table:style-name="ce5" table:formula="of:=SUMPRODUCT([.$D$4:.$D$973]=[.E981];[.$E$4:.$E$973]=[.D981];[.$G$4:.$G$973])" office:value-type="float" office:value="1443396" calcext:value-type="float">
            <text:p>144339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A</text:p>
          </table:table-cell>
          <table:table-cell office:value-type="float" office:value="2008" calcext:value-type="float">
            <text:p>2008</text:p>
          </table:table-cell>
          <table:table-cell office:value-type="float" office:value="4552170" calcext:value-type="float">
            <text:p>4552170</text:p>
          </table:table-cell>
          <table:table-cell table:style-name="Default"/>
          <table:table-cell table:style-name="ce6" table:formula="of:=SUMPRODUCT([.$D$4:.$D$973]=[.E982];[.$E$4:.$E$973]=[.D982];[.$G$4:.$G$973])" office:value-type="float" office:value="4552170" calcext:value-type="float">
            <text:p>455217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A</text:p>
          </table:table-cell>
          <table:table-cell office:value-type="float" office:value="2009" calcext:value-type="float">
            <text:p>2009</text:p>
          </table:table-cell>
          <table:table-cell office:value-type="float" office:value="7607070" calcext:value-type="float">
            <text:p>7607070</text:p>
          </table:table-cell>
          <table:table-cell table:style-name="Default"/>
          <table:table-cell table:style-name="ce7" table:formula="of:=SUMPRODUCT([.$D$4:.$D$973]=[.E983];[.$E$4:.$E$973]=[.D983];[.$G$4:.$G$973])" office:value-type="float" office:value="7607070" calcext:value-type="float">
            <text:p>760707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A</text:p>
          </table:table-cell>
          <table:table-cell office:value-type="float" office:value="2010" calcext:value-type="float">
            <text:p>2010</text:p>
          </table:table-cell>
          <table:table-cell office:value-type="float" office:value="5063700" calcext:value-type="float">
            <text:p>5063700</text:p>
          </table:table-cell>
          <table:table-cell table:style-name="Default"/>
          <table:table-cell table:style-name="ce8" table:formula="of:=SUMPRODUCT([.$D$4:.$D$973]=[.E984];[.$E$4:.$E$973]=[.D984];[.$G$4:.$G$973])" office:value-type="float" office:value="5063700" calcext:value-type="float">
            <text:p>50637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A</text:p>
          </table:table-cell>
          <table:table-cell office:value-type="float" office:value="2011" calcext:value-type="float">
            <text:p>2011</text:p>
          </table:table-cell>
          <table:table-cell office:value-type="float" office:value="2440592" calcext:value-type="float">
            <text:p>2440592</text:p>
          </table:table-cell>
          <table:table-cell table:style-name="Default"/>
          <table:table-cell table:style-name="ce9" table:formula="of:=SUMPRODUCT([.$D$4:.$D$973]=[.E985];[.$E$4:.$E$973]=[.D985];[.$G$4:.$G$973])" office:value-type="float" office:value="2440592" calcext:value-type="float">
            <text:p>244059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A</text:p>
          </table:table-cell>
          <table:table-cell office:value-type="float" office:value="2012" calcext:value-type="float">
            <text:p>2012</text:p>
          </table:table-cell>
          <table:table-cell office:value-type="float" office:value="1616520" calcext:value-type="float">
            <text:p>1616520</text:p>
          </table:table-cell>
          <table:table-cell table:style-name="Default"/>
          <table:table-cell table:style-name="ce10" table:formula="of:=SUMPRODUCT([.$D$4:.$D$973]=[.E986];[.$E$4:.$E$973]=[.D986];[.$G$4:.$G$973])" office:value-type="float" office:value="1616520" calcext:value-type="float">
            <text:p>161652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A</text:p>
          </table:table-cell>
          <table:table-cell office:value-type="float" office:value="2013" calcext:value-type="float">
            <text:p>2013</text:p>
          </table:table-cell>
          <table:table-cell office:value-type="float" office:value="869809" calcext:value-type="float">
            <text:p>869809</text:p>
          </table:table-cell>
          <table:table-cell table:style-name="Default"/>
          <table:table-cell table:style-name="ce11" table:formula="of:=SUMPRODUCT([.$D$4:.$D$973]=[.E987];[.$E$4:.$E$973]=[.D987];[.$G$4:.$G$973])" office:value-type="float" office:value="869809" calcext:value-type="float">
            <text:p>86980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EE</text:p>
          </table:table-cell>
          <table:table-cell office:value-type="float" office:value="2010" calcext:value-type="float">
            <text:p>2010</text:p>
          </table:table-cell>
          <table:table-cell office:value-type="float" office:value="194768" calcext:value-type="float">
            <text:p>194768</text:p>
          </table:table-cell>
          <table:table-cell table:style-name="Default"/>
          <table:table-cell table:style-name="ce12" table:formula="of:=SUMPRODUCT([.$D$4:.$D$973]=[.E988];[.$E$4:.$E$973]=[.D988];[.$G$4:.$G$973])" office:value-type="float" office:value="194768" calcext:value-type="float">
            <text:p>19476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EE</text:p>
          </table:table-cell>
          <table:table-cell office:value-type="float" office:value="2011" calcext:value-type="float">
            <text:p>2011</text:p>
          </table:table-cell>
          <table:table-cell office:value-type="float" office:value="94121" calcext:value-type="float">
            <text:p>94121</text:p>
          </table:table-cell>
          <table:table-cell table:style-name="Default"/>
          <table:table-cell table:style-name="ce13" table:formula="of:=SUMPRODUCT([.$D$4:.$D$973]=[.E989];[.$E$4:.$E$973]=[.D989];[.$G$4:.$G$973])" office:value-type="float" office:value="94120" calcext:value-type="float">
            <text:p>9412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EE</text:p>
          </table:table-cell>
          <table:table-cell office:value-type="float" office:value="2012" calcext:value-type="float">
            <text:p>2012</text:p>
          </table:table-cell>
          <table:table-cell office:value-type="float" office:value="89947" calcext:value-type="float">
            <text:p>89947</text:p>
          </table:table-cell>
          <table:table-cell table:style-name="Default"/>
          <table:table-cell table:style-name="ce14" table:formula="of:=SUMPRODUCT([.$D$4:.$D$973]=[.E990];[.$E$4:.$E$973]=[.D990];[.$G$4:.$G$973])" office:value-type="float" office:value="89947" calcext:value-type="float">
            <text:p>8994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EE</text:p>
          </table:table-cell>
          <table:table-cell office:value-type="float" office:value="2013" calcext:value-type="float">
            <text:p>2013</text:p>
          </table:table-cell>
          <table:table-cell office:value-type="float" office:value="84512" calcext:value-type="float">
            <text:p>84512</text:p>
          </table:table-cell>
          <table:table-cell table:style-name="Default"/>
          <table:table-cell table:style-name="ce15" table:formula="of:=SUMPRODUCT([.$D$4:.$D$973]=[.E991];[.$E$4:.$E$973]=[.D991];[.$G$4:.$G$973])" office:value-type="float" office:value="84512" calcext:value-type="float">
            <text:p>8451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IICC</text:p>
          </table:table-cell>
          <table:table-cell office:value-type="float" office:value="2011" calcext:value-type="float">
            <text:p>2011</text:p>
          </table:table-cell>
          <table:table-cell office:value-type="float" office:value="425121" calcext:value-type="float">
            <text:p>425121</text:p>
          </table:table-cell>
          <table:table-cell table:style-name="Default"/>
          <table:table-cell table:style-name="ce16" table:formula="of:=SUMPRODUCT([.$D$4:.$D$973]=[.E992];[.$E$4:.$E$973]=[.D992];[.$G$4:.$G$973])" office:value-type="float" office:value="425120" calcext:value-type="float">
            <text:p>42512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IICC</text:p>
          </table:table-cell>
          <table:table-cell office:value-type="float" office:value="2012" calcext:value-type="float">
            <text:p>2012</text:p>
          </table:table-cell>
          <table:table-cell office:value-type="float" office:value="326208" calcext:value-type="float">
            <text:p>326208</text:p>
          </table:table-cell>
          <table:table-cell table:style-name="Default"/>
          <table:table-cell table:style-name="ce17" table:formula="of:=SUMPRODUCT([.$D$4:.$D$973]=[.E993];[.$E$4:.$E$973]=[.D993];[.$G$4:.$G$973])" office:value-type="float" office:value="326206" calcext:value-type="float">
            <text:p>32620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IICC</text:p>
          </table:table-cell>
          <table:table-cell office:value-type="float" office:value="2013" calcext:value-type="float">
            <text:p>2013</text:p>
          </table:table-cell>
          <table:table-cell office:value-type="float" office:value="406574" calcext:value-type="float">
            <text:p>406574</text:p>
          </table:table-cell>
          <table:table-cell table:style-name="Default"/>
          <table:table-cell table:style-name="ce18" table:formula="of:=SUMPRODUCT([.$D$4:.$D$973]=[.E994];[.$E$4:.$E$973]=[.D994];[.$G$4:.$G$973])" office:value-type="float" office:value="406574" calcext:value-type="float">
            <text:p>40657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AIICC</text:p>
          </table:table-cell>
          <table:table-cell office:value-type="float" office:value="2014" calcext:value-type="float">
            <text:p>2014</text:p>
          </table:table-cell>
          <table:table-cell office:value-type="float" office:value="45589" calcext:value-type="float">
            <text:p>45589</text:p>
          </table:table-cell>
          <table:table-cell table:style-name="Default"/>
          <table:table-cell table:style-name="ce19" table:formula="of:=SUMPRODUCT([.$D$4:.$D$973]=[.E995];[.$E$4:.$E$973]=[.D995];[.$G$4:.$G$973])" office:value-type="float" office:value="45589" calcext:value-type="float">
            <text:p>4558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CA</text:p>
          </table:table-cell>
          <table:table-cell office:value-type="float" office:value="2008" calcext:value-type="float">
            <text:p>2008</text:p>
          </table:table-cell>
          <table:table-cell office:value-type="float" office:value="104000" calcext:value-type="float">
            <text:p>104000</text:p>
          </table:table-cell>
          <table:table-cell table:style-name="Default"/>
          <table:table-cell table:style-name="ce20" table:formula="of:=SUMPRODUCT([.$D$4:.$D$973]=[.E996];[.$E$4:.$E$973]=[.D996];[.$G$4:.$G$973])" office:value-type="float" office:value="104000" calcext:value-type="float">
            <text:p>104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CA</text:p>
          </table:table-cell>
          <table:table-cell office:value-type="float" office:value="2009" calcext:value-type="float">
            <text:p>2009</text:p>
          </table:table-cell>
          <table:table-cell office:value-type="float" office:value="101500" calcext:value-type="float">
            <text:p>101500</text:p>
          </table:table-cell>
          <table:table-cell table:style-name="Default"/>
          <table:table-cell table:style-name="ce21" table:formula="of:=SUMPRODUCT([.$D$4:.$D$973]=[.E997];[.$E$4:.$E$973]=[.D997];[.$G$4:.$G$973])" office:value-type="float" office:value="101500" calcext:value-type="float">
            <text:p>1015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CA</text:p>
          </table:table-cell>
          <table:table-cell office:value-type="float" office:value="2010" calcext:value-type="float">
            <text:p>2010</text:p>
          </table:table-cell>
          <table:table-cell office:value-type="float" office:value="67500" calcext:value-type="float">
            <text:p>67500</text:p>
          </table:table-cell>
          <table:table-cell table:style-name="Default"/>
          <table:table-cell table:style-name="ce22" table:formula="of:=SUMPRODUCT([.$D$4:.$D$973]=[.E998];[.$E$4:.$E$973]=[.D998];[.$G$4:.$G$973])" office:value-type="float" office:value="67500" calcext:value-type="float">
            <text:p>675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CA</text:p>
          </table:table-cell>
          <table:table-cell office:value-type="float" office:value="2011" calcext:value-type="float">
            <text:p>2011</text:p>
          </table:table-cell>
          <table:table-cell office:value-type="float" office:value="23000" calcext:value-type="float">
            <text:p>23000</text:p>
          </table:table-cell>
          <table:table-cell table:style-name="Default"/>
          <table:table-cell table:style-name="ce23" table:formula="of:=SUMPRODUCT([.$D$4:.$D$973]=[.E999];[.$E$4:.$E$973]=[.D999];[.$G$4:.$G$973])" office:value-type="float" office:value="23000" calcext:value-type="float">
            <text:p>23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CA</text:p>
          </table:table-cell>
          <table:table-cell office:value-type="float" office:value="2013" calcext:value-type="float">
            <text:p>2013</text:p>
          </table:table-cell>
          <table:table-cell office:value-type="float" office:value="1229" calcext:value-type="float">
            <text:p>1229</text:p>
          </table:table-cell>
          <table:table-cell table:style-name="Default"/>
          <table:table-cell table:style-name="ce24" table:formula="of:=SUMPRODUCT([.$D$4:.$D$973]=[.E1000];[.$E$4:.$E$973]=[.D1000];[.$G$4:.$G$973])" office:value-type="float" office:value="1229" calcext:value-type="float">
            <text:p>122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CA</text:p>
          </table:table-cell>
          <table:table-cell office:value-type="float" office:value="2014" calcext:value-type="float">
            <text:p>2014</text:p>
          </table:table-cell>
          <table:table-cell office:value-type="float" office:value="36125" calcext:value-type="float">
            <text:p>36125</text:p>
          </table:table-cell>
          <table:table-cell table:style-name="Default"/>
          <table:table-cell table:style-name="ce25" table:formula="of:=SUMPRODUCT([.$D$4:.$D$973]=[.E1001];[.$E$4:.$E$973]=[.D1001];[.$G$4:.$G$973])" office:value-type="float" office:value="36125" calcext:value-type="float">
            <text:p>3612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CA</text:p>
          </table:table-cell>
          <table:table-cell office:value-type="float" office:value="2015" calcext:value-type="float">
            <text:p>2015</text:p>
          </table:table-cell>
          <table:table-cell office:value-type="float" office:value="14875" calcext:value-type="float">
            <text:p>14875</text:p>
          </table:table-cell>
          <table:table-cell table:style-name="Default"/>
          <table:table-cell table:style-name="ce26" table:formula="of:=SUMPRODUCT([.$D$4:.$D$973]=[.E1002];[.$E$4:.$E$973]=[.D1002];[.$G$4:.$G$973])" office:value-type="float" office:value="14875" calcext:value-type="float">
            <text:p>1487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APA</text:p>
          </table:table-cell>
          <table:table-cell office:value-type="float" office:value="2011" calcext:value-type="float">
            <text:p>2011</text:p>
          </table:table-cell>
          <table:table-cell office:value-type="float" office:value="243507" calcext:value-type="float">
            <text:p>243507</text:p>
          </table:table-cell>
          <table:table-cell table:style-name="Default"/>
          <table:table-cell table:style-name="ce27" table:formula="of:=SUMPRODUCT([.$D$4:.$D$973]=[.E1003];[.$E$4:.$E$973]=[.D1003];[.$G$4:.$G$973])" office:value-type="float" office:value="243507" calcext:value-type="float">
            <text:p>24350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APA</text:p>
          </table:table-cell>
          <table:table-cell office:value-type="float" office:value="2012" calcext:value-type="float">
            <text:p>2012</text:p>
          </table:table-cell>
          <table:table-cell office:value-type="float" office:value="591953" calcext:value-type="float">
            <text:p>591953</text:p>
          </table:table-cell>
          <table:table-cell table:style-name="Default"/>
          <table:table-cell table:style-name="ce28" table:formula="of:=SUMPRODUCT([.$D$4:.$D$973]=[.E1004];[.$E$4:.$E$973]=[.D1004];[.$G$4:.$G$973])" office:value-type="float" office:value="591953" calcext:value-type="float">
            <text:p>59195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APA</text:p>
          </table:table-cell>
          <table:table-cell office:value-type="float" office:value="2013" calcext:value-type="float">
            <text:p>2013</text:p>
          </table:table-cell>
          <table:table-cell office:value-type="float" office:value="1991599" calcext:value-type="float">
            <text:p>1991599</text:p>
          </table:table-cell>
          <table:table-cell table:style-name="Default"/>
          <table:table-cell table:style-name="ce29" table:formula="of:=SUMPRODUCT([.$D$4:.$D$973]=[.E1005];[.$E$4:.$E$973]=[.D1005];[.$G$4:.$G$973])" office:value-type="float" office:value="1991599" calcext:value-type="float">
            <text:p>199159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APA</text:p>
          </table:table-cell>
          <table:table-cell office:value-type="float" office:value="2014" calcext:value-type="float">
            <text:p>2014</text:p>
          </table:table-cell>
          <table:table-cell office:value-type="float" office:value="466114" calcext:value-type="float">
            <text:p>466114</text:p>
          </table:table-cell>
          <table:table-cell table:style-name="Default"/>
          <table:table-cell table:style-name="ce30" table:formula="of:=SUMPRODUCT([.$D$4:.$D$973]=[.E1006];[.$E$4:.$E$973]=[.D1006];[.$G$4:.$G$973])" office:value-type="float" office:value="466114" calcext:value-type="float">
            <text:p>46611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MAYA</text:p>
          </table:table-cell>
          <table:table-cell office:value-type="float" office:value="2013" calcext:value-type="float">
            <text:p>2013</text:p>
          </table:table-cell>
          <table:table-cell office:value-type="float" office:value="1573573" calcext:value-type="float">
            <text:p>1573573</text:p>
          </table:table-cell>
          <table:table-cell table:style-name="Default"/>
          <table:table-cell table:style-name="ce31" table:formula="of:=SUMPRODUCT([.$D$4:.$D$973]=[.E1007];[.$E$4:.$E$973]=[.D1007];[.$G$4:.$G$973])" office:value-type="float" office:value="1573572" calcext:value-type="float">
            <text:p>157357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MAYA</text:p>
          </table:table-cell>
          <table:table-cell office:value-type="float" office:value="2014" calcext:value-type="float">
            <text:p>2014</text:p>
          </table:table-cell>
          <table:table-cell office:value-type="float" office:value="2481686" calcext:value-type="float">
            <text:p>2481686</text:p>
          </table:table-cell>
          <table:table-cell table:style-name="Default"/>
          <table:table-cell table:style-name="ce32" table:formula="of:=SUMPRODUCT([.$D$4:.$D$973]=[.E1008];[.$E$4:.$E$973]=[.D1008];[.$G$4:.$G$973])" office:value-type="float" office:value="2481686" calcext:value-type="float">
            <text:p>248168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MAYA</text:p>
          </table:table-cell>
          <table:table-cell office:value-type="float" office:value="2015" calcext:value-type="float">
            <text:p>2015</text:p>
          </table:table-cell>
          <table:table-cell office:value-type="float" office:value="1407194" calcext:value-type="float">
            <text:p>1407194</text:p>
          </table:table-cell>
          <table:table-cell table:style-name="Default"/>
          <table:table-cell table:style-name="ce33" table:formula="of:=SUMPRODUCT([.$D$4:.$D$973]=[.E1009];[.$E$4:.$E$973]=[.D1009];[.$G$4:.$G$973])" office:value-type="float" office:value="1407194" calcext:value-type="float">
            <text:p>140719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MAYA</text:p>
          </table:table-cell>
          <table:table-cell office:value-type="float" office:value="2016" calcext:value-type="float">
            <text:p>2016</text:p>
          </table:table-cell>
          <table:table-cell office:value-type="float" office:value="687683" calcext:value-type="float">
            <text:p>687683</text:p>
          </table:table-cell>
          <table:table-cell table:style-name="Default"/>
          <table:table-cell table:style-name="ce34" table:formula="of:=SUMPRODUCT([.$D$4:.$D$973]=[.E1010];[.$E$4:.$E$973]=[.D1010];[.$G$4:.$G$973])" office:value-type="float" office:value="687683" calcext:value-type="float">
            <text:p>68768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E-RTVA</text:p>
          </table:table-cell>
          <table:table-cell office:value-type="float" office:value="2013" calcext:value-type="float">
            <text:p>2013</text:p>
          </table:table-cell>
          <table:table-cell office:value-type="float" office:value="978972" calcext:value-type="float">
            <text:p>978972</text:p>
          </table:table-cell>
          <table:table-cell table:style-name="Default"/>
          <table:table-cell table:style-name="ce35" table:formula="of:=SUMPRODUCT([.$D$4:.$D$973]=[.E1011];[.$E$4:.$E$973]=[.D1011];[.$G$4:.$G$973])" office:value-type="float" office:value="978972" calcext:value-type="float">
            <text:p>97897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E-RTVA</text:p>
          </table:table-cell>
          <table:table-cell office:value-type="float" office:value="2014" calcext:value-type="float">
            <text:p>2014</text:p>
          </table:table-cell>
          <table:table-cell office:value-type="float" office:value="60572" calcext:value-type="float">
            <text:p>60572</text:p>
          </table:table-cell>
          <table:table-cell table:style-name="Default"/>
          <table:table-cell table:style-name="ce36" table:formula="of:=SUMPRODUCT([.$D$4:.$D$973]=[.E1012];[.$E$4:.$E$973]=[.D1012];[.$G$4:.$G$973])" office:value-type="float" office:value="60572" calcext:value-type="float">
            <text:p>6057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E-RTVA</text:p>
          </table:table-cell>
          <table:table-cell office:value-type="float" office:value="2015" calcext:value-type="float">
            <text:p>2015</text:p>
          </table:table-cell>
          <table:table-cell office:value-type="float" office:value="7562" calcext:value-type="float">
            <text:p>7562</text:p>
          </table:table-cell>
          <table:table-cell table:style-name="Default"/>
          <table:table-cell table:style-name="ce37" table:formula="of:=SUMPRODUCT([.$D$4:.$D$973]=[.E1013];[.$E$4:.$E$973]=[.D1013];[.$G$4:.$G$973])" office:value-type="float" office:value="7562" calcext:value-type="float">
            <text:p>756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RA</text:p>
          </table:table-cell>
          <table:table-cell office:value-type="float" office:value="2013" calcext:value-type="float">
            <text:p>2013</text:p>
          </table:table-cell>
          <table:table-cell office:value-type="float" office:value="1428109" calcext:value-type="float">
            <text:p>1428109</text:p>
          </table:table-cell>
          <table:table-cell table:style-name="Default"/>
          <table:table-cell table:style-name="ce38" table:formula="of:=SUMPRODUCT([.$D$4:.$D$973]=[.E1014];[.$E$4:.$E$973]=[.D1014];[.$G$4:.$G$973])" office:value-type="float" office:value="1428109" calcext:value-type="float">
            <text:p>142810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RA</text:p>
          </table:table-cell>
          <table:table-cell office:value-type="float" office:value="2014" calcext:value-type="float">
            <text:p>2014</text:p>
          </table:table-cell>
          <table:table-cell office:value-type="float" office:value="1268320" calcext:value-type="float">
            <text:p>1268320</text:p>
          </table:table-cell>
          <table:table-cell table:style-name="Default"/>
          <table:table-cell table:style-name="ce39" table:formula="of:=SUMPRODUCT([.$D$4:.$D$973]=[.E1015];[.$E$4:.$E$973]=[.D1015];[.$G$4:.$G$973])" office:value-type="float" office:value="1268319" calcext:value-type="float">
            <text:p>126831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</text:p>
          </table:table-cell>
          <table:table-cell office:value-type="float" office:value="2007" calcext:value-type="float">
            <text:p>2007</text:p>
          </table:table-cell>
          <table:table-cell office:value-type="float" office:value="472346" calcext:value-type="float">
            <text:p>472346</text:p>
          </table:table-cell>
          <table:table-cell table:style-name="Default"/>
          <table:table-cell table:style-name="ce40" table:formula="of:=SUMPRODUCT([.$D$4:.$D$973]=[.E1016];[.$E$4:.$E$973]=[.D1016];[.$G$4:.$G$973])" office:value-type="float" office:value="472346" calcext:value-type="float">
            <text:p>47234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</text:p>
          </table:table-cell>
          <table:table-cell office:value-type="float" office:value="2008" calcext:value-type="float">
            <text:p>2008</text:p>
          </table:table-cell>
          <table:table-cell office:value-type="float" office:value="293784" calcext:value-type="float">
            <text:p>293784</text:p>
          </table:table-cell>
          <table:table-cell table:style-name="Default"/>
          <table:table-cell table:style-name="ce41" table:formula="of:=SUMPRODUCT([.$D$4:.$D$973]=[.E1017];[.$E$4:.$E$973]=[.D1017];[.$G$4:.$G$973])" office:value-type="float" office:value="293784" calcext:value-type="float">
            <text:p>29378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</text:p>
          </table:table-cell>
          <table:table-cell office:value-type="float" office:value="2009" calcext:value-type="float">
            <text:p>2009</text:p>
          </table:table-cell>
          <table:table-cell office:value-type="float" office:value="579512" calcext:value-type="float">
            <text:p>579512</text:p>
          </table:table-cell>
          <table:table-cell table:style-name="Default"/>
          <table:table-cell table:style-name="ce42" table:formula="of:=SUMPRODUCT([.$D$4:.$D$973]=[.E1018];[.$E$4:.$E$973]=[.D1018];[.$G$4:.$G$973])" office:value-type="float" office:value="579511" calcext:value-type="float">
            <text:p>57951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</text:p>
          </table:table-cell>
          <table:table-cell office:value-type="float" office:value="2010" calcext:value-type="float">
            <text:p>2010</text:p>
          </table:table-cell>
          <table:table-cell office:value-type="float" office:value="864552" calcext:value-type="float">
            <text:p>864552</text:p>
          </table:table-cell>
          <table:table-cell table:style-name="Default"/>
          <table:table-cell table:style-name="ce43" table:formula="of:=SUMPRODUCT([.$D$4:.$D$973]=[.E1019];[.$E$4:.$E$973]=[.D1019];[.$G$4:.$G$973])" office:value-type="float" office:value="864552" calcext:value-type="float">
            <text:p>86455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</text:p>
          </table:table-cell>
          <table:table-cell office:value-type="float" office:value="2011" calcext:value-type="float">
            <text:p>2011</text:p>
          </table:table-cell>
          <table:table-cell office:value-type="float" office:value="630840" calcext:value-type="float">
            <text:p>630840</text:p>
          </table:table-cell>
          <table:table-cell table:style-name="Default"/>
          <table:table-cell table:style-name="ce44" table:formula="of:=SUMPRODUCT([.$D$4:.$D$973]=[.E1020];[.$E$4:.$E$973]=[.D1020];[.$G$4:.$G$973])" office:value-type="float" office:value="630840" calcext:value-type="float">
            <text:p>63084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</text:p>
          </table:table-cell>
          <table:table-cell office:value-type="float" office:value="2012" calcext:value-type="float">
            <text:p>2012</text:p>
          </table:table-cell>
          <table:table-cell office:value-type="float" office:value="543693" calcext:value-type="float">
            <text:p>543693</text:p>
          </table:table-cell>
          <table:table-cell table:style-name="Default"/>
          <table:table-cell table:style-name="ce45" table:formula="of:=SUMPRODUCT([.$D$4:.$D$973]=[.E1021];[.$E$4:.$E$973]=[.D1021];[.$G$4:.$G$973])" office:value-type="float" office:value="543693" calcext:value-type="float">
            <text:p>54369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</text:p>
          </table:table-cell>
          <table:table-cell office:value-type="float" office:value="2013" calcext:value-type="float">
            <text:p>2013</text:p>
          </table:table-cell>
          <table:table-cell office:value-type="float" office:value="351563" calcext:value-type="float">
            <text:p>351563</text:p>
          </table:table-cell>
          <table:table-cell table:style-name="Default"/>
          <table:table-cell table:style-name="ce46" table:formula="of:=SUMPRODUCT([.$D$4:.$D$973]=[.E1022];[.$E$4:.$E$973]=[.D1022];[.$G$4:.$G$973])" office:value-type="float" office:value="351563" calcext:value-type="float">
            <text:p>35156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</text:p>
          </table:table-cell>
          <table:table-cell office:value-type="float" office:value="2014" calcext:value-type="float">
            <text:p>2014</text:p>
          </table:table-cell>
          <table:table-cell office:value-type="float" office:value="182552" calcext:value-type="float">
            <text:p>182552</text:p>
          </table:table-cell>
          <table:table-cell table:style-name="Default"/>
          <table:table-cell table:style-name="ce47" table:formula="of:=SUMPRODUCT([.$D$4:.$D$973]=[.E1023];[.$E$4:.$E$973]=[.D1023];[.$G$4:.$G$973])" office:value-type="float" office:value="182552" calcext:value-type="float">
            <text:p>18255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C</text:p>
          </table:table-cell>
          <table:table-cell office:value-type="float" office:value="2007" calcext:value-type="float">
            <text:p>2007</text:p>
          </table:table-cell>
          <table:table-cell office:value-type="float" office:value="23718" calcext:value-type="float">
            <text:p>23718</text:p>
          </table:table-cell>
          <table:table-cell table:style-name="Default"/>
          <table:table-cell table:style-name="ce48" table:formula="of:=SUMPRODUCT([.$D$4:.$D$973]=[.E1024];[.$E$4:.$E$973]=[.D1024];[.$G$4:.$G$973])" office:value-type="float" office:value="23718" calcext:value-type="float">
            <text:p>2371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C</text:p>
          </table:table-cell>
          <table:table-cell office:value-type="float" office:value="2008" calcext:value-type="float">
            <text:p>2008</text:p>
          </table:table-cell>
          <table:table-cell office:value-type="float" office:value="50099" calcext:value-type="float">
            <text:p>50099</text:p>
          </table:table-cell>
          <table:table-cell table:style-name="Default"/>
          <table:table-cell table:style-name="ce49" table:formula="of:=SUMPRODUCT([.$D$4:.$D$973]=[.E1025];[.$E$4:.$E$973]=[.D1025];[.$G$4:.$G$973])" office:value-type="float" office:value="50098" calcext:value-type="float">
            <text:p>5009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C</text:p>
          </table:table-cell>
          <table:table-cell office:value-type="float" office:value="2009" calcext:value-type="float">
            <text:p>2009</text:p>
          </table:table-cell>
          <table:table-cell office:value-type="float" office:value="34033" calcext:value-type="float">
            <text:p>34033</text:p>
          </table:table-cell>
          <table:table-cell table:style-name="Default"/>
          <table:table-cell table:style-name="ce50" table:formula="of:=SUMPRODUCT([.$D$4:.$D$973]=[.E1026];[.$E$4:.$E$973]=[.D1026];[.$G$4:.$G$973])" office:value-type="float" office:value="34033" calcext:value-type="float">
            <text:p>3403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C</text:p>
          </table:table-cell>
          <table:table-cell office:value-type="float" office:value="2010" calcext:value-type="float">
            <text:p>2010</text:p>
          </table:table-cell>
          <table:table-cell office:value-type="float" office:value="20877" calcext:value-type="float">
            <text:p>20877</text:p>
          </table:table-cell>
          <table:table-cell table:style-name="Default"/>
          <table:table-cell table:style-name="ce51" table:formula="of:=SUMPRODUCT([.$D$4:.$D$973]=[.E1027];[.$E$4:.$E$973]=[.D1027];[.$G$4:.$G$973])" office:value-type="float" office:value="20877" calcext:value-type="float">
            <text:p>2087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C</text:p>
          </table:table-cell>
          <table:table-cell office:value-type="float" office:value="2012" calcext:value-type="float">
            <text:p>2012</text:p>
          </table:table-cell>
          <table:table-cell office:value-type="float" office:value="21237" calcext:value-type="float">
            <text:p>21237</text:p>
          </table:table-cell>
          <table:table-cell table:style-name="Default"/>
          <table:table-cell table:style-name="ce52" table:formula="of:=SUMPRODUCT([.$D$4:.$D$973]=[.E1028];[.$E$4:.$E$973]=[.D1028];[.$G$4:.$G$973])" office:value-type="float" office:value="21237" calcext:value-type="float">
            <text:p>2123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AC</text:p>
          </table:table-cell>
          <table:table-cell office:value-type="float" office:value="2013" calcext:value-type="float">
            <text:p>2013</text:p>
          </table:table-cell>
          <table:table-cell office:value-type="float" office:value="39594" calcext:value-type="float">
            <text:p>39594</text:p>
          </table:table-cell>
          <table:table-cell table:style-name="Default"/>
          <table:table-cell table:style-name="ce53" table:formula="of:=SUMPRODUCT([.$D$4:.$D$973]=[.E1029];[.$E$4:.$E$973]=[.D1029];[.$G$4:.$G$973])" office:value-type="float" office:value="39594" calcext:value-type="float">
            <text:p>3959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LRI</text:p>
          </table:table-cell>
          <table:table-cell office:value-type="float" office:value="2010" calcext:value-type="float">
            <text:p>2010</text:p>
          </table:table-cell>
          <table:table-cell office:value-type="float" office:value="1578356" calcext:value-type="float">
            <text:p>1578356</text:p>
          </table:table-cell>
          <table:table-cell table:style-name="Default"/>
          <table:table-cell table:style-name="ce54" table:formula="of:=SUMPRODUCT([.$D$4:.$D$973]=[.E1030];[.$E$4:.$E$973]=[.D1030];[.$G$4:.$G$973])" office:value-type="float" office:value="1578355" calcext:value-type="float">
            <text:p>157835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LRI</text:p>
          </table:table-cell>
          <table:table-cell office:value-type="float" office:value="2011" calcext:value-type="float">
            <text:p>2011</text:p>
          </table:table-cell>
          <table:table-cell office:value-type="float" office:value="1562666" calcext:value-type="float">
            <text:p>1562666</text:p>
          </table:table-cell>
          <table:table-cell table:style-name="Default"/>
          <table:table-cell table:style-name="ce55" table:formula="of:=SUMPRODUCT([.$D$4:.$D$973]=[.E1031];[.$E$4:.$E$973]=[.D1031];[.$G$4:.$G$973])" office:value-type="float" office:value="1562665" calcext:value-type="float">
            <text:p>156266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LRI</text:p>
          </table:table-cell>
          <table:table-cell office:value-type="float" office:value="2012" calcext:value-type="float">
            <text:p>2012</text:p>
          </table:table-cell>
          <table:table-cell office:value-type="float" office:value="5790418" calcext:value-type="float">
            <text:p>5790418</text:p>
          </table:table-cell>
          <table:table-cell table:style-name="Default"/>
          <table:table-cell table:style-name="ce56" table:formula="of:=SUMPRODUCT([.$D$4:.$D$973]=[.E1032];[.$E$4:.$E$973]=[.D1032];[.$G$4:.$G$973])" office:value-type="float" office:value="5790417" calcext:value-type="float">
            <text:p>579041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LRI</text:p>
          </table:table-cell>
          <table:table-cell office:value-type="float" office:value="2013" calcext:value-type="float">
            <text:p>2013</text:p>
          </table:table-cell>
          <table:table-cell office:value-type="float" office:value="4751822" calcext:value-type="float">
            <text:p>4751822</text:p>
          </table:table-cell>
          <table:table-cell table:style-name="Default"/>
          <table:table-cell table:style-name="ce57" table:formula="of:=SUMPRODUCT([.$D$4:.$D$973]=[.E1033];[.$E$4:.$E$973]=[.D1033];[.$G$4:.$G$973])" office:value-type="float" office:value="4751822" calcext:value-type="float">
            <text:p>475182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LRI</text:p>
          </table:table-cell>
          <table:table-cell office:value-type="float" office:value="2014" calcext:value-type="float">
            <text:p>2014</text:p>
          </table:table-cell>
          <table:table-cell office:value-type="float" office:value="4385829" calcext:value-type="float">
            <text:p>4385829</text:p>
          </table:table-cell>
          <table:table-cell table:style-name="Default"/>
          <table:table-cell table:style-name="ce58" table:formula="of:=SUMPRODUCT([.$D$4:.$D$973]=[.E1034];[.$E$4:.$E$973]=[.D1034];[.$G$4:.$G$973])" office:value-type="float" office:value="4385829" calcext:value-type="float">
            <text:p>438582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LRI</text:p>
          </table:table-cell>
          <table:table-cell office:value-type="float" office:value="2015" calcext:value-type="float">
            <text:p>2015</text:p>
          </table:table-cell>
          <table:table-cell office:value-type="float" office:value="3237319" calcext:value-type="float">
            <text:p>3237319</text:p>
          </table:table-cell>
          <table:table-cell table:style-name="Default"/>
          <table:table-cell table:style-name="ce59" table:formula="of:=SUMPRODUCT([.$D$4:.$D$973]=[.E1035];[.$E$4:.$E$973]=[.D1035];[.$G$4:.$G$973])" office:value-type="float" office:value="3237319" calcext:value-type="float">
            <text:p>323731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LRI</text:p>
          </table:table-cell>
          <table:table-cell office:value-type="float" office:value="2016" calcext:value-type="float">
            <text:p>2016</text:p>
          </table:table-cell>
          <table:table-cell office:value-type="float" office:value="974283" calcext:value-type="float">
            <text:p>974283</text:p>
          </table:table-cell>
          <table:table-cell table:style-name="Default"/>
          <table:table-cell table:style-name="ce60" table:formula="of:=SUMPRODUCT([.$D$4:.$D$973]=[.E1036];[.$E$4:.$E$973]=[.D1036];[.$G$4:.$G$973])" office:value-type="float" office:value="974283" calcext:value-type="float">
            <text:p>97428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</text:p>
          </table:table-cell>
          <table:table-cell office:value-type="float" office:value="2007" calcext:value-type="float">
            <text:p>2007</text:p>
          </table:table-cell>
          <table:table-cell office:value-type="float" office:value="6783601" calcext:value-type="float">
            <text:p>6783601</text:p>
          </table:table-cell>
          <table:table-cell table:style-name="Default"/>
          <table:table-cell table:style-name="ce61" table:formula="of:=SUMPRODUCT([.$D$4:.$D$973]=[.E1037];[.$E$4:.$E$973]=[.D1037];[.$G$4:.$G$973])" office:value-type="float" office:value="6783600" calcext:value-type="float">
            <text:p>67836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</text:p>
          </table:table-cell>
          <table:table-cell office:value-type="float" office:value="2008" calcext:value-type="float">
            <text:p>2008</text:p>
          </table:table-cell>
          <table:table-cell office:value-type="float" office:value="15461024" calcext:value-type="float">
            <text:p>15461024</text:p>
          </table:table-cell>
          <table:table-cell table:style-name="Default"/>
          <table:table-cell table:style-name="ce62" table:formula="of:=SUMPRODUCT([.$D$4:.$D$973]=[.E1038];[.$E$4:.$E$973]=[.D1038];[.$G$4:.$G$973])" office:value-type="float" office:value="15461022" calcext:value-type="float">
            <text:p>1546102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</text:p>
          </table:table-cell>
          <table:table-cell office:value-type="float" office:value="2009" calcext:value-type="float">
            <text:p>2009</text:p>
          </table:table-cell>
          <table:table-cell office:value-type="float" office:value="11485861" calcext:value-type="float">
            <text:p>11485861</text:p>
          </table:table-cell>
          <table:table-cell table:style-name="Default"/>
          <table:table-cell table:style-name="ce63" table:formula="of:=SUMPRODUCT([.$D$4:.$D$973]=[.E1039];[.$E$4:.$E$973]=[.D1039];[.$G$4:.$G$973])" office:value-type="float" office:value="11485860" calcext:value-type="float">
            <text:p>1148586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</text:p>
          </table:table-cell>
          <table:table-cell office:value-type="float" office:value="2010" calcext:value-type="float">
            <text:p>2010</text:p>
          </table:table-cell>
          <table:table-cell office:value-type="float" office:value="14884785" calcext:value-type="float">
            <text:p>14884785</text:p>
          </table:table-cell>
          <table:table-cell table:style-name="Default"/>
          <table:table-cell table:style-name="ce64" table:formula="of:=SUMPRODUCT([.$D$4:.$D$973]=[.E1040];[.$E$4:.$E$973]=[.D1040];[.$G$4:.$G$973])" office:value-type="float" office:value="14884785" calcext:value-type="float">
            <text:p>1488478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</text:p>
          </table:table-cell>
          <table:table-cell office:value-type="float" office:value="2011" calcext:value-type="float">
            <text:p>2011</text:p>
          </table:table-cell>
          <table:table-cell office:value-type="float" office:value="7281029" calcext:value-type="float">
            <text:p>7281029</text:p>
          </table:table-cell>
          <table:table-cell table:style-name="Default"/>
          <table:table-cell table:style-name="ce65" table:formula="of:=SUMPRODUCT([.$D$4:.$D$973]=[.E1041];[.$E$4:.$E$973]=[.D1041];[.$G$4:.$G$973])" office:value-type="float" office:value="7281029" calcext:value-type="float">
            <text:p>728102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</text:p>
          </table:table-cell>
          <table:table-cell office:value-type="float" office:value="2012" calcext:value-type="float">
            <text:p>2012</text:p>
          </table:table-cell>
          <table:table-cell office:value-type="float" office:value="7311003" calcext:value-type="float">
            <text:p>7311003</text:p>
          </table:table-cell>
          <table:table-cell table:style-name="Default"/>
          <table:table-cell table:style-name="ce66" table:formula="of:=SUMPRODUCT([.$D$4:.$D$973]=[.E1042];[.$E$4:.$E$973]=[.D1042];[.$G$4:.$G$973])" office:value-type="float" office:value="7311003" calcext:value-type="float">
            <text:p>731100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</text:p>
          </table:table-cell>
          <table:table-cell office:value-type="float" office:value="2013" calcext:value-type="float">
            <text:p>2013</text:p>
          </table:table-cell>
          <table:table-cell office:value-type="float" office:value="5100859" calcext:value-type="float">
            <text:p>5100859</text:p>
          </table:table-cell>
          <table:table-cell table:style-name="Default"/>
          <table:table-cell table:style-name="ce67" table:formula="of:=SUMPRODUCT([.$D$4:.$D$973]=[.E1043];[.$E$4:.$E$973]=[.D1043];[.$G$4:.$G$973])" office:value-type="float" office:value="5100859" calcext:value-type="float">
            <text:p>510085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</text:p>
          </table:table-cell>
          <table:table-cell office:value-type="float" office:value="2014" calcext:value-type="float">
            <text:p>2014</text:p>
          </table:table-cell>
          <table:table-cell office:value-type="float" office:value="4247281" calcext:value-type="float">
            <text:p>4247281</text:p>
          </table:table-cell>
          <table:table-cell table:style-name="Default"/>
          <table:table-cell table:style-name="ce68" table:formula="of:=SUMPRODUCT([.$D$4:.$D$973]=[.E1044];[.$E$4:.$E$973]=[.D1044];[.$G$4:.$G$973])" office:value-type="float" office:value="4247281" calcext:value-type="float">
            <text:p>424728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DR</text:p>
          </table:table-cell>
          <table:table-cell office:value-type="float" office:value="2012" calcext:value-type="float">
            <text:p>2012</text:p>
          </table:table-cell>
          <table:table-cell office:value-type="float" office:value="9680" calcext:value-type="float">
            <text:p>9680</text:p>
          </table:table-cell>
          <table:table-cell table:style-name="Default"/>
          <table:table-cell table:style-name="ce69" table:formula="of:=SUMPRODUCT([.$D$4:.$D$973]=[.E1045];[.$E$4:.$E$973]=[.D1045];[.$G$4:.$G$973])" office:value-type="float" office:value="9680" calcext:value-type="float">
            <text:p>968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DR</text:p>
          </table:table-cell>
          <table:table-cell office:value-type="float" office:value="2013" calcext:value-type="float">
            <text:p>2013</text:p>
          </table:table-cell>
          <table:table-cell office:value-type="float" office:value="6679233" calcext:value-type="float">
            <text:p>6679233</text:p>
          </table:table-cell>
          <table:table-cell table:style-name="Default"/>
          <table:table-cell table:style-name="ce70" table:formula="of:=SUMPRODUCT([.$D$4:.$D$973]=[.E1046];[.$E$4:.$E$973]=[.D1046];[.$G$4:.$G$973])" office:value-type="float" office:value="6679232" calcext:value-type="float">
            <text:p>667923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DR</text:p>
          </table:table-cell>
          <table:table-cell office:value-type="float" office:value="2014" calcext:value-type="float">
            <text:p>2014</text:p>
          </table:table-cell>
          <table:table-cell office:value-type="float" office:value="8427584" calcext:value-type="float">
            <text:p>8427584</text:p>
          </table:table-cell>
          <table:table-cell table:style-name="Default"/>
          <table:table-cell table:style-name="ce71" table:formula="of:=SUMPRODUCT([.$D$4:.$D$973]=[.E1047];[.$E$4:.$E$973]=[.D1047];[.$G$4:.$G$973])" office:value-type="float" office:value="8427584" calcext:value-type="float">
            <text:p>842758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DR</text:p>
          </table:table-cell>
          <table:table-cell office:value-type="float" office:value="2015" calcext:value-type="float">
            <text:p>2015</text:p>
          </table:table-cell>
          <table:table-cell office:value-type="float" office:value="1399405" calcext:value-type="float">
            <text:p>1399405</text:p>
          </table:table-cell>
          <table:table-cell table:style-name="Default"/>
          <table:table-cell table:style-name="ce72" table:formula="of:=SUMPRODUCT([.$D$4:.$D$973]=[.E1048];[.$E$4:.$E$973]=[.D1048];[.$G$4:.$G$973])" office:value-type="float" office:value="1399405" calcext:value-type="float">
            <text:p>139940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DR</text:p>
          </table:table-cell>
          <table:table-cell office:value-type="float" office:value="2016" calcext:value-type="float">
            <text:p>2016</text:p>
          </table:table-cell>
          <table:table-cell office:value-type="float" office:value="211750" calcext:value-type="float">
            <text:p>211750</text:p>
          </table:table-cell>
          <table:table-cell table:style-name="Default"/>
          <table:table-cell table:style-name="ce73" table:formula="of:=SUMPRODUCT([.$D$4:.$D$973]=[.E1049];[.$E$4:.$E$973]=[.D1049];[.$G$4:.$G$973])" office:value-type="float" office:value="211750" calcext:value-type="float">
            <text:p>21175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A</text:p>
          </table:table-cell>
          <table:table-cell office:value-type="float" office:value="2007" calcext:value-type="float">
            <text:p>2007</text:p>
          </table:table-cell>
          <table:table-cell office:value-type="float" office:value="32300" calcext:value-type="float">
            <text:p>32300</text:p>
          </table:table-cell>
          <table:table-cell table:style-name="Default"/>
          <table:table-cell table:style-name="ce74" table:formula="of:=SUMPRODUCT([.$D$4:.$D$973]=[.E1050];[.$E$4:.$E$973]=[.D1050];[.$G$4:.$G$973])" office:value-type="float" office:value="32300" calcext:value-type="float">
            <text:p>323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A</text:p>
          </table:table-cell>
          <table:table-cell office:value-type="float" office:value="2008" calcext:value-type="float">
            <text:p>2008</text:p>
          </table:table-cell>
          <table:table-cell office:value-type="float" office:value="29300" calcext:value-type="float">
            <text:p>29300</text:p>
          </table:table-cell>
          <table:table-cell table:style-name="Default"/>
          <table:table-cell table:style-name="ce75" table:formula="of:=SUMPRODUCT([.$D$4:.$D$973]=[.E1051];[.$E$4:.$E$973]=[.D1051];[.$G$4:.$G$973])" office:value-type="float" office:value="29300" calcext:value-type="float">
            <text:p>293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A</text:p>
          </table:table-cell>
          <table:table-cell office:value-type="float" office:value="2009" calcext:value-type="float">
            <text:p>2009</text:p>
          </table:table-cell>
          <table:table-cell office:value-type="float" office:value="6300" calcext:value-type="float">
            <text:p>6300</text:p>
          </table:table-cell>
          <table:table-cell table:style-name="Default"/>
          <table:table-cell table:style-name="ce76" table:formula="of:=SUMPRODUCT([.$D$4:.$D$973]=[.E1052];[.$E$4:.$E$973]=[.D1052];[.$G$4:.$G$973])" office:value-type="float" office:value="6300" calcext:value-type="float">
            <text:p>63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A</text:p>
          </table:table-cell>
          <table:table-cell office:value-type="float" office:value="2011" calcext:value-type="float">
            <text:p>2011</text:p>
          </table:table-cell>
          <table:table-cell office:value-type="float" office:value="21810" calcext:value-type="float">
            <text:p>21810</text:p>
          </table:table-cell>
          <table:table-cell table:style-name="Default"/>
          <table:table-cell table:style-name="ce77" table:formula="of:=SUMPRODUCT([.$D$4:.$D$973]=[.E1053];[.$E$4:.$E$973]=[.D1053];[.$G$4:.$G$973])" office:value-type="float" office:value="21810" calcext:value-type="float">
            <text:p>2181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A</text:p>
          </table:table-cell>
          <table:table-cell office:value-type="float" office:value="2012" calcext:value-type="float">
            <text:p>2012</text:p>
          </table:table-cell>
          <table:table-cell office:value-type="float" office:value="26756" calcext:value-type="float">
            <text:p>26756</text:p>
          </table:table-cell>
          <table:table-cell table:style-name="Default"/>
          <table:table-cell table:style-name="ce78" table:formula="of:=SUMPRODUCT([.$D$4:.$D$973]=[.E1054];[.$E$4:.$E$973]=[.D1054];[.$G$4:.$G$973])" office:value-type="float" office:value="26756" calcext:value-type="float">
            <text:p>2675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A</text:p>
          </table:table-cell>
          <table:table-cell office:value-type="float" office:value="2013" calcext:value-type="float">
            <text:p>2013</text:p>
          </table:table-cell>
          <table:table-cell office:value-type="float" office:value="14957" calcext:value-type="float">
            <text:p>14957</text:p>
          </table:table-cell>
          <table:table-cell table:style-name="Default"/>
          <table:table-cell table:style-name="ce79" table:formula="of:=SUMPRODUCT([.$D$4:.$D$973]=[.E1055];[.$E$4:.$E$973]=[.D1055];[.$G$4:.$G$973])" office:value-type="float" office:value="14957" calcext:value-type="float">
            <text:p>1495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A</text:p>
          </table:table-cell>
          <table:table-cell office:value-type="float" office:value="2014" calcext:value-type="float">
            <text:p>2014</text:p>
          </table:table-cell>
          <table:table-cell office:value-type="float" office:value="14710" calcext:value-type="float">
            <text:p>14710</text:p>
          </table:table-cell>
          <table:table-cell table:style-name="Default"/>
          <table:table-cell table:style-name="ce80" table:formula="of:=SUMPRODUCT([.$D$4:.$D$973]=[.E1056];[.$E$4:.$E$973]=[.D1056];[.$G$4:.$G$973])" office:value-type="float" office:value="14710" calcext:value-type="float">
            <text:p>1471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D</text:p>
          </table:table-cell>
          <table:table-cell office:value-type="float" office:value="2012" calcext:value-type="float">
            <text:p>2012</text:p>
          </table:table-cell>
          <table:table-cell office:value-type="float" office:value="682835" calcext:value-type="float">
            <text:p>682835</text:p>
          </table:table-cell>
          <table:table-cell table:style-name="Default"/>
          <table:table-cell table:style-name="ce81" table:formula="of:=SUMPRODUCT([.$D$4:.$D$973]=[.E1057];[.$E$4:.$E$973]=[.D1057];[.$G$4:.$G$973])" office:value-type="float" office:value="682835" calcext:value-type="float">
            <text:p>68283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D</text:p>
          </table:table-cell>
          <table:table-cell office:value-type="float" office:value="2013" calcext:value-type="float">
            <text:p>2013</text:p>
          </table:table-cell>
          <table:table-cell office:value-type="float" office:value="2482693" calcext:value-type="float">
            <text:p>2482693</text:p>
          </table:table-cell>
          <table:table-cell table:style-name="Default"/>
          <table:table-cell table:style-name="ce82" table:formula="of:=SUMPRODUCT([.$D$4:.$D$973]=[.E1058];[.$E$4:.$E$973]=[.D1058];[.$G$4:.$G$973])" office:value-type="float" office:value="2482693" calcext:value-type="float">
            <text:p>248269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UL</text:p>
          </table:table-cell>
          <table:table-cell office:value-type="float" office:value="2006" calcext:value-type="float">
            <text:p>2006</text:p>
          </table:table-cell>
          <table:table-cell office:value-type="float" office:value="82016" calcext:value-type="float">
            <text:p>82016</text:p>
          </table:table-cell>
          <table:table-cell table:style-name="Default"/>
          <table:table-cell table:style-name="ce83" table:formula="of:=SUMPRODUCT([.$D$4:.$D$973]=[.E1059];[.$E$4:.$E$973]=[.D1059];[.$G$4:.$G$973])" office:value-type="float" office:value="82014" calcext:value-type="float">
            <text:p>8201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UL</text:p>
          </table:table-cell>
          <table:table-cell office:value-type="float" office:value="2007" calcext:value-type="float">
            <text:p>2007</text:p>
          </table:table-cell>
          <table:table-cell office:value-type="float" office:value="1887328" calcext:value-type="float">
            <text:p>1887328</text:p>
          </table:table-cell>
          <table:table-cell table:style-name="Default"/>
          <table:table-cell table:style-name="ce84" table:formula="of:=SUMPRODUCT([.$D$4:.$D$973]=[.E1060];[.$E$4:.$E$973]=[.D1060];[.$G$4:.$G$973])" office:value-type="float" office:value="1887327" calcext:value-type="float">
            <text:p>188732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UL</text:p>
          </table:table-cell>
          <table:table-cell office:value-type="float" office:value="2008" calcext:value-type="float">
            <text:p>2008</text:p>
          </table:table-cell>
          <table:table-cell office:value-type="float" office:value="4378237" calcext:value-type="float">
            <text:p>4378237</text:p>
          </table:table-cell>
          <table:table-cell table:style-name="Default"/>
          <table:table-cell table:style-name="ce85" table:formula="of:=SUMPRODUCT([.$D$4:.$D$973]=[.E1061];[.$E$4:.$E$973]=[.D1061];[.$G$4:.$G$973])" office:value-type="float" office:value="4378236" calcext:value-type="float">
            <text:p>437823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UL</text:p>
          </table:table-cell>
          <table:table-cell office:value-type="float" office:value="2009" calcext:value-type="float">
            <text:p>2009</text:p>
          </table:table-cell>
          <table:table-cell office:value-type="float" office:value="3886846" calcext:value-type="float">
            <text:p>3886846</text:p>
          </table:table-cell>
          <table:table-cell table:style-name="Default"/>
          <table:table-cell table:style-name="ce86" table:formula="of:=SUMPRODUCT([.$D$4:.$D$973]=[.E1062];[.$E$4:.$E$973]=[.D1062];[.$G$4:.$G$973])" office:value-type="float" office:value="3886845" calcext:value-type="float">
            <text:p>388684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UL</text:p>
          </table:table-cell>
          <table:table-cell office:value-type="float" office:value="2010" calcext:value-type="float">
            <text:p>2010</text:p>
          </table:table-cell>
          <table:table-cell office:value-type="float" office:value="2175675" calcext:value-type="float">
            <text:p>2175675</text:p>
          </table:table-cell>
          <table:table-cell table:style-name="Default"/>
          <table:table-cell table:style-name="ce87" table:formula="of:=SUMPRODUCT([.$D$4:.$D$973]=[.E1063];[.$E$4:.$E$973]=[.D1063];[.$G$4:.$G$973])" office:value-type="float" office:value="2175674" calcext:value-type="float">
            <text:p>217567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UL</text:p>
          </table:table-cell>
          <table:table-cell office:value-type="float" office:value="2011" calcext:value-type="float">
            <text:p>2011</text:p>
          </table:table-cell>
          <table:table-cell office:value-type="float" office:value="1720327" calcext:value-type="float">
            <text:p>1720327</text:p>
          </table:table-cell>
          <table:table-cell table:style-name="Default"/>
          <table:table-cell table:style-name="ce88" table:formula="of:=SUMPRODUCT([.$D$4:.$D$973]=[.E1064];[.$E$4:.$E$973]=[.D1064];[.$G$4:.$G$973])" office:value-type="float" office:value="1720326" calcext:value-type="float">
            <text:p>172032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UL</text:p>
          </table:table-cell>
          <table:table-cell office:value-type="float" office:value="2012" calcext:value-type="float">
            <text:p>2012</text:p>
          </table:table-cell>
          <table:table-cell office:value-type="float" office:value="2083992" calcext:value-type="float">
            <text:p>2083992</text:p>
          </table:table-cell>
          <table:table-cell table:style-name="Default"/>
          <table:table-cell table:style-name="ce89" table:formula="of:=SUMPRODUCT([.$D$4:.$D$973]=[.E1065];[.$E$4:.$E$973]=[.D1065];[.$G$4:.$G$973])" office:value-type="float" office:value="2083991" calcext:value-type="float">
            <text:p>208399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CUL</text:p>
          </table:table-cell>
          <table:table-cell office:value-type="float" office:value="2013" calcext:value-type="float">
            <text:p>2013</text:p>
          </table:table-cell>
          <table:table-cell office:value-type="float" office:value="571555" calcext:value-type="float">
            <text:p>571555</text:p>
          </table:table-cell>
          <table:table-cell table:style-name="Default"/>
          <table:table-cell table:style-name="ce90" table:formula="of:=SUMPRODUCT([.$D$4:.$D$973]=[.E1066];[.$E$4:.$E$973]=[.D1066];[.$G$4:.$G$973])" office:value-type="float" office:value="571555" calcext:value-type="float">
            <text:p>57155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A</text:p>
          </table:table-cell>
          <table:table-cell office:value-type="float" office:value="2013" calcext:value-type="float">
            <text:p>2013</text:p>
          </table:table-cell>
          <table:table-cell office:value-type="float" office:value="92000" calcext:value-type="float">
            <text:p>92000</text:p>
          </table:table-cell>
          <table:table-cell table:style-name="Default"/>
          <table:table-cell table:style-name="ce91" table:formula="of:=SUMPRODUCT([.$D$4:.$D$973]=[.E1067];[.$E$4:.$E$973]=[.D1067];[.$G$4:.$G$973])" office:value-type="float" office:value="92000" calcext:value-type="float">
            <text:p>92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CD</text:p>
          </table:table-cell>
          <table:table-cell office:value-type="float" office:value="2013" calcext:value-type="float">
            <text:p>2013</text:p>
          </table:table-cell>
          <table:table-cell office:value-type="float" office:value="663516" calcext:value-type="float">
            <text:p>663516</text:p>
          </table:table-cell>
          <table:table-cell table:style-name="Default"/>
          <table:table-cell table:style-name="ce92" table:formula="of:=SUMPRODUCT([.$D$4:.$D$973]=[.E1068];[.$E$4:.$E$973]=[.D1068];[.$G$4:.$G$973])" office:value-type="float" office:value="663516" calcext:value-type="float">
            <text:p>66351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CD</text:p>
          </table:table-cell>
          <table:table-cell office:value-type="float" office:value="2014" calcext:value-type="float">
            <text:p>2014</text:p>
          </table:table-cell>
          <table:table-cell office:value-type="float" office:value="5446651" calcext:value-type="float">
            <text:p>5446651</text:p>
          </table:table-cell>
          <table:table-cell table:style-name="Default"/>
          <table:table-cell table:style-name="ce93" table:formula="of:=SUMPRODUCT([.$D$4:.$D$973]=[.E1069];[.$E$4:.$E$973]=[.D1069];[.$G$4:.$G$973])" office:value-type="float" office:value="5446651" calcext:value-type="float">
            <text:p>544665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CD</text:p>
          </table:table-cell>
          <table:table-cell office:value-type="float" office:value="2015" calcext:value-type="float">
            <text:p>2015</text:p>
          </table:table-cell>
          <table:table-cell office:value-type="float" office:value="3203965" calcext:value-type="float">
            <text:p>3203965</text:p>
          </table:table-cell>
          <table:table-cell table:style-name="Default"/>
          <table:table-cell table:style-name="ce94" table:formula="of:=SUMPRODUCT([.$D$4:.$D$973]=[.E1070];[.$E$4:.$E$973]=[.D1070];[.$G$4:.$G$973])" office:value-type="float" office:value="3203965" calcext:value-type="float">
            <text:p>320396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D</text:p>
          </table:table-cell>
          <table:table-cell office:value-type="float" office:value="2006" calcext:value-type="float">
            <text:p>2006</text:p>
          </table:table-cell>
          <table:table-cell office:value-type="float" office:value="1004441" calcext:value-type="float">
            <text:p>1004441</text:p>
          </table:table-cell>
          <table:table-cell table:style-name="Default"/>
          <table:table-cell table:style-name="ce95" table:formula="of:=SUMPRODUCT([.$D$4:.$D$973]=[.E1071];[.$E$4:.$E$973]=[.D1071];[.$G$4:.$G$973])" office:value-type="float" office:value="1004440" calcext:value-type="float">
            <text:p>100444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D</text:p>
          </table:table-cell>
          <table:table-cell office:value-type="float" office:value="2007" calcext:value-type="float">
            <text:p>2007</text:p>
          </table:table-cell>
          <table:table-cell office:value-type="float" office:value="4352409" calcext:value-type="float">
            <text:p>4352409</text:p>
          </table:table-cell>
          <table:table-cell table:style-name="Default"/>
          <table:table-cell table:style-name="ce96" table:formula="of:=SUMPRODUCT([.$D$4:.$D$973]=[.E1072];[.$E$4:.$E$973]=[.D1072];[.$G$4:.$G$973])" office:value-type="float" office:value="4352407" calcext:value-type="float">
            <text:p>435240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D</text:p>
          </table:table-cell>
          <table:table-cell office:value-type="float" office:value="2008" calcext:value-type="float">
            <text:p>2008</text:p>
          </table:table-cell>
          <table:table-cell office:value-type="float" office:value="6634899" calcext:value-type="float">
            <text:p>6634899</text:p>
          </table:table-cell>
          <table:table-cell table:style-name="Default"/>
          <table:table-cell table:style-name="ce97" table:formula="of:=SUMPRODUCT([.$D$4:.$D$973]=[.E1073];[.$E$4:.$E$973]=[.D1073];[.$G$4:.$G$973])" office:value-type="float" office:value="6634897" calcext:value-type="float">
            <text:p>663489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D</text:p>
          </table:table-cell>
          <table:table-cell office:value-type="float" office:value="2009" calcext:value-type="float">
            <text:p>2009</text:p>
          </table:table-cell>
          <table:table-cell office:value-type="float" office:value="6814420" calcext:value-type="float">
            <text:p>6814420</text:p>
          </table:table-cell>
          <table:table-cell table:style-name="Default"/>
          <table:table-cell table:style-name="ce98" table:formula="of:=SUMPRODUCT([.$D$4:.$D$973]=[.E1074];[.$E$4:.$E$973]=[.D1074];[.$G$4:.$G$973])" office:value-type="float" office:value="6814420" calcext:value-type="float">
            <text:p>681442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D</text:p>
          </table:table-cell>
          <table:table-cell office:value-type="float" office:value="2010" calcext:value-type="float">
            <text:p>2010</text:p>
          </table:table-cell>
          <table:table-cell office:value-type="float" office:value="9550629" calcext:value-type="float">
            <text:p>9550629</text:p>
          </table:table-cell>
          <table:table-cell table:style-name="Default"/>
          <table:table-cell table:style-name="ce99" table:formula="of:=SUMPRODUCT([.$D$4:.$D$973]=[.E1075];[.$E$4:.$E$973]=[.D1075];[.$G$4:.$G$973])" office:value-type="float" office:value="9550628" calcext:value-type="float">
            <text:p>955062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D</text:p>
          </table:table-cell>
          <table:table-cell office:value-type="float" office:value="2011" calcext:value-type="float">
            <text:p>2011</text:p>
          </table:table-cell>
          <table:table-cell office:value-type="float" office:value="8516089" calcext:value-type="float">
            <text:p>8516089</text:p>
          </table:table-cell>
          <table:table-cell table:style-name="Default"/>
          <table:table-cell table:style-name="ce100" table:formula="of:=SUMPRODUCT([.$D$4:.$D$973]=[.E1076];[.$E$4:.$E$973]=[.D1076];[.$G$4:.$G$973])" office:value-type="float" office:value="8516088" calcext:value-type="float">
            <text:p>851608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D</text:p>
          </table:table-cell>
          <table:table-cell office:value-type="float" office:value="2012" calcext:value-type="float">
            <text:p>2012</text:p>
          </table:table-cell>
          <table:table-cell office:value-type="float" office:value="4039044" calcext:value-type="float">
            <text:p>4039044</text:p>
          </table:table-cell>
          <table:table-cell table:style-name="Default"/>
          <table:table-cell table:style-name="ce101" table:formula="of:=SUMPRODUCT([.$D$4:.$D$973]=[.E1077];[.$E$4:.$E$973]=[.D1077];[.$G$4:.$G$973])" office:value-type="float" office:value="4039043" calcext:value-type="float">
            <text:p>403904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D</text:p>
          </table:table-cell>
          <table:table-cell office:value-type="float" office:value="2013" calcext:value-type="float">
            <text:p>2013</text:p>
          </table:table-cell>
          <table:table-cell office:value-type="float" office:value="7444699" calcext:value-type="float">
            <text:p>7444699</text:p>
          </table:table-cell>
          <table:table-cell table:style-name="Default"/>
          <table:table-cell table:style-name="ce102" table:formula="of:=SUMPRODUCT([.$D$4:.$D$973]=[.E1078];[.$E$4:.$E$973]=[.D1078];[.$G$4:.$G$973])" office:value-type="float" office:value="7444697" calcext:value-type="float">
            <text:p>744469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D</text:p>
          </table:table-cell>
          <table:table-cell office:value-type="float" office:value="2014" calcext:value-type="float">
            <text:p>2014</text:p>
          </table:table-cell>
          <table:table-cell office:value-type="float" office:value="4174743" calcext:value-type="float">
            <text:p>4174743</text:p>
          </table:table-cell>
          <table:table-cell table:style-name="Default"/>
          <table:table-cell table:style-name="ce103" table:formula="of:=SUMPRODUCT([.$D$4:.$D$973]=[.E1079];[.$E$4:.$E$973]=[.D1079];[.$G$4:.$G$973])" office:value-type="float" office:value="4174743" calcext:value-type="float">
            <text:p>417474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H</text:p>
          </table:table-cell>
          <table:table-cell office:value-type="float" office:value="2006" calcext:value-type="float">
            <text:p>2006</text:p>
          </table:table-cell>
          <table:table-cell office:value-type="float" office:value="404656" calcext:value-type="float">
            <text:p>404656</text:p>
          </table:table-cell>
          <table:table-cell table:style-name="Default"/>
          <table:table-cell table:style-name="ce104" table:formula="of:=SUMPRODUCT([.$D$4:.$D$973]=[.E1080];[.$E$4:.$E$973]=[.D1080];[.$G$4:.$G$973])" office:value-type="float" office:value="404655" calcext:value-type="float">
            <text:p>40465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H</text:p>
          </table:table-cell>
          <table:table-cell office:value-type="float" office:value="2007" calcext:value-type="float">
            <text:p>2007</text:p>
          </table:table-cell>
          <table:table-cell office:value-type="float" office:value="13146591" calcext:value-type="float">
            <text:p>13146591</text:p>
          </table:table-cell>
          <table:table-cell table:style-name="Default"/>
          <table:table-cell table:style-name="ce105" table:formula="of:=SUMPRODUCT([.$D$4:.$D$973]=[.E1081];[.$E$4:.$E$973]=[.D1081];[.$G$4:.$G$973])" office:value-type="float" office:value="13146590" calcext:value-type="float">
            <text:p>1314659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H</text:p>
          </table:table-cell>
          <table:table-cell office:value-type="float" office:value="2008" calcext:value-type="float">
            <text:p>2008</text:p>
          </table:table-cell>
          <table:table-cell office:value-type="float" office:value="15666797" calcext:value-type="float">
            <text:p>15666797</text:p>
          </table:table-cell>
          <table:table-cell table:style-name="Default"/>
          <table:table-cell table:style-name="ce106" table:formula="of:=SUMPRODUCT([.$D$4:.$D$973]=[.E1082];[.$E$4:.$E$973]=[.D1082];[.$G$4:.$G$973])" office:value-type="float" office:value="15666796" calcext:value-type="float">
            <text:p>1566679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H</text:p>
          </table:table-cell>
          <table:table-cell office:value-type="float" office:value="2009" calcext:value-type="float">
            <text:p>2009</text:p>
          </table:table-cell>
          <table:table-cell office:value-type="float" office:value="5479482" calcext:value-type="float">
            <text:p>5479482</text:p>
          </table:table-cell>
          <table:table-cell table:style-name="Default"/>
          <table:table-cell table:style-name="ce107" table:formula="of:=SUMPRODUCT([.$D$4:.$D$973]=[.E1083];[.$E$4:.$E$973]=[.D1083];[.$G$4:.$G$973])" office:value-type="float" office:value="5479482" calcext:value-type="float">
            <text:p>547948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H</text:p>
          </table:table-cell>
          <table:table-cell office:value-type="float" office:value="2010" calcext:value-type="float">
            <text:p>2010</text:p>
          </table:table-cell>
          <table:table-cell office:value-type="float" office:value="78579" calcext:value-type="float">
            <text:p>78579</text:p>
          </table:table-cell>
          <table:table-cell table:style-name="Default"/>
          <table:table-cell table:style-name="ce108" table:formula="of:=SUMPRODUCT([.$D$4:.$D$973]=[.E1084];[.$E$4:.$E$973]=[.D1084];[.$G$4:.$G$973])" office:value-type="float" office:value="78579" calcext:value-type="float">
            <text:p>7857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H-SGT</text:p>
          </table:table-cell>
          <table:table-cell office:value-type="float" office:value="2008" calcext:value-type="float">
            <text:p>2008</text:p>
          </table:table-cell>
          <table:table-cell office:value-type="float" office:value="1795546" calcext:value-type="float">
            <text:p>1795546</text:p>
          </table:table-cell>
          <table:table-cell table:style-name="Default"/>
          <table:table-cell table:style-name="ce109" table:formula="of:=SUMPRODUCT([.$D$4:.$D$973]=[.E1085];[.$E$4:.$E$973]=[.D1085];[.$G$4:.$G$973])" office:value-type="float" office:value="1795545" calcext:value-type="float">
            <text:p>179554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H-SGT</text:p>
          </table:table-cell>
          <table:table-cell office:value-type="float" office:value="2009" calcext:value-type="float">
            <text:p>2009</text:p>
          </table:table-cell>
          <table:table-cell office:value-type="float" office:value="3445831" calcext:value-type="float">
            <text:p>3445831</text:p>
          </table:table-cell>
          <table:table-cell table:style-name="Default"/>
          <table:table-cell table:style-name="ce110" table:formula="of:=SUMPRODUCT([.$D$4:.$D$973]=[.E1086];[.$E$4:.$E$973]=[.D1086];[.$G$4:.$G$973])" office:value-type="float" office:value="3445830" calcext:value-type="float">
            <text:p>344583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H-SGT</text:p>
          </table:table-cell>
          <table:table-cell office:value-type="float" office:value="2010" calcext:value-type="float">
            <text:p>2010</text:p>
          </table:table-cell>
          <table:table-cell office:value-type="float" office:value="4916151" calcext:value-type="float">
            <text:p>4916151</text:p>
          </table:table-cell>
          <table:table-cell table:style-name="Default"/>
          <table:table-cell table:style-name="ce111" table:formula="of:=SUMPRODUCT([.$D$4:.$D$973]=[.E1087];[.$E$4:.$E$973]=[.D1087];[.$G$4:.$G$973])" office:value-type="float" office:value="4916150" calcext:value-type="float">
            <text:p>491615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H-SGT</text:p>
          </table:table-cell>
          <table:table-cell office:value-type="float" office:value="2011" calcext:value-type="float">
            <text:p>2011</text:p>
          </table:table-cell>
          <table:table-cell office:value-type="float" office:value="3072979" calcext:value-type="float">
            <text:p>3072979</text:p>
          </table:table-cell>
          <table:table-cell table:style-name="Default"/>
          <table:table-cell table:style-name="ce112" table:formula="of:=SUMPRODUCT([.$D$4:.$D$973]=[.E1088];[.$E$4:.$E$973]=[.D1088];[.$G$4:.$G$973])" office:value-type="float" office:value="3072978" calcext:value-type="float">
            <text:p>307297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AAESG</text:p>
          </table:table-cell>
          <table:table-cell office:value-type="float" office:value="2010" calcext:value-type="float">
            <text:p>2010</text:p>
          </table:table-cell>
          <table:table-cell office:value-type="float" office:value="110800" calcext:value-type="float">
            <text:p>110800</text:p>
          </table:table-cell>
          <table:table-cell table:style-name="Default"/>
          <table:table-cell table:style-name="ce113" table:formula="of:=SUMPRODUCT([.$D$4:.$D$973]=[.E1089];[.$E$4:.$E$973]=[.D1089];[.$G$4:.$G$973])" office:value-type="float" office:value="110800" calcext:value-type="float">
            <text:p>1108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AAESG</text:p>
          </table:table-cell>
          <table:table-cell office:value-type="float" office:value="2011" calcext:value-type="float">
            <text:p>2011</text:p>
          </table:table-cell>
          <table:table-cell office:value-type="float" office:value="62500" calcext:value-type="float">
            <text:p>62500</text:p>
          </table:table-cell>
          <table:table-cell table:style-name="Default"/>
          <table:table-cell table:style-name="ce114" table:formula="of:=SUMPRODUCT([.$D$4:.$D$973]=[.E1090];[.$E$4:.$E$973]=[.D1090];[.$G$4:.$G$973])" office:value-type="float" office:value="62500" calcext:value-type="float">
            <text:p>625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AAESG</text:p>
          </table:table-cell>
          <table:table-cell office:value-type="float" office:value="2012" calcext:value-type="float">
            <text:p>2012</text:p>
          </table:table-cell>
          <table:table-cell office:value-type="float" office:value="166592" calcext:value-type="float">
            <text:p>166592</text:p>
          </table:table-cell>
          <table:table-cell table:style-name="Default"/>
          <table:table-cell table:style-name="ce115" table:formula="of:=SUMPRODUCT([.$D$4:.$D$973]=[.E1091];[.$E$4:.$E$973]=[.D1091];[.$G$4:.$G$973])" office:value-type="float" office:value="166592" calcext:value-type="float">
            <text:p>16659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AAESG</text:p>
          </table:table-cell>
          <table:table-cell office:value-type="float" office:value="2013" calcext:value-type="float">
            <text:p>2013</text:p>
          </table:table-cell>
          <table:table-cell office:value-type="float" office:value="244089" calcext:value-type="float">
            <text:p>244089</text:p>
          </table:table-cell>
          <table:table-cell table:style-name="Default"/>
          <table:table-cell table:style-name="ce116" table:formula="of:=SUMPRODUCT([.$D$4:.$D$973]=[.E1092];[.$E$4:.$E$973]=[.D1092];[.$G$4:.$G$973])" office:value-type="float" office:value="244088" calcext:value-type="float">
            <text:p>24408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AAESG</text:p>
          </table:table-cell>
          <table:table-cell office:value-type="float" office:value="2014" calcext:value-type="float">
            <text:p>2014</text:p>
          </table:table-cell>
          <table:table-cell office:value-type="float" office:value="125516" calcext:value-type="float">
            <text:p>125516</text:p>
          </table:table-cell>
          <table:table-cell table:style-name="Default"/>
          <table:table-cell table:style-name="ce117" table:formula="of:=SUMPRODUCT([.$D$4:.$D$973]=[.E1093];[.$E$4:.$E$973]=[.D1093];[.$G$4:.$G$973])" office:value-type="float" office:value="125515" calcext:value-type="float">
            <text:p>12551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ADC</text:p>
          </table:table-cell>
          <table:table-cell office:value-type="float" office:value="2011" calcext:value-type="float">
            <text:p>2011</text:p>
          </table:table-cell>
          <table:table-cell office:value-type="float" office:value="33500" calcext:value-type="float">
            <text:p>33500</text:p>
          </table:table-cell>
          <table:table-cell table:style-name="Default"/>
          <table:table-cell table:style-name="ce118" table:formula="of:=SUMPRODUCT([.$D$4:.$D$973]=[.E1094];[.$E$4:.$E$973]=[.D1094];[.$G$4:.$G$973])" office:value-type="float" office:value="33500" calcext:value-type="float">
            <text:p>335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ADC</text:p>
          </table:table-cell>
          <table:table-cell office:value-type="float" office:value="2012" calcext:value-type="float">
            <text:p>2012</text:p>
          </table:table-cell>
          <table:table-cell office:value-type="float" office:value="41780" calcext:value-type="float">
            <text:p>41780</text:p>
          </table:table-cell>
          <table:table-cell table:style-name="Default"/>
          <table:table-cell table:style-name="ce119" table:formula="of:=SUMPRODUCT([.$D$4:.$D$973]=[.E1095];[.$E$4:.$E$973]=[.D1095];[.$G$4:.$G$973])" office:value-type="float" office:value="41780" calcext:value-type="float">
            <text:p>4178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ADC</text:p>
          </table:table-cell>
          <table:table-cell office:value-type="float" office:value="2013" calcext:value-type="float">
            <text:p>2013</text:p>
          </table:table-cell>
          <table:table-cell office:value-type="float" office:value="36125" calcext:value-type="float">
            <text:p>36125</text:p>
          </table:table-cell>
          <table:table-cell table:style-name="Default"/>
          <table:table-cell table:style-name="ce120" table:formula="of:=SUMPRODUCT([.$D$4:.$D$973]=[.E1096];[.$E$4:.$E$973]=[.D1096];[.$G$4:.$G$973])" office:value-type="float" office:value="36125" calcext:value-type="float">
            <text:p>3612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ADC</text:p>
          </table:table-cell>
          <table:table-cell office:value-type="float" office:value="2014" calcext:value-type="float">
            <text:p>2014</text:p>
          </table:table-cell>
          <table:table-cell office:value-type="float" office:value="14875" calcext:value-type="float">
            <text:p>14875</text:p>
          </table:table-cell>
          <table:table-cell table:style-name="Default"/>
          <table:table-cell table:style-name="ce121" table:formula="of:=SUMPRODUCT([.$D$4:.$D$973]=[.E1097];[.$E$4:.$E$973]=[.D1097];[.$G$4:.$G$973])" office:value-type="float" office:value="14875" calcext:value-type="float">
            <text:p>1487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CFR</text:p>
          </table:table-cell>
          <table:table-cell office:value-type="float" office:value="2009" calcext:value-type="float">
            <text:p>2009</text:p>
          </table:table-cell>
          <table:table-cell office:value-type="float" office:value="204160" calcext:value-type="float">
            <text:p>204160</text:p>
          </table:table-cell>
          <table:table-cell table:style-name="Default"/>
          <table:table-cell table:style-name="ce122" table:formula="of:=SUMPRODUCT([.$D$4:.$D$973]=[.E1098];[.$E$4:.$E$973]=[.D1098];[.$G$4:.$G$973])" office:value-type="float" office:value="204160" calcext:value-type="float">
            <text:p>20416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</text:p>
          </table:table-cell>
          <table:table-cell office:value-type="float" office:value="2013" calcext:value-type="float">
            <text:p>2013</text:p>
          </table:table-cell>
          <table:table-cell office:value-type="float" office:value="5000" calcext:value-type="float">
            <text:p>5000</text:p>
          </table:table-cell>
          <table:table-cell table:style-name="Default"/>
          <table:table-cell table:style-name="ce123" table:formula="of:=SUMPRODUCT([.$D$4:.$D$973]=[.E1099];[.$E$4:.$E$973]=[.D1099];[.$G$4:.$G$973])" office:value-type="float" office:value="5000" calcext:value-type="float">
            <text:p>5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AAC</text:p>
          </table:table-cell>
          <table:table-cell office:value-type="float" office:value="2013" calcext:value-type="float">
            <text:p>2013</text:p>
          </table:table-cell>
          <table:table-cell office:value-type="float" office:value="157589" calcext:value-type="float">
            <text:p>157589</text:p>
          </table:table-cell>
          <table:table-cell table:style-name="Default"/>
          <table:table-cell table:style-name="ce124" table:formula="of:=SUMPRODUCT([.$D$4:.$D$973]=[.E1100];[.$E$4:.$E$973]=[.D1100];[.$G$4:.$G$973])" office:value-type="float" office:value="157589" calcext:value-type="float">
            <text:p>15758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AAC</text:p>
          </table:table-cell>
          <table:table-cell office:value-type="float" office:value="2014" calcext:value-type="float">
            <text:p>2014</text:p>
          </table:table-cell>
          <table:table-cell office:value-type="float" office:value="32932" calcext:value-type="float">
            <text:p>32932</text:p>
          </table:table-cell>
          <table:table-cell table:style-name="Default"/>
          <table:table-cell table:style-name="ce125" table:formula="of:=SUMPRODUCT([.$D$4:.$D$973]=[.E1101];[.$E$4:.$E$973]=[.D1101];[.$G$4:.$G$973])" office:value-type="float" office:value="32931" calcext:value-type="float">
            <text:p>3293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AAC</text:p>
          </table:table-cell>
          <table:table-cell office:value-type="float" office:value="2015" calcext:value-type="float">
            <text:p>2015</text:p>
          </table:table-cell>
          <table:table-cell office:value-type="float" office:value="407" calcext:value-type="float">
            <text:p>407</text:p>
          </table:table-cell>
          <table:table-cell table:style-name="Default"/>
          <table:table-cell table:style-name="ce126" table:formula="of:=SUMPRODUCT([.$D$4:.$D$973]=[.E1102];[.$E$4:.$E$973]=[.D1102];[.$G$4:.$G$973])" office:value-type="float" office:value="407" calcext:value-type="float">
            <text:p>40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AAC</text:p>
          </table:table-cell>
          <table:table-cell office:value-type="float" office:value="2016" calcext:value-type="float">
            <text:p>2016</text:p>
          </table:table-cell>
          <table:table-cell office:value-type="float" office:value="407" calcext:value-type="float">
            <text:p>407</text:p>
          </table:table-cell>
          <table:table-cell table:style-name="Default"/>
          <table:table-cell table:style-name="ce127" table:formula="of:=SUMPRODUCT([.$D$4:.$D$973]=[.E1103];[.$E$4:.$E$973]=[.D1103];[.$G$4:.$G$973])" office:value-type="float" office:value="407" calcext:value-type="float">
            <text:p>40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AAC</text:p>
          </table:table-cell>
          <table:table-cell office:value-type="float" office:value="2017" calcext:value-type="float">
            <text:p>2017</text:p>
          </table:table-cell>
          <table:table-cell office:value-type="float" office:value="407" calcext:value-type="float">
            <text:p>407</text:p>
          </table:table-cell>
          <table:table-cell table:style-name="Default"/>
          <table:table-cell table:style-name="ce128" table:formula="of:=SUMPRODUCT([.$D$4:.$D$973]=[.E1104];[.$E$4:.$E$973]=[.D1104];[.$G$4:.$G$973])" office:value-type="float" office:value="407" calcext:value-type="float">
            <text:p>40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AEM</text:p>
          </table:table-cell>
          <table:table-cell office:value-type="float" office:value="2013" calcext:value-type="float">
            <text:p>2013</text:p>
          </table:table-cell>
          <table:table-cell office:value-type="float" office:value="558746" calcext:value-type="float">
            <text:p>558746</text:p>
          </table:table-cell>
          <table:table-cell table:style-name="Default"/>
          <table:table-cell table:style-name="ce129" table:formula="of:=SUMPRODUCT([.$D$4:.$D$973]=[.E1105];[.$E$4:.$E$973]=[.D1105];[.$G$4:.$G$973])" office:value-type="float" office:value="558745" calcext:value-type="float">
            <text:p>55874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AEM</text:p>
          </table:table-cell>
          <table:table-cell office:value-type="float" office:value="2014" calcext:value-type="float">
            <text:p>2014</text:p>
          </table:table-cell>
          <table:table-cell office:value-type="float" office:value="201280" calcext:value-type="float">
            <text:p>201280</text:p>
          </table:table-cell>
          <table:table-cell table:style-name="Default"/>
          <table:table-cell table:style-name="ce130" table:formula="of:=SUMPRODUCT([.$D$4:.$D$973]=[.E1106];[.$E$4:.$E$973]=[.D1106];[.$G$4:.$G$973])" office:value-type="float" office:value="201280" calcext:value-type="float">
            <text:p>20128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EXT</text:p>
          </table:table-cell>
          <table:table-cell office:value-type="float" office:value="2013" calcext:value-type="float">
            <text:p>2013</text:p>
          </table:table-cell>
          <table:table-cell office:value-type="float" office:value="854610" calcext:value-type="float">
            <text:p>854610</text:p>
          </table:table-cell>
          <table:table-cell table:style-name="Default"/>
          <table:table-cell table:style-name="ce131" table:formula="of:=SUMPRODUCT([.$D$4:.$D$973]=[.E1107];[.$E$4:.$E$973]=[.D1107];[.$G$4:.$G$973])" office:value-type="float" office:value="854610" calcext:value-type="float">
            <text:p>85461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EXT</text:p>
          </table:table-cell>
          <table:table-cell office:value-type="float" office:value="2014" calcext:value-type="float">
            <text:p>2014</text:p>
          </table:table-cell>
          <table:table-cell office:value-type="float" office:value="457508" calcext:value-type="float">
            <text:p>457508</text:p>
          </table:table-cell>
          <table:table-cell table:style-name="Default"/>
          <table:table-cell table:style-name="ce132" table:formula="of:=SUMPRODUCT([.$D$4:.$D$973]=[.E1108];[.$E$4:.$E$973]=[.D1108];[.$G$4:.$G$973])" office:value-type="float" office:value="457508" calcext:value-type="float">
            <text:p>45750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EXT</text:p>
          </table:table-cell>
          <table:table-cell office:value-type="float" office:value="2015" calcext:value-type="float">
            <text:p>2015</text:p>
          </table:table-cell>
          <table:table-cell office:value-type="float" office:value="365004" calcext:value-type="float">
            <text:p>365004</text:p>
          </table:table-cell>
          <table:table-cell table:style-name="Default"/>
          <table:table-cell table:style-name="ce133" table:formula="of:=SUMPRODUCT([.$D$4:.$D$973]=[.E1109];[.$E$4:.$E$973]=[.D1109];[.$G$4:.$G$973])" office:value-type="float" office:value="365004" calcext:value-type="float">
            <text:p>36500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EXT</text:p>
          </table:table-cell>
          <table:table-cell office:value-type="float" office:value="2016" calcext:value-type="float">
            <text:p>2016</text:p>
          </table:table-cell>
          <table:table-cell office:value-type="float" office:value="38317" calcext:value-type="float">
            <text:p>38317</text:p>
          </table:table-cell>
          <table:table-cell table:style-name="Default"/>
          <table:table-cell table:style-name="ce134" table:formula="of:=SUMPRODUCT([.$D$4:.$D$973]=[.E1110];[.$E$4:.$E$973]=[.D1110];[.$G$4:.$G$973])" office:value-type="float" office:value="38317" calcext:value-type="float">
            <text:p>3831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PCTC</text:p>
          </table:table-cell>
          <table:table-cell office:value-type="float" office:value="2013" calcext:value-type="float">
            <text:p>2013</text:p>
          </table:table-cell>
          <table:table-cell office:value-type="float" office:value="20328" calcext:value-type="float">
            <text:p>20328</text:p>
          </table:table-cell>
          <table:table-cell table:style-name="Default"/>
          <table:table-cell table:style-name="ce135" table:formula="of:=SUMPRODUCT([.$D$4:.$D$973]=[.E1111];[.$E$4:.$E$973]=[.D1111];[.$G$4:.$G$973])" office:value-type="float" office:value="20328" calcext:value-type="float">
            <text:p>2032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SG</text:p>
          </table:table-cell>
          <table:table-cell office:value-type="float" office:value="2013" calcext:value-type="float">
            <text:p>2013</text:p>
          </table:table-cell>
          <table:table-cell office:value-type="float" office:value="288527" calcext:value-type="float">
            <text:p>288527</text:p>
          </table:table-cell>
          <table:table-cell table:style-name="Default"/>
          <table:table-cell table:style-name="ce136" table:formula="of:=SUMPRODUCT([.$D$4:.$D$973]=[.E1112];[.$E$4:.$E$973]=[.D1112];[.$G$4:.$G$973])" office:value-type="float" office:value="288527" calcext:value-type="float">
            <text:p>28852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SG</text:p>
          </table:table-cell>
          <table:table-cell office:value-type="float" office:value="2014" calcext:value-type="float">
            <text:p>2014</text:p>
          </table:table-cell>
          <table:table-cell office:value-type="float" office:value="2587473" calcext:value-type="float">
            <text:p>2587473</text:p>
          </table:table-cell>
          <table:table-cell table:style-name="Default"/>
          <table:table-cell table:style-name="ce137" table:formula="of:=SUMPRODUCT([.$D$4:.$D$973]=[.E1113];[.$E$4:.$E$973]=[.D1113];[.$G$4:.$G$973])" office:value-type="float" office:value="2587472" calcext:value-type="float">
            <text:p>258747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SG</text:p>
          </table:table-cell>
          <table:table-cell office:value-type="float" office:value="2015" calcext:value-type="float">
            <text:p>2015</text:p>
          </table:table-cell>
          <table:table-cell office:value-type="float" office:value="3855894" calcext:value-type="float">
            <text:p>3855894</text:p>
          </table:table-cell>
          <table:table-cell table:style-name="Default"/>
          <table:table-cell table:style-name="ce138" table:formula="of:=SUMPRODUCT([.$D$4:.$D$973]=[.E1114];[.$E$4:.$E$973]=[.D1114];[.$G$4:.$G$973])" office:value-type="float" office:value="3855894" calcext:value-type="float">
            <text:p>385589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SG</text:p>
          </table:table-cell>
          <table:table-cell office:value-type="float" office:value="2016" calcext:value-type="float">
            <text:p>2016</text:p>
          </table:table-cell>
          <table:table-cell office:value-type="float" office:value="1067953" calcext:value-type="float">
            <text:p>1067953</text:p>
          </table:table-cell>
          <table:table-cell table:style-name="Default"/>
          <table:table-cell table:style-name="ce139" table:formula="of:=SUMPRODUCT([.$D$4:.$D$973]=[.E1115];[.$E$4:.$E$973]=[.D1115];[.$G$4:.$G$973])" office:value-type="float" office:value="1067953" calcext:value-type="float">
            <text:p>106795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SGT</text:p>
          </table:table-cell>
          <table:table-cell office:value-type="float" office:value="2010" calcext:value-type="float">
            <text:p>2010</text:p>
          </table:table-cell>
          <table:table-cell office:value-type="float" office:value="5992442" calcext:value-type="float">
            <text:p>5992442</text:p>
          </table:table-cell>
          <table:table-cell table:style-name="Default"/>
          <table:table-cell table:style-name="ce140" table:formula="of:=SUMPRODUCT([.$D$4:.$D$973]=[.E1116];[.$E$4:.$E$973]=[.D1116];[.$G$4:.$G$973])" office:value-type="float" office:value="5992441" calcext:value-type="float">
            <text:p>599244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SGT</text:p>
          </table:table-cell>
          <table:table-cell office:value-type="float" office:value="2011" calcext:value-type="float">
            <text:p>2011</text:p>
          </table:table-cell>
          <table:table-cell office:value-type="float" office:value="4870297" calcext:value-type="float">
            <text:p>4870297</text:p>
          </table:table-cell>
          <table:table-cell table:style-name="Default"/>
          <table:table-cell table:style-name="ce141" table:formula="of:=SUMPRODUCT([.$D$4:.$D$973]=[.E1117];[.$E$4:.$E$973]=[.D1117];[.$G$4:.$G$973])" office:value-type="float" office:value="4870296" calcext:value-type="float">
            <text:p>487029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SGT</text:p>
          </table:table-cell>
          <table:table-cell office:value-type="float" office:value="2012" calcext:value-type="float">
            <text:p>2012</text:p>
          </table:table-cell>
          <table:table-cell office:value-type="float" office:value="4819061" calcext:value-type="float">
            <text:p>4819061</text:p>
          </table:table-cell>
          <table:table-cell table:style-name="Default"/>
          <table:table-cell table:style-name="ce142" table:formula="of:=SUMPRODUCT([.$D$4:.$D$973]=[.E1118];[.$E$4:.$E$973]=[.D1118];[.$G$4:.$G$973])" office:value-type="float" office:value="4819060" calcext:value-type="float">
            <text:p>481906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SGT</text:p>
          </table:table-cell>
          <table:table-cell office:value-type="float" office:value="2013" calcext:value-type="float">
            <text:p>2013</text:p>
          </table:table-cell>
          <table:table-cell office:value-type="float" office:value="4823807" calcext:value-type="float">
            <text:p>4823807</text:p>
          </table:table-cell>
          <table:table-cell table:style-name="Default"/>
          <table:table-cell table:style-name="ce143" table:formula="of:=SUMPRODUCT([.$D$4:.$D$973]=[.E1119];[.$E$4:.$E$973]=[.D1119];[.$G$4:.$G$973])" office:value-type="float" office:value="4823807" calcext:value-type="float">
            <text:p>482380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SGT</text:p>
          </table:table-cell>
          <table:table-cell office:value-type="float" office:value="2014" calcext:value-type="float">
            <text:p>2014</text:p>
          </table:table-cell>
          <table:table-cell office:value-type="float" office:value="2899663" calcext:value-type="float">
            <text:p>2899663</text:p>
          </table:table-cell>
          <table:table-cell table:style-name="Default"/>
          <table:table-cell table:style-name="ce144" table:formula="of:=SUMPRODUCT([.$D$4:.$D$973]=[.E1120];[.$E$4:.$E$973]=[.D1120];[.$G$4:.$G$973])" office:value-type="float" office:value="2899663" calcext:value-type="float">
            <text:p>289966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SGT</text:p>
          </table:table-cell>
          <table:table-cell office:value-type="float" office:value="2015" calcext:value-type="float">
            <text:p>2015</text:p>
          </table:table-cell>
          <table:table-cell office:value-type="float" office:value="1330037" calcext:value-type="float">
            <text:p>1330037</text:p>
          </table:table-cell>
          <table:table-cell table:style-name="Default"/>
          <table:table-cell table:style-name="ce145" table:formula="of:=SUMPRODUCT([.$D$4:.$D$973]=[.E1121];[.$E$4:.$E$973]=[.D1121];[.$G$4:.$G$973])" office:value-type="float" office:value="1330037" calcext:value-type="float">
            <text:p>133003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SGT</text:p>
          </table:table-cell>
          <table:table-cell office:value-type="float" office:value="2016" calcext:value-type="float">
            <text:p>2016</text:p>
          </table:table-cell>
          <table:table-cell office:value-type="float" office:value="35713" calcext:value-type="float">
            <text:p>35713</text:p>
          </table:table-cell>
          <table:table-cell table:style-name="Default"/>
          <table:table-cell table:style-name="ce146" table:formula="of:=SUMPRODUCT([.$D$4:.$D$973]=[.E1122];[.$E$4:.$E$973]=[.D1122];[.$G$4:.$G$973])" office:value-type="float" office:value="35713" calcext:value-type="float">
            <text:p>3571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-SGT</text:p>
          </table:table-cell>
          <table:table-cell office:value-type="float" office:value="2017" calcext:value-type="float">
            <text:p>2017</text:p>
          </table:table-cell>
          <table:table-cell office:value-type="float" office:value="35713" calcext:value-type="float">
            <text:p>35713</text:p>
          </table:table-cell>
          <table:table-cell table:style-name="Default"/>
          <table:table-cell table:style-name="ce147" table:formula="of:=SUMPRODUCT([.$D$4:.$D$973]=[.E1123];[.$E$4:.$E$973]=[.D1123];[.$G$4:.$G$973])" office:value-type="float" office:value="35713" calcext:value-type="float">
            <text:p>3571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STS</text:p>
          </table:table-cell>
          <table:table-cell office:value-type="float" office:value="2008" calcext:value-type="float">
            <text:p>2008</text:p>
          </table:table-cell>
          <table:table-cell office:value-type="float" office:value="230905" calcext:value-type="float">
            <text:p>230905</text:p>
          </table:table-cell>
          <table:table-cell table:style-name="Default"/>
          <table:table-cell table:style-name="ce148" table:formula="of:=SUMPRODUCT([.$D$4:.$D$973]=[.E1124];[.$E$4:.$E$973]=[.D1124];[.$G$4:.$G$973])" office:value-type="float" office:value="230905" calcext:value-type="float">
            <text:p>23090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ESTS</text:p>
          </table:table-cell>
          <table:table-cell office:value-type="float" office:value="2009" calcext:value-type="float">
            <text:p>2009</text:p>
          </table:table-cell>
          <table:table-cell office:value-type="float" office:value="721" calcext:value-type="float">
            <text:p>721</text:p>
          </table:table-cell>
          <table:table-cell table:style-name="Default"/>
          <table:table-cell table:style-name="ce149" table:formula="of:=SUMPRODUCT([.$D$4:.$D$973]=[.E1125];[.$E$4:.$E$973]=[.D1125];[.$G$4:.$G$973])" office:value-type="float" office:value="721" calcext:value-type="float">
            <text:p>72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IECA</text:p>
          </table:table-cell>
          <table:table-cell office:value-type="float" office:value="2007" calcext:value-type="float">
            <text:p>2007</text:p>
          </table:table-cell>
          <table:table-cell office:value-type="float" office:value="1083247" calcext:value-type="float">
            <text:p>1083247</text:p>
          </table:table-cell>
          <table:table-cell table:style-name="Default"/>
          <table:table-cell table:style-name="ce150" table:formula="of:=SUMPRODUCT([.$D$4:.$D$973]=[.E1126];[.$E$4:.$E$973]=[.D1126];[.$G$4:.$G$973])" office:value-type="float" office:value="1083247" calcext:value-type="float">
            <text:p>108324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IECA</text:p>
          </table:table-cell>
          <table:table-cell office:value-type="float" office:value="2008" calcext:value-type="float">
            <text:p>2008</text:p>
          </table:table-cell>
          <table:table-cell office:value-type="float" office:value="1338523" calcext:value-type="float">
            <text:p>1338523</text:p>
          </table:table-cell>
          <table:table-cell table:style-name="Default"/>
          <table:table-cell table:style-name="ce151" table:formula="of:=SUMPRODUCT([.$D$4:.$D$973]=[.E1127];[.$E$4:.$E$973]=[.D1127];[.$G$4:.$G$973])" office:value-type="float" office:value="1338522" calcext:value-type="float">
            <text:p>133852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IECA</text:p>
          </table:table-cell>
          <table:table-cell office:value-type="float" office:value="2009" calcext:value-type="float">
            <text:p>2009</text:p>
          </table:table-cell>
          <table:table-cell office:value-type="float" office:value="1022241" calcext:value-type="float">
            <text:p>1022241</text:p>
          </table:table-cell>
          <table:table-cell table:style-name="Default"/>
          <table:table-cell table:style-name="ce152" table:formula="of:=SUMPRODUCT([.$D$4:.$D$973]=[.E1128];[.$E$4:.$E$973]=[.D1128];[.$G$4:.$G$973])" office:value-type="float" office:value="1022241" calcext:value-type="float">
            <text:p>102224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IECA</text:p>
          </table:table-cell>
          <table:table-cell office:value-type="float" office:value="2010" calcext:value-type="float">
            <text:p>2010</text:p>
          </table:table-cell>
          <table:table-cell office:value-type="float" office:value="945048" calcext:value-type="float">
            <text:p>945048</text:p>
          </table:table-cell>
          <table:table-cell table:style-name="Default"/>
          <table:table-cell table:style-name="ce153" table:formula="of:=SUMPRODUCT([.$D$4:.$D$973]=[.E1129];[.$E$4:.$E$973]=[.D1129];[.$G$4:.$G$973])" office:value-type="float" office:value="945046" calcext:value-type="float">
            <text:p>94504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IECA</text:p>
          </table:table-cell>
          <table:table-cell office:value-type="float" office:value="2011" calcext:value-type="float">
            <text:p>2011</text:p>
          </table:table-cell>
          <table:table-cell office:value-type="float" office:value="987172" calcext:value-type="float">
            <text:p>987172</text:p>
          </table:table-cell>
          <table:table-cell table:style-name="Default"/>
          <table:table-cell table:style-name="ce154" table:formula="of:=SUMPRODUCT([.$D$4:.$D$973]=[.E1130];[.$E$4:.$E$973]=[.D1130];[.$G$4:.$G$973])" office:value-type="float" office:value="987171" calcext:value-type="float">
            <text:p>98717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IECA</text:p>
          </table:table-cell>
          <table:table-cell office:value-type="float" office:value="2012" calcext:value-type="float">
            <text:p>2012</text:p>
          </table:table-cell>
          <table:table-cell office:value-type="float" office:value="2666779" calcext:value-type="float">
            <text:p>2666779</text:p>
          </table:table-cell>
          <table:table-cell table:style-name="Default"/>
          <table:table-cell table:style-name="ce155" table:formula="of:=SUMPRODUCT([.$D$4:.$D$973]=[.E1131];[.$E$4:.$E$973]=[.D1131];[.$G$4:.$G$973])" office:value-type="float" office:value="2666778" calcext:value-type="float">
            <text:p>266677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IECA</text:p>
          </table:table-cell>
          <table:table-cell office:value-type="float" office:value="2013" calcext:value-type="float">
            <text:p>2013</text:p>
          </table:table-cell>
          <table:table-cell office:value-type="float" office:value="2952720" calcext:value-type="float">
            <text:p>2952720</text:p>
          </table:table-cell>
          <table:table-cell table:style-name="Default"/>
          <table:table-cell table:style-name="ce156" table:formula="of:=SUMPRODUCT([.$D$4:.$D$973]=[.E1132];[.$E$4:.$E$973]=[.D1132];[.$G$4:.$G$973])" office:value-type="float" office:value="2952720" calcext:value-type="float">
            <text:p>295272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IECA</text:p>
          </table:table-cell>
          <table:table-cell office:value-type="float" office:value="2014" calcext:value-type="float">
            <text:p>2014</text:p>
          </table:table-cell>
          <table:table-cell office:value-type="float" office:value="1691190" calcext:value-type="float">
            <text:p>1691190</text:p>
          </table:table-cell>
          <table:table-cell table:style-name="Default"/>
          <table:table-cell table:style-name="ce157" table:formula="of:=SUMPRODUCT([.$D$4:.$D$973]=[.E1133];[.$E$4:.$E$973]=[.D1133];[.$G$4:.$G$973])" office:value-type="float" office:value="1691189" calcext:value-type="float">
            <text:p>169118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IECA</text:p>
          </table:table-cell>
          <table:table-cell office:value-type="float" office:value="2015" calcext:value-type="float">
            <text:p>2015</text:p>
          </table:table-cell>
          <table:table-cell office:value-type="float" office:value="799579" calcext:value-type="float">
            <text:p>799579</text:p>
          </table:table-cell>
          <table:table-cell table:style-name="Default"/>
          <table:table-cell table:style-name="ce158" table:formula="of:=SUMPRODUCT([.$D$4:.$D$973]=[.E1134];[.$E$4:.$E$973]=[.D1134];[.$G$4:.$G$973])" office:value-type="float" office:value="799579" calcext:value-type="float">
            <text:p>799579</text:p>
          </table:table-cell>
          <table:table-cell table:number-columns-repeated="5"/>
          <table:table-cell table:style-name="ce499"/>
        </table:table-row>
        <table:table-row table:style-name="ro3">
          <table:table-cell table:number-columns-repeated="3"/>
          <table:table-cell office:value-type="string" calcext:value-type="string">
            <text:p>CEICSASI</text:p>
          </table:table-cell>
          <table:table-cell office:value-type="float" office:value="2012" calcext:value-type="float">
            <text:p>2012</text:p>
          </table:table-cell>
          <table:table-cell office:value-type="float" office:value="1305377" calcext:value-type="float">
            <text:p>1305377</text:p>
          </table:table-cell>
          <table:table-cell table:style-name="Default"/>
          <table:table-cell table:style-name="ce159" table:formula="of:=SUMPRODUCT([.$D$4:.$D$973]=[.E1135];[.$E$4:.$E$973]=[.D1135];[.$G$4:.$G$973])" office:value-type="float" office:value="1305377" calcext:value-type="float">
            <text:p>130537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SASI</text:p>
          </table:table-cell>
          <table:table-cell office:value-type="float" office:value="2013" calcext:value-type="float">
            <text:p>2013</text:p>
          </table:table-cell>
          <table:table-cell office:value-type="float" office:value="2440580" calcext:value-type="float">
            <text:p>2440580</text:p>
          </table:table-cell>
          <table:table-cell table:style-name="Default"/>
          <table:table-cell table:style-name="ce160" table:formula="of:=SUMPRODUCT([.$D$4:.$D$973]=[.E1136];[.$E$4:.$E$973]=[.D1136];[.$G$4:.$G$973])" office:value-type="float" office:value="2440580" calcext:value-type="float">
            <text:p>244058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SASI</text:p>
          </table:table-cell>
          <table:table-cell office:value-type="float" office:value="2014" calcext:value-type="float">
            <text:p>2014</text:p>
          </table:table-cell>
          <table:table-cell office:value-type="float" office:value="2633678" calcext:value-type="float">
            <text:p>2633678</text:p>
          </table:table-cell>
          <table:table-cell table:style-name="Default"/>
          <table:table-cell table:style-name="ce161" table:formula="of:=SUMPRODUCT([.$D$4:.$D$973]=[.E1137];[.$E$4:.$E$973]=[.D1137];[.$G$4:.$G$973])" office:value-type="float" office:value="2633678" calcext:value-type="float">
            <text:p>263367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CAP</text:p>
          </table:table-cell>
          <table:table-cell office:value-type="float" office:value="2010" calcext:value-type="float">
            <text:p>2010</text:p>
          </table:table-cell>
          <table:table-cell office:value-type="float" office:value="900000" calcext:value-type="float">
            <text:p>900000</text:p>
          </table:table-cell>
          <table:table-cell table:style-name="Default"/>
          <table:table-cell table:style-name="ce162" table:formula="of:=SUMPRODUCT([.$D$4:.$D$973]=[.E1138];[.$E$4:.$E$973]=[.D1138];[.$G$4:.$G$973])" office:value-type="float" office:value="900000" calcext:value-type="float">
            <text:p>900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CAP</text:p>
          </table:table-cell>
          <table:table-cell office:value-type="float" office:value="2011" calcext:value-type="float">
            <text:p>2011</text:p>
          </table:table-cell>
          <table:table-cell office:value-type="float" office:value="3900000" calcext:value-type="float">
            <text:p>3900000</text:p>
          </table:table-cell>
          <table:table-cell table:style-name="Default"/>
          <table:table-cell table:style-name="ce163" table:formula="of:=SUMPRODUCT([.$D$4:.$D$973]=[.E1139];[.$E$4:.$E$973]=[.D1139];[.$G$4:.$G$973])" office:value-type="float" office:value="3900000" calcext:value-type="float">
            <text:p>3900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CAP</text:p>
          </table:table-cell>
          <table:table-cell office:value-type="float" office:value="2012" calcext:value-type="float">
            <text:p>2012</text:p>
          </table:table-cell>
          <table:table-cell office:value-type="float" office:value="5100000" calcext:value-type="float">
            <text:p>5100000</text:p>
          </table:table-cell>
          <table:table-cell table:style-name="Default"/>
          <table:table-cell table:style-name="ce164" table:formula="of:=SUMPRODUCT([.$D$4:.$D$973]=[.E1140];[.$E$4:.$E$973]=[.D1140];[.$G$4:.$G$973])" office:value-type="float" office:value="5100000" calcext:value-type="float">
            <text:p>5100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CAP</text:p>
          </table:table-cell>
          <table:table-cell office:value-type="float" office:value="2013" calcext:value-type="float">
            <text:p>2013</text:p>
          </table:table-cell>
          <table:table-cell office:value-type="float" office:value="2100000" calcext:value-type="float">
            <text:p>2100000</text:p>
          </table:table-cell>
          <table:table-cell table:style-name="Default"/>
          <table:table-cell table:style-name="ce165" table:formula="of:=SUMPRODUCT([.$D$4:.$D$973]=[.E1141];[.$E$4:.$E$973]=[.D1141];[.$G$4:.$G$973])" office:value-type="float" office:value="2100000" calcext:value-type="float">
            <text:p>2100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SCAP</text:p>
          </table:table-cell>
          <table:table-cell office:value-type="float" office:value="2013" calcext:value-type="float">
            <text:p>2013</text:p>
          </table:table-cell>
          <table:table-cell office:value-type="float" office:value="608355" calcext:value-type="float">
            <text:p>608355</text:p>
          </table:table-cell>
          <table:table-cell table:style-name="Default"/>
          <table:table-cell table:style-name="ce166" table:formula="of:=SUMPRODUCT([.$D$4:.$D$973]=[.E1142];[.$E$4:.$E$973]=[.D1142];[.$G$4:.$G$973])" office:value-type="float" office:value="608355" calcext:value-type="float">
            <text:p>60835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SCAP</text:p>
          </table:table-cell>
          <table:table-cell office:value-type="float" office:value="2014" calcext:value-type="float">
            <text:p>2014</text:p>
          </table:table-cell>
          <table:table-cell office:value-type="float" office:value="1349708" calcext:value-type="float">
            <text:p>1349708</text:p>
          </table:table-cell>
          <table:table-cell table:style-name="Default"/>
          <table:table-cell table:style-name="ce167" table:formula="of:=SUMPRODUCT([.$D$4:.$D$973]=[.E1143];[.$E$4:.$E$973]=[.D1143];[.$G$4:.$G$973])" office:value-type="float" office:value="1349708" calcext:value-type="float">
            <text:p>134970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CDSH</text:p>
          </table:table-cell>
          <table:table-cell office:value-type="float" office:value="2010" calcext:value-type="float">
            <text:p>2010</text:p>
          </table:table-cell>
          <table:table-cell office:value-type="float" office:value="321916" calcext:value-type="float">
            <text:p>321916</text:p>
          </table:table-cell>
          <table:table-cell table:style-name="Default"/>
          <table:table-cell table:style-name="ce168" table:formula="of:=SUMPRODUCT([.$D$4:.$D$973]=[.E1144];[.$E$4:.$E$973]=[.D1144];[.$G$4:.$G$973])" office:value-type="float" office:value="321915" calcext:value-type="float">
            <text:p>32191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CDSH</text:p>
          </table:table-cell>
          <table:table-cell office:value-type="float" office:value="2011" calcext:value-type="float">
            <text:p>2011</text:p>
          </table:table-cell>
          <table:table-cell office:value-type="float" office:value="828806" calcext:value-type="float">
            <text:p>828806</text:p>
          </table:table-cell>
          <table:table-cell table:style-name="Default"/>
          <table:table-cell table:style-name="ce169" table:formula="of:=SUMPRODUCT([.$D$4:.$D$973]=[.E1145];[.$E$4:.$E$973]=[.D1145];[.$G$4:.$G$973])" office:value-type="float" office:value="828806" calcext:value-type="float">
            <text:p>82880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CDSH</text:p>
          </table:table-cell>
          <table:table-cell office:value-type="float" office:value="2012" calcext:value-type="float">
            <text:p>2012</text:p>
          </table:table-cell>
          <table:table-cell office:value-type="float" office:value="85000" calcext:value-type="float">
            <text:p>85000</text:p>
          </table:table-cell>
          <table:table-cell table:style-name="Default"/>
          <table:table-cell table:style-name="ce170" table:formula="of:=SUMPRODUCT([.$D$4:.$D$973]=[.E1146];[.$E$4:.$E$973]=[.D1146];[.$G$4:.$G$973])" office:value-type="float" office:value="85000" calcext:value-type="float">
            <text:p>85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SCDSH</text:p>
          </table:table-cell>
          <table:table-cell office:value-type="float" office:value="2011" calcext:value-type="float">
            <text:p>2011</text:p>
          </table:table-cell>
          <table:table-cell office:value-type="float" office:value="2603345" calcext:value-type="float">
            <text:p>2603345</text:p>
          </table:table-cell>
          <table:table-cell table:style-name="Default"/>
          <table:table-cell table:style-name="ce171" table:formula="of:=SUMPRODUCT([.$D$4:.$D$973]=[.E1147];[.$E$4:.$E$973]=[.D1147];[.$G$4:.$G$973])" office:value-type="float" office:value="2603345" calcext:value-type="float">
            <text:p>260334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SCDSH</text:p>
          </table:table-cell>
          <table:table-cell office:value-type="float" office:value="2012" calcext:value-type="float">
            <text:p>2012</text:p>
          </table:table-cell>
          <table:table-cell office:value-type="float" office:value="10729366" calcext:value-type="float">
            <text:p>10729366</text:p>
          </table:table-cell>
          <table:table-cell table:style-name="Default"/>
          <table:table-cell table:style-name="ce172" table:formula="of:=SUMPRODUCT([.$D$4:.$D$973]=[.E1148];[.$E$4:.$E$973]=[.D1148];[.$G$4:.$G$973])" office:value-type="float" office:value="10729366" calcext:value-type="float">
            <text:p>1072936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SCDSH</text:p>
          </table:table-cell>
          <table:table-cell office:value-type="float" office:value="2013" calcext:value-type="float">
            <text:p>2013</text:p>
          </table:table-cell>
          <table:table-cell office:value-type="float" office:value="12313979" calcext:value-type="float">
            <text:p>12313979</text:p>
          </table:table-cell>
          <table:table-cell table:style-name="Default"/>
          <table:table-cell table:style-name="ce173" table:formula="of:=SUMPRODUCT([.$D$4:.$D$973]=[.E1149];[.$E$4:.$E$973]=[.D1149];[.$G$4:.$G$973])" office:value-type="float" office:value="12313979" calcext:value-type="float">
            <text:p>1231397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SCDSH</text:p>
          </table:table-cell>
          <table:table-cell office:value-type="float" office:value="2014" calcext:value-type="float">
            <text:p>2014</text:p>
          </table:table-cell>
          <table:table-cell office:value-type="float" office:value="11502339" calcext:value-type="float">
            <text:p>11502339</text:p>
          </table:table-cell>
          <table:table-cell table:style-name="Default"/>
          <table:table-cell table:style-name="ce174" table:formula="of:=SUMPRODUCT([.$D$4:.$D$973]=[.E1150];[.$E$4:.$E$973]=[.D1150];[.$G$4:.$G$973])" office:value-type="float" office:value="11502339" calcext:value-type="float">
            <text:p>1150233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GTSI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75" table:formula="of:=SUMPRODUCT([.$D$4:.$D$973]=[.E1151];[.$E$4:.$E$973]=[.D1151];[.$G$4:.$G$973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IP</text:p>
          </table:table-cell>
          <table:table-cell office:value-type="float" office:value="2010" calcext:value-type="float">
            <text:p>2010</text:p>
          </table:table-cell>
          <table:table-cell office:value-type="float" office:value="171097" calcext:value-type="float">
            <text:p>171097</text:p>
          </table:table-cell>
          <table:table-cell table:style-name="Default"/>
          <table:table-cell table:style-name="ce176" table:formula="of:=SUMPRODUCT([.$D$4:.$D$973]=[.E1152];[.$E$4:.$E$973]=[.D1152];[.$G$4:.$G$973])" office:value-type="float" office:value="171097" calcext:value-type="float">
            <text:p>17109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IP</text:p>
          </table:table-cell>
          <table:table-cell office:value-type="float" office:value="2011" calcext:value-type="float">
            <text:p>2011</text:p>
          </table:table-cell>
          <table:table-cell office:value-type="float" office:value="10620" calcext:value-type="float">
            <text:p>10620</text:p>
          </table:table-cell>
          <table:table-cell table:style-name="Default"/>
          <table:table-cell table:style-name="ce177" table:formula="of:=SUMPRODUCT([.$D$4:.$D$973]=[.E1153];[.$E$4:.$E$973]=[.D1153];[.$G$4:.$G$973])" office:value-type="float" office:value="10620" calcext:value-type="float">
            <text:p>1062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SC</text:p>
          </table:table-cell>
          <table:table-cell office:value-type="float" office:value="2010" calcext:value-type="float">
            <text:p>2010</text:p>
          </table:table-cell>
          <table:table-cell office:value-type="float" office:value="52699" calcext:value-type="float">
            <text:p>52699</text:p>
          </table:table-cell>
          <table:table-cell table:style-name="Default"/>
          <table:table-cell table:style-name="ce178" table:formula="of:=SUMPRODUCT([.$D$4:.$D$973]=[.E1154];[.$E$4:.$E$973]=[.D1154];[.$G$4:.$G$973])" office:value-type="float" office:value="52699" calcext:value-type="float">
            <text:p>5269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SC</text:p>
          </table:table-cell>
          <table:table-cell office:value-type="float" office:value="2011" calcext:value-type="float">
            <text:p>2011</text:p>
          </table:table-cell>
          <table:table-cell office:value-type="float" office:value="126027" calcext:value-type="float">
            <text:p>126027</text:p>
          </table:table-cell>
          <table:table-cell table:style-name="Default"/>
          <table:table-cell table:style-name="ce179" table:formula="of:=SUMPRODUCT([.$D$4:.$D$973]=[.E1155];[.$E$4:.$E$973]=[.D1155];[.$G$4:.$G$973])" office:value-type="float" office:value="126027" calcext:value-type="float">
            <text:p>12602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SC</text:p>
          </table:table-cell>
          <table:table-cell office:value-type="float" office:value="2012" calcext:value-type="float">
            <text:p>2012</text:p>
          </table:table-cell>
          <table:table-cell office:value-type="float" office:value="128454" calcext:value-type="float">
            <text:p>128454</text:p>
          </table:table-cell>
          <table:table-cell table:style-name="Default"/>
          <table:table-cell table:style-name="ce180" table:formula="of:=SUMPRODUCT([.$D$4:.$D$973]=[.E1156];[.$E$4:.$E$973]=[.D1156];[.$G$4:.$G$973])" office:value-type="float" office:value="128454" calcext:value-type="float">
            <text:p>12845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-SSC</text:p>
          </table:table-cell>
          <table:table-cell office:value-type="float" office:value="2013" calcext:value-type="float">
            <text:p>2013</text:p>
          </table:table-cell>
          <table:table-cell office:value-type="float" office:value="21409" calcext:value-type="float">
            <text:p>21409</text:p>
          </table:table-cell>
          <table:table-cell table:style-name="Default"/>
          <table:table-cell table:style-name="ce181" table:formula="of:=SUMPRODUCT([.$D$4:.$D$973]=[.E1157];[.$E$4:.$E$973]=[.D1157];[.$G$4:.$G$973])" office:value-type="float" office:value="21409" calcext:value-type="float">
            <text:p>2140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SSC</text:p>
          </table:table-cell>
          <table:table-cell office:value-type="float" office:value="2011" calcext:value-type="float">
            <text:p>2011</text:p>
          </table:table-cell>
          <table:table-cell office:value-type="float" office:value="211603" calcext:value-type="float">
            <text:p>211603</text:p>
          </table:table-cell>
          <table:table-cell table:style-name="Default"/>
          <table:table-cell table:style-name="ce182" table:formula="of:=SUMPRODUCT([.$D$4:.$D$973]=[.E1158];[.$E$4:.$E$973]=[.D1158];[.$G$4:.$G$973])" office:value-type="float" office:value="211603" calcext:value-type="float">
            <text:p>21160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SSC</text:p>
          </table:table-cell>
          <table:table-cell office:value-type="float" office:value="2012" calcext:value-type="float">
            <text:p>2012</text:p>
          </table:table-cell>
          <table:table-cell office:value-type="float" office:value="5420884" calcext:value-type="float">
            <text:p>5420884</text:p>
          </table:table-cell>
          <table:table-cell table:style-name="Default"/>
          <table:table-cell table:style-name="ce183" table:formula="of:=SUMPRODUCT([.$D$4:.$D$973]=[.E1159];[.$E$4:.$E$973]=[.D1159];[.$G$4:.$G$973])" office:value-type="float" office:value="5420884" calcext:value-type="float">
            <text:p>542088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ICSSC</text:p>
          </table:table-cell>
          <table:table-cell office:value-type="float" office:value="2013" calcext:value-type="float">
            <text:p>2013</text:p>
          </table:table-cell>
          <table:table-cell office:value-type="float" office:value="2935811" calcext:value-type="float">
            <text:p>2935811</text:p>
          </table:table-cell>
          <table:table-cell table:style-name="Default"/>
          <table:table-cell table:style-name="ce184" table:formula="of:=SUMPRODUCT([.$D$4:.$D$973]=[.E1160];[.$E$4:.$E$973]=[.D1160];[.$G$4:.$G$973])" office:value-type="float" office:value="2935811" calcext:value-type="float">
            <text:p>293581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M</text:p>
          </table:table-cell>
          <table:table-cell office:value-type="float" office:value="2006" calcext:value-type="float">
            <text:p>2006</text:p>
          </table:table-cell>
          <table:table-cell office:value-type="float" office:value="572250" calcext:value-type="float">
            <text:p>572250</text:p>
          </table:table-cell>
          <table:table-cell table:style-name="Default"/>
          <table:table-cell table:style-name="ce185" table:formula="of:=SUMPRODUCT([.$D$4:.$D$973]=[.E1161];[.$E$4:.$E$973]=[.D1161];[.$G$4:.$G$973])" office:value-type="float" office:value="572250" calcext:value-type="float">
            <text:p>57225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M</text:p>
          </table:table-cell>
          <table:table-cell office:value-type="float" office:value="2007" calcext:value-type="float">
            <text:p>2007</text:p>
          </table:table-cell>
          <table:table-cell office:value-type="float" office:value="9067061" calcext:value-type="float">
            <text:p>9067061</text:p>
          </table:table-cell>
          <table:table-cell table:style-name="Default"/>
          <table:table-cell table:style-name="ce186" table:formula="of:=SUMPRODUCT([.$D$4:.$D$973]=[.E1162];[.$E$4:.$E$973]=[.D1162];[.$G$4:.$G$973])" office:value-type="float" office:value="9067060" calcext:value-type="float">
            <text:p>906706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M</text:p>
          </table:table-cell>
          <table:table-cell office:value-type="float" office:value="2008" calcext:value-type="float">
            <text:p>2008</text:p>
          </table:table-cell>
          <table:table-cell office:value-type="float" office:value="4162994" calcext:value-type="float">
            <text:p>4162994</text:p>
          </table:table-cell>
          <table:table-cell table:style-name="Default"/>
          <table:table-cell table:style-name="ce187" table:formula="of:=SUMPRODUCT([.$D$4:.$D$973]=[.E1163];[.$E$4:.$E$973]=[.D1163];[.$G$4:.$G$973])" office:value-type="float" office:value="4162993" calcext:value-type="float">
            <text:p>416299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M</text:p>
          </table:table-cell>
          <table:table-cell office:value-type="float" office:value="2009" calcext:value-type="float">
            <text:p>2009</text:p>
          </table:table-cell>
          <table:table-cell office:value-type="float" office:value="10099903" calcext:value-type="float">
            <text:p>10099903</text:p>
          </table:table-cell>
          <table:table-cell table:style-name="Default"/>
          <table:table-cell table:style-name="ce188" table:formula="of:=SUMPRODUCT([.$D$4:.$D$973]=[.E1164];[.$E$4:.$E$973]=[.D1164];[.$G$4:.$G$973])" office:value-type="float" office:value="10099902" calcext:value-type="float">
            <text:p>1009990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M</text:p>
          </table:table-cell>
          <table:table-cell office:value-type="float" office:value="2010" calcext:value-type="float">
            <text:p>2010</text:p>
          </table:table-cell>
          <table:table-cell office:value-type="float" office:value="12543594" calcext:value-type="float">
            <text:p>12543594</text:p>
          </table:table-cell>
          <table:table-cell table:style-name="Default"/>
          <table:table-cell table:style-name="ce189" table:formula="of:=SUMPRODUCT([.$D$4:.$D$973]=[.E1165];[.$E$4:.$E$973]=[.D1165];[.$G$4:.$G$973])" office:value-type="float" office:value="12543593" calcext:value-type="float">
            <text:p>1254359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M</text:p>
          </table:table-cell>
          <table:table-cell office:value-type="float" office:value="2011" calcext:value-type="float">
            <text:p>2011</text:p>
          </table:table-cell>
          <table:table-cell office:value-type="float" office:value="11759646" calcext:value-type="float">
            <text:p>11759646</text:p>
          </table:table-cell>
          <table:table-cell table:style-name="Default"/>
          <table:table-cell table:style-name="ce190" table:formula="of:=SUMPRODUCT([.$D$4:.$D$973]=[.E1166];[.$E$4:.$E$973]=[.D1166];[.$G$4:.$G$973])" office:value-type="float" office:value="11759646" calcext:value-type="float">
            <text:p>1175964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M</text:p>
          </table:table-cell>
          <table:table-cell office:value-type="float" office:value="2012" calcext:value-type="float">
            <text:p>2012</text:p>
          </table:table-cell>
          <table:table-cell office:value-type="float" office:value="8989934" calcext:value-type="float">
            <text:p>8989934</text:p>
          </table:table-cell>
          <table:table-cell table:style-name="Default"/>
          <table:table-cell table:style-name="ce191" table:formula="of:=SUMPRODUCT([.$D$4:.$D$973]=[.E1167];[.$E$4:.$E$973]=[.D1167];[.$G$4:.$G$973])" office:value-type="float" office:value="8989934" calcext:value-type="float">
            <text:p>898993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M</text:p>
          </table:table-cell>
          <table:table-cell office:value-type="float" office:value="2013" calcext:value-type="float">
            <text:p>2013</text:p>
          </table:table-cell>
          <table:table-cell office:value-type="float" office:value="5535939" calcext:value-type="float">
            <text:p>5535939</text:p>
          </table:table-cell>
          <table:table-cell table:style-name="Default"/>
          <table:table-cell table:style-name="ce192" table:formula="of:=SUMPRODUCT([.$D$4:.$D$973]=[.E1168];[.$E$4:.$E$973]=[.D1168];[.$G$4:.$G$973])" office:value-type="float" office:value="5535939" calcext:value-type="float">
            <text:p>553593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EM</text:p>
          </table:table-cell>
          <table:table-cell office:value-type="float" office:value="2014" calcext:value-type="float">
            <text:p>2014</text:p>
          </table:table-cell>
          <table:table-cell office:value-type="float" office:value="36000" calcext:value-type="float">
            <text:p>36000</text:p>
          </table:table-cell>
          <table:table-cell table:style-name="Default"/>
          <table:table-cell table:style-name="ce193" table:formula="of:=SUMPRODUCT([.$D$4:.$D$973]=[.E1169];[.$E$4:.$E$973]=[.D1169];[.$G$4:.$G$973])" office:value-type="float" office:value="36000" calcext:value-type="float">
            <text:p>36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FV</text:p>
          </table:table-cell>
          <table:table-cell office:value-type="float" office:value="2010" calcext:value-type="float">
            <text:p>2010</text:p>
          </table:table-cell>
          <table:table-cell office:value-type="float" office:value="1714482" calcext:value-type="float">
            <text:p>1714482</text:p>
          </table:table-cell>
          <table:table-cell table:style-name="Default"/>
          <table:table-cell table:style-name="ce194" table:formula="of:=SUMPRODUCT([.$D$4:.$D$973]=[.E1170];[.$E$4:.$E$973]=[.D1170];[.$G$4:.$G$973])" office:value-type="float" office:value="1714482" calcext:value-type="float">
            <text:p>171448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FV</text:p>
          </table:table-cell>
          <table:table-cell office:value-type="float" office:value="2011" calcext:value-type="float">
            <text:p>2011</text:p>
          </table:table-cell>
          <table:table-cell office:value-type="float" office:value="4533722" calcext:value-type="float">
            <text:p>4533722</text:p>
          </table:table-cell>
          <table:table-cell table:style-name="Default"/>
          <table:table-cell table:style-name="ce195" table:formula="of:=SUMPRODUCT([.$D$4:.$D$973]=[.E1171];[.$E$4:.$E$973]=[.D1171];[.$G$4:.$G$973])" office:value-type="float" office:value="4533721" calcext:value-type="float">
            <text:p>453372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FV</text:p>
          </table:table-cell>
          <table:table-cell office:value-type="float" office:value="2012" calcext:value-type="float">
            <text:p>2012</text:p>
          </table:table-cell>
          <table:table-cell office:value-type="float" office:value="5396377" calcext:value-type="float">
            <text:p>5396377</text:p>
          </table:table-cell>
          <table:table-cell table:style-name="Default"/>
          <table:table-cell table:style-name="ce196" table:formula="of:=SUMPRODUCT([.$D$4:.$D$973]=[.E1172];[.$E$4:.$E$973]=[.D1172];[.$G$4:.$G$973])" office:value-type="float" office:value="5396376" calcext:value-type="float">
            <text:p>539637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FV</text:p>
          </table:table-cell>
          <table:table-cell office:value-type="float" office:value="2013" calcext:value-type="float">
            <text:p>2013</text:p>
          </table:table-cell>
          <table:table-cell office:value-type="float" office:value="3449043" calcext:value-type="float">
            <text:p>3449043</text:p>
          </table:table-cell>
          <table:table-cell table:style-name="Default"/>
          <table:table-cell table:style-name="ce197" table:formula="of:=SUMPRODUCT([.$D$4:.$D$973]=[.E1173];[.$E$4:.$E$973]=[.D1173];[.$G$4:.$G$973])" office:value-type="float" office:value="3449042" calcext:value-type="float">
            <text:p>344904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FV</text:p>
          </table:table-cell>
          <table:table-cell office:value-type="float" office:value="2014" calcext:value-type="float">
            <text:p>2014</text:p>
          </table:table-cell>
          <table:table-cell office:value-type="float" office:value="2961573" calcext:value-type="float">
            <text:p>2961573</text:p>
          </table:table-cell>
          <table:table-cell table:style-name="Default"/>
          <table:table-cell table:style-name="ce198" table:formula="of:=SUMPRODUCT([.$D$4:.$D$973]=[.E1174];[.$E$4:.$E$973]=[.D1174];[.$G$4:.$G$973])" office:value-type="float" office:value="2961571" calcext:value-type="float">
            <text:p>296157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FV</text:p>
          </table:table-cell>
          <table:table-cell office:value-type="float" office:value="2015" calcext:value-type="float">
            <text:p>2015</text:p>
          </table:table-cell>
          <table:table-cell office:value-type="float" office:value="676168" calcext:value-type="float">
            <text:p>676168</text:p>
          </table:table-cell>
          <table:table-cell table:style-name="Default"/>
          <table:table-cell table:style-name="ce199" table:formula="of:=SUMPRODUCT([.$D$4:.$D$973]=[.E1175];[.$E$4:.$E$973]=[.D1175];[.$G$4:.$G$973])" office:value-type="float" office:value="676167" calcext:value-type="float">
            <text:p>67616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GOB</text:p>
          </table:table-cell>
          <table:table-cell office:value-type="float" office:value="2006" calcext:value-type="float">
            <text:p>2006</text:p>
          </table:table-cell>
          <table:table-cell office:value-type="float" office:value="37023" calcext:value-type="float">
            <text:p>37023</text:p>
          </table:table-cell>
          <table:table-cell table:style-name="Default"/>
          <table:table-cell table:style-name="ce200" table:formula="of:=SUMPRODUCT([.$D$4:.$D$973]=[.E1176];[.$E$4:.$E$973]=[.D1176];[.$G$4:.$G$973])" office:value-type="float" office:value="37023" calcext:value-type="float">
            <text:p>3702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GOB</text:p>
          </table:table-cell>
          <table:table-cell office:value-type="float" office:value="2007" calcext:value-type="float">
            <text:p>2007</text:p>
          </table:table-cell>
          <table:table-cell office:value-type="float" office:value="1267016" calcext:value-type="float">
            <text:p>1267016</text:p>
          </table:table-cell>
          <table:table-cell table:style-name="Default"/>
          <table:table-cell table:style-name="ce201" table:formula="of:=SUMPRODUCT([.$D$4:.$D$973]=[.E1177];[.$E$4:.$E$973]=[.D1177];[.$G$4:.$G$973])" office:value-type="float" office:value="1267014" calcext:value-type="float">
            <text:p>126701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GOB</text:p>
          </table:table-cell>
          <table:table-cell office:value-type="float" office:value="2008" calcext:value-type="float">
            <text:p>2008</text:p>
          </table:table-cell>
          <table:table-cell office:value-type="float" office:value="2421477" calcext:value-type="float">
            <text:p>2421477</text:p>
          </table:table-cell>
          <table:table-cell table:style-name="Default"/>
          <table:table-cell table:style-name="ce202" table:formula="of:=SUMPRODUCT([.$D$4:.$D$973]=[.E1178];[.$E$4:.$E$973]=[.D1178];[.$G$4:.$G$973])" office:value-type="float" office:value="2421475" calcext:value-type="float">
            <text:p>242147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GOB</text:p>
          </table:table-cell>
          <table:table-cell office:value-type="float" office:value="2009" calcext:value-type="float">
            <text:p>2009</text:p>
          </table:table-cell>
          <table:table-cell office:value-type="float" office:value="2416537" calcext:value-type="float">
            <text:p>2416537</text:p>
          </table:table-cell>
          <table:table-cell table:style-name="Default"/>
          <table:table-cell table:style-name="ce203" table:formula="of:=SUMPRODUCT([.$D$4:.$D$973]=[.E1179];[.$E$4:.$E$973]=[.D1179];[.$G$4:.$G$973])" office:value-type="float" office:value="2416536" calcext:value-type="float">
            <text:p>241653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GOB</text:p>
          </table:table-cell>
          <table:table-cell office:value-type="float" office:value="2010" calcext:value-type="float">
            <text:p>2010</text:p>
          </table:table-cell>
          <table:table-cell office:value-type="float" office:value="1634856" calcext:value-type="float">
            <text:p>1634856</text:p>
          </table:table-cell>
          <table:table-cell table:style-name="Default"/>
          <table:table-cell table:style-name="ce204" table:formula="of:=SUMPRODUCT([.$D$4:.$D$973]=[.E1180];[.$E$4:.$E$973]=[.D1180];[.$G$4:.$G$973])" office:value-type="float" office:value="1634856" calcext:value-type="float">
            <text:p>163485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GOB</text:p>
          </table:table-cell>
          <table:table-cell office:value-type="float" office:value="2011" calcext:value-type="float">
            <text:p>2011</text:p>
          </table:table-cell>
          <table:table-cell office:value-type="float" office:value="1653379" calcext:value-type="float">
            <text:p>1653379</text:p>
          </table:table-cell>
          <table:table-cell table:style-name="Default"/>
          <table:table-cell table:style-name="ce205" table:formula="of:=SUMPRODUCT([.$D$4:.$D$973]=[.E1181];[.$E$4:.$E$973]=[.D1181];[.$G$4:.$G$973])" office:value-type="float" office:value="1653379" calcext:value-type="float">
            <text:p>165337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GOB</text:p>
          </table:table-cell>
          <table:table-cell office:value-type="float" office:value="2012" calcext:value-type="float">
            <text:p>2012</text:p>
          </table:table-cell>
          <table:table-cell office:value-type="float" office:value="1533133" calcext:value-type="float">
            <text:p>1533133</text:p>
          </table:table-cell>
          <table:table-cell table:style-name="Default"/>
          <table:table-cell table:style-name="ce206" table:formula="of:=SUMPRODUCT([.$D$4:.$D$973]=[.E1182];[.$E$4:.$E$973]=[.D1182];[.$G$4:.$G$973])" office:value-type="float" office:value="1533133" calcext:value-type="float">
            <text:p>153313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</text:p>
          </table:table-cell>
          <table:table-cell office:value-type="float" office:value="2012" calcext:value-type="float">
            <text:p>2012</text:p>
          </table:table-cell>
          <table:table-cell office:value-type="float" office:value="30674" calcext:value-type="float">
            <text:p>30674</text:p>
          </table:table-cell>
          <table:table-cell table:style-name="Default"/>
          <table:table-cell table:style-name="ce207" table:formula="of:=SUMPRODUCT([.$D$4:.$D$973]=[.E1183];[.$E$4:.$E$973]=[.D1183];[.$G$4:.$G$973])" office:value-type="float" office:value="30674" calcext:value-type="float">
            <text:p>3067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</text:p>
          </table:table-cell>
          <table:table-cell office:value-type="float" office:value="2013" calcext:value-type="float">
            <text:p>2013</text:p>
          </table:table-cell>
          <table:table-cell office:value-type="float" office:value="2243806" calcext:value-type="float">
            <text:p>2243806</text:p>
          </table:table-cell>
          <table:table-cell table:style-name="Default"/>
          <table:table-cell table:style-name="ce208" table:formula="of:=SUMPRODUCT([.$D$4:.$D$973]=[.E1184];[.$E$4:.$E$973]=[.D1184];[.$G$4:.$G$973])" office:value-type="float" office:value="2243806" calcext:value-type="float">
            <text:p>224380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</text:p>
          </table:table-cell>
          <table:table-cell office:value-type="float" office:value="2014" calcext:value-type="float">
            <text:p>2014</text:p>
          </table:table-cell>
          <table:table-cell office:value-type="float" office:value="1907371" calcext:value-type="float">
            <text:p>1907371</text:p>
          </table:table-cell>
          <table:table-cell table:style-name="Default"/>
          <table:table-cell table:style-name="ce209" table:formula="of:=SUMPRODUCT([.$D$4:.$D$973]=[.E1185];[.$E$4:.$E$973]=[.D1185];[.$G$4:.$G$973])" office:value-type="float" office:value="1907371" calcext:value-type="float">
            <text:p>1907371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HAP-AGESA</text:p>
          </table:table-cell>
          <table:table-cell office:value-type="float" office:value="2013" calcext:value-type="float">
            <text:p>2013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style-name="ce210" table:formula="of:=SUMPRODUCT([.$D$4:.$D$973]=[.E1186];[.$E$4:.$E$973]=[.D1186];[.$G$4:.$G$973])" office:value-type="float" office:value="820" calcext:value-type="float">
            <text:p>82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HAP-AGESA</text:p>
          </table:table-cell>
          <table:table-cell office:value-type="float" office:value="2014" calcext:value-type="float">
            <text:p>2014</text:p>
          </table:table-cell>
          <table:table-cell office:value-type="float" office:value="7788" calcext:value-type="float">
            <text:p>7788</text:p>
          </table:table-cell>
          <table:table-cell table:style-name="Default"/>
          <table:table-cell table:style-name="ce211" table:formula="of:=SUMPRODUCT([.$D$4:.$D$973]=[.E1187];[.$E$4:.$E$973]=[.D1187];[.$G$4:.$G$973])" office:value-type="float" office:value="7788" calcext:value-type="float">
            <text:p>7788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HAP-AGESA</text:p>
          </table:table-cell>
          <table:table-cell office:value-type="float" office:value="2015" calcext:value-type="float">
            <text:p>2015</text:p>
          </table:table-cell>
          <table:table-cell office:value-type="float" office:value="2649" calcext:value-type="float">
            <text:p>2649</text:p>
          </table:table-cell>
          <table:table-cell table:style-name="Default"/>
          <table:table-cell table:style-name="ce212" table:formula="of:=SUMPRODUCT([.$D$4:.$D$973]=[.E1188];[.$E$4:.$E$973]=[.D1188];[.$G$4:.$G$973])" office:value-type="float" office:value="2648" calcext:value-type="float">
            <text:p>2648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HAP-AGESA</text:p>
          </table:table-cell>
          <table:table-cell office:value-type="float" office:value="2016" calcext:value-type="float">
            <text:p>2016</text:p>
          </table:table-cell>
          <table:table-cell office:value-type="float" office:value="2439" calcext:value-type="float">
            <text:p>2439</text:p>
          </table:table-cell>
          <table:table-cell table:style-name="Default"/>
          <table:table-cell table:style-name="ce213" table:formula="of:=SUMPRODUCT([.$D$4:.$D$973]=[.E1189];[.$E$4:.$E$973]=[.D1189];[.$G$4:.$G$973])" office:value-type="float" office:value="2439" calcext:value-type="float">
            <text:p>2439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HAP-AGESA</text:p>
          </table:table-cell>
          <table:table-cell office:value-type="float" office:value="2017" calcext:value-type="float">
            <text:p>2017</text:p>
          </table:table-cell>
          <table:table-cell office:value-type="float" office:value="2512" calcext:value-type="float">
            <text:p>2512</text:p>
          </table:table-cell>
          <table:table-cell table:style-name="Default"/>
          <table:table-cell table:style-name="ce214" table:formula="of:=SUMPRODUCT([.$D$4:.$D$973]=[.E1190];[.$E$4:.$E$973]=[.D1190];[.$G$4:.$G$973])" office:value-type="float" office:value="2512" calcext:value-type="float">
            <text:p>251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DGPD</text:p>
          </table:table-cell>
          <table:table-cell office:value-type="float" office:value="2012" calcext:value-type="float">
            <text:p>2012</text:p>
          </table:table-cell>
          <table:table-cell office:value-type="float" office:value="1685710" calcext:value-type="float">
            <text:p>1685710</text:p>
          </table:table-cell>
          <table:table-cell table:style-name="Default"/>
          <table:table-cell table:style-name="ce215" table:formula="of:=SUMPRODUCT([.$D$4:.$D$973]=[.E1191];[.$E$4:.$E$973]=[.D1191];[.$G$4:.$G$973])" office:value-type="float" office:value="1685710" calcext:value-type="float">
            <text:p>168571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DGPD</text:p>
          </table:table-cell>
          <table:table-cell office:value-type="float" office:value="2013" calcext:value-type="float">
            <text:p>2013</text:p>
          </table:table-cell>
          <table:table-cell office:value-type="float" office:value="3262781" calcext:value-type="float">
            <text:p>3262781</text:p>
          </table:table-cell>
          <table:table-cell table:style-name="Default"/>
          <table:table-cell table:style-name="ce216" table:formula="of:=SUMPRODUCT([.$D$4:.$D$973]=[.E1192];[.$E$4:.$E$973]=[.D1192];[.$G$4:.$G$973])" office:value-type="float" office:value="3262780" calcext:value-type="float">
            <text:p>326278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DGPD</text:p>
          </table:table-cell>
          <table:table-cell office:value-type="float" office:value="2014" calcext:value-type="float">
            <text:p>2014</text:p>
          </table:table-cell>
          <table:table-cell office:value-type="float" office:value="4013508" calcext:value-type="float">
            <text:p>4013508</text:p>
          </table:table-cell>
          <table:table-cell table:style-name="Default"/>
          <table:table-cell table:style-name="ce217" table:formula="of:=SUMPRODUCT([.$D$4:.$D$973]=[.E1193];[.$E$4:.$E$973]=[.D1193];[.$G$4:.$G$973])" office:value-type="float" office:value="4013508" calcext:value-type="float">
            <text:p>401350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DGPD</text:p>
          </table:table-cell>
          <table:table-cell office:value-type="float" office:value="2015" calcext:value-type="float">
            <text:p>2015</text:p>
          </table:table-cell>
          <table:table-cell office:value-type="float" office:value="555980" calcext:value-type="float">
            <text:p>555980</text:p>
          </table:table-cell>
          <table:table-cell table:style-name="Default"/>
          <table:table-cell table:style-name="ce218" table:formula="of:=SUMPRODUCT([.$D$4:.$D$973]=[.E1194];[.$E$4:.$E$973]=[.D1194];[.$G$4:.$G$973])" office:value-type="float" office:value="555980" calcext:value-type="float">
            <text:p>55598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DGPD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table:style-name="Default"/>
          <table:table-cell table:style-name="ce219" table:formula="of:=SUMPRODUCT([.$D$4:.$D$973]=[.E1195];[.$E$4:.$E$973]=[.D1195];[.$G$4:.$G$973])" office:value-type="float" office:value="130000" calcext:value-type="float">
            <text:p>13000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HAPDGTHAE</text:p>
          </table:table-cell>
          <table:table-cell office:value-type="float" office:value="2010" calcext:value-type="float">
            <text:p>2010</text:p>
          </table:table-cell>
          <table:table-cell office:value-type="float" office:value="75342" calcext:value-type="float">
            <text:p>75342</text:p>
          </table:table-cell>
          <table:table-cell table:style-name="Default"/>
          <table:table-cell table:style-name="ce220" table:formula="of:=SUMPRODUCT([.$D$4:.$D$973]=[.E1196];[.$E$4:.$E$973]=[.D1196];[.$G$4:.$G$973])" office:value-type="float" office:value="75342" calcext:value-type="float">
            <text:p>7534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-IAAP</text:p>
          </table:table-cell>
          <table:table-cell office:value-type="float" office:value="2010" calcext:value-type="float">
            <text:p>2010</text:p>
          </table:table-cell>
          <table:table-cell office:value-type="float" office:value="69560" calcext:value-type="float">
            <text:p>69560</text:p>
          </table:table-cell>
          <table:table-cell table:style-name="Default"/>
          <table:table-cell table:style-name="ce221" table:formula="of:=SUMPRODUCT([.$D$4:.$D$973]=[.E1197];[.$E$4:.$E$973]=[.D1197];[.$G$4:.$G$973])" office:value-type="float" office:value="69560" calcext:value-type="float">
            <text:p>6956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-IAAP</text:p>
          </table:table-cell>
          <table:table-cell office:value-type="float" office:value="2011" calcext:value-type="float">
            <text:p>2011</text:p>
          </table:table-cell>
          <table:table-cell office:value-type="float" office:value="202127" calcext:value-type="float">
            <text:p>202127</text:p>
          </table:table-cell>
          <table:table-cell table:style-name="Default"/>
          <table:table-cell table:style-name="ce222" table:formula="of:=SUMPRODUCT([.$D$4:.$D$973]=[.E1198];[.$E$4:.$E$973]=[.D1198];[.$G$4:.$G$973])" office:value-type="float" office:value="202126" calcext:value-type="float">
            <text:p>20212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-IAAP</text:p>
          </table:table-cell>
          <table:table-cell office:value-type="float" office:value="2012" calcext:value-type="float">
            <text:p>2012</text:p>
          </table:table-cell>
          <table:table-cell office:value-type="float" office:value="449088" calcext:value-type="float">
            <text:p>449088</text:p>
          </table:table-cell>
          <table:table-cell table:style-name="Default"/>
          <table:table-cell table:style-name="ce223" table:formula="of:=SUMPRODUCT([.$D$4:.$D$973]=[.E1199];[.$E$4:.$E$973]=[.D1199];[.$G$4:.$G$973])" office:value-type="float" office:value="449088" calcext:value-type="float">
            <text:p>44908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-IAAP</text:p>
          </table:table-cell>
          <table:table-cell office:value-type="float" office:value="2013" calcext:value-type="float">
            <text:p>2013</text:p>
          </table:table-cell>
          <table:table-cell office:value-type="float" office:value="207195" calcext:value-type="float">
            <text:p>207195</text:p>
          </table:table-cell>
          <table:table-cell table:style-name="Default"/>
          <table:table-cell table:style-name="ce224" table:formula="of:=SUMPRODUCT([.$D$4:.$D$973]=[.E1200];[.$E$4:.$E$973]=[.D1200];[.$G$4:.$G$973])" office:value-type="float" office:value="207195" calcext:value-type="float">
            <text:p>20719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-IAAP</text:p>
          </table:table-cell>
          <table:table-cell office:value-type="float" office:value="2014" calcext:value-type="float">
            <text:p>2014</text:p>
          </table:table-cell>
          <table:table-cell office:value-type="float" office:value="413045" calcext:value-type="float">
            <text:p>413045</text:p>
          </table:table-cell>
          <table:table-cell table:style-name="Default"/>
          <table:table-cell table:style-name="ce225" table:formula="of:=SUMPRODUCT([.$D$4:.$D$973]=[.E1201];[.$E$4:.$E$973]=[.D1201];[.$G$4:.$G$973])" office:value-type="float" office:value="413045" calcext:value-type="float">
            <text:p>41304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P-IAAP</text:p>
          </table:table-cell>
          <table:table-cell office:value-type="float" office:value="2015" calcext:value-type="float">
            <text:p>2015</text:p>
          </table:table-cell>
          <table:table-cell office:value-type="float" office:value="109117" calcext:value-type="float">
            <text:p>109117</text:p>
          </table:table-cell>
          <table:table-cell table:style-name="Default"/>
          <table:table-cell table:style-name="ce226" table:formula="of:=SUMPRODUCT([.$D$4:.$D$973]=[.E1202];[.$E$4:.$E$973]=[.D1202];[.$G$4:.$G$973])" office:value-type="float" office:value="109117" calcext:value-type="float">
            <text:p>10911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BS</text:p>
          </table:table-cell>
          <table:table-cell office:value-type="float" office:value="2007" calcext:value-type="float">
            <text:p>2007</text:p>
          </table:table-cell>
          <table:table-cell office:value-type="float" office:value="1363047" calcext:value-type="float">
            <text:p>1363047</text:p>
          </table:table-cell>
          <table:table-cell table:style-name="Default"/>
          <table:table-cell table:style-name="ce227" table:formula="of:=SUMPRODUCT([.$D$4:.$D$973]=[.E1203];[.$E$4:.$E$973]=[.D1203];[.$G$4:.$G$973])" office:value-type="float" office:value="1363047" calcext:value-type="float">
            <text:p>136304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BS</text:p>
          </table:table-cell>
          <table:table-cell office:value-type="float" office:value="2008" calcext:value-type="float">
            <text:p>2008</text:p>
          </table:table-cell>
          <table:table-cell office:value-type="float" office:value="3293427" calcext:value-type="float">
            <text:p>3293427</text:p>
          </table:table-cell>
          <table:table-cell table:style-name="Default"/>
          <table:table-cell table:style-name="ce228" table:formula="of:=SUMPRODUCT([.$D$4:.$D$973]=[.E1204];[.$E$4:.$E$973]=[.D1204];[.$G$4:.$G$973])" office:value-type="float" office:value="3293426" calcext:value-type="float">
            <text:p>329342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BS</text:p>
          </table:table-cell>
          <table:table-cell office:value-type="float" office:value="2009" calcext:value-type="float">
            <text:p>2009</text:p>
          </table:table-cell>
          <table:table-cell office:value-type="float" office:value="3683329" calcext:value-type="float">
            <text:p>3683329</text:p>
          </table:table-cell>
          <table:table-cell table:style-name="Default"/>
          <table:table-cell table:style-name="ce229" table:formula="of:=SUMPRODUCT([.$D$4:.$D$973]=[.E1205];[.$E$4:.$E$973]=[.D1205];[.$G$4:.$G$973])" office:value-type="float" office:value="3683328" calcext:value-type="float">
            <text:p>368332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BS</text:p>
          </table:table-cell>
          <table:table-cell office:value-type="float" office:value="2010" calcext:value-type="float">
            <text:p>2010</text:p>
          </table:table-cell>
          <table:table-cell office:value-type="float" office:value="4522833" calcext:value-type="float">
            <text:p>4522833</text:p>
          </table:table-cell>
          <table:table-cell table:style-name="Default"/>
          <table:table-cell table:style-name="ce230" table:formula="of:=SUMPRODUCT([.$D$4:.$D$973]=[.E1206];[.$E$4:.$E$973]=[.D1206];[.$G$4:.$G$973])" office:value-type="float" office:value="4522832" calcext:value-type="float">
            <text:p>452283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BS</text:p>
          </table:table-cell>
          <table:table-cell office:value-type="float" office:value="2011" calcext:value-type="float">
            <text:p>2011</text:p>
          </table:table-cell>
          <table:table-cell office:value-type="float" office:value="7558501" calcext:value-type="float">
            <text:p>7558501</text:p>
          </table:table-cell>
          <table:table-cell table:style-name="Default"/>
          <table:table-cell table:style-name="ce231" table:formula="of:=SUMPRODUCT([.$D$4:.$D$973]=[.E1207];[.$E$4:.$E$973]=[.D1207];[.$G$4:.$G$973])" office:value-type="float" office:value="7558500" calcext:value-type="float">
            <text:p>75585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BS</text:p>
          </table:table-cell>
          <table:table-cell office:value-type="float" office:value="2012" calcext:value-type="float">
            <text:p>2012</text:p>
          </table:table-cell>
          <table:table-cell office:value-type="float" office:value="13368759" calcext:value-type="float">
            <text:p>13368759</text:p>
          </table:table-cell>
          <table:table-cell table:style-name="Default"/>
          <table:table-cell table:style-name="ce232" table:formula="of:=SUMPRODUCT([.$D$4:.$D$973]=[.E1208];[.$E$4:.$E$973]=[.D1208];[.$G$4:.$G$973])" office:value-type="float" office:value="13368759" calcext:value-type="float">
            <text:p>1336875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BS</text:p>
          </table:table-cell>
          <table:table-cell office:value-type="float" office:value="2013" calcext:value-type="float">
            <text:p>2013</text:p>
          </table:table-cell>
          <table:table-cell office:value-type="float" office:value="1910176" calcext:value-type="float">
            <text:p>1910176</text:p>
          </table:table-cell>
          <table:table-cell table:style-name="Default"/>
          <table:table-cell table:style-name="ce233" table:formula="of:=SUMPRODUCT([.$D$4:.$D$973]=[.E1209];[.$E$4:.$E$973]=[.D1209];[.$G$4:.$G$973])" office:value-type="float" office:value="1910175" calcext:value-type="float">
            <text:p>191017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BS</text:p>
          </table:table-cell>
          <table:table-cell office:value-type="float" office:value="2014" calcext:value-type="float">
            <text:p>2014</text:p>
          </table:table-cell>
          <table:table-cell office:value-type="float" office:value="106552" calcext:value-type="float">
            <text:p>106552</text:p>
          </table:table-cell>
          <table:table-cell table:style-name="Default"/>
          <table:table-cell table:style-name="ce234" table:formula="of:=SUMPRODUCT([.$D$4:.$D$973]=[.E1210];[.$E$4:.$E$973]=[.D1210];[.$G$4:.$G$973])" office:value-type="float" office:value="106552" calcext:value-type="float">
            <text:p>106552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ICE-AAE-SG</text:p>
          </table:table-cell>
          <table:table-cell office:value-type="float" office:value="2008" calcext:value-type="float">
            <text:p>2008</text:p>
          </table:table-cell>
          <table:table-cell office:value-type="float" office:value="555700" calcext:value-type="float">
            <text:p>555700</text:p>
          </table:table-cell>
          <table:table-cell table:style-name="Default"/>
          <table:table-cell table:style-name="ce235" table:formula="of:=SUMPRODUCT([.$D$4:.$D$973]=[.E1211];[.$E$4:.$E$973]=[.D1211];[.$G$4:.$G$973])" office:value-type="float" office:value="555700" calcext:value-type="float">
            <text:p>55570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ICE-AAE-SG</text:p>
          </table:table-cell>
          <table:table-cell office:value-type="float" office:value="2009" calcext:value-type="float">
            <text:p>2009</text:p>
          </table:table-cell>
          <table:table-cell office:value-type="float" office:value="315417" calcext:value-type="float">
            <text:p>315417</text:p>
          </table:table-cell>
          <table:table-cell table:style-name="Default"/>
          <table:table-cell table:style-name="ce236" table:formula="of:=SUMPRODUCT([.$D$4:.$D$973]=[.E1212];[.$E$4:.$E$973]=[.D1212];[.$G$4:.$G$973])" office:value-type="float" office:value="315417" calcext:value-type="float">
            <text:p>315417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ICE-AAE-SG</text:p>
          </table:table-cell>
          <table:table-cell office:value-type="float" office:value="2010" calcext:value-type="float">
            <text:p>2010</text:p>
          </table:table-cell>
          <table:table-cell office:value-type="float" office:value="120080" calcext:value-type="float">
            <text:p>120080</text:p>
          </table:table-cell>
          <table:table-cell table:style-name="Default"/>
          <table:table-cell table:style-name="ce237" table:formula="of:=SUMPRODUCT([.$D$4:.$D$973]=[.E1213];[.$E$4:.$E$973]=[.D1213];[.$G$4:.$G$973])" office:value-type="float" office:value="120080" calcext:value-type="float">
            <text:p>12008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ICE-AAE-SG</text:p>
          </table:table-cell>
          <table:table-cell office:value-type="float" office:value="2011" calcext:value-type="float">
            <text:p>2011</text:p>
          </table:table-cell>
          <table:table-cell office:value-type="float" office:value="9280" calcext:value-type="float">
            <text:p>9280</text:p>
          </table:table-cell>
          <table:table-cell table:style-name="Default"/>
          <table:table-cell table:style-name="ce238" table:formula="of:=SUMPRODUCT([.$D$4:.$D$973]=[.E1214];[.$E$4:.$E$973]=[.D1214];[.$G$4:.$G$973])" office:value-type="float" office:value="9280" calcext:value-type="float">
            <text:p>928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ICE-AGAE-SG</text:p>
          </table:table-cell>
          <table:table-cell office:value-type="float" office:value="2009" calcext:value-type="float">
            <text:p>2009</text:p>
          </table:table-cell>
          <table:table-cell office:value-type="float" office:value="14800" calcext:value-type="float">
            <text:p>14800</text:p>
          </table:table-cell>
          <table:table-cell table:style-name="Default"/>
          <table:table-cell table:style-name="ce239" table:formula="of:=SUMPRODUCT([.$D$4:.$D$973]=[.E1215];[.$E$4:.$E$973]=[.D1215];[.$G$4:.$G$973])" office:value-type="float" office:value="14800" calcext:value-type="float">
            <text:p>148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DGIAP</text:p>
          </table:table-cell>
          <table:table-cell office:value-type="float" office:value="2006" calcext:value-type="float">
            <text:p>2006</text:p>
          </table:table-cell>
          <table:table-cell office:value-type="float" office:value="21699" calcext:value-type="float">
            <text:p>21699</text:p>
          </table:table-cell>
          <table:table-cell table:style-name="Default"/>
          <table:table-cell table:style-name="ce240" table:formula="of:=SUMPRODUCT([.$D$4:.$D$973]=[.E1216];[.$E$4:.$E$973]=[.D1216];[.$G$4:.$G$973])" office:value-type="float" office:value="21699" calcext:value-type="float">
            <text:p>2169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DGSTSI</text:p>
          </table:table-cell>
          <table:table-cell office:value-type="float" office:value="2007" calcext:value-type="float">
            <text:p>2007</text:p>
          </table:table-cell>
          <table:table-cell office:value-type="float" office:value="240000" calcext:value-type="float">
            <text:p>240000</text:p>
          </table:table-cell>
          <table:table-cell table:style-name="Default"/>
          <table:table-cell table:style-name="ce241" table:formula="of:=SUMPRODUCT([.$D$4:.$D$973]=[.E1217];[.$E$4:.$E$973]=[.D1217];[.$G$4:.$G$973])" office:value-type="float" office:value="240000" calcext:value-type="float">
            <text:p>240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ASI</text:p>
          </table:table-cell>
          <table:table-cell office:value-type="float" office:value="2009" calcext:value-type="float">
            <text:p>2009</text:p>
          </table:table-cell>
          <table:table-cell office:value-type="float" office:value="3898730" calcext:value-type="float">
            <text:p>3898730</text:p>
          </table:table-cell>
          <table:table-cell table:style-name="Default"/>
          <table:table-cell table:style-name="ce242" table:formula="of:=SUMPRODUCT([.$D$4:.$D$973]=[.E1218];[.$E$4:.$E$973]=[.D1218];[.$G$4:.$G$973])" office:value-type="float" office:value="3898730" calcext:value-type="float">
            <text:p>389873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ASI</text:p>
          </table:table-cell>
          <table:table-cell office:value-type="float" office:value="2010" calcext:value-type="float">
            <text:p>2010</text:p>
          </table:table-cell>
          <table:table-cell office:value-type="float" office:value="32714" calcext:value-type="float">
            <text:p>32714</text:p>
          </table:table-cell>
          <table:table-cell table:style-name="Default"/>
          <table:table-cell table:style-name="ce243" table:formula="of:=SUMPRODUCT([.$D$4:.$D$973]=[.E1219];[.$E$4:.$E$973]=[.D1219];[.$G$4:.$G$973])" office:value-type="float" office:value="32714" calcext:value-type="float">
            <text:p>3271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CAP</text:p>
          </table:table-cell>
          <table:table-cell office:value-type="float" office:value="2007" calcext:value-type="float">
            <text:p>2007</text:p>
          </table:table-cell>
          <table:table-cell office:value-type="float" office:value="160000" calcext:value-type="float">
            <text:p>160000</text:p>
          </table:table-cell>
          <table:table-cell table:style-name="Default"/>
          <table:table-cell table:style-name="ce244" table:formula="of:=SUMPRODUCT([.$D$4:.$D$973]=[.E1220];[.$E$4:.$E$973]=[.D1220];[.$G$4:.$G$973])" office:value-type="float" office:value="160000" calcext:value-type="float">
            <text:p>160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CAP</text:p>
          </table:table-cell>
          <table:table-cell office:value-type="float" office:value="2008" calcext:value-type="float">
            <text:p>2008</text:p>
          </table:table-cell>
          <table:table-cell office:value-type="float" office:value="394220" calcext:value-type="float">
            <text:p>394220</text:p>
          </table:table-cell>
          <table:table-cell table:style-name="Default"/>
          <table:table-cell table:style-name="ce245" table:formula="of:=SUMPRODUCT([.$D$4:.$D$973]=[.E1221];[.$E$4:.$E$973]=[.D1221];[.$G$4:.$G$973])" office:value-type="float" office:value="394220" calcext:value-type="float">
            <text:p>39422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CAP</text:p>
          </table:table-cell>
          <table:table-cell office:value-type="float" office:value="2009" calcext:value-type="float">
            <text:p>2009</text:p>
          </table:table-cell>
          <table:table-cell office:value-type="float" office:value="128064" calcext:value-type="float">
            <text:p>128064</text:p>
          </table:table-cell>
          <table:table-cell table:style-name="Default"/>
          <table:table-cell table:style-name="ce246" table:formula="of:=SUMPRODUCT([.$D$4:.$D$973]=[.E1222];[.$E$4:.$E$973]=[.D1222];[.$G$4:.$G$973])" office:value-type="float" office:value="128064" calcext:value-type="float">
            <text:p>12806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CDSH</text:p>
          </table:table-cell>
          <table:table-cell office:value-type="float" office:value="2008" calcext:value-type="float">
            <text:p>2008</text:p>
          </table:table-cell>
          <table:table-cell office:value-type="float" office:value="9548458" calcext:value-type="float">
            <text:p>9548458</text:p>
          </table:table-cell>
          <table:table-cell table:style-name="Default"/>
          <table:table-cell table:style-name="ce247" table:formula="of:=SUMPRODUCT([.$D$4:.$D$973]=[.E1223];[.$E$4:.$E$973]=[.D1223];[.$G$4:.$G$973])" office:value-type="float" office:value="9548457" calcext:value-type="float">
            <text:p>954845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CDSH</text:p>
          </table:table-cell>
          <table:table-cell office:value-type="float" office:value="2009" calcext:value-type="float">
            <text:p>2009</text:p>
          </table:table-cell>
          <table:table-cell office:value-type="float" office:value="13329453" calcext:value-type="float">
            <text:p>13329453</text:p>
          </table:table-cell>
          <table:table-cell table:style-name="Default"/>
          <table:table-cell table:style-name="ce248" table:formula="of:=SUMPRODUCT([.$D$4:.$D$973]=[.E1224];[.$E$4:.$E$973]=[.D1224];[.$G$4:.$G$973])" office:value-type="float" office:value="13329453" calcext:value-type="float">
            <text:p>1332945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CDSH</text:p>
          </table:table-cell>
          <table:table-cell office:value-type="float" office:value="2010" calcext:value-type="float">
            <text:p>2010</text:p>
          </table:table-cell>
          <table:table-cell office:value-type="float" office:value="15529190" calcext:value-type="float">
            <text:p>15529190</text:p>
          </table:table-cell>
          <table:table-cell table:style-name="Default"/>
          <table:table-cell table:style-name="ce249" table:formula="of:=SUMPRODUCT([.$D$4:.$D$973]=[.E1225];[.$E$4:.$E$973]=[.D1225];[.$G$4:.$G$973])" office:value-type="float" office:value="15529190" calcext:value-type="float">
            <text:p>1552919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CDSH</text:p>
          </table:table-cell>
          <table:table-cell office:value-type="float" office:value="2011" calcext:value-type="float">
            <text:p>2011</text:p>
          </table:table-cell>
          <table:table-cell office:value-type="float" office:value="9112053" calcext:value-type="float">
            <text:p>9112053</text:p>
          </table:table-cell>
          <table:table-cell table:style-name="Default"/>
          <table:table-cell table:style-name="ce250" table:formula="of:=SUMPRODUCT([.$D$4:.$D$973]=[.E1226];[.$E$4:.$E$973]=[.D1226];[.$G$4:.$G$973])" office:value-type="float" office:value="9112053" calcext:value-type="float">
            <text:p>911205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CDSH</text:p>
          </table:table-cell>
          <table:table-cell office:value-type="float" office:value="2012" calcext:value-type="float">
            <text:p>2012</text:p>
          </table:table-cell>
          <table:table-cell office:value-type="float" office:value="75000" calcext:value-type="float">
            <text:p>75000</text:p>
          </table:table-cell>
          <table:table-cell table:style-name="Default"/>
          <table:table-cell table:style-name="ce251" table:formula="of:=SUMPRODUCT([.$D$4:.$D$973]=[.E1227];[.$E$4:.$E$973]=[.D1227];[.$G$4:.$G$973])" office:value-type="float" office:value="75000" calcext:value-type="float">
            <text:p>75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GT</text:p>
          </table:table-cell>
          <table:table-cell office:value-type="float" office:value="2006" calcext:value-type="float">
            <text:p>2006</text:p>
          </table:table-cell>
          <table:table-cell office:value-type="float" office:value="1082085" calcext:value-type="float">
            <text:p>1082085</text:p>
          </table:table-cell>
          <table:table-cell table:style-name="Default"/>
          <table:table-cell table:style-name="ce252" table:formula="of:=SUMPRODUCT([.$D$4:.$D$973]=[.E1228];[.$E$4:.$E$973]=[.D1228];[.$G$4:.$G$973])" office:value-type="float" office:value="1082083" calcext:value-type="float">
            <text:p>108208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GT</text:p>
          </table:table-cell>
          <table:table-cell office:value-type="float" office:value="2007" calcext:value-type="float">
            <text:p>2007</text:p>
          </table:table-cell>
          <table:table-cell office:value-type="float" office:value="398390" calcext:value-type="float">
            <text:p>398390</text:p>
          </table:table-cell>
          <table:table-cell table:style-name="Default"/>
          <table:table-cell table:style-name="ce253" table:formula="of:=SUMPRODUCT([.$D$4:.$D$973]=[.E1229];[.$E$4:.$E$973]=[.D1229];[.$G$4:.$G$973])" office:value-type="float" office:value="398390" calcext:value-type="float">
            <text:p>39839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GT</text:p>
          </table:table-cell>
          <table:table-cell office:value-type="float" office:value="2008" calcext:value-type="float">
            <text:p>2008</text:p>
          </table:table-cell>
          <table:table-cell office:value-type="float" office:value="418064" calcext:value-type="float">
            <text:p>418064</text:p>
          </table:table-cell>
          <table:table-cell table:style-name="Default"/>
          <table:table-cell table:style-name="ce254" table:formula="of:=SUMPRODUCT([.$D$4:.$D$973]=[.E1230];[.$E$4:.$E$973]=[.D1230];[.$G$4:.$G$973])" office:value-type="float" office:value="418064" calcext:value-type="float">
            <text:p>418064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ICE-SGT-INF</text:p>
          </table:table-cell>
          <table:table-cell office:value-type="float" office:value="2007" calcext:value-type="float">
            <text:p>2007</text:p>
          </table:table-cell>
          <table:table-cell office:value-type="float" office:value="10298823" calcext:value-type="float">
            <text:p>10298823</text:p>
          </table:table-cell>
          <table:table-cell table:style-name="Default"/>
          <table:table-cell table:style-name="ce255" table:formula="of:=SUMPRODUCT([.$D$4:.$D$973]=[.E1231];[.$E$4:.$E$973]=[.D1231];[.$G$4:.$G$973])" office:value-type="float" office:value="10298822" calcext:value-type="float">
            <text:p>10298822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ICE-SGT-INF</text:p>
          </table:table-cell>
          <table:table-cell office:value-type="float" office:value="2008" calcext:value-type="float">
            <text:p>2008</text:p>
          </table:table-cell>
          <table:table-cell office:value-type="float" office:value="15727017" calcext:value-type="float">
            <text:p>15727017</text:p>
          </table:table-cell>
          <table:table-cell table:style-name="Default"/>
          <table:table-cell table:style-name="ce256" table:formula="of:=SUMPRODUCT([.$D$4:.$D$973]=[.E1232];[.$E$4:.$E$973]=[.D1232];[.$G$4:.$G$973])" office:value-type="float" office:value="15727016" calcext:value-type="float">
            <text:p>15727016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ICE-SGT-INF</text:p>
          </table:table-cell>
          <table:table-cell office:value-type="float" office:value="2009" calcext:value-type="float">
            <text:p>2009</text:p>
          </table:table-cell>
          <table:table-cell office:value-type="float" office:value="8271172" calcext:value-type="float">
            <text:p>8271172</text:p>
          </table:table-cell>
          <table:table-cell table:style-name="Default"/>
          <table:table-cell table:style-name="ce257" table:formula="of:=SUMPRODUCT([.$D$4:.$D$973]=[.E1233];[.$E$4:.$E$973]=[.D1233];[.$G$4:.$G$973])" office:value-type="float" office:value="8271171" calcext:value-type="float">
            <text:p>8271171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ICE-SGT-INF</text:p>
          </table:table-cell>
          <table:table-cell office:value-type="float" office:value="2010" calcext:value-type="float">
            <text:p>2010</text:p>
          </table:table-cell>
          <table:table-cell office:value-type="float" office:value="19278912" calcext:value-type="float">
            <text:p>19278912</text:p>
          </table:table-cell>
          <table:table-cell table:style-name="Default"/>
          <table:table-cell table:style-name="ce258" table:formula="of:=SUMPRODUCT([.$D$4:.$D$973]=[.E1234];[.$E$4:.$E$973]=[.D1234];[.$G$4:.$G$973])" office:value-type="float" office:value="19278911" calcext:value-type="float">
            <text:p>19278911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ICE-SGT-INF</text:p>
          </table:table-cell>
          <table:table-cell office:value-type="float" office:value="2011" calcext:value-type="float">
            <text:p>2011</text:p>
          </table:table-cell>
          <table:table-cell office:value-type="float" office:value="11802960" calcext:value-type="float">
            <text:p>11802960</text:p>
          </table:table-cell>
          <table:table-cell table:style-name="Default"/>
          <table:table-cell table:style-name="ce259" table:formula="of:=SUMPRODUCT([.$D$4:.$D$973]=[.E1235];[.$E$4:.$E$973]=[.D1235];[.$G$4:.$G$973])" office:value-type="float" office:value="11802960" calcext:value-type="float">
            <text:p>1180296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ICE-SGT-INF</text:p>
          </table:table-cell>
          <table:table-cell office:value-type="float" office:value="2012" calcext:value-type="float">
            <text:p>2012</text:p>
          </table:table-cell>
          <table:table-cell office:value-type="float" office:value="5514458" calcext:value-type="float">
            <text:p>5514458</text:p>
          </table:table-cell>
          <table:table-cell table:style-name="Default"/>
          <table:table-cell table:style-name="ce260" table:formula="of:=SUMPRODUCT([.$D$4:.$D$973]=[.E1236];[.$E$4:.$E$973]=[.D1236];[.$G$4:.$G$973])" office:value-type="float" office:value="5514458" calcext:value-type="float">
            <text:p>551445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IP</text:p>
          </table:table-cell>
          <table:table-cell office:value-type="float" office:value="2008" calcext:value-type="float">
            <text:p>2008</text:p>
          </table:table-cell>
          <table:table-cell office:value-type="float" office:value="169577" calcext:value-type="float">
            <text:p>169577</text:p>
          </table:table-cell>
          <table:table-cell table:style-name="Default"/>
          <table:table-cell table:style-name="ce261" table:formula="of:=SUMPRODUCT([.$D$4:.$D$973]=[.E1237];[.$E$4:.$E$973]=[.D1237];[.$G$4:.$G$973])" office:value-type="float" office:value="169577" calcext:value-type="float">
            <text:p>16957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IP</text:p>
          </table:table-cell>
          <table:table-cell office:value-type="float" office:value="2009" calcext:value-type="float">
            <text:p>2009</text:p>
          </table:table-cell>
          <table:table-cell office:value-type="float" office:value="359553" calcext:value-type="float">
            <text:p>359553</text:p>
          </table:table-cell>
          <table:table-cell table:style-name="Default"/>
          <table:table-cell table:style-name="ce262" table:formula="of:=SUMPRODUCT([.$D$4:.$D$973]=[.E1238];[.$E$4:.$E$973]=[.D1238];[.$G$4:.$G$973])" office:value-type="float" office:value="359553" calcext:value-type="float">
            <text:p>35955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IP</text:p>
          </table:table-cell>
          <table:table-cell office:value-type="float" office:value="2010" calcext:value-type="float">
            <text:p>2010</text:p>
          </table:table-cell>
          <table:table-cell office:value-type="float" office:value="415880" calcext:value-type="float">
            <text:p>415880</text:p>
          </table:table-cell>
          <table:table-cell table:style-name="Default"/>
          <table:table-cell table:style-name="ce263" table:formula="of:=SUMPRODUCT([.$D$4:.$D$973]=[.E1239];[.$E$4:.$E$973]=[.D1239];[.$G$4:.$G$973])" office:value-type="float" office:value="415880" calcext:value-type="float">
            <text:p>41588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IP</text:p>
          </table:table-cell>
          <table:table-cell office:value-type="float" office:value="2011" calcext:value-type="float">
            <text:p>2011</text:p>
          </table:table-cell>
          <table:table-cell office:value-type="float" office:value="294200" calcext:value-type="float">
            <text:p>294200</text:p>
          </table:table-cell>
          <table:table-cell table:style-name="Default"/>
          <table:table-cell table:style-name="ce264" table:formula="of:=SUMPRODUCT([.$D$4:.$D$973]=[.E1240];[.$E$4:.$E$973]=[.D1240];[.$G$4:.$G$973])" office:value-type="float" office:value="294200" calcext:value-type="float">
            <text:p>2942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IP</text:p>
          </table:table-cell>
          <table:table-cell office:value-type="float" office:value="2012" calcext:value-type="float">
            <text:p>2012</text:p>
          </table:table-cell>
          <table:table-cell office:value-type="float" office:value="170565" calcext:value-type="float">
            <text:p>170565</text:p>
          </table:table-cell>
          <table:table-cell table:style-name="Default"/>
          <table:table-cell table:style-name="ce265" table:formula="of:=SUMPRODUCT([.$D$4:.$D$973]=[.E1241];[.$E$4:.$E$973]=[.D1241];[.$G$4:.$G$973])" office:value-type="float" office:value="170565" calcext:value-type="float">
            <text:p>17056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PT</text:p>
          </table:table-cell>
          <table:table-cell office:value-type="float" office:value="2007" calcext:value-type="float">
            <text:p>2007</text:p>
          </table:table-cell>
          <table:table-cell office:value-type="float" office:value="150000" calcext:value-type="float">
            <text:p>150000</text:p>
          </table:table-cell>
          <table:table-cell table:style-name="Default"/>
          <table:table-cell table:style-name="ce266" table:formula="of:=SUMPRODUCT([.$D$4:.$D$973]=[.E1242];[.$E$4:.$E$973]=[.D1242];[.$G$4:.$G$973])" office:value-type="float" office:value="150000" calcext:value-type="float">
            <text:p>150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PT</text:p>
          </table:table-cell>
          <table:table-cell office:value-type="float" office:value="2008" calcext:value-type="float">
            <text:p>2008</text:p>
          </table:table-cell>
          <table:table-cell office:value-type="float" office:value="132166" calcext:value-type="float">
            <text:p>132166</text:p>
          </table:table-cell>
          <table:table-cell table:style-name="Default"/>
          <table:table-cell table:style-name="ce267" table:formula="of:=SUMPRODUCT([.$D$4:.$D$973]=[.E1243];[.$E$4:.$E$973]=[.D1243];[.$G$4:.$G$973])" office:value-type="float" office:value="132166" calcext:value-type="float">
            <text:p>13216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SC</text:p>
          </table:table-cell>
          <table:table-cell office:value-type="float" office:value="2008" calcext:value-type="float">
            <text:p>2008</text:p>
          </table:table-cell>
          <table:table-cell office:value-type="float" office:value="1161668" calcext:value-type="float">
            <text:p>1161668</text:p>
          </table:table-cell>
          <table:table-cell table:style-name="Default"/>
          <table:table-cell table:style-name="ce268" table:formula="of:=SUMPRODUCT([.$D$4:.$D$973]=[.E1244];[.$E$4:.$E$973]=[.D1244];[.$G$4:.$G$973])" office:value-type="float" office:value="1161668" calcext:value-type="float">
            <text:p>116166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SC</text:p>
          </table:table-cell>
          <table:table-cell office:value-type="float" office:value="2009" calcext:value-type="float">
            <text:p>2009</text:p>
          </table:table-cell>
          <table:table-cell office:value-type="float" office:value="7582648" calcext:value-type="float">
            <text:p>7582648</text:p>
          </table:table-cell>
          <table:table-cell table:style-name="Default"/>
          <table:table-cell table:style-name="ce269" table:formula="of:=SUMPRODUCT([.$D$4:.$D$973]=[.E1245];[.$E$4:.$E$973]=[.D1245];[.$G$4:.$G$973])" office:value-type="float" office:value="7582647" calcext:value-type="float">
            <text:p>758264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SC</text:p>
          </table:table-cell>
          <table:table-cell office:value-type="float" office:value="2010" calcext:value-type="float">
            <text:p>2010</text:p>
          </table:table-cell>
          <table:table-cell office:value-type="float" office:value="7860233" calcext:value-type="float">
            <text:p>7860233</text:p>
          </table:table-cell>
          <table:table-cell table:style-name="Default"/>
          <table:table-cell table:style-name="ce270" table:formula="of:=SUMPRODUCT([.$D$4:.$D$973]=[.E1246];[.$E$4:.$E$973]=[.D1246];[.$G$4:.$G$973])" office:value-type="float" office:value="7860233" calcext:value-type="float">
            <text:p>786023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SC</text:p>
          </table:table-cell>
          <table:table-cell office:value-type="float" office:value="2011" calcext:value-type="float">
            <text:p>2011</text:p>
          </table:table-cell>
          <table:table-cell office:value-type="float" office:value="6483666" calcext:value-type="float">
            <text:p>6483666</text:p>
          </table:table-cell>
          <table:table-cell table:style-name="Default"/>
          <table:table-cell table:style-name="ce271" table:formula="of:=SUMPRODUCT([.$D$4:.$D$973]=[.E1247];[.$E$4:.$E$973]=[.D1247];[.$G$4:.$G$973])" office:value-type="float" office:value="6483666" calcext:value-type="float">
            <text:p>648366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CE-SSC</text:p>
          </table:table-cell>
          <table:table-cell office:value-type="float" office:value="2012" calcext:value-type="float">
            <text:p>2012</text:p>
          </table:table-cell>
          <table:table-cell office:value-type="float" office:value="1709999" calcext:value-type="float">
            <text:p>1709999</text:p>
          </table:table-cell>
          <table:table-cell table:style-name="Default"/>
          <table:table-cell table:style-name="ce272" table:formula="of:=SUMPRODUCT([.$D$4:.$D$973]=[.E1248];[.$E$4:.$E$973]=[.D1248];[.$G$4:.$G$973])" office:value-type="float" office:value="1709999" calcext:value-type="float">
            <text:p>170999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ITAND</text:p>
          </table:table-cell>
          <table:table-cell office:value-type="float" office:value="2009" calcext:value-type="float">
            <text:p>2009</text:p>
          </table:table-cell>
          <table:table-cell office:value-type="float" office:value="150800" calcext:value-type="float">
            <text:p>150800</text:p>
          </table:table-cell>
          <table:table-cell table:style-name="Default"/>
          <table:table-cell table:style-name="ce273" table:formula="of:=SUMPRODUCT([.$D$4:.$D$973]=[.E1249];[.$E$4:.$E$973]=[.D1249];[.$G$4:.$G$973])" office:value-type="float" office:value="150800" calcext:value-type="float">
            <text:p>1508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FP</text:p>
          </table:table-cell>
          <table:table-cell office:value-type="float" office:value="2006" calcext:value-type="float">
            <text:p>2006</text:p>
          </table:table-cell>
          <table:table-cell office:value-type="float" office:value="235678" calcext:value-type="float">
            <text:p>235678</text:p>
          </table:table-cell>
          <table:table-cell table:style-name="Default"/>
          <table:table-cell table:style-name="ce274" table:formula="of:=SUMPRODUCT([.$D$4:.$D$973]=[.E1250];[.$E$4:.$E$973]=[.D1250];[.$G$4:.$G$973])" office:value-type="float" office:value="235677" calcext:value-type="float">
            <text:p>23567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FP</text:p>
          </table:table-cell>
          <table:table-cell office:value-type="float" office:value="2007" calcext:value-type="float">
            <text:p>2007</text:p>
          </table:table-cell>
          <table:table-cell office:value-type="float" office:value="277421" calcext:value-type="float">
            <text:p>277421</text:p>
          </table:table-cell>
          <table:table-cell table:style-name="Default"/>
          <table:table-cell table:style-name="ce275" table:formula="of:=SUMPRODUCT([.$D$4:.$D$973]=[.E1251];[.$E$4:.$E$973]=[.D1251];[.$G$4:.$G$973])" office:value-type="float" office:value="277420" calcext:value-type="float">
            <text:p>27742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FP</text:p>
          </table:table-cell>
          <table:table-cell office:value-type="float" office:value="2008" calcext:value-type="float">
            <text:p>2008</text:p>
          </table:table-cell>
          <table:table-cell office:value-type="float" office:value="3118248" calcext:value-type="float">
            <text:p>3118248</text:p>
          </table:table-cell>
          <table:table-cell table:style-name="Default"/>
          <table:table-cell table:style-name="ce276" table:formula="of:=SUMPRODUCT([.$D$4:.$D$973]=[.E1252];[.$E$4:.$E$973]=[.D1252];[.$G$4:.$G$973])" office:value-type="float" office:value="3118247" calcext:value-type="float">
            <text:p>311824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FP</text:p>
          </table:table-cell>
          <table:table-cell office:value-type="float" office:value="2009" calcext:value-type="float">
            <text:p>2009</text:p>
          </table:table-cell>
          <table:table-cell office:value-type="float" office:value="8824560" calcext:value-type="float">
            <text:p>8824560</text:p>
          </table:table-cell>
          <table:table-cell table:style-name="Default"/>
          <table:table-cell table:style-name="ce277" table:formula="of:=SUMPRODUCT([.$D$4:.$D$973]=[.E1253];[.$E$4:.$E$973]=[.D1253];[.$G$4:.$G$973])" office:value-type="float" office:value="8824559" calcext:value-type="float">
            <text:p>882455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FP</text:p>
          </table:table-cell>
          <table:table-cell office:value-type="float" office:value="2010" calcext:value-type="float">
            <text:p>2010</text:p>
          </table:table-cell>
          <table:table-cell office:value-type="float" office:value="9910408" calcext:value-type="float">
            <text:p>9910408</text:p>
          </table:table-cell>
          <table:table-cell table:style-name="Default"/>
          <table:table-cell table:style-name="ce278" table:formula="of:=SUMPRODUCT([.$D$4:.$D$973]=[.E1254];[.$E$4:.$E$973]=[.D1254];[.$G$4:.$G$973])" office:value-type="float" office:value="9910408" calcext:value-type="float">
            <text:p>991040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FP</text:p>
          </table:table-cell>
          <table:table-cell office:value-type="float" office:value="2011" calcext:value-type="float">
            <text:p>2011</text:p>
          </table:table-cell>
          <table:table-cell office:value-type="float" office:value="4240734" calcext:value-type="float">
            <text:p>4240734</text:p>
          </table:table-cell>
          <table:table-cell table:style-name="Default"/>
          <table:table-cell table:style-name="ce279" table:formula="of:=SUMPRODUCT([.$D$4:.$D$973]=[.E1255];[.$E$4:.$E$973]=[.D1255];[.$G$4:.$G$973])" office:value-type="float" office:value="4240734" calcext:value-type="float">
            <text:p>424073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FP</text:p>
          </table:table-cell>
          <table:table-cell office:value-type="float" office:value="2012" calcext:value-type="float">
            <text:p>2012</text:p>
          </table:table-cell>
          <table:table-cell office:value-type="float" office:value="204822" calcext:value-type="float">
            <text:p>204822</text:p>
          </table:table-cell>
          <table:table-cell table:style-name="Default"/>
          <table:table-cell table:style-name="ce280" table:formula="of:=SUMPRODUCT([.$D$4:.$D$973]=[.E1256];[.$E$4:.$E$973]=[.D1256];[.$G$4:.$G$973])" office:value-type="float" office:value="204822" calcext:value-type="float">
            <text:p>20482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MI</text:p>
          </table:table-cell>
          <table:table-cell office:value-type="float" office:value="2006" calcext:value-type="float">
            <text:p>2006</text:p>
          </table:table-cell>
          <table:table-cell office:value-type="float" office:value="170068" calcext:value-type="float">
            <text:p>170068</text:p>
          </table:table-cell>
          <table:table-cell table:style-name="Default"/>
          <table:table-cell table:style-name="ce281" table:formula="of:=SUMPRODUCT([.$D$4:.$D$973]=[.E1257];[.$E$4:.$E$973]=[.D1257];[.$G$4:.$G$973])" office:value-type="float" office:value="170068" calcext:value-type="float">
            <text:p>17006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MI</text:p>
          </table:table-cell>
          <table:table-cell office:value-type="float" office:value="2007" calcext:value-type="float">
            <text:p>2007</text:p>
          </table:table-cell>
          <table:table-cell office:value-type="float" office:value="2280207" calcext:value-type="float">
            <text:p>2280207</text:p>
          </table:table-cell>
          <table:table-cell table:style-name="Default"/>
          <table:table-cell table:style-name="ce282" table:formula="of:=SUMPRODUCT([.$D$4:.$D$973]=[.E1258];[.$E$4:.$E$973]=[.D1258];[.$G$4:.$G$973])" office:value-type="float" office:value="2280207" calcext:value-type="float">
            <text:p>228020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MI</text:p>
          </table:table-cell>
          <table:table-cell office:value-type="float" office:value="2008" calcext:value-type="float">
            <text:p>2008</text:p>
          </table:table-cell>
          <table:table-cell office:value-type="float" office:value="1601748" calcext:value-type="float">
            <text:p>1601748</text:p>
          </table:table-cell>
          <table:table-cell table:style-name="Default"/>
          <table:table-cell table:style-name="ce283" table:formula="of:=SUMPRODUCT([.$D$4:.$D$973]=[.E1259];[.$E$4:.$E$973]=[.D1259];[.$G$4:.$G$973])" office:value-type="float" office:value="1601748" calcext:value-type="float">
            <text:p>160174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MI</text:p>
          </table:table-cell>
          <table:table-cell office:value-type="float" office:value="2009" calcext:value-type="float">
            <text:p>2009</text:p>
          </table:table-cell>
          <table:table-cell office:value-type="float" office:value="1795761" calcext:value-type="float">
            <text:p>1795761</text:p>
          </table:table-cell>
          <table:table-cell table:style-name="Default"/>
          <table:table-cell table:style-name="ce284" table:formula="of:=SUMPRODUCT([.$D$4:.$D$973]=[.E1260];[.$E$4:.$E$973]=[.D1260];[.$G$4:.$G$973])" office:value-type="float" office:value="1795760" calcext:value-type="float">
            <text:p>179576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MI</text:p>
          </table:table-cell>
          <table:table-cell office:value-type="float" office:value="2010" calcext:value-type="float">
            <text:p>2010</text:p>
          </table:table-cell>
          <table:table-cell office:value-type="float" office:value="1306249" calcext:value-type="float">
            <text:p>1306249</text:p>
          </table:table-cell>
          <table:table-cell table:style-name="Default"/>
          <table:table-cell table:style-name="ce285" table:formula="of:=SUMPRODUCT([.$D$4:.$D$973]=[.E1261];[.$E$4:.$E$973]=[.D1261];[.$G$4:.$G$973])" office:value-type="float" office:value="1306248" calcext:value-type="float">
            <text:p>130624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DGMI</text:p>
          </table:table-cell>
          <table:table-cell office:value-type="float" office:value="2011" calcext:value-type="float">
            <text:p>2011</text:p>
          </table:table-cell>
          <table:table-cell office:value-type="float" office:value="85040" calcext:value-type="float">
            <text:p>85040</text:p>
          </table:table-cell>
          <table:table-cell table:style-name="Default"/>
          <table:table-cell table:style-name="ce286" table:formula="of:=SUMPRODUCT([.$D$4:.$D$973]=[.E1262];[.$E$4:.$E$973]=[.D1262];[.$G$4:.$G$973])" office:value-type="float" office:value="85040" calcext:value-type="float">
            <text:p>8504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J-IS</text:p>
          </table:table-cell>
          <table:table-cell office:value-type="float" office:value="2006" calcext:value-type="float">
            <text:p>2006</text:p>
          </table:table-cell>
          <table:table-cell office:value-type="float" office:value="2352293" calcext:value-type="float">
            <text:p>2352293</text:p>
          </table:table-cell>
          <table:table-cell table:style-name="Default"/>
          <table:table-cell table:style-name="ce287" table:formula="of:=SUMPRODUCT([.$D$4:.$D$973]=[.E1263];[.$E$4:.$E$973]=[.D1263];[.$G$4:.$G$973])" office:value-type="float" office:value="2352293" calcext:value-type="float">
            <text:p>235229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J-IS</text:p>
          </table:table-cell>
          <table:table-cell office:value-type="float" office:value="2007" calcext:value-type="float">
            <text:p>2007</text:p>
          </table:table-cell>
          <table:table-cell office:value-type="float" office:value="9792182" calcext:value-type="float">
            <text:p>9792182</text:p>
          </table:table-cell>
          <table:table-cell table:style-name="Default"/>
          <table:table-cell table:style-name="ce288" table:formula="of:=SUMPRODUCT([.$D$4:.$D$973]=[.E1264];[.$E$4:.$E$973]=[.D1264];[.$G$4:.$G$973])" office:value-type="float" office:value="9792181" calcext:value-type="float">
            <text:p>979218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J-IS</text:p>
          </table:table-cell>
          <table:table-cell office:value-type="float" office:value="2008" calcext:value-type="float">
            <text:p>2008</text:p>
          </table:table-cell>
          <table:table-cell office:value-type="float" office:value="5881701" calcext:value-type="float">
            <text:p>5881701</text:p>
          </table:table-cell>
          <table:table-cell table:style-name="Default"/>
          <table:table-cell table:style-name="ce289" table:formula="of:=SUMPRODUCT([.$D$4:.$D$973]=[.E1265];[.$E$4:.$E$973]=[.D1265];[.$G$4:.$G$973])" office:value-type="float" office:value="5881701" calcext:value-type="float">
            <text:p>588170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J-IS</text:p>
          </table:table-cell>
          <table:table-cell office:value-type="float" office:value="2009" calcext:value-type="float">
            <text:p>2009</text:p>
          </table:table-cell>
          <table:table-cell office:value-type="float" office:value="7789909" calcext:value-type="float">
            <text:p>7789909</text:p>
          </table:table-cell>
          <table:table-cell table:style-name="Default"/>
          <table:table-cell table:style-name="ce290" table:formula="of:=SUMPRODUCT([.$D$4:.$D$973]=[.E1266];[.$E$4:.$E$973]=[.D1266];[.$G$4:.$G$973])" office:value-type="float" office:value="7789908" calcext:value-type="float">
            <text:p>778990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J-IS</text:p>
          </table:table-cell>
          <table:table-cell office:value-type="float" office:value="2010" calcext:value-type="float">
            <text:p>2010</text:p>
          </table:table-cell>
          <table:table-cell office:value-type="float" office:value="4276014" calcext:value-type="float">
            <text:p>4276014</text:p>
          </table:table-cell>
          <table:table-cell table:style-name="Default"/>
          <table:table-cell table:style-name="ce291" table:formula="of:=SUMPRODUCT([.$D$4:.$D$973]=[.E1267];[.$E$4:.$E$973]=[.D1267];[.$G$4:.$G$973])" office:value-type="float" office:value="4276013" calcext:value-type="float">
            <text:p>427601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J-IS</text:p>
          </table:table-cell>
          <table:table-cell office:value-type="float" office:value="2011" calcext:value-type="float">
            <text:p>2011</text:p>
          </table:table-cell>
          <table:table-cell office:value-type="float" office:value="1269877" calcext:value-type="float">
            <text:p>1269877</text:p>
          </table:table-cell>
          <table:table-cell table:style-name="Default"/>
          <table:table-cell table:style-name="ce292" table:formula="of:=SUMPRODUCT([.$D$4:.$D$973]=[.E1268];[.$E$4:.$E$973]=[.D1268];[.$G$4:.$G$973])" office:value-type="float" office:value="1269877" calcext:value-type="float">
            <text:p>126987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J-IS</text:p>
          </table:table-cell>
          <table:table-cell office:value-type="float" office:value="2012" calcext:value-type="float">
            <text:p>2012</text:p>
          </table:table-cell>
          <table:table-cell office:value-type="float" office:value="97540" calcext:value-type="float">
            <text:p>97540</text:p>
          </table:table-cell>
          <table:table-cell table:style-name="Default"/>
          <table:table-cell table:style-name="ce293" table:formula="of:=SUMPRODUCT([.$D$4:.$D$973]=[.E1269];[.$E$4:.$E$973]=[.D1269];[.$G$4:.$G$973])" office:value-type="float" office:value="97540" calcext:value-type="float">
            <text:p>9754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T</text:p>
          </table:table-cell>
          <table:table-cell office:value-type="float" office:value="2006" calcext:value-type="float">
            <text:p>2006</text:p>
          </table:table-cell>
          <table:table-cell office:value-type="float" office:value="142070" calcext:value-type="float">
            <text:p>142070</text:p>
          </table:table-cell>
          <table:table-cell table:style-name="Default"/>
          <table:table-cell table:style-name="ce294" table:formula="of:=SUMPRODUCT([.$D$4:.$D$973]=[.E1270];[.$E$4:.$E$973]=[.D1270];[.$G$4:.$G$973])" office:value-type="float" office:value="142069" calcext:value-type="float">
            <text:p>14206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T</text:p>
          </table:table-cell>
          <table:table-cell office:value-type="float" office:value="2007" calcext:value-type="float">
            <text:p>2007</text:p>
          </table:table-cell>
          <table:table-cell office:value-type="float" office:value="1199820" calcext:value-type="float">
            <text:p>1199820</text:p>
          </table:table-cell>
          <table:table-cell table:style-name="Default"/>
          <table:table-cell table:style-name="ce295" table:formula="of:=SUMPRODUCT([.$D$4:.$D$973]=[.E1271];[.$E$4:.$E$973]=[.D1271];[.$G$4:.$G$973])" office:value-type="float" office:value="1199819" calcext:value-type="float">
            <text:p>119981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T</text:p>
          </table:table-cell>
          <table:table-cell office:value-type="float" office:value="2008" calcext:value-type="float">
            <text:p>2008</text:p>
          </table:table-cell>
          <table:table-cell office:value-type="float" office:value="1540453" calcext:value-type="float">
            <text:p>1540453</text:p>
          </table:table-cell>
          <table:table-cell table:style-name="Default"/>
          <table:table-cell table:style-name="ce296" table:formula="of:=SUMPRODUCT([.$D$4:.$D$973]=[.E1272];[.$E$4:.$E$973]=[.D1272];[.$G$4:.$G$973])" office:value-type="float" office:value="1540453" calcext:value-type="float">
            <text:p>154045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T</text:p>
          </table:table-cell>
          <table:table-cell office:value-type="float" office:value="2009" calcext:value-type="float">
            <text:p>2009</text:p>
          </table:table-cell>
          <table:table-cell office:value-type="float" office:value="1178639" calcext:value-type="float">
            <text:p>1178639</text:p>
          </table:table-cell>
          <table:table-cell table:style-name="Default"/>
          <table:table-cell table:style-name="ce297" table:formula="of:=SUMPRODUCT([.$D$4:.$D$973]=[.E1273];[.$E$4:.$E$973]=[.D1273];[.$G$4:.$G$973])" office:value-type="float" office:value="1178638" calcext:value-type="float">
            <text:p>117863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T</text:p>
          </table:table-cell>
          <table:table-cell office:value-type="float" office:value="2010" calcext:value-type="float">
            <text:p>2010</text:p>
          </table:table-cell>
          <table:table-cell office:value-type="float" office:value="603761" calcext:value-type="float">
            <text:p>603761</text:p>
          </table:table-cell>
          <table:table-cell table:style-name="Default"/>
          <table:table-cell table:style-name="ce298" table:formula="of:=SUMPRODUCT([.$D$4:.$D$973]=[.E1274];[.$E$4:.$E$973]=[.D1274];[.$G$4:.$G$973])" office:value-type="float" office:value="603761" calcext:value-type="float">
            <text:p>60376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AP-SGT</text:p>
          </table:table-cell>
          <table:table-cell office:value-type="float" office:value="2011" calcext:value-type="float">
            <text:p>2011</text:p>
          </table:table-cell>
          <table:table-cell office:value-type="float" office:value="175750" calcext:value-type="float">
            <text:p>175750</text:p>
          </table:table-cell>
          <table:table-cell table:style-name="Default"/>
          <table:table-cell table:style-name="ce299" table:formula="of:=SUMPRODUCT([.$D$4:.$D$973]=[.E1275];[.$E$4:.$E$973]=[.D1275];[.$G$4:.$G$973])" office:value-type="float" office:value="175750" calcext:value-type="float">
            <text:p>17575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I</text:p>
          </table:table-cell>
          <table:table-cell office:value-type="float" office:value="2013" calcext:value-type="float">
            <text:p>2013</text:p>
          </table:table-cell>
          <table:table-cell office:value-type="float" office:value="2319401" calcext:value-type="float">
            <text:p>2319401</text:p>
          </table:table-cell>
          <table:table-cell table:style-name="Default"/>
          <table:table-cell table:style-name="ce300" table:formula="of:=SUMPRODUCT([.$D$4:.$D$973]=[.E1276];[.$E$4:.$E$973]=[.D1276];[.$G$4:.$G$973])" office:value-type="float" office:value="2319400" calcext:value-type="float">
            <text:p>23194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I</text:p>
          </table:table-cell>
          <table:table-cell office:value-type="float" office:value="2014" calcext:value-type="float">
            <text:p>2014</text:p>
          </table:table-cell>
          <table:table-cell office:value-type="float" office:value="2282141" calcext:value-type="float">
            <text:p>2282141</text:p>
          </table:table-cell>
          <table:table-cell table:style-name="Default"/>
          <table:table-cell table:style-name="ce301" table:formula="of:=SUMPRODUCT([.$D$4:.$D$973]=[.E1277];[.$E$4:.$E$973]=[.D1277];[.$G$4:.$G$973])" office:value-type="float" office:value="2282140" calcext:value-type="float">
            <text:p>228214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I</text:p>
          </table:table-cell>
          <table:table-cell office:value-type="float" office:value="2015" calcext:value-type="float">
            <text:p>2015</text:p>
          </table:table-cell>
          <table:table-cell office:value-type="float" office:value="1534136" calcext:value-type="float">
            <text:p>1534136</text:p>
          </table:table-cell>
          <table:table-cell table:style-name="Default"/>
          <table:table-cell table:style-name="ce302" table:formula="of:=SUMPRODUCT([.$D$4:.$D$973]=[.E1278];[.$E$4:.$E$973]=[.D1278];[.$G$4:.$G$973])" office:value-type="float" office:value="1534136" calcext:value-type="float">
            <text:p>153413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I-DG-IS</text:p>
          </table:table-cell>
          <table:table-cell office:value-type="float" office:value="2010" calcext:value-type="float">
            <text:p>2010</text:p>
          </table:table-cell>
          <table:table-cell office:value-type="float" office:value="894428" calcext:value-type="float">
            <text:p>894428</text:p>
          </table:table-cell>
          <table:table-cell table:style-name="Default"/>
          <table:table-cell table:style-name="ce303" table:formula="of:=SUMPRODUCT([.$D$4:.$D$973]=[.E1279];[.$E$4:.$E$973]=[.D1279];[.$G$4:.$G$973])" office:value-type="float" office:value="894427" calcext:value-type="float">
            <text:p>89442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I-DG-IS</text:p>
          </table:table-cell>
          <table:table-cell office:value-type="float" office:value="2011" calcext:value-type="float">
            <text:p>2011</text:p>
          </table:table-cell>
          <table:table-cell office:value-type="float" office:value="5279132" calcext:value-type="float">
            <text:p>5279132</text:p>
          </table:table-cell>
          <table:table-cell table:style-name="Default"/>
          <table:table-cell table:style-name="ce304" table:formula="of:=SUMPRODUCT([.$D$4:.$D$973]=[.E1280];[.$E$4:.$E$973]=[.D1280];[.$G$4:.$G$973])" office:value-type="float" office:value="5279131" calcext:value-type="float">
            <text:p>527913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I-DG-IS</text:p>
          </table:table-cell>
          <table:table-cell office:value-type="float" office:value="2012" calcext:value-type="float">
            <text:p>2012</text:p>
          </table:table-cell>
          <table:table-cell office:value-type="float" office:value="6049545" calcext:value-type="float">
            <text:p>6049545</text:p>
          </table:table-cell>
          <table:table-cell table:style-name="Default"/>
          <table:table-cell table:style-name="ce305" table:formula="of:=SUMPRODUCT([.$D$4:.$D$973]=[.E1281];[.$E$4:.$E$973]=[.D1281];[.$G$4:.$G$973])" office:value-type="float" office:value="6049544" calcext:value-type="float">
            <text:p>604954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I-DG-IS</text:p>
          </table:table-cell>
          <table:table-cell office:value-type="float" office:value="2013" calcext:value-type="float">
            <text:p>2013</text:p>
          </table:table-cell>
          <table:table-cell office:value-type="float" office:value="13401898" calcext:value-type="float">
            <text:p>13401898</text:p>
          </table:table-cell>
          <table:table-cell table:style-name="Default"/>
          <table:table-cell table:style-name="ce306" table:formula="of:=SUMPRODUCT([.$D$4:.$D$973]=[.E1282];[.$E$4:.$E$973]=[.D1282];[.$G$4:.$G$973])" office:value-type="float" office:value="13401897" calcext:value-type="float">
            <text:p>1340189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I-DG-IS</text:p>
          </table:table-cell>
          <table:table-cell office:value-type="float" office:value="2014" calcext:value-type="float">
            <text:p>2014</text:p>
          </table:table-cell>
          <table:table-cell office:value-type="float" office:value="8293187" calcext:value-type="float">
            <text:p>8293187</text:p>
          </table:table-cell>
          <table:table-cell table:style-name="Default"/>
          <table:table-cell table:style-name="ce307" table:formula="of:=SUMPRODUCT([.$D$4:.$D$973]=[.E1283];[.$E$4:.$E$973]=[.D1283];[.$G$4:.$G$973])" office:value-type="float" office:value="8293187" calcext:value-type="float">
            <text:p>829318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I-DG-IS</text:p>
          </table:table-cell>
          <table:table-cell office:value-type="float" office:value="2015" calcext:value-type="float">
            <text:p>2015</text:p>
          </table:table-cell>
          <table:table-cell office:value-type="float" office:value="4991717" calcext:value-type="float">
            <text:p>4991717</text:p>
          </table:table-cell>
          <table:table-cell table:style-name="Default"/>
          <table:table-cell table:style-name="ce308" table:formula="of:=SUMPRODUCT([.$D$4:.$D$973]=[.E1284];[.$E$4:.$E$973]=[.D1284];[.$G$4:.$G$973])" office:value-type="float" office:value="4991717" calcext:value-type="float">
            <text:p>499171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I-DG-IS</text:p>
          </table:table-cell>
          <table:table-cell office:value-type="float" office:value="2016" calcext:value-type="float">
            <text:p>2016</text:p>
          </table:table-cell>
          <table:table-cell office:value-type="float" office:value="1053495" calcext:value-type="float">
            <text:p>1053495</text:p>
          </table:table-cell>
          <table:table-cell table:style-name="Default"/>
          <table:table-cell table:style-name="ce309" table:formula="of:=SUMPRODUCT([.$D$4:.$D$973]=[.E1285];[.$E$4:.$E$973]=[.D1285];[.$G$4:.$G$973])" office:value-type="float" office:value="1053495" calcext:value-type="float">
            <text:p>105349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JI-DG-IS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Default"/>
          <table:table-cell table:style-name="ce310" table:formula="of:=SUMPRODUCT([.$D$4:.$D$973]=[.E1286];[.$E$4:.$E$973]=[.D1286];[.$G$4:.$G$973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06" calcext:value-type="float">
            <text:p>2006</text:p>
          </table:table-cell>
          <table:table-cell office:value-type="float" office:value="583092" calcext:value-type="float">
            <text:p>583092</text:p>
          </table:table-cell>
          <table:table-cell table:style-name="Default"/>
          <table:table-cell table:style-name="ce311" table:formula="of:=SUMPRODUCT([.$D$4:.$D$973]=[.E1287];[.$E$4:.$E$973]=[.D1287];[.$G$4:.$G$973])" office:value-type="float" office:value="583091" calcext:value-type="float">
            <text:p>58309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07" calcext:value-type="float">
            <text:p>2007</text:p>
          </table:table-cell>
          <table:table-cell office:value-type="float" office:value="3916919" calcext:value-type="float">
            <text:p>3916919</text:p>
          </table:table-cell>
          <table:table-cell table:style-name="Default"/>
          <table:table-cell table:style-name="ce312" table:formula="of:=SUMPRODUCT([.$D$4:.$D$973]=[.E1288];[.$E$4:.$E$973]=[.D1288];[.$G$4:.$G$973])" office:value-type="float" office:value="3916917" calcext:value-type="float">
            <text:p>391691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08" calcext:value-type="float">
            <text:p>2008</text:p>
          </table:table-cell>
          <table:table-cell office:value-type="float" office:value="11294989" calcext:value-type="float">
            <text:p>11294989</text:p>
          </table:table-cell>
          <table:table-cell table:style-name="Default"/>
          <table:table-cell table:style-name="ce313" table:formula="of:=SUMPRODUCT([.$D$4:.$D$973]=[.E1289];[.$E$4:.$E$973]=[.D1289];[.$G$4:.$G$973])" office:value-type="float" office:value="11294988" calcext:value-type="float">
            <text:p>1129498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09" calcext:value-type="float">
            <text:p>2009</text:p>
          </table:table-cell>
          <table:table-cell office:value-type="float" office:value="10298777" calcext:value-type="float">
            <text:p>10298777</text:p>
          </table:table-cell>
          <table:table-cell table:style-name="Default"/>
          <table:table-cell table:style-name="ce314" table:formula="of:=SUMPRODUCT([.$D$4:.$D$973]=[.E1290];[.$E$4:.$E$973]=[.D1290];[.$G$4:.$G$973])" office:value-type="float" office:value="10298776" calcext:value-type="float">
            <text:p>1029877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10" calcext:value-type="float">
            <text:p>2010</text:p>
          </table:table-cell>
          <table:table-cell office:value-type="float" office:value="6962668" calcext:value-type="float">
            <text:p>6962668</text:p>
          </table:table-cell>
          <table:table-cell table:style-name="Default"/>
          <table:table-cell table:style-name="ce315" table:formula="of:=SUMPRODUCT([.$D$4:.$D$973]=[.E1291];[.$E$4:.$E$973]=[.D1291];[.$G$4:.$G$973])" office:value-type="float" office:value="6962666" calcext:value-type="float">
            <text:p>696266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11" calcext:value-type="float">
            <text:p>2011</text:p>
          </table:table-cell>
          <table:table-cell office:value-type="float" office:value="7294192" calcext:value-type="float">
            <text:p>7294192</text:p>
          </table:table-cell>
          <table:table-cell table:style-name="Default"/>
          <table:table-cell table:style-name="ce316" table:formula="of:=SUMPRODUCT([.$D$4:.$D$973]=[.E1292];[.$E$4:.$E$973]=[.D1292];[.$G$4:.$G$973])" office:value-type="float" office:value="7294192" calcext:value-type="float">
            <text:p>729419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12" calcext:value-type="float">
            <text:p>2012</text:p>
          </table:table-cell>
          <table:table-cell office:value-type="float" office:value="9221213" calcext:value-type="float">
            <text:p>9221213</text:p>
          </table:table-cell>
          <table:table-cell table:style-name="Default"/>
          <table:table-cell table:style-name="ce317" table:formula="of:=SUMPRODUCT([.$D$4:.$D$973]=[.E1293];[.$E$4:.$E$973]=[.D1293];[.$G$4:.$G$973])" office:value-type="float" office:value="9221212" calcext:value-type="float">
            <text:p>922121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13" calcext:value-type="float">
            <text:p>2013</text:p>
          </table:table-cell>
          <table:table-cell office:value-type="float" office:value="5479753" calcext:value-type="float">
            <text:p>5479753</text:p>
          </table:table-cell>
          <table:table-cell table:style-name="Default"/>
          <table:table-cell table:style-name="ce318" table:formula="of:=SUMPRODUCT([.$D$4:.$D$973]=[.E1294];[.$E$4:.$E$973]=[.D1294];[.$G$4:.$G$973])" office:value-type="float" office:value="5479753" calcext:value-type="float">
            <text:p>547975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14" calcext:value-type="float">
            <text:p>2014</text:p>
          </table:table-cell>
          <table:table-cell office:value-type="float" office:value="2681932" calcext:value-type="float">
            <text:p>2681932</text:p>
          </table:table-cell>
          <table:table-cell table:style-name="Default"/>
          <table:table-cell table:style-name="ce319" table:formula="of:=SUMPRODUCT([.$D$4:.$D$973]=[.E1295];[.$E$4:.$E$973]=[.D1295];[.$G$4:.$G$973])" office:value-type="float" office:value="2681931" calcext:value-type="float">
            <text:p>268193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15" calcext:value-type="float">
            <text:p>2015</text:p>
          </table:table-cell>
          <table:table-cell office:value-type="float" office:value="1439000" calcext:value-type="float">
            <text:p>1439000</text:p>
          </table:table-cell>
          <table:table-cell table:style-name="Default"/>
          <table:table-cell table:style-name="ce320" table:formula="of:=SUMPRODUCT([.$D$4:.$D$973]=[.E1296];[.$E$4:.$E$973]=[.D1296];[.$G$4:.$G$973])" office:value-type="float" office:value="1439000" calcext:value-type="float">
            <text:p>1439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16" calcext:value-type="float">
            <text:p>2016</text:p>
          </table:table-cell>
          <table:table-cell office:value-type="float" office:value="1239000" calcext:value-type="float">
            <text:p>1239000</text:p>
          </table:table-cell>
          <table:table-cell table:style-name="Default"/>
          <table:table-cell table:style-name="ce321" table:formula="of:=SUMPRODUCT([.$D$4:.$D$973]=[.E1297];[.$E$4:.$E$973]=[.D1297];[.$G$4:.$G$973])" office:value-type="float" office:value="1239000" calcext:value-type="float">
            <text:p>1239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17" calcext:value-type="float">
            <text:p>2017</text:p>
          </table:table-cell>
          <table:table-cell office:value-type="float" office:value="1089000" calcext:value-type="float">
            <text:p>1089000</text:p>
          </table:table-cell>
          <table:table-cell table:style-name="Default"/>
          <table:table-cell table:style-name="ce322" table:formula="of:=SUMPRODUCT([.$D$4:.$D$973]=[.E1298];[.$E$4:.$E$973]=[.D1298];[.$G$4:.$G$973])" office:value-type="float" office:value="1089000" calcext:value-type="float">
            <text:p>1089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MAOT</text:p>
          </table:table-cell>
          <table:table-cell office:value-type="float" office:value="2018" calcext:value-type="float">
            <text:p>2018</text:p>
          </table:table-cell>
          <table:table-cell office:value-type="float" office:value="595283" calcext:value-type="float">
            <text:p>595283</text:p>
          </table:table-cell>
          <table:table-cell table:style-name="Default"/>
          <table:table-cell table:style-name="ce323" table:formula="of:=SUMPRODUCT([.$D$4:.$D$973]=[.E1299];[.$E$4:.$E$973]=[.D1299];[.$G$4:.$G$973])" office:value-type="float" office:value="595283" calcext:value-type="float">
            <text:p>59528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PT</text:p>
          </table:table-cell>
          <table:table-cell office:value-type="float" office:value="2006" calcext:value-type="float">
            <text:p>2006</text:p>
          </table:table-cell>
          <table:table-cell office:value-type="float" office:value="163453" calcext:value-type="float">
            <text:p>163453</text:p>
          </table:table-cell>
          <table:table-cell table:style-name="Default"/>
          <table:table-cell table:style-name="ce324" table:formula="of:=SUMPRODUCT([.$D$4:.$D$973]=[.E1300];[.$E$4:.$E$973]=[.D1300];[.$G$4:.$G$973])" office:value-type="float" office:value="163453" calcext:value-type="float">
            <text:p>16345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PT</text:p>
          </table:table-cell>
          <table:table-cell office:value-type="float" office:value="2007" calcext:value-type="float">
            <text:p>2007</text:p>
          </table:table-cell>
          <table:table-cell office:value-type="float" office:value="2940793" calcext:value-type="float">
            <text:p>2940793</text:p>
          </table:table-cell>
          <table:table-cell table:style-name="Default"/>
          <table:table-cell table:style-name="ce325" table:formula="of:=SUMPRODUCT([.$D$4:.$D$973]=[.E1301];[.$E$4:.$E$973]=[.D1301];[.$G$4:.$G$973])" office:value-type="float" office:value="2940793" calcext:value-type="float">
            <text:p>294079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PT</text:p>
          </table:table-cell>
          <table:table-cell office:value-type="float" office:value="2008" calcext:value-type="float">
            <text:p>2008</text:p>
          </table:table-cell>
          <table:table-cell office:value-type="float" office:value="4864549" calcext:value-type="float">
            <text:p>4864549</text:p>
          </table:table-cell>
          <table:table-cell table:style-name="Default"/>
          <table:table-cell table:style-name="ce326" table:formula="of:=SUMPRODUCT([.$D$4:.$D$973]=[.E1302];[.$E$4:.$E$973]=[.D1302];[.$G$4:.$G$973])" office:value-type="float" office:value="4864548" calcext:value-type="float">
            <text:p>486454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PT</text:p>
          </table:table-cell>
          <table:table-cell office:value-type="float" office:value="2009" calcext:value-type="float">
            <text:p>2009</text:p>
          </table:table-cell>
          <table:table-cell office:value-type="float" office:value="2916265" calcext:value-type="float">
            <text:p>2916265</text:p>
          </table:table-cell>
          <table:table-cell table:style-name="Default"/>
          <table:table-cell table:style-name="ce327" table:formula="of:=SUMPRODUCT([.$D$4:.$D$973]=[.E1303];[.$E$4:.$E$973]=[.D1303];[.$G$4:.$G$973])" office:value-type="float" office:value="2916265" calcext:value-type="float">
            <text:p>291626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PT</text:p>
          </table:table-cell>
          <table:table-cell office:value-type="float" office:value="2010" calcext:value-type="float">
            <text:p>2010</text:p>
          </table:table-cell>
          <table:table-cell office:value-type="float" office:value="803928" calcext:value-type="float">
            <text:p>803928</text:p>
          </table:table-cell>
          <table:table-cell table:style-name="Default"/>
          <table:table-cell table:style-name="ce328" table:formula="of:=SUMPRODUCT([.$D$4:.$D$973]=[.E1304];[.$E$4:.$E$973]=[.D1304];[.$G$4:.$G$973])" office:value-type="float" office:value="803928" calcext:value-type="float">
            <text:p>80392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PT</text:p>
          </table:table-cell>
          <table:table-cell office:value-type="float" office:value="2011" calcext:value-type="float">
            <text:p>2011</text:p>
          </table:table-cell>
          <table:table-cell office:value-type="float" office:value="501113" calcext:value-type="float">
            <text:p>501113</text:p>
          </table:table-cell>
          <table:table-cell table:style-name="Default"/>
          <table:table-cell table:style-name="ce329" table:formula="of:=SUMPRODUCT([.$D$4:.$D$973]=[.E1305];[.$E$4:.$E$973]=[.D1305];[.$G$4:.$G$973])" office:value-type="float" office:value="501113" calcext:value-type="float">
            <text:p>50111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PT</text:p>
          </table:table-cell>
          <table:table-cell office:value-type="float" office:value="2012" calcext:value-type="float">
            <text:p>2012</text:p>
          </table:table-cell>
          <table:table-cell office:value-type="float" office:value="97870" calcext:value-type="float">
            <text:p>97870</text:p>
          </table:table-cell>
          <table:table-cell table:style-name="Default"/>
          <table:table-cell table:style-name="ce330" table:formula="of:=SUMPRODUCT([.$D$4:.$D$973]=[.E1306];[.$E$4:.$E$973]=[.D1306];[.$G$4:.$G$973])" office:value-type="float" office:value="97870" calcext:value-type="float">
            <text:p>9787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</text:p>
          </table:table-cell>
          <table:table-cell office:value-type="float" office:value="2012" calcext:value-type="float">
            <text:p>2012</text:p>
          </table:table-cell>
          <table:table-cell office:value-type="float" office:value="707860" calcext:value-type="float">
            <text:p>707860</text:p>
          </table:table-cell>
          <table:table-cell table:style-name="Default"/>
          <table:table-cell table:style-name="ce331" table:formula="of:=SUMPRODUCT([.$D$4:.$D$973]=[.E1307];[.$E$4:.$E$973]=[.D1307];[.$G$4:.$G$973])" office:value-type="float" office:value="707859" calcext:value-type="float">
            <text:p>70785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</text:p>
          </table:table-cell>
          <table:table-cell office:value-type="float" office:value="2013" calcext:value-type="float">
            <text:p>2013</text:p>
          </table:table-cell>
          <table:table-cell office:value-type="float" office:value="1737283" calcext:value-type="float">
            <text:p>1737283</text:p>
          </table:table-cell>
          <table:table-cell table:style-name="Default"/>
          <table:table-cell table:style-name="ce332" table:formula="of:=SUMPRODUCT([.$D$4:.$D$973]=[.E1308];[.$E$4:.$E$973]=[.D1308];[.$G$4:.$G$973])" office:value-type="float" office:value="1737282" calcext:value-type="float">
            <text:p>173728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</text:p>
          </table:table-cell>
          <table:table-cell office:value-type="float" office:value="2014" calcext:value-type="float">
            <text:p>2014</text:p>
          </table:table-cell>
          <table:table-cell office:value-type="float" office:value="632032" calcext:value-type="float">
            <text:p>632032</text:p>
          </table:table-cell>
          <table:table-cell table:style-name="Default"/>
          <table:table-cell table:style-name="ce333" table:formula="of:=SUMPRODUCT([.$D$4:.$D$973]=[.E1309];[.$E$4:.$E$973]=[.D1309];[.$G$4:.$G$973])" office:value-type="float" office:value="632031" calcext:value-type="float">
            <text:p>63203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</text:p>
          </table:table-cell>
          <table:table-cell office:value-type="float" office:value="2015" calcext:value-type="float">
            <text:p>2015</text:p>
          </table:table-cell>
          <table:table-cell office:value-type="float" office:value="530055" calcext:value-type="float">
            <text:p>530055</text:p>
          </table:table-cell>
          <table:table-cell table:style-name="Default"/>
          <table:table-cell table:style-name="ce334" table:formula="of:=SUMPRODUCT([.$D$4:.$D$973]=[.E1310];[.$E$4:.$E$973]=[.D1310];[.$G$4:.$G$973])" office:value-type="float" office:value="530055" calcext:value-type="float">
            <text:p>53005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</text:p>
          </table:table-cell>
          <table:table-cell office:value-type="float" office:value="2016" calcext:value-type="float">
            <text:p>2016</text:p>
          </table:table-cell>
          <table:table-cell office:value-type="float" office:value="267636" calcext:value-type="float">
            <text:p>267636</text:p>
          </table:table-cell>
          <table:table-cell table:style-name="Default"/>
          <table:table-cell table:style-name="ce335" table:formula="of:=SUMPRODUCT([.$D$4:.$D$973]=[.E1311];[.$E$4:.$E$973]=[.D1311];[.$G$4:.$G$973])" office:value-type="float" office:value="267636" calcext:value-type="float">
            <text:p>26763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</text:p>
          </table:table-cell>
          <table:table-cell office:value-type="float" office:value="2017" calcext:value-type="float">
            <text:p>2017</text:p>
          </table:table-cell>
          <table:table-cell office:value-type="float" office:value="57004" calcext:value-type="float">
            <text:p>57004</text:p>
          </table:table-cell>
          <table:table-cell table:style-name="Default"/>
          <table:table-cell table:style-name="ce336" table:formula="of:=SUMPRODUCT([.$D$4:.$D$973]=[.E1312];[.$E$4:.$E$973]=[.D1312];[.$G$4:.$G$973])" office:value-type="float" office:value="57004" calcext:value-type="float">
            <text:p>5700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II</text:p>
          </table:table-cell>
          <table:table-cell office:value-type="float" office:value="2006" calcext:value-type="float">
            <text:p>2006</text:p>
          </table:table-cell>
          <table:table-cell office:value-type="float" office:value="76724" calcext:value-type="float">
            <text:p>76724</text:p>
          </table:table-cell>
          <table:table-cell table:style-name="Default"/>
          <table:table-cell table:style-name="ce337" table:formula="of:=SUMPRODUCT([.$D$4:.$D$973]=[.E1313];[.$E$4:.$E$973]=[.D1313];[.$G$4:.$G$973])" office:value-type="float" office:value="76724" calcext:value-type="float">
            <text:p>7672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II</text:p>
          </table:table-cell>
          <table:table-cell office:value-type="float" office:value="2007" calcext:value-type="float">
            <text:p>2007</text:p>
          </table:table-cell>
          <table:table-cell office:value-type="float" office:value="455261" calcext:value-type="float">
            <text:p>455261</text:p>
          </table:table-cell>
          <table:table-cell table:style-name="Default"/>
          <table:table-cell table:style-name="ce338" table:formula="of:=SUMPRODUCT([.$D$4:.$D$973]=[.E1314];[.$E$4:.$E$973]=[.D1314];[.$G$4:.$G$973])" office:value-type="float" office:value="455260" calcext:value-type="float">
            <text:p>45526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II</text:p>
          </table:table-cell>
          <table:table-cell office:value-type="float" office:value="2008" calcext:value-type="float">
            <text:p>2008</text:p>
          </table:table-cell>
          <table:table-cell office:value-type="float" office:value="938975" calcext:value-type="float">
            <text:p>938975</text:p>
          </table:table-cell>
          <table:table-cell table:style-name="Default"/>
          <table:table-cell table:style-name="ce339" table:formula="of:=SUMPRODUCT([.$D$4:.$D$973]=[.E1315];[.$E$4:.$E$973]=[.D1315];[.$G$4:.$G$973])" office:value-type="float" office:value="938974" calcext:value-type="float">
            <text:p>93897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II</text:p>
          </table:table-cell>
          <table:table-cell office:value-type="float" office:value="2009" calcext:value-type="float">
            <text:p>2009</text:p>
          </table:table-cell>
          <table:table-cell office:value-type="float" office:value="1844030" calcext:value-type="float">
            <text:p>1844030</text:p>
          </table:table-cell>
          <table:table-cell table:style-name="Default"/>
          <table:table-cell table:style-name="ce340" table:formula="of:=SUMPRODUCT([.$D$4:.$D$973]=[.E1316];[.$E$4:.$E$973]=[.D1316];[.$G$4:.$G$973])" office:value-type="float" office:value="1844030" calcext:value-type="float">
            <text:p>184403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II</text:p>
          </table:table-cell>
          <table:table-cell office:value-type="float" office:value="2010" calcext:value-type="float">
            <text:p>2010</text:p>
          </table:table-cell>
          <table:table-cell office:value-type="float" office:value="1034938" calcext:value-type="float">
            <text:p>1034938</text:p>
          </table:table-cell>
          <table:table-cell table:style-name="Default"/>
          <table:table-cell table:style-name="ce341" table:formula="of:=SUMPRODUCT([.$D$4:.$D$973]=[.E1317];[.$E$4:.$E$973]=[.D1317];[.$G$4:.$G$973])" office:value-type="float" office:value="1034938" calcext:value-type="float">
            <text:p>103493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II</text:p>
          </table:table-cell>
          <table:table-cell office:value-type="float" office:value="2011" calcext:value-type="float">
            <text:p>2011</text:p>
          </table:table-cell>
          <table:table-cell office:value-type="float" office:value="1087825" calcext:value-type="float">
            <text:p>1087825</text:p>
          </table:table-cell>
          <table:table-cell table:style-name="Default"/>
          <table:table-cell table:style-name="ce342" table:formula="of:=SUMPRODUCT([.$D$4:.$D$973]=[.E1318];[.$E$4:.$E$973]=[.D1318];[.$G$4:.$G$973])" office:value-type="float" office:value="1087825" calcext:value-type="float">
            <text:p>108782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II</text:p>
          </table:table-cell>
          <table:table-cell office:value-type="float" office:value="2012" calcext:value-type="float">
            <text:p>2012</text:p>
          </table:table-cell>
          <table:table-cell office:value-type="float" office:value="1623785" calcext:value-type="float">
            <text:p>1623785</text:p>
          </table:table-cell>
          <table:table-cell table:style-name="Default"/>
          <table:table-cell table:style-name="ce343" table:formula="of:=SUMPRODUCT([.$D$4:.$D$973]=[.E1319];[.$E$4:.$E$973]=[.D1319];[.$G$4:.$G$973])" office:value-type="float" office:value="1623785" calcext:value-type="float">
            <text:p>162378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II</text:p>
          </table:table-cell>
          <table:table-cell office:value-type="float" office:value="2013" calcext:value-type="float">
            <text:p>2013</text:p>
          </table:table-cell>
          <table:table-cell office:value-type="float" office:value="487733" calcext:value-type="float">
            <text:p>487733</text:p>
          </table:table-cell>
          <table:table-cell table:style-name="Default"/>
          <table:table-cell table:style-name="ce344" table:formula="of:=SUMPRODUCT([.$D$4:.$D$973]=[.E1320];[.$E$4:.$E$973]=[.D1320];[.$G$4:.$G$973])" office:value-type="float" office:value="487733" calcext:value-type="float">
            <text:p>48773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PREII</text:p>
          </table:table-cell>
          <table:table-cell office:value-type="float" office:value="2014" calcext:value-type="float">
            <text:p>2014</text:p>
          </table:table-cell>
          <table:table-cell office:value-type="float" office:value="140125" calcext:value-type="float">
            <text:p>140125</text:p>
          </table:table-cell>
          <table:table-cell table:style-name="Default"/>
          <table:table-cell table:style-name="ce345" table:formula="of:=SUMPRODUCT([.$D$4:.$D$973]=[.E1321];[.$E$4:.$E$973]=[.D1321];[.$G$4:.$G$973])" office:value-type="float" office:value="140125" calcext:value-type="float">
            <text:p>14012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</text:p>
          </table:table-cell>
          <table:table-cell office:value-type="float" office:value="2006" calcext:value-type="float">
            <text:p>2006</text:p>
          </table:table-cell>
          <table:table-cell office:value-type="float" office:value="361722" calcext:value-type="float">
            <text:p>361722</text:p>
          </table:table-cell>
          <table:table-cell table:style-name="Default"/>
          <table:table-cell table:style-name="ce346" table:formula="of:=SUMPRODUCT([.$D$4:.$D$973]=[.E1322];[.$E$4:.$E$973]=[.D1322];[.$G$4:.$G$973])" office:value-type="float" office:value="361722" calcext:value-type="float">
            <text:p>36172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</text:p>
          </table:table-cell>
          <table:table-cell office:value-type="float" office:value="2007" calcext:value-type="float">
            <text:p>2007</text:p>
          </table:table-cell>
          <table:table-cell office:value-type="float" office:value="2524705" calcext:value-type="float">
            <text:p>2524705</text:p>
          </table:table-cell>
          <table:table-cell table:style-name="Default"/>
          <table:table-cell table:style-name="ce347" table:formula="of:=SUMPRODUCT([.$D$4:.$D$973]=[.E1323];[.$E$4:.$E$973]=[.D1323];[.$G$4:.$G$973])" office:value-type="float" office:value="2524705" calcext:value-type="float">
            <text:p>252470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</text:p>
          </table:table-cell>
          <table:table-cell office:value-type="float" office:value="2008" calcext:value-type="float">
            <text:p>2008</text:p>
          </table:table-cell>
          <table:table-cell office:value-type="float" office:value="3184876" calcext:value-type="float">
            <text:p>3184876</text:p>
          </table:table-cell>
          <table:table-cell table:style-name="Default"/>
          <table:table-cell table:style-name="ce348" table:formula="of:=SUMPRODUCT([.$D$4:.$D$973]=[.E1324];[.$E$4:.$E$973]=[.D1324];[.$G$4:.$G$973])" office:value-type="float" office:value="3184875" calcext:value-type="float">
            <text:p>318487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</text:p>
          </table:table-cell>
          <table:table-cell office:value-type="float" office:value="2009" calcext:value-type="float">
            <text:p>2009</text:p>
          </table:table-cell>
          <table:table-cell office:value-type="float" office:value="3761567" calcext:value-type="float">
            <text:p>3761567</text:p>
          </table:table-cell>
          <table:table-cell table:style-name="Default"/>
          <table:table-cell table:style-name="ce349" table:formula="of:=SUMPRODUCT([.$D$4:.$D$973]=[.E1325];[.$E$4:.$E$973]=[.D1325];[.$G$4:.$G$973])" office:value-type="float" office:value="3761566" calcext:value-type="float">
            <text:p>376156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</text:p>
          </table:table-cell>
          <table:table-cell office:value-type="float" office:value="2010" calcext:value-type="float">
            <text:p>2010</text:p>
          </table:table-cell>
          <table:table-cell office:value-type="float" office:value="2711756" calcext:value-type="float">
            <text:p>2711756</text:p>
          </table:table-cell>
          <table:table-cell table:style-name="Default"/>
          <table:table-cell table:style-name="ce350" table:formula="of:=SUMPRODUCT([.$D$4:.$D$973]=[.E1326];[.$E$4:.$E$973]=[.D1326];[.$G$4:.$G$973])" office:value-type="float" office:value="2711756" calcext:value-type="float">
            <text:p>271175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</text:p>
          </table:table-cell>
          <table:table-cell office:value-type="float" office:value="2011" calcext:value-type="float">
            <text:p>2011</text:p>
          </table:table-cell>
          <table:table-cell office:value-type="float" office:value="7730756" calcext:value-type="float">
            <text:p>7730756</text:p>
          </table:table-cell>
          <table:table-cell table:style-name="Default"/>
          <table:table-cell table:style-name="ce351" table:formula="of:=SUMPRODUCT([.$D$4:.$D$973]=[.E1327];[.$E$4:.$E$973]=[.D1327];[.$G$4:.$G$973])" office:value-type="float" office:value="7730755" calcext:value-type="float">
            <text:p>773075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</text:p>
          </table:table-cell>
          <table:table-cell office:value-type="float" office:value="2012" calcext:value-type="float">
            <text:p>2012</text:p>
          </table:table-cell>
          <table:table-cell office:value-type="float" office:value="8613767" calcext:value-type="float">
            <text:p>8613767</text:p>
          </table:table-cell>
          <table:table-cell table:style-name="Default"/>
          <table:table-cell table:style-name="ce352" table:formula="of:=SUMPRODUCT([.$D$4:.$D$973]=[.E1328];[.$E$4:.$E$973]=[.D1328];[.$G$4:.$G$973])" office:value-type="float" office:value="8613767" calcext:value-type="float">
            <text:p>861376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</text:p>
          </table:table-cell>
          <table:table-cell office:value-type="float" office:value="2013" calcext:value-type="float">
            <text:p>2013</text:p>
          </table:table-cell>
          <table:table-cell office:value-type="float" office:value="9773080" calcext:value-type="float">
            <text:p>9773080</text:p>
          </table:table-cell>
          <table:table-cell table:style-name="Default"/>
          <table:table-cell table:style-name="ce353" table:formula="of:=SUMPRODUCT([.$D$4:.$D$973]=[.E1329];[.$E$4:.$E$973]=[.D1329];[.$G$4:.$G$973])" office:value-type="float" office:value="9773079" calcext:value-type="float">
            <text:p>977307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</text:p>
          </table:table-cell>
          <table:table-cell office:value-type="float" office:value="2014" calcext:value-type="float">
            <text:p>2014</text:p>
          </table:table-cell>
          <table:table-cell office:value-type="float" office:value="3798188" calcext:value-type="float">
            <text:p>3798188</text:p>
          </table:table-cell>
          <table:table-cell table:style-name="Default"/>
          <table:table-cell table:style-name="ce354" table:formula="of:=SUMPRODUCT([.$D$4:.$D$973]=[.E1330];[.$E$4:.$E$973]=[.D1330];[.$G$4:.$G$973])" office:value-type="float" office:value="3798187" calcext:value-type="float">
            <text:p>379818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</text:p>
          </table:table-cell>
          <table:table-cell office:value-type="float" office:value="2015" calcext:value-type="float">
            <text:p>2015</text:p>
          </table:table-cell>
          <table:table-cell office:value-type="float" office:value="1437506" calcext:value-type="float">
            <text:p>1437506</text:p>
          </table:table-cell>
          <table:table-cell table:style-name="Default"/>
          <table:table-cell table:style-name="ce355" table:formula="of:=SUMPRODUCT([.$D$4:.$D$973]=[.E1331];[.$E$4:.$E$973]=[.D1331];[.$G$4:.$G$973])" office:value-type="float" office:value="1437506" calcext:value-type="float">
            <text:p>143750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</text:p>
          </table:table-cell>
          <table:table-cell office:value-type="float" office:value="2016" calcext:value-type="float">
            <text:p>2016</text:p>
          </table:table-cell>
          <table:table-cell office:value-type="float" office:value="214760" calcext:value-type="float">
            <text:p>214760</text:p>
          </table:table-cell>
          <table:table-cell table:style-name="Default"/>
          <table:table-cell table:style-name="ce356" table:formula="of:=SUMPRODUCT([.$D$4:.$D$973]=[.E1332];[.$E$4:.$E$973]=[.D1332];[.$G$4:.$G$973])" office:value-type="float" office:value="214760" calcext:value-type="float">
            <text:p>21476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SBS-APESHAG</text:p>
          </table:table-cell>
          <table:table-cell office:value-type="float" office:value="2013" calcext:value-type="float">
            <text:p>2013</text:p>
          </table:table-cell>
          <table:table-cell office:value-type="float" office:value="482135" calcext:value-type="float">
            <text:p>482135</text:p>
          </table:table-cell>
          <table:table-cell table:style-name="Default"/>
          <table:table-cell table:style-name="ce357" table:formula="of:=SUMPRODUCT([.$D$4:.$D$973]=[.E1333];[.$E$4:.$E$973]=[.D1333];[.$G$4:.$G$973])" office:value-type="float" office:value="482134" calcext:value-type="float">
            <text:p>482134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SBS-APESHAG</text:p>
          </table:table-cell>
          <table:table-cell office:value-type="float" office:value="2014" calcext:value-type="float">
            <text:p>2014</text:p>
          </table:table-cell>
          <table:table-cell office:value-type="float" office:value="311748" calcext:value-type="float">
            <text:p>311748</text:p>
          </table:table-cell>
          <table:table-cell table:style-name="Default"/>
          <table:table-cell table:style-name="ce358" table:formula="of:=SUMPRODUCT([.$D$4:.$D$973]=[.E1334];[.$E$4:.$E$973]=[.D1334];[.$G$4:.$G$973])" office:value-type="float" office:value="311748" calcext:value-type="float">
            <text:p>311748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SBS-APESHAG</text:p>
          </table:table-cell>
          <table:table-cell office:value-type="float" office:value="2015" calcext:value-type="float">
            <text:p>2015</text:p>
          </table:table-cell>
          <table:table-cell office:value-type="float" office:value="217800" calcext:value-type="float">
            <text:p>217800</text:p>
          </table:table-cell>
          <table:table-cell table:style-name="Default"/>
          <table:table-cell table:style-name="ce359" table:formula="of:=SUMPRODUCT([.$D$4:.$D$973]=[.E1335];[.$E$4:.$E$973]=[.D1335];[.$G$4:.$G$973])" office:value-type="float" office:value="217800" calcext:value-type="float">
            <text:p>21780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SBS-APESHAG</text:p>
          </table:table-cell>
          <table:table-cell office:value-type="float" office:value="2016" calcext:value-type="float">
            <text:p>2016</text:p>
          </table:table-cell>
          <table:table-cell office:value-type="float" office:value="217800" calcext:value-type="float">
            <text:p>217800</text:p>
          </table:table-cell>
          <table:table-cell table:style-name="Default"/>
          <table:table-cell table:style-name="ce360" table:formula="of:=SUMPRODUCT([.$D$4:.$D$973]=[.E1336];[.$E$4:.$E$973]=[.D1336];[.$G$4:.$G$973])" office:value-type="float" office:value="217800" calcext:value-type="float">
            <text:p>21780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SBS-APESHP</text:p>
          </table:table-cell>
          <table:table-cell office:value-type="float" office:value="2013" calcext:value-type="float">
            <text:p>2013</text:p>
          </table:table-cell>
          <table:table-cell office:value-type="float" office:value="3630" calcext:value-type="float">
            <text:p>3630</text:p>
          </table:table-cell>
          <table:table-cell table:style-name="Default"/>
          <table:table-cell table:style-name="ce361" table:formula="of:=SUMPRODUCT([.$D$4:.$D$973]=[.E1337];[.$E$4:.$E$973]=[.D1337];[.$G$4:.$G$973])" office:value-type="float" office:value="3630" calcext:value-type="float">
            <text:p>363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SBS-APESHP</text:p>
          </table:table-cell>
          <table:table-cell office:value-type="float" office:value="2014" calcext:value-type="float">
            <text:p>2014</text:p>
          </table:table-cell>
          <table:table-cell office:value-type="float" office:value="35143" calcext:value-type="float">
            <text:p>35143</text:p>
          </table:table-cell>
          <table:table-cell table:style-name="Default"/>
          <table:table-cell table:style-name="ce362" table:formula="of:=SUMPRODUCT([.$D$4:.$D$973]=[.E1338];[.$E$4:.$E$973]=[.D1338];[.$G$4:.$G$973])" office:value-type="float" office:value="35143" calcext:value-type="float">
            <text:p>3514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-ASSDA</text:p>
          </table:table-cell>
          <table:table-cell office:value-type="float" office:value="2013" calcext:value-type="float">
            <text:p>2013</text:p>
          </table:table-cell>
          <table:table-cell office:value-type="float" office:value="5145745" calcext:value-type="float">
            <text:p>5145745</text:p>
          </table:table-cell>
          <table:table-cell table:style-name="Default"/>
          <table:table-cell table:style-name="ce363" table:formula="of:=SUMPRODUCT([.$D$4:.$D$973]=[.E1339];[.$E$4:.$E$973]=[.D1339];[.$G$4:.$G$973])" office:value-type="float" office:value="5145745" calcext:value-type="float">
            <text:p>514574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-ASSDA</text:p>
          </table:table-cell>
          <table:table-cell office:value-type="float" office:value="2014" calcext:value-type="float">
            <text:p>2014</text:p>
          </table:table-cell>
          <table:table-cell office:value-type="float" office:value="9173951" calcext:value-type="float">
            <text:p>9173951</text:p>
          </table:table-cell>
          <table:table-cell table:style-name="Default"/>
          <table:table-cell table:style-name="ce364" table:formula="of:=SUMPRODUCT([.$D$4:.$D$973]=[.E1340];[.$E$4:.$E$973]=[.D1340];[.$G$4:.$G$973])" office:value-type="float" office:value="9173950" calcext:value-type="float">
            <text:p>917395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-ASSDA</text:p>
          </table:table-cell>
          <table:table-cell office:value-type="float" office:value="2015" calcext:value-type="float">
            <text:p>2015</text:p>
          </table:table-cell>
          <table:table-cell office:value-type="float" office:value="5713145" calcext:value-type="float">
            <text:p>5713145</text:p>
          </table:table-cell>
          <table:table-cell table:style-name="Default"/>
          <table:table-cell table:style-name="ce365" table:formula="of:=SUMPRODUCT([.$D$4:.$D$973]=[.E1341];[.$E$4:.$E$973]=[.D1341];[.$G$4:.$G$973])" office:value-type="float" office:value="5713145" calcext:value-type="float">
            <text:p>571314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-EIHBG</text:p>
          </table:table-cell>
          <table:table-cell office:value-type="float" office:value="2013" calcext:value-type="float">
            <text:p>2013</text:p>
          </table:table-cell>
          <table:table-cell office:value-type="float" office:value="249278" calcext:value-type="float">
            <text:p>249278</text:p>
          </table:table-cell>
          <table:table-cell table:style-name="Default"/>
          <table:table-cell table:style-name="ce366" table:formula="of:=SUMPRODUCT([.$D$4:.$D$973]=[.E1342];[.$E$4:.$E$973]=[.D1342];[.$G$4:.$G$973])" office:value-type="float" office:value="249277" calcext:value-type="float">
            <text:p>24927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-EIHBG</text:p>
          </table:table-cell>
          <table:table-cell office:value-type="float" office:value="2014" calcext:value-type="float">
            <text:p>2014</text:p>
          </table:table-cell>
          <table:table-cell office:value-type="float" office:value="269630" calcext:value-type="float">
            <text:p>269630</text:p>
          </table:table-cell>
          <table:table-cell table:style-name="Default"/>
          <table:table-cell table:style-name="ce367" table:formula="of:=SUMPRODUCT([.$D$4:.$D$973]=[.E1343];[.$E$4:.$E$973]=[.D1343];[.$G$4:.$G$973])" office:value-type="float" office:value="269630" calcext:value-type="float">
            <text:p>26963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-EIHBG</text:p>
          </table:table-cell>
          <table:table-cell office:value-type="float" office:value="2015" calcext:value-type="float">
            <text:p>2015</text:p>
          </table:table-cell>
          <table:table-cell office:value-type="float" office:value="87909" calcext:value-type="float">
            <text:p>87909</text:p>
          </table:table-cell>
          <table:table-cell table:style-name="Default"/>
          <table:table-cell table:style-name="ce368" table:formula="of:=SUMPRODUCT([.$D$4:.$D$973]=[.E1344];[.$E$4:.$E$973]=[.D1344];[.$G$4:.$G$973])" office:value-type="float" office:value="87909" calcext:value-type="float">
            <text:p>8790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-EPES</text:p>
          </table:table-cell>
          <table:table-cell office:value-type="float" office:value="2013" calcext:value-type="float">
            <text:p>2013</text:p>
          </table:table-cell>
          <table:table-cell office:value-type="float" office:value="2179101" calcext:value-type="float">
            <text:p>2179101</text:p>
          </table:table-cell>
          <table:table-cell table:style-name="Default"/>
          <table:table-cell table:style-name="ce369" table:formula="of:=SUMPRODUCT([.$D$4:.$D$973]=[.E1345];[.$E$4:.$E$973]=[.D1345];[.$G$4:.$G$973])" office:value-type="float" office:value="2179101" calcext:value-type="float">
            <text:p>217910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-EPES</text:p>
          </table:table-cell>
          <table:table-cell office:value-type="float" office:value="2014" calcext:value-type="float">
            <text:p>2014</text:p>
          </table:table-cell>
          <table:table-cell office:value-type="float" office:value="737496" calcext:value-type="float">
            <text:p>737496</text:p>
          </table:table-cell>
          <table:table-cell table:style-name="Default"/>
          <table:table-cell table:style-name="ce370" table:formula="of:=SUMPRODUCT([.$D$4:.$D$973]=[.E1346];[.$E$4:.$E$973]=[.D1346];[.$G$4:.$G$973])" office:value-type="float" office:value="737496" calcext:value-type="float">
            <text:p>73749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-EPES</text:p>
          </table:table-cell>
          <table:table-cell office:value-type="float" office:value="2015" calcext:value-type="float">
            <text:p>2015</text:p>
          </table:table-cell>
          <table:table-cell office:value-type="float" office:value="1102381" calcext:value-type="float">
            <text:p>1102381</text:p>
          </table:table-cell>
          <table:table-cell table:style-name="Default"/>
          <table:table-cell table:style-name="ce371" table:formula="of:=SUMPRODUCT([.$D$4:.$D$973]=[.E1347];[.$E$4:.$E$973]=[.D1347];[.$G$4:.$G$973])" office:value-type="float" office:value="1102381" calcext:value-type="float">
            <text:p>110238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SBS-EPES</text:p>
          </table:table-cell>
          <table:table-cell office:value-type="float" office:value="2016" calcext:value-type="float">
            <text:p>2016</text:p>
          </table:table-cell>
          <table:table-cell office:value-type="float" office:value="927208" calcext:value-type="float">
            <text:p>927208</text:p>
          </table:table-cell>
          <table:table-cell table:style-name="Default"/>
          <table:table-cell table:style-name="ce372" table:formula="of:=SUMPRODUCT([.$D$4:.$D$973]=[.E1348];[.$E$4:.$E$973]=[.D1348];[.$G$4:.$G$973])" office:value-type="float" office:value="927208" calcext:value-type="float">
            <text:p>92720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</text:p>
          </table:table-cell>
          <table:table-cell office:value-type="float" office:value="2012" calcext:value-type="float">
            <text:p>2012</text:p>
          </table:table-cell>
          <table:table-cell office:value-type="float" office:value="4911" calcext:value-type="float">
            <text:p>4911</text:p>
          </table:table-cell>
          <table:table-cell table:style-name="Default"/>
          <table:table-cell table:style-name="ce373" table:formula="of:=SUMPRODUCT([.$D$4:.$D$973]=[.E1349];[.$E$4:.$E$973]=[.D1349];[.$G$4:.$G$973])" office:value-type="float" office:value="4911" calcext:value-type="float">
            <text:p>491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</text:p>
          </table:table-cell>
          <table:table-cell office:value-type="float" office:value="2013" calcext:value-type="float">
            <text:p>2013</text:p>
          </table:table-cell>
          <table:table-cell office:value-type="float" office:value="53598" calcext:value-type="float">
            <text:p>53598</text:p>
          </table:table-cell>
          <table:table-cell table:style-name="Default"/>
          <table:table-cell table:style-name="ce374" table:formula="of:=SUMPRODUCT([.$D$4:.$D$973]=[.E1350];[.$E$4:.$E$973]=[.D1350];[.$G$4:.$G$973])" office:value-type="float" office:value="53597" calcext:value-type="float">
            <text:p>5359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</text:p>
          </table:table-cell>
          <table:table-cell office:value-type="float" office:value="2014" calcext:value-type="float">
            <text:p>2014</text:p>
          </table:table-cell>
          <table:table-cell office:value-type="float" office:value="398691" calcext:value-type="float">
            <text:p>398691</text:p>
          </table:table-cell>
          <table:table-cell table:style-name="Default"/>
          <table:table-cell table:style-name="ce375" table:formula="of:=SUMPRODUCT([.$D$4:.$D$973]=[.E1351];[.$E$4:.$E$973]=[.D1351];[.$G$4:.$G$973])" office:value-type="float" office:value="398691" calcext:value-type="float">
            <text:p>39869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</text:p>
          </table:table-cell>
          <table:table-cell office:value-type="float" office:value="2015" calcext:value-type="float">
            <text:p>2015</text:p>
          </table:table-cell>
          <table:table-cell office:value-type="float" office:value="460000" calcext:value-type="float">
            <text:p>460000</text:p>
          </table:table-cell>
          <table:table-cell table:style-name="Default"/>
          <table:table-cell table:style-name="ce376" table:formula="of:=SUMPRODUCT([.$D$4:.$D$973]=[.E1352];[.$E$4:.$E$973]=[.D1352];[.$G$4:.$G$973])" office:value-type="float" office:value="460000" calcext:value-type="float">
            <text:p>460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</text:p>
          </table:table-cell>
          <table:table-cell office:value-type="float" office:value="2016" calcext:value-type="float">
            <text:p>2016</text:p>
          </table:table-cell>
          <table:table-cell office:value-type="float" office:value="76666" calcext:value-type="float">
            <text:p>76666</text:p>
          </table:table-cell>
          <table:table-cell table:style-name="Default"/>
          <table:table-cell table:style-name="ce377" table:formula="of:=SUMPRODUCT([.$D$4:.$D$973]=[.E1353];[.$E$4:.$E$973]=[.D1353];[.$G$4:.$G$973])" office:value-type="float" office:value="76666" calcext:value-type="float">
            <text:p>7666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D</text:p>
          </table:table-cell>
          <table:table-cell office:value-type="float" office:value="2007" calcext:value-type="float">
            <text:p>2007</text:p>
          </table:table-cell>
          <table:table-cell office:value-type="float" office:value="687961" calcext:value-type="float">
            <text:p>687961</text:p>
          </table:table-cell>
          <table:table-cell table:style-name="Default"/>
          <table:table-cell table:style-name="ce378" table:formula="of:=SUMPRODUCT([.$D$4:.$D$973]=[.E1354];[.$E$4:.$E$973]=[.D1354];[.$G$4:.$G$973])" office:value-type="float" office:value="687961" calcext:value-type="float">
            <text:p>68796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D</text:p>
          </table:table-cell>
          <table:table-cell office:value-type="float" office:value="2008" calcext:value-type="float">
            <text:p>2008</text:p>
          </table:table-cell>
          <table:table-cell office:value-type="float" office:value="1069029" calcext:value-type="float">
            <text:p>1069029</text:p>
          </table:table-cell>
          <table:table-cell table:style-name="Default"/>
          <table:table-cell table:style-name="ce379" table:formula="of:=SUMPRODUCT([.$D$4:.$D$973]=[.E1355];[.$E$4:.$E$973]=[.D1355];[.$G$4:.$G$973])" office:value-type="float" office:value="1069029" calcext:value-type="float">
            <text:p>106902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D</text:p>
          </table:table-cell>
          <table:table-cell office:value-type="float" office:value="2009" calcext:value-type="float">
            <text:p>2009</text:p>
          </table:table-cell>
          <table:table-cell office:value-type="float" office:value="722981" calcext:value-type="float">
            <text:p>722981</text:p>
          </table:table-cell>
          <table:table-cell table:style-name="Default"/>
          <table:table-cell table:style-name="ce380" table:formula="of:=SUMPRODUCT([.$D$4:.$D$973]=[.E1356];[.$E$4:.$E$973]=[.D1356];[.$G$4:.$G$973])" office:value-type="float" office:value="722980" calcext:value-type="float">
            <text:p>72298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D</text:p>
          </table:table-cell>
          <table:table-cell office:value-type="float" office:value="2010" calcext:value-type="float">
            <text:p>2010</text:p>
          </table:table-cell>
          <table:table-cell office:value-type="float" office:value="789872" calcext:value-type="float">
            <text:p>789872</text:p>
          </table:table-cell>
          <table:table-cell table:style-name="Default"/>
          <table:table-cell table:style-name="ce381" table:formula="of:=SUMPRODUCT([.$D$4:.$D$973]=[.E1357];[.$E$4:.$E$973]=[.D1357];[.$G$4:.$G$973])" office:value-type="float" office:value="789872" calcext:value-type="float">
            <text:p>78987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D</text:p>
          </table:table-cell>
          <table:table-cell office:value-type="float" office:value="2011" calcext:value-type="float">
            <text:p>2011</text:p>
          </table:table-cell>
          <table:table-cell office:value-type="float" office:value="347785" calcext:value-type="float">
            <text:p>347785</text:p>
          </table:table-cell>
          <table:table-cell table:style-name="Default"/>
          <table:table-cell table:style-name="ce382" table:formula="of:=SUMPRODUCT([.$D$4:.$D$973]=[.E1358];[.$E$4:.$E$973]=[.D1358];[.$G$4:.$G$973])" office:value-type="float" office:value="347784" calcext:value-type="float">
            <text:p>34778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D</text:p>
          </table:table-cell>
          <table:table-cell office:value-type="float" office:value="2012" calcext:value-type="float">
            <text:p>2012</text:p>
          </table:table-cell>
          <table:table-cell office:value-type="float" office:value="479904" calcext:value-type="float">
            <text:p>479904</text:p>
          </table:table-cell>
          <table:table-cell table:style-name="Default"/>
          <table:table-cell table:style-name="ce383" table:formula="of:=SUMPRODUCT([.$D$4:.$D$973]=[.E1359];[.$E$4:.$E$973]=[.D1359];[.$G$4:.$G$973])" office:value-type="float" office:value="479904" calcext:value-type="float">
            <text:p>47990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TCD</text:p>
          </table:table-cell>
          <table:table-cell office:value-type="float" office:value="2013" calcext:value-type="float">
            <text:p>2013</text:p>
          </table:table-cell>
          <table:table-cell office:value-type="float" office:value="251210" calcext:value-type="float">
            <text:p>251210</text:p>
          </table:table-cell>
          <table:table-cell table:style-name="Default"/>
          <table:table-cell table:style-name="ce384" table:formula="of:=SUMPRODUCT([.$D$4:.$D$973]=[.E1360];[.$E$4:.$E$973]=[.D1360];[.$G$4:.$G$973])" office:value-type="float" office:value="251210" calcext:value-type="float">
            <text:p>25121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VOT</text:p>
          </table:table-cell>
          <table:table-cell office:value-type="float" office:value="2008" calcext:value-type="float">
            <text:p>2008</text:p>
          </table:table-cell>
          <table:table-cell office:value-type="float" office:value="1141603" calcext:value-type="float">
            <text:p>1141603</text:p>
          </table:table-cell>
          <table:table-cell table:style-name="Default"/>
          <table:table-cell table:style-name="ce385" table:formula="of:=SUMPRODUCT([.$D$4:.$D$973]=[.E1361];[.$E$4:.$E$973]=[.D1361];[.$G$4:.$G$973])" office:value-type="float" office:value="1141603" calcext:value-type="float">
            <text:p>114160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VOT</text:p>
          </table:table-cell>
          <table:table-cell office:value-type="float" office:value="2009" calcext:value-type="float">
            <text:p>2009</text:p>
          </table:table-cell>
          <table:table-cell office:value-type="float" office:value="5771730" calcext:value-type="float">
            <text:p>5771730</text:p>
          </table:table-cell>
          <table:table-cell table:style-name="Default"/>
          <table:table-cell table:style-name="ce386" table:formula="of:=SUMPRODUCT([.$D$4:.$D$973]=[.E1362];[.$E$4:.$E$973]=[.D1362];[.$G$4:.$G$973])" office:value-type="float" office:value="5771730" calcext:value-type="float">
            <text:p>577173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VOT</text:p>
          </table:table-cell>
          <table:table-cell office:value-type="float" office:value="2010" calcext:value-type="float">
            <text:p>2010</text:p>
          </table:table-cell>
          <table:table-cell office:value-type="float" office:value="1700821" calcext:value-type="float">
            <text:p>1700821</text:p>
          </table:table-cell>
          <table:table-cell table:style-name="Default"/>
          <table:table-cell table:style-name="ce387" table:formula="of:=SUMPRODUCT([.$D$4:.$D$973]=[.E1363];[.$E$4:.$E$973]=[.D1363];[.$G$4:.$G$973])" office:value-type="float" office:value="1700821" calcext:value-type="float">
            <text:p>170082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AOPJA</text:p>
          </table:table-cell>
          <table:table-cell office:value-type="float" office:value="2013" calcext:value-type="float">
            <text:p>2013</text:p>
          </table:table-cell>
          <table:table-cell office:value-type="float" office:value="520989" calcext:value-type="float">
            <text:p>520989</text:p>
          </table:table-cell>
          <table:table-cell table:style-name="Default"/>
          <table:table-cell table:style-name="ce388" table:formula="of:=SUMPRODUCT([.$D$4:.$D$973]=[.E1364];[.$E$4:.$E$973]=[.D1364];[.$G$4:.$G$973])" office:value-type="float" office:value="520989" calcext:value-type="float">
            <text:p>52098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AOPJA</text:p>
          </table:table-cell>
          <table:table-cell office:value-type="float" office:value="2014" calcext:value-type="float">
            <text:p>2014</text:p>
          </table:table-cell>
          <table:table-cell office:value-type="float" office:value="192873" calcext:value-type="float">
            <text:p>192873</text:p>
          </table:table-cell>
          <table:table-cell table:style-name="Default"/>
          <table:table-cell table:style-name="ce389" table:formula="of:=SUMPRODUCT([.$D$4:.$D$973]=[.E1365];[.$E$4:.$E$973]=[.D1365];[.$G$4:.$G$973])" office:value-type="float" office:value="192873" calcext:value-type="float">
            <text:p>19287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APPA</text:p>
          </table:table-cell>
          <table:table-cell office:value-type="float" office:value="2013" calcext:value-type="float">
            <text:p>2013</text:p>
          </table:table-cell>
          <table:table-cell office:value-type="float" office:value="130262" calcext:value-type="float">
            <text:p>130262</text:p>
          </table:table-cell>
          <table:table-cell table:style-name="Default"/>
          <table:table-cell table:style-name="ce390" table:formula="of:=SUMPRODUCT([.$D$4:.$D$973]=[.E1366];[.$E$4:.$E$973]=[.D1366];[.$G$4:.$G$973])" office:value-type="float" office:value="130262" calcext:value-type="float">
            <text:p>13026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APPA</text:p>
          </table:table-cell>
          <table:table-cell office:value-type="float" office:value="2014" calcext:value-type="float">
            <text:p>2014</text:p>
          </table:table-cell>
          <table:table-cell office:value-type="float" office:value="77796" calcext:value-type="float">
            <text:p>77796</text:p>
          </table:table-cell>
          <table:table-cell table:style-name="Default"/>
          <table:table-cell table:style-name="ce391" table:formula="of:=SUMPRODUCT([.$D$4:.$D$973]=[.E1367];[.$E$4:.$E$973]=[.D1367];[.$G$4:.$G$973])" office:value-type="float" office:value="77796" calcext:value-type="float">
            <text:p>7779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APPA</text:p>
          </table:table-cell>
          <table:table-cell office:value-type="float" office:value="2015" calcext:value-type="float">
            <text:p>2015</text:p>
          </table:table-cell>
          <table:table-cell office:value-type="float" office:value="47795" calcext:value-type="float">
            <text:p>47795</text:p>
          </table:table-cell>
          <table:table-cell table:style-name="Default"/>
          <table:table-cell table:style-name="ce392" table:formula="of:=SUMPRODUCT([.$D$4:.$D$973]=[.E1368];[.$E$4:.$E$973]=[.D1368];[.$G$4:.$G$973])" office:value-type="float" office:value="47795" calcext:value-type="float">
            <text:p>4779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APPA</text:p>
          </table:table-cell>
          <table:table-cell office:value-type="float" office:value="2016" calcext:value-type="float">
            <text:p>2016</text:p>
          </table:table-cell>
          <table:table-cell office:value-type="float" office:value="3025" calcext:value-type="float">
            <text:p>3025</text:p>
          </table:table-cell>
          <table:table-cell table:style-name="Default"/>
          <table:table-cell table:style-name="ce393" table:formula="of:=SUMPRODUCT([.$D$4:.$D$973]=[.E1369];[.$E$4:.$E$973]=[.D1369];[.$G$4:.$G$973])" office:value-type="float" office:value="3025" calcext:value-type="float">
            <text:p>302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APPA</text:p>
          </table:table-cell>
          <table:table-cell office:value-type="float" office:value="2017" calcext:value-type="float">
            <text:p>2017</text:p>
          </table:table-cell>
          <table:table-cell office:value-type="float" office:value="3025" calcext:value-type="float">
            <text:p>3025</text:p>
          </table:table-cell>
          <table:table-cell table:style-name="Default"/>
          <table:table-cell table:style-name="ce394" table:formula="of:=SUMPRODUCT([.$D$4:.$D$973]=[.E1370];[.$E$4:.$E$973]=[.D1370];[.$G$4:.$G$973])" office:value-type="float" office:value="3025" calcext:value-type="float">
            <text:p>302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EPTD</text:p>
          </table:table-cell>
          <table:table-cell office:value-type="float" office:value="2012" calcext:value-type="float">
            <text:p>2012</text:p>
          </table:table-cell>
          <table:table-cell office:value-type="float" office:value="365697" calcext:value-type="float">
            <text:p>365697</text:p>
          </table:table-cell>
          <table:table-cell table:style-name="Default"/>
          <table:table-cell table:style-name="ce395" table:formula="of:=SUMPRODUCT([.$D$4:.$D$973]=[.E1371];[.$E$4:.$E$973]=[.D1371];[.$G$4:.$G$973])" office:value-type="float" office:value="365697" calcext:value-type="float">
            <text:p>36569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EPTD</text:p>
          </table:table-cell>
          <table:table-cell office:value-type="float" office:value="2013" calcext:value-type="float">
            <text:p>2013</text:p>
          </table:table-cell>
          <table:table-cell office:value-type="float" office:value="439661" calcext:value-type="float">
            <text:p>439661</text:p>
          </table:table-cell>
          <table:table-cell table:style-name="Default"/>
          <table:table-cell table:style-name="ce396" table:formula="of:=SUMPRODUCT([.$D$4:.$D$973]=[.E1372];[.$E$4:.$E$973]=[.D1372];[.$G$4:.$G$973])" office:value-type="float" office:value="439661" calcext:value-type="float">
            <text:p>43966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EPTD</text:p>
          </table:table-cell>
          <table:table-cell office:value-type="float" office:value="2014" calcext:value-type="float">
            <text:p>2014</text:p>
          </table:table-cell>
          <table:table-cell office:value-type="float" office:value="251510" calcext:value-type="float">
            <text:p>251510</text:p>
          </table:table-cell>
          <table:table-cell table:style-name="Default"/>
          <table:table-cell table:style-name="ce397" table:formula="of:=SUMPRODUCT([.$D$4:.$D$973]=[.E1373];[.$E$4:.$E$973]=[.D1373];[.$G$4:.$G$973])" office:value-type="float" office:value="251509" calcext:value-type="float">
            <text:p>25150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EPTD</text:p>
          </table:table-cell>
          <table:table-cell office:value-type="float" office:value="2015" calcext:value-type="float">
            <text:p>2015</text:p>
          </table:table-cell>
          <table:table-cell office:value-type="float" office:value="19416" calcext:value-type="float">
            <text:p>19416</text:p>
          </table:table-cell>
          <table:table-cell table:style-name="Default"/>
          <table:table-cell table:style-name="ce398" table:formula="of:=SUMPRODUCT([.$D$4:.$D$973]=[.E1374];[.$E$4:.$E$973]=[.D1374];[.$G$4:.$G$973])" office:value-type="float" office:value="19416" calcext:value-type="float">
            <text:p>1941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IAPH</text:p>
          </table:table-cell>
          <table:table-cell office:value-type="float" office:value="2011" calcext:value-type="float">
            <text:p>2011</text:p>
          </table:table-cell>
          <table:table-cell office:value-type="float" office:value="28519" calcext:value-type="float">
            <text:p>28519</text:p>
          </table:table-cell>
          <table:table-cell table:style-name="Default"/>
          <table:table-cell table:style-name="ce399" table:formula="of:=SUMPRODUCT([.$D$4:.$D$973]=[.E1375];[.$E$4:.$E$973]=[.D1375];[.$G$4:.$G$973])" office:value-type="float" office:value="28518" calcext:value-type="float">
            <text:p>2851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IAPH</text:p>
          </table:table-cell>
          <table:table-cell office:value-type="float" office:value="2012" calcext:value-type="float">
            <text:p>2012</text:p>
          </table:table-cell>
          <table:table-cell office:value-type="float" office:value="5103" calcext:value-type="float">
            <text:p>5103</text:p>
          </table:table-cell>
          <table:table-cell table:style-name="Default"/>
          <table:table-cell table:style-name="ce400" table:formula="of:=SUMPRODUCT([.$D$4:.$D$973]=[.E1376];[.$E$4:.$E$973]=[.D1376];[.$G$4:.$G$973])" office:value-type="float" office:value="5103" calcext:value-type="float">
            <text:p>510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IAPH</text:p>
          </table:table-cell>
          <table:table-cell office:value-type="float" office:value="2013" calcext:value-type="float">
            <text:p>2013</text:p>
          </table:table-cell>
          <table:table-cell office:value-type="float" office:value="141683" calcext:value-type="float">
            <text:p>141683</text:p>
          </table:table-cell>
          <table:table-cell table:style-name="Default"/>
          <table:table-cell table:style-name="ce401" table:formula="of:=SUMPRODUCT([.$D$4:.$D$973]=[.E1377];[.$E$4:.$E$973]=[.D1377];[.$G$4:.$G$973])" office:value-type="float" office:value="141683" calcext:value-type="float">
            <text:p>14168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IAPH</text:p>
          </table:table-cell>
          <table:table-cell office:value-type="float" office:value="2014" calcext:value-type="float">
            <text:p>2014</text:p>
          </table:table-cell>
          <table:table-cell office:value-type="float" office:value="57400" calcext:value-type="float">
            <text:p>57400</text:p>
          </table:table-cell>
          <table:table-cell table:style-name="Default"/>
          <table:table-cell table:style-name="ce402" table:formula="of:=SUMPRODUCT([.$D$4:.$D$973]=[.E1378];[.$E$4:.$E$973]=[.D1378];[.$G$4:.$G$973])" office:value-type="float" office:value="57400" calcext:value-type="float">
            <text:p>574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VEIASA</text:p>
          </table:table-cell>
          <table:table-cell office:value-type="float" office:value="2013" calcext:value-type="float">
            <text:p>2013</text:p>
          </table:table-cell>
          <table:table-cell office:value-type="float" office:value="224246" calcext:value-type="float">
            <text:p>224246</text:p>
          </table:table-cell>
          <table:table-cell table:style-name="Default"/>
          <table:table-cell table:style-name="ce403" table:formula="of:=SUMPRODUCT([.$D$4:.$D$973]=[.E1379];[.$E$4:.$E$973]=[.D1379];[.$G$4:.$G$973])" office:value-type="float" office:value="224246" calcext:value-type="float">
            <text:p>22424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IVEIASA</text:p>
          </table:table-cell>
          <table:table-cell office:value-type="float" office:value="2014" calcext:value-type="float">
            <text:p>2014</text:p>
          </table:table-cell>
          <table:table-cell office:value-type="float" office:value="962438" calcext:value-type="float">
            <text:p>962438</text:p>
          </table:table-cell>
          <table:table-cell table:style-name="Default"/>
          <table:table-cell table:style-name="ce404" table:formula="of:=SUMPRODUCT([.$D$4:.$D$973]=[.E1380];[.$E$4:.$E$973]=[.D1380];[.$G$4:.$G$973])" office:value-type="float" office:value="962438" calcext:value-type="float">
            <text:p>96243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PGYS</text:p>
          </table:table-cell>
          <table:table-cell office:value-type="float" office:value="2012" calcext:value-type="float">
            <text:p>2012</text:p>
          </table:table-cell>
          <table:table-cell office:value-type="float" office:value="46859" calcext:value-type="float">
            <text:p>46859</text:p>
          </table:table-cell>
          <table:table-cell table:style-name="Default"/>
          <table:table-cell table:style-name="ce405" table:formula="of:=SUMPRODUCT([.$D$4:.$D$973]=[.E1381];[.$E$4:.$E$973]=[.D1381];[.$G$4:.$G$973])" office:value-type="float" office:value="46859" calcext:value-type="float">
            <text:p>4685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PGYS</text:p>
          </table:table-cell>
          <table:table-cell office:value-type="float" office:value="2013" calcext:value-type="float">
            <text:p>2013</text:p>
          </table:table-cell>
          <table:table-cell office:value-type="float" office:value="2148433" calcext:value-type="float">
            <text:p>2148433</text:p>
          </table:table-cell>
          <table:table-cell table:style-name="Default"/>
          <table:table-cell table:style-name="ce406" table:formula="of:=SUMPRODUCT([.$D$4:.$D$973]=[.E1382];[.$E$4:.$E$973]=[.D1382];[.$G$4:.$G$973])" office:value-type="float" office:value="2148432" calcext:value-type="float">
            <text:p>214843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PGYS</text:p>
          </table:table-cell>
          <table:table-cell office:value-type="float" office:value="2014" calcext:value-type="float">
            <text:p>2014</text:p>
          </table:table-cell>
          <table:table-cell office:value-type="float" office:value="728967" calcext:value-type="float">
            <text:p>728967</text:p>
          </table:table-cell>
          <table:table-cell table:style-name="Default"/>
          <table:table-cell table:style-name="ce407" table:formula="of:=SUMPRODUCT([.$D$4:.$D$973]=[.E1383];[.$E$4:.$E$973]=[.D1383];[.$G$4:.$G$973])" office:value-type="float" office:value="728966" calcext:value-type="float">
            <text:p>72896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AP</text:p>
          </table:table-cell>
          <table:table-cell office:value-type="float" office:value="2006" calcext:value-type="float">
            <text:p>2006</text:p>
          </table:table-cell>
          <table:table-cell office:value-type="float" office:value="142371" calcext:value-type="float">
            <text:p>142371</text:p>
          </table:table-cell>
          <table:table-cell table:style-name="Default"/>
          <table:table-cell table:style-name="ce408" table:formula="of:=SUMPRODUCT([.$D$4:.$D$973]=[.E1384];[.$E$4:.$E$973]=[.D1384];[.$G$4:.$G$973])" office:value-type="float" office:value="142370" calcext:value-type="float">
            <text:p>14237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AP</text:p>
          </table:table-cell>
          <table:table-cell office:value-type="float" office:value="2007" calcext:value-type="float">
            <text:p>2007</text:p>
          </table:table-cell>
          <table:table-cell office:value-type="float" office:value="197338" calcext:value-type="float">
            <text:p>197338</text:p>
          </table:table-cell>
          <table:table-cell table:style-name="Default"/>
          <table:table-cell table:style-name="ce409" table:formula="of:=SUMPRODUCT([.$D$4:.$D$973]=[.E1385];[.$E$4:.$E$973]=[.D1385];[.$G$4:.$G$973])" office:value-type="float" office:value="197337" calcext:value-type="float">
            <text:p>19733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AP</text:p>
          </table:table-cell>
          <table:table-cell office:value-type="float" office:value="2008" calcext:value-type="float">
            <text:p>2008</text:p>
          </table:table-cell>
          <table:table-cell office:value-type="float" office:value="592681" calcext:value-type="float">
            <text:p>592681</text:p>
          </table:table-cell>
          <table:table-cell table:style-name="Default"/>
          <table:table-cell table:style-name="ce410" table:formula="of:=SUMPRODUCT([.$D$4:.$D$973]=[.E1386];[.$E$4:.$E$973]=[.D1386];[.$G$4:.$G$973])" office:value-type="float" office:value="592680" calcext:value-type="float">
            <text:p>59268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AP</text:p>
          </table:table-cell>
          <table:table-cell office:value-type="float" office:value="2009" calcext:value-type="float">
            <text:p>2009</text:p>
          </table:table-cell>
          <table:table-cell office:value-type="float" office:value="591610" calcext:value-type="float">
            <text:p>591610</text:p>
          </table:table-cell>
          <table:table-cell table:style-name="Default"/>
          <table:table-cell table:style-name="ce411" table:formula="of:=SUMPRODUCT([.$D$4:.$D$973]=[.E1387];[.$E$4:.$E$973]=[.D1387];[.$G$4:.$G$973])" office:value-type="float" office:value="591610" calcext:value-type="float">
            <text:p>59161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AP</text:p>
          </table:table-cell>
          <table:table-cell office:value-type="float" office:value="2010" calcext:value-type="float">
            <text:p>2010</text:p>
          </table:table-cell>
          <table:table-cell office:value-type="float" office:value="511523" calcext:value-type="float">
            <text:p>511523</text:p>
          </table:table-cell>
          <table:table-cell table:style-name="Default"/>
          <table:table-cell table:style-name="ce412" table:formula="of:=SUMPRODUCT([.$D$4:.$D$973]=[.E1388];[.$E$4:.$E$973]=[.D1388];[.$G$4:.$G$973])" office:value-type="float" office:value="511523" calcext:value-type="float">
            <text:p>51152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AP</text:p>
          </table:table-cell>
          <table:table-cell office:value-type="float" office:value="2011" calcext:value-type="float">
            <text:p>2011</text:p>
          </table:table-cell>
          <table:table-cell office:value-type="float" office:value="24456" calcext:value-type="float">
            <text:p>24456</text:p>
          </table:table-cell>
          <table:table-cell table:style-name="Default"/>
          <table:table-cell table:style-name="ce413" table:formula="of:=SUMPRODUCT([.$D$4:.$D$973]=[.E1389];[.$E$4:.$E$973]=[.D1389];[.$G$4:.$G$973])" office:value-type="float" office:value="24456" calcext:value-type="float">
            <text:p>2445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J</text:p>
          </table:table-cell>
          <table:table-cell office:value-type="float" office:value="2006" calcext:value-type="float">
            <text:p>2006</text:p>
          </table:table-cell>
          <table:table-cell office:value-type="float" office:value="43356" calcext:value-type="float">
            <text:p>43356</text:p>
          </table:table-cell>
          <table:table-cell table:style-name="Default"/>
          <table:table-cell table:style-name="ce414" table:formula="of:=SUMPRODUCT([.$D$4:.$D$973]=[.E1390];[.$E$4:.$E$973]=[.D1390];[.$G$4:.$G$973])" office:value-type="float" office:value="43356" calcext:value-type="float">
            <text:p>4335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J</text:p>
          </table:table-cell>
          <table:table-cell office:value-type="float" office:value="2007" calcext:value-type="float">
            <text:p>2007</text:p>
          </table:table-cell>
          <table:table-cell office:value-type="float" office:value="258666" calcext:value-type="float">
            <text:p>258666</text:p>
          </table:table-cell>
          <table:table-cell table:style-name="Default"/>
          <table:table-cell table:style-name="ce415" table:formula="of:=SUMPRODUCT([.$D$4:.$D$973]=[.E1391];[.$E$4:.$E$973]=[.D1391];[.$G$4:.$G$973])" office:value-type="float" office:value="258666" calcext:value-type="float">
            <text:p>25866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J</text:p>
          </table:table-cell>
          <table:table-cell office:value-type="float" office:value="2008" calcext:value-type="float">
            <text:p>2008</text:p>
          </table:table-cell>
          <table:table-cell office:value-type="float" office:value="566144" calcext:value-type="float">
            <text:p>566144</text:p>
          </table:table-cell>
          <table:table-cell table:style-name="Default"/>
          <table:table-cell table:style-name="ce416" table:formula="of:=SUMPRODUCT([.$D$4:.$D$973]=[.E1392];[.$E$4:.$E$973]=[.D1392];[.$G$4:.$G$973])" office:value-type="float" office:value="566143" calcext:value-type="float">
            <text:p>56614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J</text:p>
          </table:table-cell>
          <table:table-cell office:value-type="float" office:value="2009" calcext:value-type="float">
            <text:p>2009</text:p>
          </table:table-cell>
          <table:table-cell office:value-type="float" office:value="967981" calcext:value-type="float">
            <text:p>967981</text:p>
          </table:table-cell>
          <table:table-cell table:style-name="Default"/>
          <table:table-cell table:style-name="ce417" table:formula="of:=SUMPRODUCT([.$D$4:.$D$973]=[.E1393];[.$E$4:.$E$973]=[.D1393];[.$G$4:.$G$973])" office:value-type="float" office:value="967980" calcext:value-type="float">
            <text:p>96798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J</text:p>
          </table:table-cell>
          <table:table-cell office:value-type="float" office:value="2010" calcext:value-type="float">
            <text:p>2010</text:p>
          </table:table-cell>
          <table:table-cell office:value-type="float" office:value="1739176" calcext:value-type="float">
            <text:p>1739176</text:p>
          </table:table-cell>
          <table:table-cell table:style-name="Default"/>
          <table:table-cell table:style-name="ce418" table:formula="of:=SUMPRODUCT([.$D$4:.$D$973]=[.E1394];[.$E$4:.$E$973]=[.D1394];[.$G$4:.$G$973])" office:value-type="float" office:value="1739176" calcext:value-type="float">
            <text:p>173917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J</text:p>
          </table:table-cell>
          <table:table-cell office:value-type="float" office:value="2011" calcext:value-type="float">
            <text:p>2011</text:p>
          </table:table-cell>
          <table:table-cell office:value-type="float" office:value="156646" calcext:value-type="float">
            <text:p>156646</text:p>
          </table:table-cell>
          <table:table-cell table:style-name="Default"/>
          <table:table-cell table:style-name="ce419" table:formula="of:=SUMPRODUCT([.$D$4:.$D$973]=[.E1395];[.$E$4:.$E$973]=[.D1395];[.$G$4:.$G$973])" office:value-type="float" office:value="156646" calcext:value-type="float">
            <text:p>15664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J</text:p>
          </table:table-cell>
          <table:table-cell office:value-type="float" office:value="2012" calcext:value-type="float">
            <text:p>2012</text:p>
          </table:table-cell>
          <table:table-cell office:value-type="float" office:value="549445" calcext:value-type="float">
            <text:p>549445</text:p>
          </table:table-cell>
          <table:table-cell table:style-name="Default"/>
          <table:table-cell table:style-name="ce420" table:formula="of:=SUMPRODUCT([.$D$4:.$D$973]=[.E1396];[.$E$4:.$E$973]=[.D1396];[.$G$4:.$G$973])" office:value-type="float" office:value="549444" calcext:value-type="float">
            <text:p>54944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J</text:p>
          </table:table-cell>
          <table:table-cell office:value-type="float" office:value="2013" calcext:value-type="float">
            <text:p>2013</text:p>
          </table:table-cell>
          <table:table-cell office:value-type="float" office:value="566183" calcext:value-type="float">
            <text:p>566183</text:p>
          </table:table-cell>
          <table:table-cell table:style-name="Default"/>
          <table:table-cell table:style-name="ce421" table:formula="of:=SUMPRODUCT([.$D$4:.$D$973]=[.E1397];[.$E$4:.$E$973]=[.D1397];[.$G$4:.$G$973])" office:value-type="float" office:value="566182" calcext:value-type="float">
            <text:p>56618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J</text:p>
          </table:table-cell>
          <table:table-cell office:value-type="float" office:value="2014" calcext:value-type="float">
            <text:p>2014</text:p>
          </table:table-cell>
          <table:table-cell office:value-type="float" office:value="418372" calcext:value-type="float">
            <text:p>418372</text:p>
          </table:table-cell>
          <table:table-cell table:style-name="Default"/>
          <table:table-cell table:style-name="ce422" table:formula="of:=SUMPRODUCT([.$D$4:.$D$973]=[.E1398];[.$E$4:.$E$973]=[.D1398];[.$G$4:.$G$973])" office:value-type="float" office:value="418372" calcext:value-type="float">
            <text:p>41837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M</text:p>
          </table:table-cell>
          <table:table-cell office:value-type="float" office:value="2007" calcext:value-type="float">
            <text:p>2007</text:p>
          </table:table-cell>
          <table:table-cell office:value-type="float" office:value="103655" calcext:value-type="float">
            <text:p>103655</text:p>
          </table:table-cell>
          <table:table-cell table:style-name="Default"/>
          <table:table-cell table:style-name="ce423" table:formula="of:=SUMPRODUCT([.$D$4:.$D$973]=[.E1399];[.$E$4:.$E$973]=[.D1399];[.$G$4:.$G$973])" office:value-type="float" office:value="103654" calcext:value-type="float">
            <text:p>10365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M</text:p>
          </table:table-cell>
          <table:table-cell office:value-type="float" office:value="2008" calcext:value-type="float">
            <text:p>2008</text:p>
          </table:table-cell>
          <table:table-cell office:value-type="float" office:value="937349" calcext:value-type="float">
            <text:p>937349</text:p>
          </table:table-cell>
          <table:table-cell table:style-name="Default"/>
          <table:table-cell table:style-name="ce424" table:formula="of:=SUMPRODUCT([.$D$4:.$D$973]=[.E1400];[.$E$4:.$E$973]=[.D1400];[.$G$4:.$G$973])" office:value-type="float" office:value="937349" calcext:value-type="float">
            <text:p>93734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M</text:p>
          </table:table-cell>
          <table:table-cell office:value-type="float" office:value="2009" calcext:value-type="float">
            <text:p>2009</text:p>
          </table:table-cell>
          <table:table-cell office:value-type="float" office:value="498464" calcext:value-type="float">
            <text:p>498464</text:p>
          </table:table-cell>
          <table:table-cell table:style-name="Default"/>
          <table:table-cell table:style-name="ce425" table:formula="of:=SUMPRODUCT([.$D$4:.$D$973]=[.E1401];[.$E$4:.$E$973]=[.D1401];[.$G$4:.$G$973])" office:value-type="float" office:value="498464" calcext:value-type="float">
            <text:p>49846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M</text:p>
          </table:table-cell>
          <table:table-cell office:value-type="float" office:value="2010" calcext:value-type="float">
            <text:p>2010</text:p>
          </table:table-cell>
          <table:table-cell office:value-type="float" office:value="606010" calcext:value-type="float">
            <text:p>606010</text:p>
          </table:table-cell>
          <table:table-cell table:style-name="Default"/>
          <table:table-cell table:style-name="ce426" table:formula="of:=SUMPRODUCT([.$D$4:.$D$973]=[.E1402];[.$E$4:.$E$973]=[.D1402];[.$G$4:.$G$973])" office:value-type="float" office:value="606010" calcext:value-type="float">
            <text:p>60601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M</text:p>
          </table:table-cell>
          <table:table-cell office:value-type="float" office:value="2011" calcext:value-type="float">
            <text:p>2011</text:p>
          </table:table-cell>
          <table:table-cell office:value-type="float" office:value="514555" calcext:value-type="float">
            <text:p>514555</text:p>
          </table:table-cell>
          <table:table-cell table:style-name="Default"/>
          <table:table-cell table:style-name="ce427" table:formula="of:=SUMPRODUCT([.$D$4:.$D$973]=[.E1403];[.$E$4:.$E$973]=[.D1403];[.$G$4:.$G$973])" office:value-type="float" office:value="514555" calcext:value-type="float">
            <text:p>51455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M</text:p>
          </table:table-cell>
          <table:table-cell office:value-type="float" office:value="2012" calcext:value-type="float">
            <text:p>2012</text:p>
          </table:table-cell>
          <table:table-cell office:value-type="float" office:value="475006" calcext:value-type="float">
            <text:p>475006</text:p>
          </table:table-cell>
          <table:table-cell table:style-name="Default"/>
          <table:table-cell table:style-name="ce428" table:formula="of:=SUMPRODUCT([.$D$4:.$D$973]=[.E1404];[.$E$4:.$E$973]=[.D1404];[.$G$4:.$G$973])" office:value-type="float" office:value="475006" calcext:value-type="float">
            <text:p>47500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M</text:p>
          </table:table-cell>
          <table:table-cell office:value-type="float" office:value="2013" calcext:value-type="float">
            <text:p>2013</text:p>
          </table:table-cell>
          <table:table-cell office:value-type="float" office:value="574414" calcext:value-type="float">
            <text:p>574414</text:p>
          </table:table-cell>
          <table:table-cell table:style-name="Default"/>
          <table:table-cell table:style-name="ce429" table:formula="of:=SUMPRODUCT([.$D$4:.$D$973]=[.E1405];[.$E$4:.$E$973]=[.D1405];[.$G$4:.$G$973])" office:value-type="float" office:value="574414" calcext:value-type="float">
            <text:p>57441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M</text:p>
          </table:table-cell>
          <table:table-cell office:value-type="float" office:value="2014" calcext:value-type="float">
            <text:p>2014</text:p>
          </table:table-cell>
          <table:table-cell office:value-type="float" office:value="201295" calcext:value-type="float">
            <text:p>201295</text:p>
          </table:table-cell>
          <table:table-cell table:style-name="Default"/>
          <table:table-cell table:style-name="ce430" table:formula="of:=SUMPRODUCT([.$D$4:.$D$973]=[.E1406];[.$E$4:.$E$973]=[.D1406];[.$G$4:.$G$973])" office:value-type="float" office:value="201295" calcext:value-type="float">
            <text:p>20129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AM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style-name="Default"/>
          <table:table-cell table:style-name="ce431" table:formula="of:=SUMPRODUCT([.$D$4:.$D$973]=[.E1407];[.$E$4:.$E$973]=[.D1407];[.$G$4:.$G$973])" office:value-type="float" office:value="50000" calcext:value-type="float">
            <text:p>50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FAPA</text:p>
          </table:table-cell>
          <table:table-cell office:value-type="float" office:value="2006" calcext:value-type="float">
            <text:p>2006</text:p>
          </table:table-cell>
          <table:table-cell office:value-type="float" office:value="54000" calcext:value-type="float">
            <text:p>54000</text:p>
          </table:table-cell>
          <table:table-cell table:style-name="Default"/>
          <table:table-cell table:style-name="ce432" table:formula="of:=SUMPRODUCT([.$D$4:.$D$973]=[.E1408];[.$E$4:.$E$973]=[.D1408];[.$G$4:.$G$973])" office:value-type="float" office:value="54000" calcext:value-type="float">
            <text:p>54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FAPA</text:p>
          </table:table-cell>
          <table:table-cell office:value-type="float" office:value="2007" calcext:value-type="float">
            <text:p>2007</text:p>
          </table:table-cell>
          <table:table-cell office:value-type="float" office:value="2374624" calcext:value-type="float">
            <text:p>2374624</text:p>
          </table:table-cell>
          <table:table-cell table:style-name="Default"/>
          <table:table-cell table:style-name="ce433" table:formula="of:=SUMPRODUCT([.$D$4:.$D$973]=[.E1409];[.$E$4:.$E$973]=[.D1409];[.$G$4:.$G$973])" office:value-type="float" office:value="2374624" calcext:value-type="float">
            <text:p>237462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FAPA</text:p>
          </table:table-cell>
          <table:table-cell office:value-type="float" office:value="2008" calcext:value-type="float">
            <text:p>2008</text:p>
          </table:table-cell>
          <table:table-cell office:value-type="float" office:value="102700" calcext:value-type="float">
            <text:p>102700</text:p>
          </table:table-cell>
          <table:table-cell table:style-name="Default"/>
          <table:table-cell table:style-name="ce434" table:formula="of:=SUMPRODUCT([.$D$4:.$D$973]=[.E1410];[.$E$4:.$E$973]=[.D1410];[.$G$4:.$G$973])" office:value-type="float" office:value="102700" calcext:value-type="float">
            <text:p>1027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FAPA-INF</text:p>
          </table:table-cell>
          <table:table-cell office:value-type="float" office:value="2008" calcext:value-type="float">
            <text:p>2008</text:p>
          </table:table-cell>
          <table:table-cell office:value-type="float" office:value="1719970" calcext:value-type="float">
            <text:p>1719970</text:p>
          </table:table-cell>
          <table:table-cell table:style-name="Default"/>
          <table:table-cell table:style-name="ce435" table:formula="of:=SUMPRODUCT([.$D$4:.$D$973]=[.E1411];[.$E$4:.$E$973]=[.D1411];[.$G$4:.$G$973])" office:value-type="float" office:value="1719970" calcext:value-type="float">
            <text:p>171997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FAPA-INF</text:p>
          </table:table-cell>
          <table:table-cell office:value-type="float" office:value="2009" calcext:value-type="float">
            <text:p>2009</text:p>
          </table:table-cell>
          <table:table-cell office:value-type="float" office:value="2203211" calcext:value-type="float">
            <text:p>2203211</text:p>
          </table:table-cell>
          <table:table-cell table:style-name="Default"/>
          <table:table-cell table:style-name="ce436" table:formula="of:=SUMPRODUCT([.$D$4:.$D$973]=[.E1412];[.$E$4:.$E$973]=[.D1412];[.$G$4:.$G$973])" office:value-type="float" office:value="2203211" calcext:value-type="float">
            <text:p>220321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FAPA-INF</text:p>
          </table:table-cell>
          <table:table-cell office:value-type="float" office:value="2010" calcext:value-type="float">
            <text:p>2010</text:p>
          </table:table-cell>
          <table:table-cell office:value-type="float" office:value="943621" calcext:value-type="float">
            <text:p>943621</text:p>
          </table:table-cell>
          <table:table-cell table:style-name="Default"/>
          <table:table-cell table:style-name="ce437" table:formula="of:=SUMPRODUCT([.$D$4:.$D$973]=[.E1413];[.$E$4:.$E$973]=[.D1413];[.$G$4:.$G$973])" office:value-type="float" office:value="943620" calcext:value-type="float">
            <text:p>94362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FAPA-INF</text:p>
          </table:table-cell>
          <table:table-cell office:value-type="float" office:value="2011" calcext:value-type="float">
            <text:p>2011</text:p>
          </table:table-cell>
          <table:table-cell office:value-type="float" office:value="836026" calcext:value-type="float">
            <text:p>836026</text:p>
          </table:table-cell>
          <table:table-cell table:style-name="Default"/>
          <table:table-cell table:style-name="ce438" table:formula="of:=SUMPRODUCT([.$D$4:.$D$973]=[.E1414];[.$E$4:.$E$973]=[.D1414];[.$G$4:.$G$973])" office:value-type="float" office:value="836025" calcext:value-type="float">
            <text:p>83602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FAPA-INF</text:p>
          </table:table-cell>
          <table:table-cell office:value-type="float" office:value="2012" calcext:value-type="float">
            <text:p>2012</text:p>
          </table:table-cell>
          <table:table-cell office:value-type="float" office:value="890102" calcext:value-type="float">
            <text:p>890102</text:p>
          </table:table-cell>
          <table:table-cell table:style-name="Default"/>
          <table:table-cell table:style-name="ce439" table:formula="of:=SUMPRODUCT([.$D$4:.$D$973]=[.E1415];[.$E$4:.$E$973]=[.D1415];[.$G$4:.$G$973])" office:value-type="float" office:value="890102" calcext:value-type="float">
            <text:p>89010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FAPA-INF</text:p>
          </table:table-cell>
          <table:table-cell office:value-type="float" office:value="2013" calcext:value-type="float">
            <text:p>2013</text:p>
          </table:table-cell>
          <table:table-cell office:value-type="float" office:value="1412583" calcext:value-type="float">
            <text:p>1412583</text:p>
          </table:table-cell>
          <table:table-cell table:style-name="Default"/>
          <table:table-cell table:style-name="ce440" table:formula="of:=SUMPRODUCT([.$D$4:.$D$973]=[.E1416];[.$E$4:.$E$973]=[.D1416];[.$G$4:.$G$973])" office:value-type="float" office:value="1412582" calcext:value-type="float">
            <text:p>141258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FAPA-INF</text:p>
          </table:table-cell>
          <table:table-cell office:value-type="float" office:value="2014" calcext:value-type="float">
            <text:p>2014</text:p>
          </table:table-cell>
          <table:table-cell office:value-type="float" office:value="1095968" calcext:value-type="float">
            <text:p>1095968</text:p>
          </table:table-cell>
          <table:table-cell table:style-name="Default"/>
          <table:table-cell table:style-name="ce441" table:formula="of:=SUMPRODUCT([.$D$4:.$D$973]=[.E1417];[.$E$4:.$E$973]=[.D1417];[.$G$4:.$G$973])" office:value-type="float" office:value="1095967" calcext:value-type="float">
            <text:p>109596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FAPA-INF</text:p>
          </table:table-cell>
          <table:table-cell office:value-type="float" office:value="2015" calcext:value-type="float">
            <text:p>2015</text:p>
          </table:table-cell>
          <table:table-cell office:value-type="float" office:value="622913" calcext:value-type="float">
            <text:p>622913</text:p>
          </table:table-cell>
          <table:table-cell table:style-name="Default"/>
          <table:table-cell table:style-name="ce442" table:formula="of:=SUMPRODUCT([.$D$4:.$D$973]=[.E1418];[.$E$4:.$E$973]=[.D1418];[.$G$4:.$G$973])" office:value-type="float" office:value="622913" calcext:value-type="float">
            <text:p>62291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MABIS</text:p>
          </table:table-cell>
          <table:table-cell office:value-type="float" office:value="2013" calcext:value-type="float">
            <text:p>2013</text:p>
          </table:table-cell>
          <table:table-cell office:value-type="float" office:value="10621" calcext:value-type="float">
            <text:p>10621</text:p>
          </table:table-cell>
          <table:table-cell table:style-name="Default"/>
          <table:table-cell table:style-name="ce443" table:formula="of:=SUMPRODUCT([.$D$4:.$D$973]=[.E1419];[.$E$4:.$E$973]=[.D1419];[.$G$4:.$G$973])" office:value-type="float" office:value="10621" calcext:value-type="float">
            <text:p>1062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MABIS</text:p>
          </table:table-cell>
          <table:table-cell office:value-type="float" office:value="2014" calcext:value-type="float">
            <text:p>2014</text:p>
          </table:table-cell>
          <table:table-cell office:value-type="float" office:value="2130" calcext:value-type="float">
            <text:p>2130</text:p>
          </table:table-cell>
          <table:table-cell table:style-name="Default"/>
          <table:table-cell table:style-name="ce444" table:formula="of:=SUMPRODUCT([.$D$4:.$D$973]=[.E1420];[.$E$4:.$E$973]=[.D1420];[.$G$4:.$G$973])" office:value-type="float" office:value="2130" calcext:value-type="float">
            <text:p>2130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INTURJOVEN</text:p>
          </table:table-cell>
          <table:table-cell office:value-type="float" office:value="2013" calcext:value-type="float">
            <text:p>2013</text:p>
          </table:table-cell>
          <table:table-cell office:value-type="float" office:value="50035" calcext:value-type="float">
            <text:p>50035</text:p>
          </table:table-cell>
          <table:table-cell table:style-name="Default"/>
          <table:table-cell table:style-name="ce445" table:formula="of:=SUMPRODUCT([.$D$4:.$D$973]=[.E1421];[.$E$4:.$E$973]=[.D1421];[.$G$4:.$G$973])" office:value-type="float" office:value="50035" calcext:value-type="float">
            <text:p>50035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INTURJOVEN</text:p>
          </table:table-cell>
          <table:table-cell office:value-type="float" office:value="2014" calcext:value-type="float">
            <text:p>2014</text:p>
          </table:table-cell>
          <table:table-cell office:value-type="float" office:value="5998" calcext:value-type="float">
            <text:p>5998</text:p>
          </table:table-cell>
          <table:table-cell table:style-name="Default"/>
          <table:table-cell table:style-name="ce446" table:formula="of:=SUMPRODUCT([.$D$4:.$D$973]=[.E1422];[.$E$4:.$E$973]=[.D1422];[.$G$4:.$G$973])" office:value-type="float" office:value="5998" calcext:value-type="float">
            <text:p>599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SE</text:p>
          </table:table-cell>
          <table:table-cell office:value-type="float" office:value="2008" calcext:value-type="float">
            <text:p>2008</text:p>
          </table:table-cell>
          <table:table-cell office:value-type="float" office:value="36874717" calcext:value-type="float">
            <text:p>36874717</text:p>
          </table:table-cell>
          <table:table-cell table:style-name="Default"/>
          <table:table-cell table:style-name="ce447" table:formula="of:=SUMPRODUCT([.$D$4:.$D$973]=[.E1423];[.$E$4:.$E$973]=[.D1423];[.$G$4:.$G$973])" office:value-type="float" office:value="36874717" calcext:value-type="float">
            <text:p>3687471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SE</text:p>
          </table:table-cell>
          <table:table-cell office:value-type="float" office:value="2009" calcext:value-type="float">
            <text:p>2009</text:p>
          </table:table-cell>
          <table:table-cell office:value-type="float" office:value="62090575" calcext:value-type="float">
            <text:p>62090575</text:p>
          </table:table-cell>
          <table:table-cell table:style-name="Default"/>
          <table:table-cell table:style-name="ce448" table:formula="of:=SUMPRODUCT([.$D$4:.$D$973]=[.E1424];[.$E$4:.$E$973]=[.D1424];[.$G$4:.$G$973])" office:value-type="float" office:value="62090574" calcext:value-type="float">
            <text:p>6209057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SE</text:p>
          </table:table-cell>
          <table:table-cell office:value-type="float" office:value="2010" calcext:value-type="float">
            <text:p>2010</text:p>
          </table:table-cell>
          <table:table-cell office:value-type="float" office:value="21129299" calcext:value-type="float">
            <text:p>21129299</text:p>
          </table:table-cell>
          <table:table-cell table:style-name="Default"/>
          <table:table-cell table:style-name="ce449" table:formula="of:=SUMPRODUCT([.$D$4:.$D$973]=[.E1425];[.$E$4:.$E$973]=[.D1425];[.$G$4:.$G$973])" office:value-type="float" office:value="21129299" calcext:value-type="float">
            <text:p>2112929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SE</text:p>
          </table:table-cell>
          <table:table-cell office:value-type="float" office:value="2012" calcext:value-type="float">
            <text:p>2012</text:p>
          </table:table-cell>
          <table:table-cell office:value-type="float" office:value="239046" calcext:value-type="float">
            <text:p>239046</text:p>
          </table:table-cell>
          <table:table-cell table:style-name="Default"/>
          <table:table-cell table:style-name="ce450" table:formula="of:=SUMPRODUCT([.$D$4:.$D$973]=[.E1426];[.$E$4:.$E$973]=[.D1426];[.$G$4:.$G$973])" office:value-type="float" office:value="239046" calcext:value-type="float">
            <text:p>23904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SE</text:p>
          </table:table-cell>
          <table:table-cell office:value-type="float" office:value="2013" calcext:value-type="float">
            <text:p>2013</text:p>
          </table:table-cell>
          <table:table-cell office:value-type="float" office:value="22372349" calcext:value-type="float">
            <text:p>22372349</text:p>
          </table:table-cell>
          <table:table-cell table:style-name="Default"/>
          <table:table-cell table:style-name="ce451" table:formula="of:=SUMPRODUCT([.$D$4:.$D$973]=[.E1427];[.$E$4:.$E$973]=[.D1427];[.$G$4:.$G$973])" office:value-type="float" office:value="22372349" calcext:value-type="float">
            <text:p>2237234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SE</text:p>
          </table:table-cell>
          <table:table-cell office:value-type="float" office:value="2014" calcext:value-type="float">
            <text:p>2014</text:p>
          </table:table-cell>
          <table:table-cell office:value-type="float" office:value="378765" calcext:value-type="float">
            <text:p>378765</text:p>
          </table:table-cell>
          <table:table-cell table:style-name="Default"/>
          <table:table-cell table:style-name="ce452" table:formula="of:=SUMPRODUCT([.$D$4:.$D$973]=[.E1428];[.$E$4:.$E$973]=[.D1428];[.$G$4:.$G$973])" office:value-type="float" office:value="378765" calcext:value-type="float">
            <text:p>37876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SE</text:p>
          </table:table-cell>
          <table:table-cell office:value-type="float" office:value="2015" calcext:value-type="float">
            <text:p>2015</text:p>
          </table:table-cell>
          <table:table-cell office:value-type="float" office:value="254450" calcext:value-type="float">
            <text:p>254450</text:p>
          </table:table-cell>
          <table:table-cell table:style-name="Default"/>
          <table:table-cell table:style-name="ce453" table:formula="of:=SUMPRODUCT([.$D$4:.$D$973]=[.E1429];[.$E$4:.$E$973]=[.D1429];[.$G$4:.$G$973])" office:value-type="float" office:value="254450" calcext:value-type="float">
            <text:p>25445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</text:p>
          </table:table-cell>
          <table:table-cell office:value-type="float" office:value="2006" calcext:value-type="float">
            <text:p>2006</text:p>
          </table:table-cell>
          <table:table-cell office:value-type="float" office:value="119155" calcext:value-type="float">
            <text:p>119155</text:p>
          </table:table-cell>
          <table:table-cell table:style-name="Default"/>
          <table:table-cell table:style-name="ce454" table:formula="of:=SUMPRODUCT([.$D$4:.$D$973]=[.E1430];[.$E$4:.$E$973]=[.D1430];[.$G$4:.$G$973])" office:value-type="float" office:value="119155" calcext:value-type="float">
            <text:p>11915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</text:p>
          </table:table-cell>
          <table:table-cell office:value-type="float" office:value="2007" calcext:value-type="float">
            <text:p>2007</text:p>
          </table:table-cell>
          <table:table-cell office:value-type="float" office:value="1093620" calcext:value-type="float">
            <text:p>1093620</text:p>
          </table:table-cell>
          <table:table-cell table:style-name="Default"/>
          <table:table-cell table:style-name="ce455" table:formula="of:=SUMPRODUCT([.$D$4:.$D$973]=[.E1431];[.$E$4:.$E$973]=[.D1431];[.$G$4:.$G$973])" office:value-type="float" office:value="1093620" calcext:value-type="float">
            <text:p>109362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</text:p>
          </table:table-cell>
          <table:table-cell office:value-type="float" office:value="2008" calcext:value-type="float">
            <text:p>2008</text:p>
          </table:table-cell>
          <table:table-cell office:value-type="float" office:value="1081839" calcext:value-type="float">
            <text:p>1081839</text:p>
          </table:table-cell>
          <table:table-cell table:style-name="Default"/>
          <table:table-cell table:style-name="ce456" table:formula="of:=SUMPRODUCT([.$D$4:.$D$973]=[.E1432];[.$E$4:.$E$973]=[.D1432];[.$G$4:.$G$973])" office:value-type="float" office:value="1081839" calcext:value-type="float">
            <text:p>108183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</text:p>
          </table:table-cell>
          <table:table-cell office:value-type="float" office:value="2009" calcext:value-type="float">
            <text:p>2009</text:p>
          </table:table-cell>
          <table:table-cell office:value-type="float" office:value="383988" calcext:value-type="float">
            <text:p>383988</text:p>
          </table:table-cell>
          <table:table-cell table:style-name="Default"/>
          <table:table-cell table:style-name="ce457" table:formula="of:=SUMPRODUCT([.$D$4:.$D$973]=[.E1433];[.$E$4:.$E$973]=[.D1433];[.$G$4:.$G$973])" office:value-type="float" office:value="383988" calcext:value-type="float">
            <text:p>38398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</text:p>
          </table:table-cell>
          <table:table-cell office:value-type="float" office:value="2010" calcext:value-type="float">
            <text:p>2010</text:p>
          </table:table-cell>
          <table:table-cell office:value-type="float" office:value="330779" calcext:value-type="float">
            <text:p>330779</text:p>
          </table:table-cell>
          <table:table-cell table:style-name="Default"/>
          <table:table-cell table:style-name="ce458" table:formula="of:=SUMPRODUCT([.$D$4:.$D$973]=[.E1434];[.$E$4:.$E$973]=[.D1434];[.$G$4:.$G$973])" office:value-type="float" office:value="330779" calcext:value-type="float">
            <text:p>33077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</text:p>
          </table:table-cell>
          <table:table-cell office:value-type="float" office:value="2011" calcext:value-type="float">
            <text:p>2011</text:p>
          </table:table-cell>
          <table:table-cell office:value-type="float" office:value="492765" calcext:value-type="float">
            <text:p>492765</text:p>
          </table:table-cell>
          <table:table-cell table:style-name="Default"/>
          <table:table-cell table:style-name="ce459" table:formula="of:=SUMPRODUCT([.$D$4:.$D$973]=[.E1435];[.$E$4:.$E$973]=[.D1435];[.$G$4:.$G$973])" office:value-type="float" office:value="492765" calcext:value-type="float">
            <text:p>49276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</text:p>
          </table:table-cell>
          <table:table-cell office:value-type="float" office:value="2012" calcext:value-type="float">
            <text:p>2012</text:p>
          </table:table-cell>
          <table:table-cell office:value-type="float" office:value="469392" calcext:value-type="float">
            <text:p>469392</text:p>
          </table:table-cell>
          <table:table-cell table:style-name="Default"/>
          <table:table-cell table:style-name="ce460" table:formula="of:=SUMPRODUCT([.$D$4:.$D$973]=[.E1436];[.$E$4:.$E$973]=[.D1436];[.$G$4:.$G$973])" office:value-type="float" office:value="469392" calcext:value-type="float">
            <text:p>46939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</text:p>
          </table:table-cell>
          <table:table-cell office:value-type="float" office:value="2013" calcext:value-type="float">
            <text:p>2013</text:p>
          </table:table-cell>
          <table:table-cell office:value-type="float" office:value="664462" calcext:value-type="float">
            <text:p>664462</text:p>
          </table:table-cell>
          <table:table-cell table:style-name="Default"/>
          <table:table-cell table:style-name="ce461" table:formula="of:=SUMPRODUCT([.$D$4:.$D$973]=[.E1437];[.$E$4:.$E$973]=[.D1437];[.$G$4:.$G$973])" office:value-type="float" office:value="664462" calcext:value-type="float">
            <text:p>66446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</text:p>
          </table:table-cell>
          <table:table-cell office:value-type="float" office:value="2014" calcext:value-type="float">
            <text:p>2014</text:p>
          </table:table-cell>
          <table:table-cell office:value-type="float" office:value="43338" calcext:value-type="float">
            <text:p>43338</text:p>
          </table:table-cell>
          <table:table-cell table:style-name="Default"/>
          <table:table-cell table:style-name="ce462" table:formula="of:=SUMPRODUCT([.$D$4:.$D$973]=[.E1438];[.$E$4:.$E$973]=[.D1438];[.$G$4:.$G$973])" office:value-type="float" office:value="43338" calcext:value-type="float">
            <text:p>4333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</text:p>
          </table:table-cell>
          <table:table-cell office:value-type="float" office:value="2015" calcext:value-type="float">
            <text:p>2015</text:p>
          </table:table-cell>
          <table:table-cell office:value-type="float" office:value="17700" calcext:value-type="float">
            <text:p>17700</text:p>
          </table:table-cell>
          <table:table-cell table:style-name="Default"/>
          <table:table-cell table:style-name="ce463" table:formula="of:=SUMPRODUCT([.$D$4:.$D$973]=[.E1439];[.$E$4:.$E$973]=[.D1439];[.$G$4:.$G$973])" office:value-type="float" office:value="17700" calcext:value-type="float">
            <text:p>177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DESI</text:p>
          </table:table-cell>
          <table:table-cell office:value-type="float" office:value="2007" calcext:value-type="float">
            <text:p>2007</text:p>
          </table:table-cell>
          <table:table-cell office:value-type="float" office:value="8065005" calcext:value-type="float">
            <text:p>8065005</text:p>
          </table:table-cell>
          <table:table-cell table:style-name="Default"/>
          <table:table-cell table:style-name="ce464" table:formula="of:=SUMPRODUCT([.$D$4:.$D$973]=[.E1440];[.$E$4:.$E$973]=[.D1440];[.$G$4:.$G$973])" office:value-type="float" office:value="8065005" calcext:value-type="float">
            <text:p>806500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DESI</text:p>
          </table:table-cell>
          <table:table-cell office:value-type="float" office:value="2008" calcext:value-type="float">
            <text:p>2008</text:p>
          </table:table-cell>
          <table:table-cell office:value-type="float" office:value="7975687" calcext:value-type="float">
            <text:p>7975687</text:p>
          </table:table-cell>
          <table:table-cell table:style-name="Default"/>
          <table:table-cell table:style-name="ce465" table:formula="of:=SUMPRODUCT([.$D$4:.$D$973]=[.E1441];[.$E$4:.$E$973]=[.D1441];[.$G$4:.$G$973])" office:value-type="float" office:value="7975687" calcext:value-type="float">
            <text:p>797568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DESI</text:p>
          </table:table-cell>
          <table:table-cell office:value-type="float" office:value="2009" calcext:value-type="float">
            <text:p>2009</text:p>
          </table:table-cell>
          <table:table-cell office:value-type="float" office:value="23051828" calcext:value-type="float">
            <text:p>23051828</text:p>
          </table:table-cell>
          <table:table-cell table:style-name="Default"/>
          <table:table-cell table:style-name="ce466" table:formula="of:=SUMPRODUCT([.$D$4:.$D$973]=[.E1442];[.$E$4:.$E$973]=[.D1442];[.$G$4:.$G$973])" office:value-type="float" office:value="23051828" calcext:value-type="float">
            <text:p>2305182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DESI</text:p>
          </table:table-cell>
          <table:table-cell office:value-type="float" office:value="2010" calcext:value-type="float">
            <text:p>2010</text:p>
          </table:table-cell>
          <table:table-cell office:value-type="float" office:value="29193439" calcext:value-type="float">
            <text:p>29193439</text:p>
          </table:table-cell>
          <table:table-cell table:style-name="Default"/>
          <table:table-cell table:style-name="ce467" table:formula="of:=SUMPRODUCT([.$D$4:.$D$973]=[.E1443];[.$E$4:.$E$973]=[.D1443];[.$G$4:.$G$973])" office:value-type="float" office:value="29193439" calcext:value-type="float">
            <text:p>2919343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DESI</text:p>
          </table:table-cell>
          <table:table-cell office:value-type="float" office:value="2011" calcext:value-type="float">
            <text:p>2011</text:p>
          </table:table-cell>
          <table:table-cell office:value-type="float" office:value="23487915" calcext:value-type="float">
            <text:p>23487915</text:p>
          </table:table-cell>
          <table:table-cell table:style-name="Default"/>
          <table:table-cell table:style-name="ce468" table:formula="of:=SUMPRODUCT([.$D$4:.$D$973]=[.E1444];[.$E$4:.$E$973]=[.D1444];[.$G$4:.$G$973])" office:value-type="float" office:value="23487914" calcext:value-type="float">
            <text:p>2348791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DESI</text:p>
          </table:table-cell>
          <table:table-cell office:value-type="float" office:value="2012" calcext:value-type="float">
            <text:p>2012</text:p>
          </table:table-cell>
          <table:table-cell office:value-type="float" office:value="15271352" calcext:value-type="float">
            <text:p>15271352</text:p>
          </table:table-cell>
          <table:table-cell table:style-name="Default"/>
          <table:table-cell table:style-name="ce469" table:formula="of:=SUMPRODUCT([.$D$4:.$D$973]=[.E1445];[.$E$4:.$E$973]=[.D1445];[.$G$4:.$G$973])" office:value-type="float" office:value="15271352" calcext:value-type="float">
            <text:p>1527135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DESI</text:p>
          </table:table-cell>
          <table:table-cell office:value-type="float" office:value="2013" calcext:value-type="float">
            <text:p>2013</text:p>
          </table:table-cell>
          <table:table-cell office:value-type="float" office:value="1069984" calcext:value-type="float">
            <text:p>1069984</text:p>
          </table:table-cell>
          <table:table-cell table:style-name="Default"/>
          <table:table-cell table:style-name="ce470" table:formula="of:=SUMPRODUCT([.$D$4:.$D$973]=[.E1446];[.$E$4:.$E$973]=[.D1446];[.$G$4:.$G$973])" office:value-type="float" office:value="1069984" calcext:value-type="float">
            <text:p>106998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DESI</text:p>
          </table:table-cell>
          <table:table-cell office:value-type="float" office:value="2014" calcext:value-type="float">
            <text:p>2014</text:p>
          </table:table-cell>
          <table:table-cell office:value-type="float" office:value="948249" calcext:value-type="float">
            <text:p>948249</text:p>
          </table:table-cell>
          <table:table-cell table:style-name="Default"/>
          <table:table-cell table:style-name="ce471" table:formula="of:=SUMPRODUCT([.$D$4:.$D$973]=[.E1447];[.$E$4:.$E$973]=[.D1447];[.$G$4:.$G$973])" office:value-type="float" office:value="948249" calcext:value-type="float">
            <text:p>94824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DESI</text:p>
          </table:table-cell>
          <table:table-cell office:value-type="float" office:value="2015" calcext:value-type="float">
            <text:p>2015</text:p>
          </table:table-cell>
          <table:table-cell office:value-type="float" office:value="295724" calcext:value-type="float">
            <text:p>295724</text:p>
          </table:table-cell>
          <table:table-cell table:style-name="Default"/>
          <table:table-cell table:style-name="ce472" table:formula="of:=SUMPRODUCT([.$D$4:.$D$973]=[.E1448];[.$E$4:.$E$973]=[.D1448];[.$G$4:.$G$973])" office:value-type="float" office:value="295724" calcext:value-type="float">
            <text:p>29572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DESI</text:p>
          </table:table-cell>
          <table:table-cell office:value-type="float" office:value="2016" calcext:value-type="float">
            <text:p>2016</text:p>
          </table:table-cell>
          <table:table-cell office:value-type="float" office:value="295724" calcext:value-type="float">
            <text:p>295724</text:p>
          </table:table-cell>
          <table:table-cell table:style-name="Default"/>
          <table:table-cell table:style-name="ce473" table:formula="of:=SUMPRODUCT([.$D$4:.$D$973]=[.E1449];[.$E$4:.$E$973]=[.D1449];[.$G$4:.$G$973])" office:value-type="float" office:value="295724" calcext:value-type="float">
            <text:p>29572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E</text:p>
          </table:table-cell>
          <table:table-cell office:value-type="float" office:value="2012" calcext:value-type="float">
            <text:p>2012</text:p>
          </table:table-cell>
          <table:table-cell office:value-type="float" office:value="1219713" calcext:value-type="float">
            <text:p>1219713</text:p>
          </table:table-cell>
          <table:table-cell table:style-name="Default"/>
          <table:table-cell table:style-name="ce474" table:formula="of:=SUMPRODUCT([.$D$4:.$D$973]=[.E1450];[.$E$4:.$E$973]=[.D1450];[.$G$4:.$G$973])" office:value-type="float" office:value="1219713" calcext:value-type="float">
            <text:p>121971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E</text:p>
          </table:table-cell>
          <table:table-cell office:value-type="float" office:value="2013" calcext:value-type="float">
            <text:p>2013</text:p>
          </table:table-cell>
          <table:table-cell office:value-type="float" office:value="8209077" calcext:value-type="float">
            <text:p>8209077</text:p>
          </table:table-cell>
          <table:table-cell table:style-name="Default"/>
          <table:table-cell table:style-name="ce475" table:formula="of:=SUMPRODUCT([.$D$4:.$D$973]=[.E1451];[.$E$4:.$E$973]=[.D1451];[.$G$4:.$G$973])" office:value-type="float" office:value="8209076" calcext:value-type="float">
            <text:p>820907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E</text:p>
          </table:table-cell>
          <table:table-cell office:value-type="float" office:value="2014" calcext:value-type="float">
            <text:p>2014</text:p>
          </table:table-cell>
          <table:table-cell office:value-type="float" office:value="6797702" calcext:value-type="float">
            <text:p>6797702</text:p>
          </table:table-cell>
          <table:table-cell table:style-name="Default"/>
          <table:table-cell table:style-name="ce476" table:formula="of:=SUMPRODUCT([.$D$4:.$D$973]=[.E1452];[.$E$4:.$E$973]=[.D1452];[.$G$4:.$G$973])" office:value-type="float" office:value="6797701" calcext:value-type="float">
            <text:p>679770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E</text:p>
          </table:table-cell>
          <table:table-cell office:value-type="float" office:value="2015" calcext:value-type="float">
            <text:p>2015</text:p>
          </table:table-cell>
          <table:table-cell office:value-type="float" office:value="306358" calcext:value-type="float">
            <text:p>306358</text:p>
          </table:table-cell>
          <table:table-cell table:style-name="Default"/>
          <table:table-cell table:style-name="ce477" table:formula="of:=SUMPRODUCT([.$D$4:.$D$973]=[.E1453];[.$E$4:.$E$973]=[.D1453];[.$G$4:.$G$973])" office:value-type="float" office:value="306358" calcext:value-type="float">
            <text:p>30635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NDETEL</text:p>
          </table:table-cell>
          <table:table-cell office:value-type="float" office:value="2009" calcext:value-type="float">
            <text:p>2009</text:p>
          </table:table-cell>
          <table:table-cell office:value-type="float" office:value="910629" calcext:value-type="float">
            <text:p>910629</text:p>
          </table:table-cell>
          <table:table-cell table:style-name="Default"/>
          <table:table-cell table:style-name="ce478" table:formula="of:=SUMPRODUCT([.$D$4:.$D$973]=[.E1454];[.$E$4:.$E$973]=[.D1454];[.$G$4:.$G$973])" office:value-type="float" office:value="910629" calcext:value-type="float">
            <text:p>91062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NDETEL</text:p>
          </table:table-cell>
          <table:table-cell office:value-type="float" office:value="2010" calcext:value-type="float">
            <text:p>2010</text:p>
          </table:table-cell>
          <table:table-cell office:value-type="float" office:value="1366046" calcext:value-type="float">
            <text:p>1366046</text:p>
          </table:table-cell>
          <table:table-cell table:style-name="Default"/>
          <table:table-cell table:style-name="ce479" table:formula="of:=SUMPRODUCT([.$D$4:.$D$973]=[.E1455];[.$E$4:.$E$973]=[.D1455];[.$G$4:.$G$973])" office:value-type="float" office:value="1366046" calcext:value-type="float">
            <text:p>136604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NDETEL</text:p>
          </table:table-cell>
          <table:table-cell office:value-type="float" office:value="2011" calcext:value-type="float">
            <text:p>2011</text:p>
          </table:table-cell>
          <table:table-cell office:value-type="float" office:value="2979673" calcext:value-type="float">
            <text:p>2979673</text:p>
          </table:table-cell>
          <table:table-cell table:style-name="Default"/>
          <table:table-cell table:style-name="ce480" table:formula="of:=SUMPRODUCT([.$D$4:.$D$973]=[.E1456];[.$E$4:.$E$973]=[.D1456];[.$G$4:.$G$973])" office:value-type="float" office:value="2979672" calcext:value-type="float">
            <text:p>297967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NDETEL</text:p>
          </table:table-cell>
          <table:table-cell office:value-type="float" office:value="2012" calcext:value-type="float">
            <text:p>2012</text:p>
          </table:table-cell>
          <table:table-cell office:value-type="float" office:value="8949443" calcext:value-type="float">
            <text:p>8949443</text:p>
          </table:table-cell>
          <table:table-cell table:style-name="Default"/>
          <table:table-cell table:style-name="ce481" table:formula="of:=SUMPRODUCT([.$D$4:.$D$973]=[.E1457];[.$E$4:.$E$973]=[.D1457];[.$G$4:.$G$973])" office:value-type="float" office:value="8949442" calcext:value-type="float">
            <text:p>894944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NDETEL</text:p>
          </table:table-cell>
          <table:table-cell office:value-type="float" office:value="2013" calcext:value-type="float">
            <text:p>2013</text:p>
          </table:table-cell>
          <table:table-cell office:value-type="float" office:value="12277549" calcext:value-type="float">
            <text:p>12277549</text:p>
          </table:table-cell>
          <table:table-cell table:style-name="Default"/>
          <table:table-cell table:style-name="ce482" table:formula="of:=SUMPRODUCT([.$D$4:.$D$973]=[.E1458];[.$E$4:.$E$973]=[.D1458];[.$G$4:.$G$973])" office:value-type="float" office:value="12277548" calcext:value-type="float">
            <text:p>1227754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NDETEL</text:p>
          </table:table-cell>
          <table:table-cell office:value-type="float" office:value="2014" calcext:value-type="float">
            <text:p>2014</text:p>
          </table:table-cell>
          <table:table-cell office:value-type="float" office:value="18947465" calcext:value-type="float">
            <text:p>18947465</text:p>
          </table:table-cell>
          <table:table-cell table:style-name="Default"/>
          <table:table-cell table:style-name="ce483" table:formula="of:=SUMPRODUCT([.$D$4:.$D$973]=[.E1459];[.$E$4:.$E$973]=[.D1459];[.$G$4:.$G$973])" office:value-type="float" office:value="18947465" calcext:value-type="float">
            <text:p>18947465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NDETEL</text:p>
          </table:table-cell>
          <table:table-cell office:value-type="float" office:value="2015" calcext:value-type="float">
            <text:p>2015</text:p>
          </table:table-cell>
          <table:table-cell office:value-type="float" office:value="3150219" calcext:value-type="float">
            <text:p>3150219</text:p>
          </table:table-cell>
          <table:table-cell table:style-name="Default"/>
          <table:table-cell table:style-name="ce484" table:formula="of:=SUMPRODUCT([.$D$4:.$D$973]=[.E1460];[.$E$4:.$E$973]=[.D1460];[.$G$4:.$G$973])" office:value-type="float" office:value="3150219" calcext:value-type="float">
            <text:p>315021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NDETEL</text:p>
          </table:table-cell>
          <table:table-cell office:value-type="float" office:value="2016" calcext:value-type="float">
            <text:p>2016</text:p>
          </table:table-cell>
          <table:table-cell office:value-type="float" office:value="450570" calcext:value-type="float">
            <text:p>450570</text:p>
          </table:table-cell>
          <table:table-cell table:style-name="Default"/>
          <table:table-cell table:style-name="ce485" table:formula="of:=SUMPRODUCT([.$D$4:.$D$973]=[.E1461];[.$E$4:.$E$973]=[.D1461];[.$G$4:.$G$973])" office:value-type="float" office:value="450570" calcext:value-type="float">
            <text:p>45057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NDETEL</text:p>
          </table:table-cell>
          <table:table-cell office:value-type="float" office:value="2017" calcext:value-type="float">
            <text:p>2017</text:p>
          </table:table-cell>
          <table:table-cell office:value-type="float" office:value="107558" calcext:value-type="float">
            <text:p>107558</text:p>
          </table:table-cell>
          <table:table-cell table:style-name="Default"/>
          <table:table-cell table:style-name="ce486" table:formula="of:=SUMPRODUCT([.$D$4:.$D$973]=[.E1462];[.$E$4:.$E$973]=[.D1462];[.$G$4:.$G$973])" office:value-type="float" office:value="107557" calcext:value-type="float">
            <text:p>10755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S</text:p>
          </table:table-cell>
          <table:table-cell office:value-type="float" office:value="2006" calcext:value-type="float">
            <text:p>2006</text:p>
          </table:table-cell>
          <table:table-cell office:value-type="float" office:value="929035" calcext:value-type="float">
            <text:p>929035</text:p>
          </table:table-cell>
          <table:table-cell table:style-name="Default"/>
          <table:table-cell table:style-name="ce487" table:formula="of:=SUMPRODUCT([.$D$4:.$D$973]=[.E1463];[.$E$4:.$E$973]=[.D1463];[.$G$4:.$G$973])" office:value-type="float" office:value="929034" calcext:value-type="float">
            <text:p>92903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S</text:p>
          </table:table-cell>
          <table:table-cell office:value-type="float" office:value="2007" calcext:value-type="float">
            <text:p>2007</text:p>
          </table:table-cell>
          <table:table-cell office:value-type="float" office:value="43221216" calcext:value-type="float">
            <text:p>43221216</text:p>
          </table:table-cell>
          <table:table-cell table:style-name="Default"/>
          <table:table-cell table:style-name="ce488" table:formula="of:=SUMPRODUCT([.$D$4:.$D$973]=[.E1464];[.$E$4:.$E$973]=[.D1464];[.$G$4:.$G$973])" office:value-type="float" office:value="43221216" calcext:value-type="float">
            <text:p>4322121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S</text:p>
          </table:table-cell>
          <table:table-cell office:value-type="float" office:value="2008" calcext:value-type="float">
            <text:p>2008</text:p>
          </table:table-cell>
          <table:table-cell office:value-type="float" office:value="77151220" calcext:value-type="float">
            <text:p>77151220</text:p>
          </table:table-cell>
          <table:table-cell table:style-name="Default"/>
          <table:table-cell table:style-name="ce489" table:formula="of:=SUMPRODUCT([.$D$4:.$D$973]=[.E1465];[.$E$4:.$E$973]=[.D1465];[.$G$4:.$G$973])" office:value-type="float" office:value="77151219" calcext:value-type="float">
            <text:p>7715121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S</text:p>
          </table:table-cell>
          <table:table-cell office:value-type="float" office:value="2009" calcext:value-type="float">
            <text:p>2009</text:p>
          </table:table-cell>
          <table:table-cell office:value-type="float" office:value="79212168" calcext:value-type="float">
            <text:p>79212168</text:p>
          </table:table-cell>
          <table:table-cell table:style-name="Default"/>
          <table:table-cell table:style-name="ce490" table:formula="of:=SUMPRODUCT([.$D$4:.$D$973]=[.E1466];[.$E$4:.$E$973]=[.D1466];[.$G$4:.$G$973])" office:value-type="float" office:value="79212167" calcext:value-type="float">
            <text:p>79212167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S</text:p>
          </table:table-cell>
          <table:table-cell office:value-type="float" office:value="2010" calcext:value-type="float">
            <text:p>2010</text:p>
          </table:table-cell>
          <table:table-cell office:value-type="float" office:value="69042926" calcext:value-type="float">
            <text:p>69042926</text:p>
          </table:table-cell>
          <table:table-cell table:style-name="Default"/>
          <table:table-cell table:style-name="ce491" table:formula="of:=SUMPRODUCT([.$D$4:.$D$973]=[.E1467];[.$E$4:.$E$973]=[.D1467];[.$G$4:.$G$973])" office:value-type="float" office:value="69042926" calcext:value-type="float">
            <text:p>6904292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S</text:p>
          </table:table-cell>
          <table:table-cell office:value-type="float" office:value="2011" calcext:value-type="float">
            <text:p>2011</text:p>
          </table:table-cell>
          <table:table-cell office:value-type="float" office:value="50836054" calcext:value-type="float">
            <text:p>50836054</text:p>
          </table:table-cell>
          <table:table-cell table:style-name="Default"/>
          <table:table-cell table:style-name="ce492" table:formula="of:=SUMPRODUCT([.$D$4:.$D$973]=[.E1468];[.$E$4:.$E$973]=[.D1468];[.$G$4:.$G$973])" office:value-type="float" office:value="50836054" calcext:value-type="float">
            <text:p>5083605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S</text:p>
          </table:table-cell>
          <table:table-cell office:value-type="float" office:value="2012" calcext:value-type="float">
            <text:p>2012</text:p>
          </table:table-cell>
          <table:table-cell office:value-type="float" office:value="51288893" calcext:value-type="float">
            <text:p>51288893</text:p>
          </table:table-cell>
          <table:table-cell table:style-name="Default"/>
          <table:table-cell table:style-name="ce493" table:formula="of:=SUMPRODUCT([.$D$4:.$D$973]=[.E1469];[.$E$4:.$E$973]=[.D1469];[.$G$4:.$G$973])" office:value-type="float" office:value="51288893" calcext:value-type="float">
            <text:p>5128889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S</text:p>
          </table:table-cell>
          <table:table-cell office:value-type="float" office:value="2013" calcext:value-type="float">
            <text:p>2013</text:p>
          </table:table-cell>
          <table:table-cell office:value-type="float" office:value="54945130" calcext:value-type="float">
            <text:p>54945130</text:p>
          </table:table-cell>
          <table:table-cell table:style-name="Default"/>
          <table:table-cell table:style-name="ce494" table:formula="of:=SUMPRODUCT([.$D$4:.$D$973]=[.E1470];[.$E$4:.$E$973]=[.D1470];[.$G$4:.$G$973])" office:value-type="float" office:value="54945129" calcext:value-type="float">
            <text:p>5494512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S</text:p>
          </table:table-cell>
          <table:table-cell office:value-type="float" office:value="2014" calcext:value-type="float">
            <text:p>2014</text:p>
          </table:table-cell>
          <table:table-cell office:value-type="float" office:value="45605563" calcext:value-type="float">
            <text:p>45605563</text:p>
          </table:table-cell>
          <table:table-cell table:style-name="Default"/>
          <table:table-cell table:style-name="ce495" table:formula="of:=SUMPRODUCT([.$D$4:.$D$973]=[.E1471];[.$E$4:.$E$973]=[.D1471];[.$G$4:.$G$973])" office:value-type="float" office:value="45605563" calcext:value-type="float">
            <text:p>4560556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S</text:p>
          </table:table-cell>
          <table:table-cell office:value-type="float" office:value="2015" calcext:value-type="float">
            <text:p>2015</text:p>
          </table:table-cell>
          <table:table-cell office:value-type="float" office:value="16416484" calcext:value-type="float">
            <text:p>16416484</text:p>
          </table:table-cell>
          <table:table-cell table:style-name="Default"/>
          <table:table-cell table:style-name="ce496" table:formula="of:=SUMPRODUCT([.$D$4:.$D$973]=[.E1472];[.$E$4:.$E$973]=[.D1472];[.$G$4:.$G$973])" office:value-type="float" office:value="16416484" calcext:value-type="float">
            <text:p>1641648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AS</text:p>
          </table:table-cell>
          <table:table-cell office:value-type="float" office:value="2016" calcext:value-type="float">
            <text:p>2016</text:p>
          </table:table-cell>
          <table:table-cell office:value-type="float" office:value="5558059" calcext:value-type="float">
            <text:p>5558059</text:p>
          </table:table-cell>
          <table:table-cell table:style-name="Default"/>
          <table:table-cell table:style-name="ce497" table:formula="of:=SUMPRODUCT([.$D$4:.$D$973]=[.E1473];[.$E$4:.$E$973]=[.D1473];[.$G$4:.$G$973])" office:value-type="float" office:value="5558059" calcext:value-type="float">
            <text:p>555805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XXXCSAL</text:p>
          </table:table-cell>
          <table:table-cell office:value-type="float" office:value="2013" calcext:value-type="float">
            <text:p>2013</text:p>
          </table:table-cell>
          <table:table-cell office:value-type="float" office:value="94348" calcext:value-type="float">
            <text:p>94348</text:p>
          </table:table-cell>
          <table:table-cell table:style-name="Default"/>
          <table:table-cell table:style-name="ce498" table:formula="of:=SUMPRODUCT([.$D$4:.$D$973]=[.E1474];[.$E$4:.$E$973]=[.D1474];[.$G$4:.$G$973])" office:value-type="float" office:value="94348" calcext:value-type="float">
            <text:p>94348</text:p>
          </table:table-cell>
          <table:table-cell table:number-columns-repeated="6"/>
        </table:table-row>
        <calcext:conditional-formats>
          <calcext:conditional-format calcext:target-range-address="Hoja1.N1134:Hoja1.N1134">
            <calcext:condition calcext:apply-style-name="Estilo nuevo..." calcext:value="!=[$Hoja1.$F$980]" calcext:base-cell-address="Hoja1.H982"/>
          </calcext:conditional-format>
          <calcext:conditional-format calcext:target-range-address="Hoja1.H980:Hoja1.H980">
            <calcext:condition calcext:apply-style-name="Rojo" calcext:value="!=[$Hoja1.$F980]" calcext:base-cell-address="Hoja1.H980"/>
          </calcext:conditional-format>
          <calcext:conditional-format calcext:target-range-address="Hoja1.H981:Hoja1.H981">
            <calcext:condition calcext:apply-style-name="Rojo" calcext:value="!=[$Hoja1.$F980]" calcext:base-cell-address="Hoja1.H980"/>
          </calcext:conditional-format>
          <calcext:conditional-format calcext:target-range-address="Hoja1.H982:Hoja1.H982">
            <calcext:condition calcext:apply-style-name="Rojo" calcext:value="!=[$Hoja1.$F980]" calcext:base-cell-address="Hoja1.H980"/>
          </calcext:conditional-format>
          <calcext:conditional-format calcext:target-range-address="Hoja1.H983:Hoja1.H983">
            <calcext:condition calcext:apply-style-name="Rojo" calcext:value="!=[$Hoja1.$F980]" calcext:base-cell-address="Hoja1.H980"/>
          </calcext:conditional-format>
          <calcext:conditional-format calcext:target-range-address="Hoja1.H984:Hoja1.H984">
            <calcext:condition calcext:apply-style-name="Rojo" calcext:value="!=[$Hoja1.$F980]" calcext:base-cell-address="Hoja1.H980"/>
          </calcext:conditional-format>
          <calcext:conditional-format calcext:target-range-address="Hoja1.H985:Hoja1.H985">
            <calcext:condition calcext:apply-style-name="Rojo" calcext:value="!=[$Hoja1.$F980]" calcext:base-cell-address="Hoja1.H980"/>
          </calcext:conditional-format>
          <calcext:conditional-format calcext:target-range-address="Hoja1.H986:Hoja1.H986">
            <calcext:condition calcext:apply-style-name="Rojo" calcext:value="!=[$Hoja1.$F980]" calcext:base-cell-address="Hoja1.H980"/>
          </calcext:conditional-format>
          <calcext:conditional-format calcext:target-range-address="Hoja1.H987:Hoja1.H987">
            <calcext:condition calcext:apply-style-name="Rojo" calcext:value="!=[$Hoja1.$F980]" calcext:base-cell-address="Hoja1.H980"/>
          </calcext:conditional-format>
          <calcext:conditional-format calcext:target-range-address="Hoja1.H988:Hoja1.H988">
            <calcext:condition calcext:apply-style-name="Rojo" calcext:value="!=[$Hoja1.$F980]" calcext:base-cell-address="Hoja1.H980"/>
          </calcext:conditional-format>
          <calcext:conditional-format calcext:target-range-address="Hoja1.H989:Hoja1.H989">
            <calcext:condition calcext:apply-style-name="Rojo" calcext:value="!=[$Hoja1.$F980]" calcext:base-cell-address="Hoja1.H980"/>
          </calcext:conditional-format>
          <calcext:conditional-format calcext:target-range-address="Hoja1.H990:Hoja1.H990">
            <calcext:condition calcext:apply-style-name="Rojo" calcext:value="!=[$Hoja1.$F980]" calcext:base-cell-address="Hoja1.H980"/>
          </calcext:conditional-format>
          <calcext:conditional-format calcext:target-range-address="Hoja1.H991:Hoja1.H991">
            <calcext:condition calcext:apply-style-name="Rojo" calcext:value="!=[$Hoja1.$F980]" calcext:base-cell-address="Hoja1.H980"/>
          </calcext:conditional-format>
          <calcext:conditional-format calcext:target-range-address="Hoja1.H992:Hoja1.H992">
            <calcext:condition calcext:apply-style-name="Rojo" calcext:value="!=[$Hoja1.$F980]" calcext:base-cell-address="Hoja1.H980"/>
          </calcext:conditional-format>
          <calcext:conditional-format calcext:target-range-address="Hoja1.H993:Hoja1.H993">
            <calcext:condition calcext:apply-style-name="Rojo" calcext:value="!=[$Hoja1.$F980]" calcext:base-cell-address="Hoja1.H980"/>
          </calcext:conditional-format>
          <calcext:conditional-format calcext:target-range-address="Hoja1.H994:Hoja1.H994">
            <calcext:condition calcext:apply-style-name="Rojo" calcext:value="!=[$Hoja1.$F980]" calcext:base-cell-address="Hoja1.H980"/>
          </calcext:conditional-format>
          <calcext:conditional-format calcext:target-range-address="Hoja1.H995:Hoja1.H995">
            <calcext:condition calcext:apply-style-name="Rojo" calcext:value="!=[$Hoja1.$F980]" calcext:base-cell-address="Hoja1.H980"/>
          </calcext:conditional-format>
          <calcext:conditional-format calcext:target-range-address="Hoja1.H996:Hoja1.H996">
            <calcext:condition calcext:apply-style-name="Rojo" calcext:value="!=[$Hoja1.$F980]" calcext:base-cell-address="Hoja1.H980"/>
          </calcext:conditional-format>
          <calcext:conditional-format calcext:target-range-address="Hoja1.H997:Hoja1.H997">
            <calcext:condition calcext:apply-style-name="Rojo" calcext:value="!=[$Hoja1.$F980]" calcext:base-cell-address="Hoja1.H980"/>
          </calcext:conditional-format>
          <calcext:conditional-format calcext:target-range-address="Hoja1.H998:Hoja1.H998">
            <calcext:condition calcext:apply-style-name="Rojo" calcext:value="!=[$Hoja1.$F980]" calcext:base-cell-address="Hoja1.H980"/>
          </calcext:conditional-format>
          <calcext:conditional-format calcext:target-range-address="Hoja1.H999:Hoja1.H999">
            <calcext:condition calcext:apply-style-name="Rojo" calcext:value="!=[$Hoja1.$F980]" calcext:base-cell-address="Hoja1.H980"/>
          </calcext:conditional-format>
          <calcext:conditional-format calcext:target-range-address="Hoja1.H1000:Hoja1.H1000">
            <calcext:condition calcext:apply-style-name="Rojo" calcext:value="!=[$Hoja1.$F980]" calcext:base-cell-address="Hoja1.H980"/>
          </calcext:conditional-format>
          <calcext:conditional-format calcext:target-range-address="Hoja1.H1001:Hoja1.H1001">
            <calcext:condition calcext:apply-style-name="Rojo" calcext:value="!=[$Hoja1.$F980]" calcext:base-cell-address="Hoja1.H980"/>
          </calcext:conditional-format>
          <calcext:conditional-format calcext:target-range-address="Hoja1.H1002:Hoja1.H1002">
            <calcext:condition calcext:apply-style-name="Rojo" calcext:value="!=[$Hoja1.$F980]" calcext:base-cell-address="Hoja1.H980"/>
          </calcext:conditional-format>
          <calcext:conditional-format calcext:target-range-address="Hoja1.H1003:Hoja1.H1003">
            <calcext:condition calcext:apply-style-name="Rojo" calcext:value="!=[$Hoja1.$F980]" calcext:base-cell-address="Hoja1.H980"/>
          </calcext:conditional-format>
          <calcext:conditional-format calcext:target-range-address="Hoja1.H1004:Hoja1.H1004">
            <calcext:condition calcext:apply-style-name="Rojo" calcext:value="!=[$Hoja1.$F980]" calcext:base-cell-address="Hoja1.H980"/>
          </calcext:conditional-format>
          <calcext:conditional-format calcext:target-range-address="Hoja1.H1005:Hoja1.H1005">
            <calcext:condition calcext:apply-style-name="Rojo" calcext:value="!=[$Hoja1.$F980]" calcext:base-cell-address="Hoja1.H980"/>
          </calcext:conditional-format>
          <calcext:conditional-format calcext:target-range-address="Hoja1.H1006:Hoja1.H1006">
            <calcext:condition calcext:apply-style-name="Rojo" calcext:value="!=[$Hoja1.$F980]" calcext:base-cell-address="Hoja1.H980"/>
          </calcext:conditional-format>
          <calcext:conditional-format calcext:target-range-address="Hoja1.H1007:Hoja1.H1007">
            <calcext:condition calcext:apply-style-name="Rojo" calcext:value="!=[$Hoja1.$F980]" calcext:base-cell-address="Hoja1.H980"/>
          </calcext:conditional-format>
          <calcext:conditional-format calcext:target-range-address="Hoja1.H1008:Hoja1.H1008">
            <calcext:condition calcext:apply-style-name="Rojo" calcext:value="!=[$Hoja1.$F980]" calcext:base-cell-address="Hoja1.H980"/>
          </calcext:conditional-format>
          <calcext:conditional-format calcext:target-range-address="Hoja1.H1009:Hoja1.H1009">
            <calcext:condition calcext:apply-style-name="Rojo" calcext:value="!=[$Hoja1.$F980]" calcext:base-cell-address="Hoja1.H980"/>
          </calcext:conditional-format>
          <calcext:conditional-format calcext:target-range-address="Hoja1.H1010:Hoja1.H1010">
            <calcext:condition calcext:apply-style-name="Rojo" calcext:value="!=[$Hoja1.$F980]" calcext:base-cell-address="Hoja1.H980"/>
          </calcext:conditional-format>
          <calcext:conditional-format calcext:target-range-address="Hoja1.H1011:Hoja1.H1011">
            <calcext:condition calcext:apply-style-name="Rojo" calcext:value="!=[$Hoja1.$F980]" calcext:base-cell-address="Hoja1.H980"/>
          </calcext:conditional-format>
          <calcext:conditional-format calcext:target-range-address="Hoja1.H1012:Hoja1.H1012">
            <calcext:condition calcext:apply-style-name="Rojo" calcext:value="!=[$Hoja1.$F980]" calcext:base-cell-address="Hoja1.H980"/>
          </calcext:conditional-format>
          <calcext:conditional-format calcext:target-range-address="Hoja1.H1013:Hoja1.H1013">
            <calcext:condition calcext:apply-style-name="Rojo" calcext:value="!=[$Hoja1.$F980]" calcext:base-cell-address="Hoja1.H980"/>
          </calcext:conditional-format>
          <calcext:conditional-format calcext:target-range-address="Hoja1.H1014:Hoja1.H1014">
            <calcext:condition calcext:apply-style-name="Rojo" calcext:value="!=[$Hoja1.$F980]" calcext:base-cell-address="Hoja1.H980"/>
          </calcext:conditional-format>
          <calcext:conditional-format calcext:target-range-address="Hoja1.H1015:Hoja1.H1015">
            <calcext:condition calcext:apply-style-name="Rojo" calcext:value="!=[$Hoja1.$F980]" calcext:base-cell-address="Hoja1.H980"/>
          </calcext:conditional-format>
          <calcext:conditional-format calcext:target-range-address="Hoja1.H1016:Hoja1.H1016">
            <calcext:condition calcext:apply-style-name="Rojo" calcext:value="!=[$Hoja1.$F980]" calcext:base-cell-address="Hoja1.H980"/>
          </calcext:conditional-format>
          <calcext:conditional-format calcext:target-range-address="Hoja1.H1017:Hoja1.H1017">
            <calcext:condition calcext:apply-style-name="Rojo" calcext:value="!=[$Hoja1.$F980]" calcext:base-cell-address="Hoja1.H980"/>
          </calcext:conditional-format>
          <calcext:conditional-format calcext:target-range-address="Hoja1.H1018:Hoja1.H1018">
            <calcext:condition calcext:apply-style-name="Rojo" calcext:value="!=[$Hoja1.$F980]" calcext:base-cell-address="Hoja1.H980"/>
          </calcext:conditional-format>
          <calcext:conditional-format calcext:target-range-address="Hoja1.H1019:Hoja1.H1019">
            <calcext:condition calcext:apply-style-name="Rojo" calcext:value="!=[$Hoja1.$F980]" calcext:base-cell-address="Hoja1.H980"/>
          </calcext:conditional-format>
          <calcext:conditional-format calcext:target-range-address="Hoja1.H1020:Hoja1.H1020">
            <calcext:condition calcext:apply-style-name="Rojo" calcext:value="!=[$Hoja1.$F980]" calcext:base-cell-address="Hoja1.H980"/>
          </calcext:conditional-format>
          <calcext:conditional-format calcext:target-range-address="Hoja1.H1021:Hoja1.H1021">
            <calcext:condition calcext:apply-style-name="Rojo" calcext:value="!=[$Hoja1.$F980]" calcext:base-cell-address="Hoja1.H980"/>
          </calcext:conditional-format>
          <calcext:conditional-format calcext:target-range-address="Hoja1.H1022:Hoja1.H1022">
            <calcext:condition calcext:apply-style-name="Rojo" calcext:value="!=[$Hoja1.$F980]" calcext:base-cell-address="Hoja1.H980"/>
          </calcext:conditional-format>
          <calcext:conditional-format calcext:target-range-address="Hoja1.H1023:Hoja1.H1023">
            <calcext:condition calcext:apply-style-name="Rojo" calcext:value="!=[$Hoja1.$F980]" calcext:base-cell-address="Hoja1.H980"/>
          </calcext:conditional-format>
          <calcext:conditional-format calcext:target-range-address="Hoja1.H1024:Hoja1.H1024">
            <calcext:condition calcext:apply-style-name="Rojo" calcext:value="!=[$Hoja1.$F980]" calcext:base-cell-address="Hoja1.H980"/>
          </calcext:conditional-format>
          <calcext:conditional-format calcext:target-range-address="Hoja1.H1025:Hoja1.H1025">
            <calcext:condition calcext:apply-style-name="Rojo" calcext:value="!=[$Hoja1.$F980]" calcext:base-cell-address="Hoja1.H980"/>
          </calcext:conditional-format>
          <calcext:conditional-format calcext:target-range-address="Hoja1.H1026:Hoja1.H1026">
            <calcext:condition calcext:apply-style-name="Rojo" calcext:value="!=[$Hoja1.$F980]" calcext:base-cell-address="Hoja1.H980"/>
          </calcext:conditional-format>
          <calcext:conditional-format calcext:target-range-address="Hoja1.H1027:Hoja1.H1027">
            <calcext:condition calcext:apply-style-name="Rojo" calcext:value="!=[$Hoja1.$F980]" calcext:base-cell-address="Hoja1.H980"/>
          </calcext:conditional-format>
          <calcext:conditional-format calcext:target-range-address="Hoja1.H1028:Hoja1.H1028">
            <calcext:condition calcext:apply-style-name="Rojo" calcext:value="!=[$Hoja1.$F980]" calcext:base-cell-address="Hoja1.H980"/>
          </calcext:conditional-format>
          <calcext:conditional-format calcext:target-range-address="Hoja1.H1029:Hoja1.H1029">
            <calcext:condition calcext:apply-style-name="Rojo" calcext:value="!=[$Hoja1.$F980]" calcext:base-cell-address="Hoja1.H980"/>
          </calcext:conditional-format>
          <calcext:conditional-format calcext:target-range-address="Hoja1.H1030:Hoja1.H1030">
            <calcext:condition calcext:apply-style-name="Rojo" calcext:value="!=[$Hoja1.$F980]" calcext:base-cell-address="Hoja1.H980"/>
          </calcext:conditional-format>
          <calcext:conditional-format calcext:target-range-address="Hoja1.H1031:Hoja1.H1031">
            <calcext:condition calcext:apply-style-name="Rojo" calcext:value="!=[$Hoja1.$F980]" calcext:base-cell-address="Hoja1.H980"/>
          </calcext:conditional-format>
          <calcext:conditional-format calcext:target-range-address="Hoja1.H1032:Hoja1.H1032">
            <calcext:condition calcext:apply-style-name="Rojo" calcext:value="!=[$Hoja1.$F980]" calcext:base-cell-address="Hoja1.H980"/>
          </calcext:conditional-format>
          <calcext:conditional-format calcext:target-range-address="Hoja1.H1033:Hoja1.H1033">
            <calcext:condition calcext:apply-style-name="Rojo" calcext:value="!=[$Hoja1.$F980]" calcext:base-cell-address="Hoja1.H980"/>
          </calcext:conditional-format>
          <calcext:conditional-format calcext:target-range-address="Hoja1.H1034:Hoja1.H1034">
            <calcext:condition calcext:apply-style-name="Rojo" calcext:value="!=[$Hoja1.$F980]" calcext:base-cell-address="Hoja1.H980"/>
          </calcext:conditional-format>
          <calcext:conditional-format calcext:target-range-address="Hoja1.H1035:Hoja1.H1035">
            <calcext:condition calcext:apply-style-name="Rojo" calcext:value="!=[$Hoja1.$F980]" calcext:base-cell-address="Hoja1.H980"/>
          </calcext:conditional-format>
          <calcext:conditional-format calcext:target-range-address="Hoja1.H1036:Hoja1.H1036">
            <calcext:condition calcext:apply-style-name="Rojo" calcext:value="!=[$Hoja1.$F980]" calcext:base-cell-address="Hoja1.H980"/>
          </calcext:conditional-format>
          <calcext:conditional-format calcext:target-range-address="Hoja1.H1037:Hoja1.H1037">
            <calcext:condition calcext:apply-style-name="Rojo" calcext:value="!=[$Hoja1.$F980]" calcext:base-cell-address="Hoja1.H980"/>
          </calcext:conditional-format>
          <calcext:conditional-format calcext:target-range-address="Hoja1.H1038:Hoja1.H1038">
            <calcext:condition calcext:apply-style-name="Rojo" calcext:value="!=[$Hoja1.$F980]" calcext:base-cell-address="Hoja1.H980"/>
          </calcext:conditional-format>
          <calcext:conditional-format calcext:target-range-address="Hoja1.H1039:Hoja1.H1039">
            <calcext:condition calcext:apply-style-name="Rojo" calcext:value="!=[$Hoja1.$F980]" calcext:base-cell-address="Hoja1.H980"/>
          </calcext:conditional-format>
          <calcext:conditional-format calcext:target-range-address="Hoja1.H1040:Hoja1.H1040">
            <calcext:condition calcext:apply-style-name="Rojo" calcext:value="!=[$Hoja1.$F980]" calcext:base-cell-address="Hoja1.H980"/>
          </calcext:conditional-format>
          <calcext:conditional-format calcext:target-range-address="Hoja1.H1041:Hoja1.H1041">
            <calcext:condition calcext:apply-style-name="Rojo" calcext:value="!=[$Hoja1.$F980]" calcext:base-cell-address="Hoja1.H980"/>
          </calcext:conditional-format>
          <calcext:conditional-format calcext:target-range-address="Hoja1.H1042:Hoja1.H1042">
            <calcext:condition calcext:apply-style-name="Rojo" calcext:value="!=[$Hoja1.$F980]" calcext:base-cell-address="Hoja1.H980"/>
          </calcext:conditional-format>
          <calcext:conditional-format calcext:target-range-address="Hoja1.H1043:Hoja1.H1043">
            <calcext:condition calcext:apply-style-name="Rojo" calcext:value="!=[$Hoja1.$F980]" calcext:base-cell-address="Hoja1.H980"/>
          </calcext:conditional-format>
          <calcext:conditional-format calcext:target-range-address="Hoja1.H1044:Hoja1.H1044">
            <calcext:condition calcext:apply-style-name="Rojo" calcext:value="!=[$Hoja1.$F980]" calcext:base-cell-address="Hoja1.H980"/>
          </calcext:conditional-format>
          <calcext:conditional-format calcext:target-range-address="Hoja1.H1045:Hoja1.H1045">
            <calcext:condition calcext:apply-style-name="Rojo" calcext:value="!=[$Hoja1.$F980]" calcext:base-cell-address="Hoja1.H980"/>
          </calcext:conditional-format>
          <calcext:conditional-format calcext:target-range-address="Hoja1.H1046:Hoja1.H1046">
            <calcext:condition calcext:apply-style-name="Rojo" calcext:value="!=[$Hoja1.$F980]" calcext:base-cell-address="Hoja1.H980"/>
          </calcext:conditional-format>
          <calcext:conditional-format calcext:target-range-address="Hoja1.H1047:Hoja1.H1047">
            <calcext:condition calcext:apply-style-name="Rojo" calcext:value="!=[$Hoja1.$F980]" calcext:base-cell-address="Hoja1.H980"/>
          </calcext:conditional-format>
          <calcext:conditional-format calcext:target-range-address="Hoja1.H1048:Hoja1.H1048">
            <calcext:condition calcext:apply-style-name="Rojo" calcext:value="!=[$Hoja1.$F980]" calcext:base-cell-address="Hoja1.H980"/>
          </calcext:conditional-format>
          <calcext:conditional-format calcext:target-range-address="Hoja1.H1049:Hoja1.H1049">
            <calcext:condition calcext:apply-style-name="Rojo" calcext:value="!=[$Hoja1.$F980]" calcext:base-cell-address="Hoja1.H980"/>
          </calcext:conditional-format>
          <calcext:conditional-format calcext:target-range-address="Hoja1.H1050:Hoja1.H1050">
            <calcext:condition calcext:apply-style-name="Rojo" calcext:value="!=[$Hoja1.$F980]" calcext:base-cell-address="Hoja1.H980"/>
          </calcext:conditional-format>
          <calcext:conditional-format calcext:target-range-address="Hoja1.H1051:Hoja1.H1051">
            <calcext:condition calcext:apply-style-name="Rojo" calcext:value="!=[$Hoja1.$F980]" calcext:base-cell-address="Hoja1.H980"/>
          </calcext:conditional-format>
          <calcext:conditional-format calcext:target-range-address="Hoja1.H1052:Hoja1.H1052">
            <calcext:condition calcext:apply-style-name="Rojo" calcext:value="!=[$Hoja1.$F980]" calcext:base-cell-address="Hoja1.H980"/>
          </calcext:conditional-format>
          <calcext:conditional-format calcext:target-range-address="Hoja1.H1053:Hoja1.H1053">
            <calcext:condition calcext:apply-style-name="Rojo" calcext:value="!=[$Hoja1.$F980]" calcext:base-cell-address="Hoja1.H980"/>
          </calcext:conditional-format>
          <calcext:conditional-format calcext:target-range-address="Hoja1.H1054:Hoja1.H1054">
            <calcext:condition calcext:apply-style-name="Rojo" calcext:value="!=[$Hoja1.$F980]" calcext:base-cell-address="Hoja1.H980"/>
          </calcext:conditional-format>
          <calcext:conditional-format calcext:target-range-address="Hoja1.H1055:Hoja1.H1055">
            <calcext:condition calcext:apply-style-name="Rojo" calcext:value="!=[$Hoja1.$F980]" calcext:base-cell-address="Hoja1.H980"/>
          </calcext:conditional-format>
          <calcext:conditional-format calcext:target-range-address="Hoja1.H1056:Hoja1.H1056">
            <calcext:condition calcext:apply-style-name="Rojo" calcext:value="!=[$Hoja1.$F980]" calcext:base-cell-address="Hoja1.H980"/>
          </calcext:conditional-format>
          <calcext:conditional-format calcext:target-range-address="Hoja1.H1057:Hoja1.H1057">
            <calcext:condition calcext:apply-style-name="Rojo" calcext:value="!=[$Hoja1.$F980]" calcext:base-cell-address="Hoja1.H980"/>
          </calcext:conditional-format>
          <calcext:conditional-format calcext:target-range-address="Hoja1.H1058:Hoja1.H1058">
            <calcext:condition calcext:apply-style-name="Rojo" calcext:value="!=[$Hoja1.$F980]" calcext:base-cell-address="Hoja1.H980"/>
          </calcext:conditional-format>
          <calcext:conditional-format calcext:target-range-address="Hoja1.H1059:Hoja1.H1059">
            <calcext:condition calcext:apply-style-name="Rojo" calcext:value="!=[$Hoja1.$F980]" calcext:base-cell-address="Hoja1.H980"/>
          </calcext:conditional-format>
          <calcext:conditional-format calcext:target-range-address="Hoja1.H1060:Hoja1.H1060">
            <calcext:condition calcext:apply-style-name="Rojo" calcext:value="!=[$Hoja1.$F980]" calcext:base-cell-address="Hoja1.H980"/>
          </calcext:conditional-format>
          <calcext:conditional-format calcext:target-range-address="Hoja1.H1061:Hoja1.H1061">
            <calcext:condition calcext:apply-style-name="Rojo" calcext:value="!=[$Hoja1.$F980]" calcext:base-cell-address="Hoja1.H980"/>
          </calcext:conditional-format>
          <calcext:conditional-format calcext:target-range-address="Hoja1.H1062:Hoja1.H1062">
            <calcext:condition calcext:apply-style-name="Rojo" calcext:value="!=[$Hoja1.$F980]" calcext:base-cell-address="Hoja1.H980"/>
          </calcext:conditional-format>
          <calcext:conditional-format calcext:target-range-address="Hoja1.H1063:Hoja1.H1063">
            <calcext:condition calcext:apply-style-name="Rojo" calcext:value="!=[$Hoja1.$F980]" calcext:base-cell-address="Hoja1.H980"/>
          </calcext:conditional-format>
          <calcext:conditional-format calcext:target-range-address="Hoja1.H1064:Hoja1.H1064">
            <calcext:condition calcext:apply-style-name="Rojo" calcext:value="!=[$Hoja1.$F980]" calcext:base-cell-address="Hoja1.H980"/>
          </calcext:conditional-format>
          <calcext:conditional-format calcext:target-range-address="Hoja1.H1065:Hoja1.H1065">
            <calcext:condition calcext:apply-style-name="Rojo" calcext:value="!=[$Hoja1.$F980]" calcext:base-cell-address="Hoja1.H980"/>
          </calcext:conditional-format>
          <calcext:conditional-format calcext:target-range-address="Hoja1.H1066:Hoja1.H1066">
            <calcext:condition calcext:apply-style-name="Rojo" calcext:value="!=[$Hoja1.$F980]" calcext:base-cell-address="Hoja1.H980"/>
          </calcext:conditional-format>
          <calcext:conditional-format calcext:target-range-address="Hoja1.H1067:Hoja1.H1067">
            <calcext:condition calcext:apply-style-name="Rojo" calcext:value="!=[$Hoja1.$F980]" calcext:base-cell-address="Hoja1.H980"/>
          </calcext:conditional-format>
          <calcext:conditional-format calcext:target-range-address="Hoja1.H1068:Hoja1.H1068">
            <calcext:condition calcext:apply-style-name="Rojo" calcext:value="!=[$Hoja1.$F980]" calcext:base-cell-address="Hoja1.H980"/>
          </calcext:conditional-format>
          <calcext:conditional-format calcext:target-range-address="Hoja1.H1069:Hoja1.H1069">
            <calcext:condition calcext:apply-style-name="Rojo" calcext:value="!=[$Hoja1.$F980]" calcext:base-cell-address="Hoja1.H980"/>
          </calcext:conditional-format>
          <calcext:conditional-format calcext:target-range-address="Hoja1.H1070:Hoja1.H1070">
            <calcext:condition calcext:apply-style-name="Rojo" calcext:value="!=[$Hoja1.$F980]" calcext:base-cell-address="Hoja1.H980"/>
          </calcext:conditional-format>
          <calcext:conditional-format calcext:target-range-address="Hoja1.H1071:Hoja1.H1071">
            <calcext:condition calcext:apply-style-name="Rojo" calcext:value="!=[$Hoja1.$F980]" calcext:base-cell-address="Hoja1.H980"/>
          </calcext:conditional-format>
          <calcext:conditional-format calcext:target-range-address="Hoja1.H1072:Hoja1.H1072">
            <calcext:condition calcext:apply-style-name="Rojo" calcext:value="!=[$Hoja1.$F980]" calcext:base-cell-address="Hoja1.H980"/>
          </calcext:conditional-format>
          <calcext:conditional-format calcext:target-range-address="Hoja1.H1073:Hoja1.H1073">
            <calcext:condition calcext:apply-style-name="Rojo" calcext:value="!=[$Hoja1.$F980]" calcext:base-cell-address="Hoja1.H980"/>
          </calcext:conditional-format>
          <calcext:conditional-format calcext:target-range-address="Hoja1.H1074:Hoja1.H1074">
            <calcext:condition calcext:apply-style-name="Rojo" calcext:value="!=[$Hoja1.$F980]" calcext:base-cell-address="Hoja1.H980"/>
          </calcext:conditional-format>
          <calcext:conditional-format calcext:target-range-address="Hoja1.H1075:Hoja1.H1075">
            <calcext:condition calcext:apply-style-name="Rojo" calcext:value="!=[$Hoja1.$F980]" calcext:base-cell-address="Hoja1.H980"/>
          </calcext:conditional-format>
          <calcext:conditional-format calcext:target-range-address="Hoja1.H1076:Hoja1.H1076">
            <calcext:condition calcext:apply-style-name="Rojo" calcext:value="!=[$Hoja1.$F980]" calcext:base-cell-address="Hoja1.H980"/>
          </calcext:conditional-format>
          <calcext:conditional-format calcext:target-range-address="Hoja1.H1077:Hoja1.H1077">
            <calcext:condition calcext:apply-style-name="Rojo" calcext:value="!=[$Hoja1.$F980]" calcext:base-cell-address="Hoja1.H980"/>
          </calcext:conditional-format>
          <calcext:conditional-format calcext:target-range-address="Hoja1.H1078:Hoja1.H1078">
            <calcext:condition calcext:apply-style-name="Rojo" calcext:value="!=[$Hoja1.$F980]" calcext:base-cell-address="Hoja1.H980"/>
          </calcext:conditional-format>
          <calcext:conditional-format calcext:target-range-address="Hoja1.H1079:Hoja1.H1079">
            <calcext:condition calcext:apply-style-name="Rojo" calcext:value="!=[$Hoja1.$F980]" calcext:base-cell-address="Hoja1.H980"/>
          </calcext:conditional-format>
          <calcext:conditional-format calcext:target-range-address="Hoja1.H1080:Hoja1.H1080">
            <calcext:condition calcext:apply-style-name="Rojo" calcext:value="!=[$Hoja1.$F980]" calcext:base-cell-address="Hoja1.H980"/>
          </calcext:conditional-format>
          <calcext:conditional-format calcext:target-range-address="Hoja1.H1081:Hoja1.H1081">
            <calcext:condition calcext:apply-style-name="Rojo" calcext:value="!=[$Hoja1.$F980]" calcext:base-cell-address="Hoja1.H980"/>
          </calcext:conditional-format>
          <calcext:conditional-format calcext:target-range-address="Hoja1.H1082:Hoja1.H1082">
            <calcext:condition calcext:apply-style-name="Rojo" calcext:value="!=[$Hoja1.$F980]" calcext:base-cell-address="Hoja1.H980"/>
          </calcext:conditional-format>
          <calcext:conditional-format calcext:target-range-address="Hoja1.H1083:Hoja1.H1083">
            <calcext:condition calcext:apply-style-name="Rojo" calcext:value="!=[$Hoja1.$F980]" calcext:base-cell-address="Hoja1.H980"/>
          </calcext:conditional-format>
          <calcext:conditional-format calcext:target-range-address="Hoja1.H1084:Hoja1.H1084">
            <calcext:condition calcext:apply-style-name="Rojo" calcext:value="!=[$Hoja1.$F980]" calcext:base-cell-address="Hoja1.H980"/>
          </calcext:conditional-format>
          <calcext:conditional-format calcext:target-range-address="Hoja1.H1085:Hoja1.H1085">
            <calcext:condition calcext:apply-style-name="Rojo" calcext:value="!=[$Hoja1.$F980]" calcext:base-cell-address="Hoja1.H980"/>
          </calcext:conditional-format>
          <calcext:conditional-format calcext:target-range-address="Hoja1.H1086:Hoja1.H1086">
            <calcext:condition calcext:apply-style-name="Rojo" calcext:value="!=[$Hoja1.$F980]" calcext:base-cell-address="Hoja1.H980"/>
          </calcext:conditional-format>
          <calcext:conditional-format calcext:target-range-address="Hoja1.H1087:Hoja1.H1087">
            <calcext:condition calcext:apply-style-name="Rojo" calcext:value="!=[$Hoja1.$F980]" calcext:base-cell-address="Hoja1.H980"/>
          </calcext:conditional-format>
          <calcext:conditional-format calcext:target-range-address="Hoja1.H1088:Hoja1.H1088">
            <calcext:condition calcext:apply-style-name="Rojo" calcext:value="!=[$Hoja1.$F980]" calcext:base-cell-address="Hoja1.H980"/>
          </calcext:conditional-format>
          <calcext:conditional-format calcext:target-range-address="Hoja1.H1089:Hoja1.H1089">
            <calcext:condition calcext:apply-style-name="Rojo" calcext:value="!=[$Hoja1.$F980]" calcext:base-cell-address="Hoja1.H980"/>
          </calcext:conditional-format>
          <calcext:conditional-format calcext:target-range-address="Hoja1.H1090:Hoja1.H1090">
            <calcext:condition calcext:apply-style-name="Rojo" calcext:value="!=[$Hoja1.$F980]" calcext:base-cell-address="Hoja1.H980"/>
          </calcext:conditional-format>
          <calcext:conditional-format calcext:target-range-address="Hoja1.H1091:Hoja1.H1091">
            <calcext:condition calcext:apply-style-name="Rojo" calcext:value="!=[$Hoja1.$F980]" calcext:base-cell-address="Hoja1.H980"/>
          </calcext:conditional-format>
          <calcext:conditional-format calcext:target-range-address="Hoja1.H1092:Hoja1.H1092">
            <calcext:condition calcext:apply-style-name="Rojo" calcext:value="!=[$Hoja1.$F980]" calcext:base-cell-address="Hoja1.H980"/>
          </calcext:conditional-format>
          <calcext:conditional-format calcext:target-range-address="Hoja1.H1093:Hoja1.H1093">
            <calcext:condition calcext:apply-style-name="Rojo" calcext:value="!=[$Hoja1.$F980]" calcext:base-cell-address="Hoja1.H980"/>
          </calcext:conditional-format>
          <calcext:conditional-format calcext:target-range-address="Hoja1.H1094:Hoja1.H1094">
            <calcext:condition calcext:apply-style-name="Rojo" calcext:value="!=[$Hoja1.$F980]" calcext:base-cell-address="Hoja1.H980"/>
          </calcext:conditional-format>
          <calcext:conditional-format calcext:target-range-address="Hoja1.H1095:Hoja1.H1095">
            <calcext:condition calcext:apply-style-name="Rojo" calcext:value="!=[$Hoja1.$F980]" calcext:base-cell-address="Hoja1.H980"/>
          </calcext:conditional-format>
          <calcext:conditional-format calcext:target-range-address="Hoja1.H1096:Hoja1.H1096">
            <calcext:condition calcext:apply-style-name="Rojo" calcext:value="!=[$Hoja1.$F980]" calcext:base-cell-address="Hoja1.H980"/>
          </calcext:conditional-format>
          <calcext:conditional-format calcext:target-range-address="Hoja1.H1097:Hoja1.H1097">
            <calcext:condition calcext:apply-style-name="Rojo" calcext:value="!=[$Hoja1.$F980]" calcext:base-cell-address="Hoja1.H980"/>
          </calcext:conditional-format>
          <calcext:conditional-format calcext:target-range-address="Hoja1.H1098:Hoja1.H1098">
            <calcext:condition calcext:apply-style-name="Rojo" calcext:value="!=[$Hoja1.$F980]" calcext:base-cell-address="Hoja1.H980"/>
          </calcext:conditional-format>
          <calcext:conditional-format calcext:target-range-address="Hoja1.H1099:Hoja1.H1099">
            <calcext:condition calcext:apply-style-name="Rojo" calcext:value="!=[$Hoja1.$F980]" calcext:base-cell-address="Hoja1.H980"/>
          </calcext:conditional-format>
          <calcext:conditional-format calcext:target-range-address="Hoja1.H1100:Hoja1.H1100">
            <calcext:condition calcext:apply-style-name="Rojo" calcext:value="!=[$Hoja1.$F980]" calcext:base-cell-address="Hoja1.H980"/>
          </calcext:conditional-format>
          <calcext:conditional-format calcext:target-range-address="Hoja1.H1101:Hoja1.H1101">
            <calcext:condition calcext:apply-style-name="Rojo" calcext:value="!=[$Hoja1.$F980]" calcext:base-cell-address="Hoja1.H980"/>
          </calcext:conditional-format>
          <calcext:conditional-format calcext:target-range-address="Hoja1.H1102:Hoja1.H1102">
            <calcext:condition calcext:apply-style-name="Rojo" calcext:value="!=[$Hoja1.$F980]" calcext:base-cell-address="Hoja1.H980"/>
          </calcext:conditional-format>
          <calcext:conditional-format calcext:target-range-address="Hoja1.H1103:Hoja1.H1103">
            <calcext:condition calcext:apply-style-name="Rojo" calcext:value="!=[$Hoja1.$F980]" calcext:base-cell-address="Hoja1.H980"/>
          </calcext:conditional-format>
          <calcext:conditional-format calcext:target-range-address="Hoja1.H1104:Hoja1.H1104">
            <calcext:condition calcext:apply-style-name="Rojo" calcext:value="!=[$Hoja1.$F980]" calcext:base-cell-address="Hoja1.H980"/>
          </calcext:conditional-format>
          <calcext:conditional-format calcext:target-range-address="Hoja1.H1105:Hoja1.H1105">
            <calcext:condition calcext:apply-style-name="Rojo" calcext:value="!=[$Hoja1.$F980]" calcext:base-cell-address="Hoja1.H980"/>
          </calcext:conditional-format>
          <calcext:conditional-format calcext:target-range-address="Hoja1.H1106:Hoja1.H1106">
            <calcext:condition calcext:apply-style-name="Rojo" calcext:value="!=[$Hoja1.$F980]" calcext:base-cell-address="Hoja1.H980"/>
          </calcext:conditional-format>
          <calcext:conditional-format calcext:target-range-address="Hoja1.H1107:Hoja1.H1107">
            <calcext:condition calcext:apply-style-name="Rojo" calcext:value="!=[$Hoja1.$F980]" calcext:base-cell-address="Hoja1.H980"/>
          </calcext:conditional-format>
          <calcext:conditional-format calcext:target-range-address="Hoja1.H1108:Hoja1.H1108">
            <calcext:condition calcext:apply-style-name="Rojo" calcext:value="!=[$Hoja1.$F980]" calcext:base-cell-address="Hoja1.H980"/>
          </calcext:conditional-format>
          <calcext:conditional-format calcext:target-range-address="Hoja1.H1109:Hoja1.H1109">
            <calcext:condition calcext:apply-style-name="Rojo" calcext:value="!=[$Hoja1.$F980]" calcext:base-cell-address="Hoja1.H980"/>
          </calcext:conditional-format>
          <calcext:conditional-format calcext:target-range-address="Hoja1.H1110:Hoja1.H1110">
            <calcext:condition calcext:apply-style-name="Rojo" calcext:value="!=[$Hoja1.$F980]" calcext:base-cell-address="Hoja1.H980"/>
          </calcext:conditional-format>
          <calcext:conditional-format calcext:target-range-address="Hoja1.H1111:Hoja1.H1111">
            <calcext:condition calcext:apply-style-name="Rojo" calcext:value="!=[$Hoja1.$F980]" calcext:base-cell-address="Hoja1.H980"/>
          </calcext:conditional-format>
          <calcext:conditional-format calcext:target-range-address="Hoja1.H1112:Hoja1.H1112">
            <calcext:condition calcext:apply-style-name="Rojo" calcext:value="!=[$Hoja1.$F980]" calcext:base-cell-address="Hoja1.H980"/>
          </calcext:conditional-format>
          <calcext:conditional-format calcext:target-range-address="Hoja1.H1113:Hoja1.H1113">
            <calcext:condition calcext:apply-style-name="Rojo" calcext:value="!=[$Hoja1.$F980]" calcext:base-cell-address="Hoja1.H980"/>
          </calcext:conditional-format>
          <calcext:conditional-format calcext:target-range-address="Hoja1.H1114:Hoja1.H1114">
            <calcext:condition calcext:apply-style-name="Rojo" calcext:value="!=[$Hoja1.$F980]" calcext:base-cell-address="Hoja1.H980"/>
          </calcext:conditional-format>
          <calcext:conditional-format calcext:target-range-address="Hoja1.H1115:Hoja1.H1115">
            <calcext:condition calcext:apply-style-name="Rojo" calcext:value="!=[$Hoja1.$F980]" calcext:base-cell-address="Hoja1.H980"/>
          </calcext:conditional-format>
          <calcext:conditional-format calcext:target-range-address="Hoja1.H1116:Hoja1.H1116">
            <calcext:condition calcext:apply-style-name="Rojo" calcext:value="!=[$Hoja1.$F980]" calcext:base-cell-address="Hoja1.H980"/>
          </calcext:conditional-format>
          <calcext:conditional-format calcext:target-range-address="Hoja1.H1117:Hoja1.H1117">
            <calcext:condition calcext:apply-style-name="Rojo" calcext:value="!=[$Hoja1.$F980]" calcext:base-cell-address="Hoja1.H980"/>
          </calcext:conditional-format>
          <calcext:conditional-format calcext:target-range-address="Hoja1.H1118:Hoja1.H1118">
            <calcext:condition calcext:apply-style-name="Rojo" calcext:value="!=[$Hoja1.$F980]" calcext:base-cell-address="Hoja1.H980"/>
          </calcext:conditional-format>
          <calcext:conditional-format calcext:target-range-address="Hoja1.H1119:Hoja1.H1119">
            <calcext:condition calcext:apply-style-name="Rojo" calcext:value="!=[$Hoja1.$F980]" calcext:base-cell-address="Hoja1.H980"/>
          </calcext:conditional-format>
          <calcext:conditional-format calcext:target-range-address="Hoja1.H1120:Hoja1.H1120">
            <calcext:condition calcext:apply-style-name="Rojo" calcext:value="!=[$Hoja1.$F980]" calcext:base-cell-address="Hoja1.H980"/>
          </calcext:conditional-format>
          <calcext:conditional-format calcext:target-range-address="Hoja1.H1121:Hoja1.H1121">
            <calcext:condition calcext:apply-style-name="Rojo" calcext:value="!=[$Hoja1.$F980]" calcext:base-cell-address="Hoja1.H980"/>
          </calcext:conditional-format>
          <calcext:conditional-format calcext:target-range-address="Hoja1.H1122:Hoja1.H1122">
            <calcext:condition calcext:apply-style-name="Rojo" calcext:value="!=[$Hoja1.$F980]" calcext:base-cell-address="Hoja1.H980"/>
          </calcext:conditional-format>
          <calcext:conditional-format calcext:target-range-address="Hoja1.H1123:Hoja1.H1123">
            <calcext:condition calcext:apply-style-name="Rojo" calcext:value="!=[$Hoja1.$F980]" calcext:base-cell-address="Hoja1.H980"/>
          </calcext:conditional-format>
          <calcext:conditional-format calcext:target-range-address="Hoja1.H1124:Hoja1.H1124">
            <calcext:condition calcext:apply-style-name="Rojo" calcext:value="!=[$Hoja1.$F980]" calcext:base-cell-address="Hoja1.H980"/>
          </calcext:conditional-format>
          <calcext:conditional-format calcext:target-range-address="Hoja1.H1125:Hoja1.H1125">
            <calcext:condition calcext:apply-style-name="Rojo" calcext:value="!=[$Hoja1.$F980]" calcext:base-cell-address="Hoja1.H980"/>
          </calcext:conditional-format>
          <calcext:conditional-format calcext:target-range-address="Hoja1.H1126:Hoja1.H1126">
            <calcext:condition calcext:apply-style-name="Rojo" calcext:value="!=[$Hoja1.$F980]" calcext:base-cell-address="Hoja1.H980"/>
          </calcext:conditional-format>
          <calcext:conditional-format calcext:target-range-address="Hoja1.H1127:Hoja1.H1127">
            <calcext:condition calcext:apply-style-name="Rojo" calcext:value="!=[$Hoja1.$F980]" calcext:base-cell-address="Hoja1.H980"/>
          </calcext:conditional-format>
          <calcext:conditional-format calcext:target-range-address="Hoja1.H1128:Hoja1.H1128">
            <calcext:condition calcext:apply-style-name="Rojo" calcext:value="!=[$Hoja1.$F980]" calcext:base-cell-address="Hoja1.H980"/>
          </calcext:conditional-format>
          <calcext:conditional-format calcext:target-range-address="Hoja1.H1129:Hoja1.H1129">
            <calcext:condition calcext:apply-style-name="Rojo" calcext:value="!=[$Hoja1.$F980]" calcext:base-cell-address="Hoja1.H980"/>
          </calcext:conditional-format>
          <calcext:conditional-format calcext:target-range-address="Hoja1.H1130:Hoja1.H1130">
            <calcext:condition calcext:apply-style-name="Rojo" calcext:value="!=[$Hoja1.$F980]" calcext:base-cell-address="Hoja1.H980"/>
          </calcext:conditional-format>
          <calcext:conditional-format calcext:target-range-address="Hoja1.H1131:Hoja1.H1131">
            <calcext:condition calcext:apply-style-name="Rojo" calcext:value="!=[$Hoja1.$F980]" calcext:base-cell-address="Hoja1.H980"/>
          </calcext:conditional-format>
          <calcext:conditional-format calcext:target-range-address="Hoja1.H1132:Hoja1.H1132">
            <calcext:condition calcext:apply-style-name="Rojo" calcext:value="!=[$Hoja1.$F980]" calcext:base-cell-address="Hoja1.H980"/>
          </calcext:conditional-format>
          <calcext:conditional-format calcext:target-range-address="Hoja1.H1133:Hoja1.H1133">
            <calcext:condition calcext:apply-style-name="Rojo" calcext:value="!=[$Hoja1.$F980]" calcext:base-cell-address="Hoja1.H980"/>
          </calcext:conditional-format>
          <calcext:conditional-format calcext:target-range-address="Hoja1.H1134:Hoja1.H1134">
            <calcext:condition calcext:apply-style-name="Rojo" calcext:value="!=[$Hoja1.$F980]" calcext:base-cell-address="Hoja1.H980"/>
          </calcext:conditional-format>
          <calcext:conditional-format calcext:target-range-address="Hoja1.H1135:Hoja1.H1135">
            <calcext:condition calcext:apply-style-name="Rojo" calcext:value="!=[$Hoja1.$F980]" calcext:base-cell-address="Hoja1.H980"/>
          </calcext:conditional-format>
          <calcext:conditional-format calcext:target-range-address="Hoja1.H1136:Hoja1.H1136">
            <calcext:condition calcext:apply-style-name="Rojo" calcext:value="!=[$Hoja1.$F980]" calcext:base-cell-address="Hoja1.H980"/>
          </calcext:conditional-format>
          <calcext:conditional-format calcext:target-range-address="Hoja1.H1137:Hoja1.H1137">
            <calcext:condition calcext:apply-style-name="Rojo" calcext:value="!=[$Hoja1.$F980]" calcext:base-cell-address="Hoja1.H980"/>
          </calcext:conditional-format>
          <calcext:conditional-format calcext:target-range-address="Hoja1.H1138:Hoja1.H1138">
            <calcext:condition calcext:apply-style-name="Rojo" calcext:value="!=[$Hoja1.$F980]" calcext:base-cell-address="Hoja1.H980"/>
          </calcext:conditional-format>
          <calcext:conditional-format calcext:target-range-address="Hoja1.H1139:Hoja1.H1139">
            <calcext:condition calcext:apply-style-name="Rojo" calcext:value="!=[$Hoja1.$F980]" calcext:base-cell-address="Hoja1.H980"/>
          </calcext:conditional-format>
          <calcext:conditional-format calcext:target-range-address="Hoja1.H1140:Hoja1.H1140">
            <calcext:condition calcext:apply-style-name="Rojo" calcext:value="!=[$Hoja1.$F980]" calcext:base-cell-address="Hoja1.H980"/>
          </calcext:conditional-format>
          <calcext:conditional-format calcext:target-range-address="Hoja1.H1141:Hoja1.H1141">
            <calcext:condition calcext:apply-style-name="Rojo" calcext:value="!=[$Hoja1.$F980]" calcext:base-cell-address="Hoja1.H980"/>
          </calcext:conditional-format>
          <calcext:conditional-format calcext:target-range-address="Hoja1.H1142:Hoja1.H1142">
            <calcext:condition calcext:apply-style-name="Rojo" calcext:value="!=[$Hoja1.$F980]" calcext:base-cell-address="Hoja1.H980"/>
          </calcext:conditional-format>
          <calcext:conditional-format calcext:target-range-address="Hoja1.H1143:Hoja1.H1143">
            <calcext:condition calcext:apply-style-name="Rojo" calcext:value="!=[$Hoja1.$F980]" calcext:base-cell-address="Hoja1.H980"/>
          </calcext:conditional-format>
          <calcext:conditional-format calcext:target-range-address="Hoja1.H1144:Hoja1.H1144">
            <calcext:condition calcext:apply-style-name="Rojo" calcext:value="!=[$Hoja1.$F980]" calcext:base-cell-address="Hoja1.H980"/>
          </calcext:conditional-format>
          <calcext:conditional-format calcext:target-range-address="Hoja1.H1145:Hoja1.H1145">
            <calcext:condition calcext:apply-style-name="Rojo" calcext:value="!=[$Hoja1.$F980]" calcext:base-cell-address="Hoja1.H980"/>
          </calcext:conditional-format>
          <calcext:conditional-format calcext:target-range-address="Hoja1.H1146:Hoja1.H1146">
            <calcext:condition calcext:apply-style-name="Rojo" calcext:value="!=[$Hoja1.$F980]" calcext:base-cell-address="Hoja1.H980"/>
          </calcext:conditional-format>
          <calcext:conditional-format calcext:target-range-address="Hoja1.H1147:Hoja1.H1147">
            <calcext:condition calcext:apply-style-name="Rojo" calcext:value="!=[$Hoja1.$F980]" calcext:base-cell-address="Hoja1.H980"/>
          </calcext:conditional-format>
          <calcext:conditional-format calcext:target-range-address="Hoja1.H1148:Hoja1.H1148">
            <calcext:condition calcext:apply-style-name="Rojo" calcext:value="!=[$Hoja1.$F980]" calcext:base-cell-address="Hoja1.H980"/>
          </calcext:conditional-format>
          <calcext:conditional-format calcext:target-range-address="Hoja1.H1149:Hoja1.H1149">
            <calcext:condition calcext:apply-style-name="Rojo" calcext:value="!=[$Hoja1.$F980]" calcext:base-cell-address="Hoja1.H980"/>
          </calcext:conditional-format>
          <calcext:conditional-format calcext:target-range-address="Hoja1.H1150:Hoja1.H1150">
            <calcext:condition calcext:apply-style-name="Rojo" calcext:value="!=[$Hoja1.$F980]" calcext:base-cell-address="Hoja1.H980"/>
          </calcext:conditional-format>
          <calcext:conditional-format calcext:target-range-address="Hoja1.H1151:Hoja1.H1151">
            <calcext:condition calcext:apply-style-name="Rojo" calcext:value="!=[$Hoja1.$F980]" calcext:base-cell-address="Hoja1.H980"/>
          </calcext:conditional-format>
          <calcext:conditional-format calcext:target-range-address="Hoja1.H1152:Hoja1.H1152">
            <calcext:condition calcext:apply-style-name="Rojo" calcext:value="!=[$Hoja1.$F980]" calcext:base-cell-address="Hoja1.H980"/>
          </calcext:conditional-format>
          <calcext:conditional-format calcext:target-range-address="Hoja1.H1153:Hoja1.H1153">
            <calcext:condition calcext:apply-style-name="Rojo" calcext:value="!=[$Hoja1.$F980]" calcext:base-cell-address="Hoja1.H980"/>
          </calcext:conditional-format>
          <calcext:conditional-format calcext:target-range-address="Hoja1.H1154:Hoja1.H1154">
            <calcext:condition calcext:apply-style-name="Rojo" calcext:value="!=[$Hoja1.$F980]" calcext:base-cell-address="Hoja1.H980"/>
          </calcext:conditional-format>
          <calcext:conditional-format calcext:target-range-address="Hoja1.H1155:Hoja1.H1155">
            <calcext:condition calcext:apply-style-name="Rojo" calcext:value="!=[$Hoja1.$F980]" calcext:base-cell-address="Hoja1.H980"/>
          </calcext:conditional-format>
          <calcext:conditional-format calcext:target-range-address="Hoja1.H1156:Hoja1.H1156">
            <calcext:condition calcext:apply-style-name="Rojo" calcext:value="!=[$Hoja1.$F980]" calcext:base-cell-address="Hoja1.H980"/>
          </calcext:conditional-format>
          <calcext:conditional-format calcext:target-range-address="Hoja1.H1157:Hoja1.H1157">
            <calcext:condition calcext:apply-style-name="Rojo" calcext:value="!=[$Hoja1.$F980]" calcext:base-cell-address="Hoja1.H980"/>
          </calcext:conditional-format>
          <calcext:conditional-format calcext:target-range-address="Hoja1.H1158:Hoja1.H1158">
            <calcext:condition calcext:apply-style-name="Rojo" calcext:value="!=[$Hoja1.$F980]" calcext:base-cell-address="Hoja1.H980"/>
          </calcext:conditional-format>
          <calcext:conditional-format calcext:target-range-address="Hoja1.H1159:Hoja1.H1159">
            <calcext:condition calcext:apply-style-name="Rojo" calcext:value="!=[$Hoja1.$F980]" calcext:base-cell-address="Hoja1.H980"/>
          </calcext:conditional-format>
          <calcext:conditional-format calcext:target-range-address="Hoja1.H1160:Hoja1.H1160">
            <calcext:condition calcext:apply-style-name="Rojo" calcext:value="!=[$Hoja1.$F980]" calcext:base-cell-address="Hoja1.H980"/>
          </calcext:conditional-format>
          <calcext:conditional-format calcext:target-range-address="Hoja1.H1161:Hoja1.H1161">
            <calcext:condition calcext:apply-style-name="Rojo" calcext:value="!=[$Hoja1.$F980]" calcext:base-cell-address="Hoja1.H980"/>
          </calcext:conditional-format>
          <calcext:conditional-format calcext:target-range-address="Hoja1.H1162:Hoja1.H1162">
            <calcext:condition calcext:apply-style-name="Rojo" calcext:value="!=[$Hoja1.$F980]" calcext:base-cell-address="Hoja1.H980"/>
          </calcext:conditional-format>
          <calcext:conditional-format calcext:target-range-address="Hoja1.H1163:Hoja1.H1163">
            <calcext:condition calcext:apply-style-name="Rojo" calcext:value="!=[$Hoja1.$F980]" calcext:base-cell-address="Hoja1.H980"/>
          </calcext:conditional-format>
          <calcext:conditional-format calcext:target-range-address="Hoja1.H1164:Hoja1.H1164">
            <calcext:condition calcext:apply-style-name="Rojo" calcext:value="!=[$Hoja1.$F980]" calcext:base-cell-address="Hoja1.H980"/>
          </calcext:conditional-format>
          <calcext:conditional-format calcext:target-range-address="Hoja1.H1165:Hoja1.H1165">
            <calcext:condition calcext:apply-style-name="Rojo" calcext:value="!=[$Hoja1.$F980]" calcext:base-cell-address="Hoja1.H980"/>
          </calcext:conditional-format>
          <calcext:conditional-format calcext:target-range-address="Hoja1.H1166:Hoja1.H1166">
            <calcext:condition calcext:apply-style-name="Rojo" calcext:value="!=[$Hoja1.$F980]" calcext:base-cell-address="Hoja1.H980"/>
          </calcext:conditional-format>
          <calcext:conditional-format calcext:target-range-address="Hoja1.H1167:Hoja1.H1167">
            <calcext:condition calcext:apply-style-name="Rojo" calcext:value="!=[$Hoja1.$F980]" calcext:base-cell-address="Hoja1.H980"/>
          </calcext:conditional-format>
          <calcext:conditional-format calcext:target-range-address="Hoja1.H1168:Hoja1.H1168">
            <calcext:condition calcext:apply-style-name="Rojo" calcext:value="!=[$Hoja1.$F980]" calcext:base-cell-address="Hoja1.H980"/>
          </calcext:conditional-format>
          <calcext:conditional-format calcext:target-range-address="Hoja1.H1169:Hoja1.H1169">
            <calcext:condition calcext:apply-style-name="Rojo" calcext:value="!=[$Hoja1.$F980]" calcext:base-cell-address="Hoja1.H980"/>
          </calcext:conditional-format>
          <calcext:conditional-format calcext:target-range-address="Hoja1.H1170:Hoja1.H1170">
            <calcext:condition calcext:apply-style-name="Rojo" calcext:value="!=[$Hoja1.$F980]" calcext:base-cell-address="Hoja1.H980"/>
          </calcext:conditional-format>
          <calcext:conditional-format calcext:target-range-address="Hoja1.H1171:Hoja1.H1171">
            <calcext:condition calcext:apply-style-name="Rojo" calcext:value="!=[$Hoja1.$F980]" calcext:base-cell-address="Hoja1.H980"/>
          </calcext:conditional-format>
          <calcext:conditional-format calcext:target-range-address="Hoja1.H1172:Hoja1.H1172">
            <calcext:condition calcext:apply-style-name="Rojo" calcext:value="!=[$Hoja1.$F980]" calcext:base-cell-address="Hoja1.H980"/>
          </calcext:conditional-format>
          <calcext:conditional-format calcext:target-range-address="Hoja1.H1173:Hoja1.H1173">
            <calcext:condition calcext:apply-style-name="Rojo" calcext:value="!=[$Hoja1.$F980]" calcext:base-cell-address="Hoja1.H980"/>
          </calcext:conditional-format>
          <calcext:conditional-format calcext:target-range-address="Hoja1.H1174:Hoja1.H1174">
            <calcext:condition calcext:apply-style-name="Rojo" calcext:value="!=[$Hoja1.$F980]" calcext:base-cell-address="Hoja1.H980"/>
          </calcext:conditional-format>
          <calcext:conditional-format calcext:target-range-address="Hoja1.H1175:Hoja1.H1175">
            <calcext:condition calcext:apply-style-name="Rojo" calcext:value="!=[$Hoja1.$F980]" calcext:base-cell-address="Hoja1.H980"/>
          </calcext:conditional-format>
          <calcext:conditional-format calcext:target-range-address="Hoja1.H1176:Hoja1.H1176">
            <calcext:condition calcext:apply-style-name="Rojo" calcext:value="!=[$Hoja1.$F980]" calcext:base-cell-address="Hoja1.H980"/>
          </calcext:conditional-format>
          <calcext:conditional-format calcext:target-range-address="Hoja1.H1177:Hoja1.H1177">
            <calcext:condition calcext:apply-style-name="Rojo" calcext:value="!=[$Hoja1.$F980]" calcext:base-cell-address="Hoja1.H980"/>
          </calcext:conditional-format>
          <calcext:conditional-format calcext:target-range-address="Hoja1.H1178:Hoja1.H1178">
            <calcext:condition calcext:apply-style-name="Rojo" calcext:value="!=[$Hoja1.$F980]" calcext:base-cell-address="Hoja1.H980"/>
          </calcext:conditional-format>
          <calcext:conditional-format calcext:target-range-address="Hoja1.H1179:Hoja1.H1179">
            <calcext:condition calcext:apply-style-name="Rojo" calcext:value="!=[$Hoja1.$F980]" calcext:base-cell-address="Hoja1.H980"/>
          </calcext:conditional-format>
          <calcext:conditional-format calcext:target-range-address="Hoja1.H1180:Hoja1.H1180">
            <calcext:condition calcext:apply-style-name="Rojo" calcext:value="!=[$Hoja1.$F980]" calcext:base-cell-address="Hoja1.H980"/>
          </calcext:conditional-format>
          <calcext:conditional-format calcext:target-range-address="Hoja1.H1181:Hoja1.H1181">
            <calcext:condition calcext:apply-style-name="Rojo" calcext:value="!=[$Hoja1.$F980]" calcext:base-cell-address="Hoja1.H980"/>
          </calcext:conditional-format>
          <calcext:conditional-format calcext:target-range-address="Hoja1.H1182:Hoja1.H1182">
            <calcext:condition calcext:apply-style-name="Rojo" calcext:value="!=[$Hoja1.$F980]" calcext:base-cell-address="Hoja1.H980"/>
          </calcext:conditional-format>
          <calcext:conditional-format calcext:target-range-address="Hoja1.H1183:Hoja1.H1183">
            <calcext:condition calcext:apply-style-name="Rojo" calcext:value="!=[$Hoja1.$F980]" calcext:base-cell-address="Hoja1.H980"/>
          </calcext:conditional-format>
          <calcext:conditional-format calcext:target-range-address="Hoja1.H1184:Hoja1.H1184">
            <calcext:condition calcext:apply-style-name="Rojo" calcext:value="!=[$Hoja1.$F980]" calcext:base-cell-address="Hoja1.H980"/>
          </calcext:conditional-format>
          <calcext:conditional-format calcext:target-range-address="Hoja1.H1185:Hoja1.H1185">
            <calcext:condition calcext:apply-style-name="Rojo" calcext:value="!=[$Hoja1.$F980]" calcext:base-cell-address="Hoja1.H980"/>
          </calcext:conditional-format>
          <calcext:conditional-format calcext:target-range-address="Hoja1.H1186:Hoja1.H1186">
            <calcext:condition calcext:apply-style-name="Rojo" calcext:value="!=[$Hoja1.$F980]" calcext:base-cell-address="Hoja1.H980"/>
          </calcext:conditional-format>
          <calcext:conditional-format calcext:target-range-address="Hoja1.H1187:Hoja1.H1187">
            <calcext:condition calcext:apply-style-name="Rojo" calcext:value="!=[$Hoja1.$F980]" calcext:base-cell-address="Hoja1.H980"/>
          </calcext:conditional-format>
          <calcext:conditional-format calcext:target-range-address="Hoja1.H1188:Hoja1.H1188">
            <calcext:condition calcext:apply-style-name="Rojo" calcext:value="!=[$Hoja1.$F980]" calcext:base-cell-address="Hoja1.H980"/>
          </calcext:conditional-format>
          <calcext:conditional-format calcext:target-range-address="Hoja1.H1189:Hoja1.H1189">
            <calcext:condition calcext:apply-style-name="Rojo" calcext:value="!=[$Hoja1.$F980]" calcext:base-cell-address="Hoja1.H980"/>
          </calcext:conditional-format>
          <calcext:conditional-format calcext:target-range-address="Hoja1.H1190:Hoja1.H1190">
            <calcext:condition calcext:apply-style-name="Rojo" calcext:value="!=[$Hoja1.$F980]" calcext:base-cell-address="Hoja1.H980"/>
          </calcext:conditional-format>
          <calcext:conditional-format calcext:target-range-address="Hoja1.H1191:Hoja1.H1191">
            <calcext:condition calcext:apply-style-name="Rojo" calcext:value="!=[$Hoja1.$F980]" calcext:base-cell-address="Hoja1.H980"/>
          </calcext:conditional-format>
          <calcext:conditional-format calcext:target-range-address="Hoja1.H1192:Hoja1.H1192">
            <calcext:condition calcext:apply-style-name="Rojo" calcext:value="!=[$Hoja1.$F980]" calcext:base-cell-address="Hoja1.H980"/>
          </calcext:conditional-format>
          <calcext:conditional-format calcext:target-range-address="Hoja1.H1193:Hoja1.H1193">
            <calcext:condition calcext:apply-style-name="Rojo" calcext:value="!=[$Hoja1.$F980]" calcext:base-cell-address="Hoja1.H980"/>
          </calcext:conditional-format>
          <calcext:conditional-format calcext:target-range-address="Hoja1.H1194:Hoja1.H1194">
            <calcext:condition calcext:apply-style-name="Rojo" calcext:value="!=[$Hoja1.$F980]" calcext:base-cell-address="Hoja1.H980"/>
          </calcext:conditional-format>
          <calcext:conditional-format calcext:target-range-address="Hoja1.H1195:Hoja1.H1195">
            <calcext:condition calcext:apply-style-name="Rojo" calcext:value="!=[$Hoja1.$F980]" calcext:base-cell-address="Hoja1.H980"/>
          </calcext:conditional-format>
          <calcext:conditional-format calcext:target-range-address="Hoja1.H1196:Hoja1.H1196">
            <calcext:condition calcext:apply-style-name="Rojo" calcext:value="!=[$Hoja1.$F980]" calcext:base-cell-address="Hoja1.H980"/>
          </calcext:conditional-format>
          <calcext:conditional-format calcext:target-range-address="Hoja1.H1197:Hoja1.H1197">
            <calcext:condition calcext:apply-style-name="Rojo" calcext:value="!=[$Hoja1.$F980]" calcext:base-cell-address="Hoja1.H980"/>
          </calcext:conditional-format>
          <calcext:conditional-format calcext:target-range-address="Hoja1.H1198:Hoja1.H1198">
            <calcext:condition calcext:apply-style-name="Rojo" calcext:value="!=[$Hoja1.$F980]" calcext:base-cell-address="Hoja1.H980"/>
          </calcext:conditional-format>
          <calcext:conditional-format calcext:target-range-address="Hoja1.H1199:Hoja1.H1199">
            <calcext:condition calcext:apply-style-name="Rojo" calcext:value="!=[$Hoja1.$F980]" calcext:base-cell-address="Hoja1.H980"/>
          </calcext:conditional-format>
          <calcext:conditional-format calcext:target-range-address="Hoja1.H1200:Hoja1.H1200">
            <calcext:condition calcext:apply-style-name="Rojo" calcext:value="!=[$Hoja1.$F980]" calcext:base-cell-address="Hoja1.H980"/>
          </calcext:conditional-format>
          <calcext:conditional-format calcext:target-range-address="Hoja1.H1201:Hoja1.H1201">
            <calcext:condition calcext:apply-style-name="Rojo" calcext:value="!=[$Hoja1.$F980]" calcext:base-cell-address="Hoja1.H980"/>
          </calcext:conditional-format>
          <calcext:conditional-format calcext:target-range-address="Hoja1.H1202:Hoja1.H1202">
            <calcext:condition calcext:apply-style-name="Rojo" calcext:value="!=[$Hoja1.$F980]" calcext:base-cell-address="Hoja1.H980"/>
          </calcext:conditional-format>
          <calcext:conditional-format calcext:target-range-address="Hoja1.H1203:Hoja1.H1203">
            <calcext:condition calcext:apply-style-name="Rojo" calcext:value="!=[$Hoja1.$F980]" calcext:base-cell-address="Hoja1.H980"/>
          </calcext:conditional-format>
          <calcext:conditional-format calcext:target-range-address="Hoja1.H1204:Hoja1.H1204">
            <calcext:condition calcext:apply-style-name="Rojo" calcext:value="!=[$Hoja1.$F980]" calcext:base-cell-address="Hoja1.H980"/>
          </calcext:conditional-format>
          <calcext:conditional-format calcext:target-range-address="Hoja1.H1205:Hoja1.H1205">
            <calcext:condition calcext:apply-style-name="Rojo" calcext:value="!=[$Hoja1.$F980]" calcext:base-cell-address="Hoja1.H980"/>
          </calcext:conditional-format>
          <calcext:conditional-format calcext:target-range-address="Hoja1.H1206:Hoja1.H1206">
            <calcext:condition calcext:apply-style-name="Rojo" calcext:value="!=[$Hoja1.$F980]" calcext:base-cell-address="Hoja1.H980"/>
          </calcext:conditional-format>
          <calcext:conditional-format calcext:target-range-address="Hoja1.H1207:Hoja1.H1207">
            <calcext:condition calcext:apply-style-name="Rojo" calcext:value="!=[$Hoja1.$F980]" calcext:base-cell-address="Hoja1.H980"/>
          </calcext:conditional-format>
          <calcext:conditional-format calcext:target-range-address="Hoja1.H1208:Hoja1.H1208">
            <calcext:condition calcext:apply-style-name="Rojo" calcext:value="!=[$Hoja1.$F980]" calcext:base-cell-address="Hoja1.H980"/>
          </calcext:conditional-format>
          <calcext:conditional-format calcext:target-range-address="Hoja1.H1209:Hoja1.H1209">
            <calcext:condition calcext:apply-style-name="Rojo" calcext:value="!=[$Hoja1.$F980]" calcext:base-cell-address="Hoja1.H980"/>
          </calcext:conditional-format>
          <calcext:conditional-format calcext:target-range-address="Hoja1.H1210:Hoja1.H1210">
            <calcext:condition calcext:apply-style-name="Rojo" calcext:value="!=[$Hoja1.$F980]" calcext:base-cell-address="Hoja1.H980"/>
          </calcext:conditional-format>
          <calcext:conditional-format calcext:target-range-address="Hoja1.H1211:Hoja1.H1211">
            <calcext:condition calcext:apply-style-name="Rojo" calcext:value="!=[$Hoja1.$F980]" calcext:base-cell-address="Hoja1.H980"/>
          </calcext:conditional-format>
          <calcext:conditional-format calcext:target-range-address="Hoja1.H1212:Hoja1.H1212">
            <calcext:condition calcext:apply-style-name="Rojo" calcext:value="!=[$Hoja1.$F980]" calcext:base-cell-address="Hoja1.H980"/>
          </calcext:conditional-format>
          <calcext:conditional-format calcext:target-range-address="Hoja1.H1213:Hoja1.H1213">
            <calcext:condition calcext:apply-style-name="Rojo" calcext:value="!=[$Hoja1.$F980]" calcext:base-cell-address="Hoja1.H980"/>
          </calcext:conditional-format>
          <calcext:conditional-format calcext:target-range-address="Hoja1.H1214:Hoja1.H1214">
            <calcext:condition calcext:apply-style-name="Rojo" calcext:value="!=[$Hoja1.$F980]" calcext:base-cell-address="Hoja1.H980"/>
          </calcext:conditional-format>
          <calcext:conditional-format calcext:target-range-address="Hoja1.H1215:Hoja1.H1215">
            <calcext:condition calcext:apply-style-name="Rojo" calcext:value="!=[$Hoja1.$F980]" calcext:base-cell-address="Hoja1.H980"/>
          </calcext:conditional-format>
          <calcext:conditional-format calcext:target-range-address="Hoja1.H1216:Hoja1.H1216">
            <calcext:condition calcext:apply-style-name="Rojo" calcext:value="!=[$Hoja1.$F980]" calcext:base-cell-address="Hoja1.H980"/>
          </calcext:conditional-format>
          <calcext:conditional-format calcext:target-range-address="Hoja1.H1217:Hoja1.H1217">
            <calcext:condition calcext:apply-style-name="Rojo" calcext:value="!=[$Hoja1.$F980]" calcext:base-cell-address="Hoja1.H980"/>
          </calcext:conditional-format>
          <calcext:conditional-format calcext:target-range-address="Hoja1.H1218:Hoja1.H1218">
            <calcext:condition calcext:apply-style-name="Rojo" calcext:value="!=[$Hoja1.$F980]" calcext:base-cell-address="Hoja1.H980"/>
          </calcext:conditional-format>
          <calcext:conditional-format calcext:target-range-address="Hoja1.H1219:Hoja1.H1219">
            <calcext:condition calcext:apply-style-name="Rojo" calcext:value="!=[$Hoja1.$F980]" calcext:base-cell-address="Hoja1.H980"/>
          </calcext:conditional-format>
          <calcext:conditional-format calcext:target-range-address="Hoja1.H1220:Hoja1.H1220">
            <calcext:condition calcext:apply-style-name="Rojo" calcext:value="!=[$Hoja1.$F980]" calcext:base-cell-address="Hoja1.H980"/>
          </calcext:conditional-format>
          <calcext:conditional-format calcext:target-range-address="Hoja1.H1221:Hoja1.H1221">
            <calcext:condition calcext:apply-style-name="Rojo" calcext:value="!=[$Hoja1.$F980]" calcext:base-cell-address="Hoja1.H980"/>
          </calcext:conditional-format>
          <calcext:conditional-format calcext:target-range-address="Hoja1.H1222:Hoja1.H1222">
            <calcext:condition calcext:apply-style-name="Rojo" calcext:value="!=[$Hoja1.$F980]" calcext:base-cell-address="Hoja1.H980"/>
          </calcext:conditional-format>
          <calcext:conditional-format calcext:target-range-address="Hoja1.H1223:Hoja1.H1223">
            <calcext:condition calcext:apply-style-name="Rojo" calcext:value="!=[$Hoja1.$F980]" calcext:base-cell-address="Hoja1.H980"/>
          </calcext:conditional-format>
          <calcext:conditional-format calcext:target-range-address="Hoja1.H1224:Hoja1.H1224">
            <calcext:condition calcext:apply-style-name="Rojo" calcext:value="!=[$Hoja1.$F980]" calcext:base-cell-address="Hoja1.H980"/>
          </calcext:conditional-format>
          <calcext:conditional-format calcext:target-range-address="Hoja1.H1225:Hoja1.H1225">
            <calcext:condition calcext:apply-style-name="Rojo" calcext:value="!=[$Hoja1.$F980]" calcext:base-cell-address="Hoja1.H980"/>
          </calcext:conditional-format>
          <calcext:conditional-format calcext:target-range-address="Hoja1.H1226:Hoja1.H1226">
            <calcext:condition calcext:apply-style-name="Rojo" calcext:value="!=[$Hoja1.$F980]" calcext:base-cell-address="Hoja1.H980"/>
          </calcext:conditional-format>
          <calcext:conditional-format calcext:target-range-address="Hoja1.H1227:Hoja1.H1227">
            <calcext:condition calcext:apply-style-name="Rojo" calcext:value="!=[$Hoja1.$F980]" calcext:base-cell-address="Hoja1.H980"/>
          </calcext:conditional-format>
          <calcext:conditional-format calcext:target-range-address="Hoja1.H1228:Hoja1.H1228">
            <calcext:condition calcext:apply-style-name="Rojo" calcext:value="!=[$Hoja1.$F980]" calcext:base-cell-address="Hoja1.H980"/>
          </calcext:conditional-format>
          <calcext:conditional-format calcext:target-range-address="Hoja1.H1229:Hoja1.H1229">
            <calcext:condition calcext:apply-style-name="Rojo" calcext:value="!=[$Hoja1.$F980]" calcext:base-cell-address="Hoja1.H980"/>
          </calcext:conditional-format>
          <calcext:conditional-format calcext:target-range-address="Hoja1.H1230:Hoja1.H1230">
            <calcext:condition calcext:apply-style-name="Rojo" calcext:value="!=[$Hoja1.$F980]" calcext:base-cell-address="Hoja1.H980"/>
          </calcext:conditional-format>
          <calcext:conditional-format calcext:target-range-address="Hoja1.H1231:Hoja1.H1231">
            <calcext:condition calcext:apply-style-name="Rojo" calcext:value="!=[$Hoja1.$F980]" calcext:base-cell-address="Hoja1.H980"/>
          </calcext:conditional-format>
          <calcext:conditional-format calcext:target-range-address="Hoja1.H1232:Hoja1.H1232">
            <calcext:condition calcext:apply-style-name="Rojo" calcext:value="!=[$Hoja1.$F980]" calcext:base-cell-address="Hoja1.H980"/>
          </calcext:conditional-format>
          <calcext:conditional-format calcext:target-range-address="Hoja1.H1233:Hoja1.H1233">
            <calcext:condition calcext:apply-style-name="Rojo" calcext:value="!=[$Hoja1.$F980]" calcext:base-cell-address="Hoja1.H980"/>
          </calcext:conditional-format>
          <calcext:conditional-format calcext:target-range-address="Hoja1.H1234:Hoja1.H1234">
            <calcext:condition calcext:apply-style-name="Rojo" calcext:value="!=[$Hoja1.$F980]" calcext:base-cell-address="Hoja1.H980"/>
          </calcext:conditional-format>
          <calcext:conditional-format calcext:target-range-address="Hoja1.H1235:Hoja1.H1235">
            <calcext:condition calcext:apply-style-name="Rojo" calcext:value="!=[$Hoja1.$F980]" calcext:base-cell-address="Hoja1.H980"/>
          </calcext:conditional-format>
          <calcext:conditional-format calcext:target-range-address="Hoja1.H1236:Hoja1.H1236">
            <calcext:condition calcext:apply-style-name="Rojo" calcext:value="!=[$Hoja1.$F980]" calcext:base-cell-address="Hoja1.H980"/>
          </calcext:conditional-format>
          <calcext:conditional-format calcext:target-range-address="Hoja1.H1237:Hoja1.H1237">
            <calcext:condition calcext:apply-style-name="Rojo" calcext:value="!=[$Hoja1.$F980]" calcext:base-cell-address="Hoja1.H980"/>
          </calcext:conditional-format>
          <calcext:conditional-format calcext:target-range-address="Hoja1.H1238:Hoja1.H1238">
            <calcext:condition calcext:apply-style-name="Rojo" calcext:value="!=[$Hoja1.$F980]" calcext:base-cell-address="Hoja1.H980"/>
          </calcext:conditional-format>
          <calcext:conditional-format calcext:target-range-address="Hoja1.H1239:Hoja1.H1239">
            <calcext:condition calcext:apply-style-name="Rojo" calcext:value="!=[$Hoja1.$F980]" calcext:base-cell-address="Hoja1.H980"/>
          </calcext:conditional-format>
          <calcext:conditional-format calcext:target-range-address="Hoja1.H1240:Hoja1.H1240">
            <calcext:condition calcext:apply-style-name="Rojo" calcext:value="!=[$Hoja1.$F980]" calcext:base-cell-address="Hoja1.H980"/>
          </calcext:conditional-format>
          <calcext:conditional-format calcext:target-range-address="Hoja1.H1241:Hoja1.H1241">
            <calcext:condition calcext:apply-style-name="Rojo" calcext:value="!=[$Hoja1.$F980]" calcext:base-cell-address="Hoja1.H980"/>
          </calcext:conditional-format>
          <calcext:conditional-format calcext:target-range-address="Hoja1.H1242:Hoja1.H1242">
            <calcext:condition calcext:apply-style-name="Rojo" calcext:value="!=[$Hoja1.$F980]" calcext:base-cell-address="Hoja1.H980"/>
          </calcext:conditional-format>
          <calcext:conditional-format calcext:target-range-address="Hoja1.H1243:Hoja1.H1243">
            <calcext:condition calcext:apply-style-name="Rojo" calcext:value="!=[$Hoja1.$F980]" calcext:base-cell-address="Hoja1.H980"/>
          </calcext:conditional-format>
          <calcext:conditional-format calcext:target-range-address="Hoja1.H1244:Hoja1.H1244">
            <calcext:condition calcext:apply-style-name="Rojo" calcext:value="!=[$Hoja1.$F980]" calcext:base-cell-address="Hoja1.H980"/>
          </calcext:conditional-format>
          <calcext:conditional-format calcext:target-range-address="Hoja1.H1245:Hoja1.H1245">
            <calcext:condition calcext:apply-style-name="Rojo" calcext:value="!=[$Hoja1.$F980]" calcext:base-cell-address="Hoja1.H980"/>
          </calcext:conditional-format>
          <calcext:conditional-format calcext:target-range-address="Hoja1.H1246:Hoja1.H1246">
            <calcext:condition calcext:apply-style-name="Rojo" calcext:value="!=[$Hoja1.$F980]" calcext:base-cell-address="Hoja1.H980"/>
          </calcext:conditional-format>
          <calcext:conditional-format calcext:target-range-address="Hoja1.H1247:Hoja1.H1247">
            <calcext:condition calcext:apply-style-name="Rojo" calcext:value="!=[$Hoja1.$F980]" calcext:base-cell-address="Hoja1.H980"/>
          </calcext:conditional-format>
          <calcext:conditional-format calcext:target-range-address="Hoja1.H1248:Hoja1.H1248">
            <calcext:condition calcext:apply-style-name="Rojo" calcext:value="!=[$Hoja1.$F980]" calcext:base-cell-address="Hoja1.H980"/>
          </calcext:conditional-format>
          <calcext:conditional-format calcext:target-range-address="Hoja1.H1249:Hoja1.H1249">
            <calcext:condition calcext:apply-style-name="Rojo" calcext:value="!=[$Hoja1.$F980]" calcext:base-cell-address="Hoja1.H980"/>
          </calcext:conditional-format>
          <calcext:conditional-format calcext:target-range-address="Hoja1.H1250:Hoja1.H1250">
            <calcext:condition calcext:apply-style-name="Rojo" calcext:value="!=[$Hoja1.$F980]" calcext:base-cell-address="Hoja1.H980"/>
          </calcext:conditional-format>
          <calcext:conditional-format calcext:target-range-address="Hoja1.H1251:Hoja1.H1251">
            <calcext:condition calcext:apply-style-name="Rojo" calcext:value="!=[$Hoja1.$F980]" calcext:base-cell-address="Hoja1.H980"/>
          </calcext:conditional-format>
          <calcext:conditional-format calcext:target-range-address="Hoja1.H1252:Hoja1.H1252">
            <calcext:condition calcext:apply-style-name="Rojo" calcext:value="!=[$Hoja1.$F980]" calcext:base-cell-address="Hoja1.H980"/>
          </calcext:conditional-format>
          <calcext:conditional-format calcext:target-range-address="Hoja1.H1253:Hoja1.H1253">
            <calcext:condition calcext:apply-style-name="Rojo" calcext:value="!=[$Hoja1.$F980]" calcext:base-cell-address="Hoja1.H980"/>
          </calcext:conditional-format>
          <calcext:conditional-format calcext:target-range-address="Hoja1.H1254:Hoja1.H1254">
            <calcext:condition calcext:apply-style-name="Rojo" calcext:value="!=[$Hoja1.$F980]" calcext:base-cell-address="Hoja1.H980"/>
          </calcext:conditional-format>
          <calcext:conditional-format calcext:target-range-address="Hoja1.H1255:Hoja1.H1255">
            <calcext:condition calcext:apply-style-name="Rojo" calcext:value="!=[$Hoja1.$F980]" calcext:base-cell-address="Hoja1.H980"/>
          </calcext:conditional-format>
          <calcext:conditional-format calcext:target-range-address="Hoja1.H1256:Hoja1.H1256">
            <calcext:condition calcext:apply-style-name="Rojo" calcext:value="!=[$Hoja1.$F980]" calcext:base-cell-address="Hoja1.H980"/>
          </calcext:conditional-format>
          <calcext:conditional-format calcext:target-range-address="Hoja1.H1257:Hoja1.H1257">
            <calcext:condition calcext:apply-style-name="Rojo" calcext:value="!=[$Hoja1.$F980]" calcext:base-cell-address="Hoja1.H980"/>
          </calcext:conditional-format>
          <calcext:conditional-format calcext:target-range-address="Hoja1.H1258:Hoja1.H1258">
            <calcext:condition calcext:apply-style-name="Rojo" calcext:value="!=[$Hoja1.$F980]" calcext:base-cell-address="Hoja1.H980"/>
          </calcext:conditional-format>
          <calcext:conditional-format calcext:target-range-address="Hoja1.H1259:Hoja1.H1259">
            <calcext:condition calcext:apply-style-name="Rojo" calcext:value="!=[$Hoja1.$F980]" calcext:base-cell-address="Hoja1.H980"/>
          </calcext:conditional-format>
          <calcext:conditional-format calcext:target-range-address="Hoja1.H1260:Hoja1.H1260">
            <calcext:condition calcext:apply-style-name="Rojo" calcext:value="!=[$Hoja1.$F980]" calcext:base-cell-address="Hoja1.H980"/>
          </calcext:conditional-format>
          <calcext:conditional-format calcext:target-range-address="Hoja1.H1261:Hoja1.H1261">
            <calcext:condition calcext:apply-style-name="Rojo" calcext:value="!=[$Hoja1.$F980]" calcext:base-cell-address="Hoja1.H980"/>
          </calcext:conditional-format>
          <calcext:conditional-format calcext:target-range-address="Hoja1.H1262:Hoja1.H1262">
            <calcext:condition calcext:apply-style-name="Rojo" calcext:value="!=[$Hoja1.$F980]" calcext:base-cell-address="Hoja1.H980"/>
          </calcext:conditional-format>
          <calcext:conditional-format calcext:target-range-address="Hoja1.H1263:Hoja1.H1263">
            <calcext:condition calcext:apply-style-name="Rojo" calcext:value="!=[$Hoja1.$F980]" calcext:base-cell-address="Hoja1.H980"/>
          </calcext:conditional-format>
          <calcext:conditional-format calcext:target-range-address="Hoja1.H1264:Hoja1.H1264">
            <calcext:condition calcext:apply-style-name="Rojo" calcext:value="!=[$Hoja1.$F980]" calcext:base-cell-address="Hoja1.H980"/>
          </calcext:conditional-format>
          <calcext:conditional-format calcext:target-range-address="Hoja1.H1265:Hoja1.H1265">
            <calcext:condition calcext:apply-style-name="Rojo" calcext:value="!=[$Hoja1.$F980]" calcext:base-cell-address="Hoja1.H980"/>
          </calcext:conditional-format>
          <calcext:conditional-format calcext:target-range-address="Hoja1.H1266:Hoja1.H1266">
            <calcext:condition calcext:apply-style-name="Rojo" calcext:value="!=[$Hoja1.$F980]" calcext:base-cell-address="Hoja1.H980"/>
          </calcext:conditional-format>
          <calcext:conditional-format calcext:target-range-address="Hoja1.H1267:Hoja1.H1267">
            <calcext:condition calcext:apply-style-name="Rojo" calcext:value="!=[$Hoja1.$F980]" calcext:base-cell-address="Hoja1.H980"/>
          </calcext:conditional-format>
          <calcext:conditional-format calcext:target-range-address="Hoja1.H1268:Hoja1.H1268">
            <calcext:condition calcext:apply-style-name="Rojo" calcext:value="!=[$Hoja1.$F980]" calcext:base-cell-address="Hoja1.H980"/>
          </calcext:conditional-format>
          <calcext:conditional-format calcext:target-range-address="Hoja1.H1269:Hoja1.H1269">
            <calcext:condition calcext:apply-style-name="Rojo" calcext:value="!=[$Hoja1.$F980]" calcext:base-cell-address="Hoja1.H980"/>
          </calcext:conditional-format>
          <calcext:conditional-format calcext:target-range-address="Hoja1.H1270:Hoja1.H1270">
            <calcext:condition calcext:apply-style-name="Rojo" calcext:value="!=[$Hoja1.$F980]" calcext:base-cell-address="Hoja1.H980"/>
          </calcext:conditional-format>
          <calcext:conditional-format calcext:target-range-address="Hoja1.H1271:Hoja1.H1271">
            <calcext:condition calcext:apply-style-name="Rojo" calcext:value="!=[$Hoja1.$F980]" calcext:base-cell-address="Hoja1.H980"/>
          </calcext:conditional-format>
          <calcext:conditional-format calcext:target-range-address="Hoja1.H1272:Hoja1.H1272">
            <calcext:condition calcext:apply-style-name="Rojo" calcext:value="!=[$Hoja1.$F980]" calcext:base-cell-address="Hoja1.H980"/>
          </calcext:conditional-format>
          <calcext:conditional-format calcext:target-range-address="Hoja1.H1273:Hoja1.H1273">
            <calcext:condition calcext:apply-style-name="Rojo" calcext:value="!=[$Hoja1.$F980]" calcext:base-cell-address="Hoja1.H980"/>
          </calcext:conditional-format>
          <calcext:conditional-format calcext:target-range-address="Hoja1.H1274:Hoja1.H1274">
            <calcext:condition calcext:apply-style-name="Rojo" calcext:value="!=[$Hoja1.$F980]" calcext:base-cell-address="Hoja1.H980"/>
          </calcext:conditional-format>
          <calcext:conditional-format calcext:target-range-address="Hoja1.H1275:Hoja1.H1275">
            <calcext:condition calcext:apply-style-name="Rojo" calcext:value="!=[$Hoja1.$F980]" calcext:base-cell-address="Hoja1.H980"/>
          </calcext:conditional-format>
          <calcext:conditional-format calcext:target-range-address="Hoja1.H1276:Hoja1.H1276">
            <calcext:condition calcext:apply-style-name="Rojo" calcext:value="!=[$Hoja1.$F980]" calcext:base-cell-address="Hoja1.H980"/>
          </calcext:conditional-format>
          <calcext:conditional-format calcext:target-range-address="Hoja1.H1277:Hoja1.H1277">
            <calcext:condition calcext:apply-style-name="Rojo" calcext:value="!=[$Hoja1.$F980]" calcext:base-cell-address="Hoja1.H980"/>
          </calcext:conditional-format>
          <calcext:conditional-format calcext:target-range-address="Hoja1.H1278:Hoja1.H1278">
            <calcext:condition calcext:apply-style-name="Rojo" calcext:value="!=[$Hoja1.$F980]" calcext:base-cell-address="Hoja1.H980"/>
          </calcext:conditional-format>
          <calcext:conditional-format calcext:target-range-address="Hoja1.H1279:Hoja1.H1279">
            <calcext:condition calcext:apply-style-name="Rojo" calcext:value="!=[$Hoja1.$F980]" calcext:base-cell-address="Hoja1.H980"/>
          </calcext:conditional-format>
          <calcext:conditional-format calcext:target-range-address="Hoja1.H1280:Hoja1.H1280">
            <calcext:condition calcext:apply-style-name="Rojo" calcext:value="!=[$Hoja1.$F980]" calcext:base-cell-address="Hoja1.H980"/>
          </calcext:conditional-format>
          <calcext:conditional-format calcext:target-range-address="Hoja1.H1281:Hoja1.H1281">
            <calcext:condition calcext:apply-style-name="Rojo" calcext:value="!=[$Hoja1.$F980]" calcext:base-cell-address="Hoja1.H980"/>
          </calcext:conditional-format>
          <calcext:conditional-format calcext:target-range-address="Hoja1.H1282:Hoja1.H1282">
            <calcext:condition calcext:apply-style-name="Rojo" calcext:value="!=[$Hoja1.$F980]" calcext:base-cell-address="Hoja1.H980"/>
          </calcext:conditional-format>
          <calcext:conditional-format calcext:target-range-address="Hoja1.H1283:Hoja1.H1283">
            <calcext:condition calcext:apply-style-name="Rojo" calcext:value="!=[$Hoja1.$F980]" calcext:base-cell-address="Hoja1.H980"/>
          </calcext:conditional-format>
          <calcext:conditional-format calcext:target-range-address="Hoja1.H1284:Hoja1.H1284">
            <calcext:condition calcext:apply-style-name="Rojo" calcext:value="!=[$Hoja1.$F980]" calcext:base-cell-address="Hoja1.H980"/>
          </calcext:conditional-format>
          <calcext:conditional-format calcext:target-range-address="Hoja1.H1285:Hoja1.H1285">
            <calcext:condition calcext:apply-style-name="Rojo" calcext:value="!=[$Hoja1.$F980]" calcext:base-cell-address="Hoja1.H980"/>
          </calcext:conditional-format>
          <calcext:conditional-format calcext:target-range-address="Hoja1.H1286:Hoja1.H1286">
            <calcext:condition calcext:apply-style-name="Rojo" calcext:value="!=[$Hoja1.$F980]" calcext:base-cell-address="Hoja1.H980"/>
          </calcext:conditional-format>
          <calcext:conditional-format calcext:target-range-address="Hoja1.H1287:Hoja1.H1287">
            <calcext:condition calcext:apply-style-name="Rojo" calcext:value="!=[$Hoja1.$F980]" calcext:base-cell-address="Hoja1.H980"/>
          </calcext:conditional-format>
          <calcext:conditional-format calcext:target-range-address="Hoja1.H1288:Hoja1.H1288">
            <calcext:condition calcext:apply-style-name="Rojo" calcext:value="!=[$Hoja1.$F980]" calcext:base-cell-address="Hoja1.H980"/>
          </calcext:conditional-format>
          <calcext:conditional-format calcext:target-range-address="Hoja1.H1289:Hoja1.H1289">
            <calcext:condition calcext:apply-style-name="Rojo" calcext:value="!=[$Hoja1.$F980]" calcext:base-cell-address="Hoja1.H980"/>
          </calcext:conditional-format>
          <calcext:conditional-format calcext:target-range-address="Hoja1.H1290:Hoja1.H1290">
            <calcext:condition calcext:apply-style-name="Rojo" calcext:value="!=[$Hoja1.$F980]" calcext:base-cell-address="Hoja1.H980"/>
          </calcext:conditional-format>
          <calcext:conditional-format calcext:target-range-address="Hoja1.H1291:Hoja1.H1291">
            <calcext:condition calcext:apply-style-name="Rojo" calcext:value="!=[$Hoja1.$F980]" calcext:base-cell-address="Hoja1.H980"/>
          </calcext:conditional-format>
          <calcext:conditional-format calcext:target-range-address="Hoja1.H1292:Hoja1.H1292">
            <calcext:condition calcext:apply-style-name="Rojo" calcext:value="!=[$Hoja1.$F980]" calcext:base-cell-address="Hoja1.H980"/>
          </calcext:conditional-format>
          <calcext:conditional-format calcext:target-range-address="Hoja1.H1293:Hoja1.H1293">
            <calcext:condition calcext:apply-style-name="Rojo" calcext:value="!=[$Hoja1.$F980]" calcext:base-cell-address="Hoja1.H980"/>
          </calcext:conditional-format>
          <calcext:conditional-format calcext:target-range-address="Hoja1.H1294:Hoja1.H1294">
            <calcext:condition calcext:apply-style-name="Rojo" calcext:value="!=[$Hoja1.$F980]" calcext:base-cell-address="Hoja1.H980"/>
          </calcext:conditional-format>
          <calcext:conditional-format calcext:target-range-address="Hoja1.H1295:Hoja1.H1295">
            <calcext:condition calcext:apply-style-name="Rojo" calcext:value="!=[$Hoja1.$F980]" calcext:base-cell-address="Hoja1.H980"/>
          </calcext:conditional-format>
          <calcext:conditional-format calcext:target-range-address="Hoja1.H1296:Hoja1.H1296">
            <calcext:condition calcext:apply-style-name="Rojo" calcext:value="!=[$Hoja1.$F980]" calcext:base-cell-address="Hoja1.H980"/>
          </calcext:conditional-format>
          <calcext:conditional-format calcext:target-range-address="Hoja1.H1297:Hoja1.H1297">
            <calcext:condition calcext:apply-style-name="Rojo" calcext:value="!=[$Hoja1.$F980]" calcext:base-cell-address="Hoja1.H980"/>
          </calcext:conditional-format>
          <calcext:conditional-format calcext:target-range-address="Hoja1.H1298:Hoja1.H1298">
            <calcext:condition calcext:apply-style-name="Rojo" calcext:value="!=[$Hoja1.$F980]" calcext:base-cell-address="Hoja1.H980"/>
          </calcext:conditional-format>
          <calcext:conditional-format calcext:target-range-address="Hoja1.H1299:Hoja1.H1299">
            <calcext:condition calcext:apply-style-name="Rojo" calcext:value="!=[$Hoja1.$F980]" calcext:base-cell-address="Hoja1.H980"/>
          </calcext:conditional-format>
          <calcext:conditional-format calcext:target-range-address="Hoja1.H1300:Hoja1.H1300">
            <calcext:condition calcext:apply-style-name="Rojo" calcext:value="!=[$Hoja1.$F980]" calcext:base-cell-address="Hoja1.H980"/>
          </calcext:conditional-format>
          <calcext:conditional-format calcext:target-range-address="Hoja1.H1301:Hoja1.H1301">
            <calcext:condition calcext:apply-style-name="Rojo" calcext:value="!=[$Hoja1.$F980]" calcext:base-cell-address="Hoja1.H980"/>
          </calcext:conditional-format>
          <calcext:conditional-format calcext:target-range-address="Hoja1.H1302:Hoja1.H1302">
            <calcext:condition calcext:apply-style-name="Rojo" calcext:value="!=[$Hoja1.$F980]" calcext:base-cell-address="Hoja1.H980"/>
          </calcext:conditional-format>
          <calcext:conditional-format calcext:target-range-address="Hoja1.H1303:Hoja1.H1303">
            <calcext:condition calcext:apply-style-name="Rojo" calcext:value="!=[$Hoja1.$F980]" calcext:base-cell-address="Hoja1.H980"/>
          </calcext:conditional-format>
          <calcext:conditional-format calcext:target-range-address="Hoja1.H1304:Hoja1.H1304">
            <calcext:condition calcext:apply-style-name="Rojo" calcext:value="!=[$Hoja1.$F980]" calcext:base-cell-address="Hoja1.H980"/>
          </calcext:conditional-format>
          <calcext:conditional-format calcext:target-range-address="Hoja1.H1305:Hoja1.H1305">
            <calcext:condition calcext:apply-style-name="Rojo" calcext:value="!=[$Hoja1.$F980]" calcext:base-cell-address="Hoja1.H980"/>
          </calcext:conditional-format>
          <calcext:conditional-format calcext:target-range-address="Hoja1.H1306:Hoja1.H1306">
            <calcext:condition calcext:apply-style-name="Rojo" calcext:value="!=[$Hoja1.$F980]" calcext:base-cell-address="Hoja1.H980"/>
          </calcext:conditional-format>
          <calcext:conditional-format calcext:target-range-address="Hoja1.H1307:Hoja1.H1307">
            <calcext:condition calcext:apply-style-name="Rojo" calcext:value="!=[$Hoja1.$F980]" calcext:base-cell-address="Hoja1.H980"/>
          </calcext:conditional-format>
          <calcext:conditional-format calcext:target-range-address="Hoja1.H1308:Hoja1.H1308">
            <calcext:condition calcext:apply-style-name="Rojo" calcext:value="!=[$Hoja1.$F980]" calcext:base-cell-address="Hoja1.H980"/>
          </calcext:conditional-format>
          <calcext:conditional-format calcext:target-range-address="Hoja1.H1309:Hoja1.H1309">
            <calcext:condition calcext:apply-style-name="Rojo" calcext:value="!=[$Hoja1.$F980]" calcext:base-cell-address="Hoja1.H980"/>
          </calcext:conditional-format>
          <calcext:conditional-format calcext:target-range-address="Hoja1.H1310:Hoja1.H1310">
            <calcext:condition calcext:apply-style-name="Rojo" calcext:value="!=[$Hoja1.$F980]" calcext:base-cell-address="Hoja1.H980"/>
          </calcext:conditional-format>
          <calcext:conditional-format calcext:target-range-address="Hoja1.H1311:Hoja1.H1311">
            <calcext:condition calcext:apply-style-name="Rojo" calcext:value="!=[$Hoja1.$F980]" calcext:base-cell-address="Hoja1.H980"/>
          </calcext:conditional-format>
          <calcext:conditional-format calcext:target-range-address="Hoja1.H1312:Hoja1.H1312">
            <calcext:condition calcext:apply-style-name="Rojo" calcext:value="!=[$Hoja1.$F980]" calcext:base-cell-address="Hoja1.H980"/>
          </calcext:conditional-format>
          <calcext:conditional-format calcext:target-range-address="Hoja1.H1313:Hoja1.H1313">
            <calcext:condition calcext:apply-style-name="Rojo" calcext:value="!=[$Hoja1.$F980]" calcext:base-cell-address="Hoja1.H980"/>
          </calcext:conditional-format>
          <calcext:conditional-format calcext:target-range-address="Hoja1.H1314:Hoja1.H1314">
            <calcext:condition calcext:apply-style-name="Rojo" calcext:value="!=[$Hoja1.$F980]" calcext:base-cell-address="Hoja1.H980"/>
          </calcext:conditional-format>
          <calcext:conditional-format calcext:target-range-address="Hoja1.H1315:Hoja1.H1315">
            <calcext:condition calcext:apply-style-name="Rojo" calcext:value="!=[$Hoja1.$F980]" calcext:base-cell-address="Hoja1.H980"/>
          </calcext:conditional-format>
          <calcext:conditional-format calcext:target-range-address="Hoja1.H1316:Hoja1.H1316">
            <calcext:condition calcext:apply-style-name="Rojo" calcext:value="!=[$Hoja1.$F980]" calcext:base-cell-address="Hoja1.H980"/>
          </calcext:conditional-format>
          <calcext:conditional-format calcext:target-range-address="Hoja1.H1317:Hoja1.H1317">
            <calcext:condition calcext:apply-style-name="Rojo" calcext:value="!=[$Hoja1.$F980]" calcext:base-cell-address="Hoja1.H980"/>
          </calcext:conditional-format>
          <calcext:conditional-format calcext:target-range-address="Hoja1.H1318:Hoja1.H1318">
            <calcext:condition calcext:apply-style-name="Rojo" calcext:value="!=[$Hoja1.$F980]" calcext:base-cell-address="Hoja1.H980"/>
          </calcext:conditional-format>
          <calcext:conditional-format calcext:target-range-address="Hoja1.H1319:Hoja1.H1319">
            <calcext:condition calcext:apply-style-name="Rojo" calcext:value="!=[$Hoja1.$F980]" calcext:base-cell-address="Hoja1.H980"/>
          </calcext:conditional-format>
          <calcext:conditional-format calcext:target-range-address="Hoja1.H1320:Hoja1.H1320">
            <calcext:condition calcext:apply-style-name="Rojo" calcext:value="!=[$Hoja1.$F980]" calcext:base-cell-address="Hoja1.H980"/>
          </calcext:conditional-format>
          <calcext:conditional-format calcext:target-range-address="Hoja1.H1321:Hoja1.H1321">
            <calcext:condition calcext:apply-style-name="Rojo" calcext:value="!=[$Hoja1.$F980]" calcext:base-cell-address="Hoja1.H980"/>
          </calcext:conditional-format>
          <calcext:conditional-format calcext:target-range-address="Hoja1.H1322:Hoja1.H1322">
            <calcext:condition calcext:apply-style-name="Rojo" calcext:value="!=[$Hoja1.$F980]" calcext:base-cell-address="Hoja1.H980"/>
          </calcext:conditional-format>
          <calcext:conditional-format calcext:target-range-address="Hoja1.H1323:Hoja1.H1323">
            <calcext:condition calcext:apply-style-name="Rojo" calcext:value="!=[$Hoja1.$F980]" calcext:base-cell-address="Hoja1.H980"/>
          </calcext:conditional-format>
          <calcext:conditional-format calcext:target-range-address="Hoja1.H1324:Hoja1.H1324">
            <calcext:condition calcext:apply-style-name="Rojo" calcext:value="!=[$Hoja1.$F980]" calcext:base-cell-address="Hoja1.H980"/>
          </calcext:conditional-format>
          <calcext:conditional-format calcext:target-range-address="Hoja1.H1325:Hoja1.H1325">
            <calcext:condition calcext:apply-style-name="Rojo" calcext:value="!=[$Hoja1.$F980]" calcext:base-cell-address="Hoja1.H980"/>
          </calcext:conditional-format>
          <calcext:conditional-format calcext:target-range-address="Hoja1.H1326:Hoja1.H1326">
            <calcext:condition calcext:apply-style-name="Rojo" calcext:value="!=[$Hoja1.$F980]" calcext:base-cell-address="Hoja1.H980"/>
          </calcext:conditional-format>
          <calcext:conditional-format calcext:target-range-address="Hoja1.H1327:Hoja1.H1327">
            <calcext:condition calcext:apply-style-name="Rojo" calcext:value="!=[$Hoja1.$F980]" calcext:base-cell-address="Hoja1.H980"/>
          </calcext:conditional-format>
          <calcext:conditional-format calcext:target-range-address="Hoja1.H1328:Hoja1.H1328">
            <calcext:condition calcext:apply-style-name="Rojo" calcext:value="!=[$Hoja1.$F980]" calcext:base-cell-address="Hoja1.H980"/>
          </calcext:conditional-format>
          <calcext:conditional-format calcext:target-range-address="Hoja1.H1329:Hoja1.H1329">
            <calcext:condition calcext:apply-style-name="Rojo" calcext:value="!=[$Hoja1.$F980]" calcext:base-cell-address="Hoja1.H980"/>
          </calcext:conditional-format>
          <calcext:conditional-format calcext:target-range-address="Hoja1.H1330:Hoja1.H1330">
            <calcext:condition calcext:apply-style-name="Rojo" calcext:value="!=[$Hoja1.$F980]" calcext:base-cell-address="Hoja1.H980"/>
          </calcext:conditional-format>
          <calcext:conditional-format calcext:target-range-address="Hoja1.H1331:Hoja1.H1331">
            <calcext:condition calcext:apply-style-name="Rojo" calcext:value="!=[$Hoja1.$F980]" calcext:base-cell-address="Hoja1.H980"/>
          </calcext:conditional-format>
          <calcext:conditional-format calcext:target-range-address="Hoja1.H1332:Hoja1.H1332">
            <calcext:condition calcext:apply-style-name="Rojo" calcext:value="!=[$Hoja1.$F980]" calcext:base-cell-address="Hoja1.H980"/>
          </calcext:conditional-format>
          <calcext:conditional-format calcext:target-range-address="Hoja1.H1333:Hoja1.H1333">
            <calcext:condition calcext:apply-style-name="Rojo" calcext:value="!=[$Hoja1.$F980]" calcext:base-cell-address="Hoja1.H980"/>
          </calcext:conditional-format>
          <calcext:conditional-format calcext:target-range-address="Hoja1.H1334:Hoja1.H1334">
            <calcext:condition calcext:apply-style-name="Rojo" calcext:value="!=[$Hoja1.$F980]" calcext:base-cell-address="Hoja1.H980"/>
          </calcext:conditional-format>
          <calcext:conditional-format calcext:target-range-address="Hoja1.H1335:Hoja1.H1335">
            <calcext:condition calcext:apply-style-name="Rojo" calcext:value="!=[$Hoja1.$F980]" calcext:base-cell-address="Hoja1.H980"/>
          </calcext:conditional-format>
          <calcext:conditional-format calcext:target-range-address="Hoja1.H1336:Hoja1.H1336">
            <calcext:condition calcext:apply-style-name="Rojo" calcext:value="!=[$Hoja1.$F980]" calcext:base-cell-address="Hoja1.H980"/>
          </calcext:conditional-format>
          <calcext:conditional-format calcext:target-range-address="Hoja1.H1337:Hoja1.H1337">
            <calcext:condition calcext:apply-style-name="Rojo" calcext:value="!=[$Hoja1.$F980]" calcext:base-cell-address="Hoja1.H980"/>
          </calcext:conditional-format>
          <calcext:conditional-format calcext:target-range-address="Hoja1.H1338:Hoja1.H1338">
            <calcext:condition calcext:apply-style-name="Rojo" calcext:value="!=[$Hoja1.$F980]" calcext:base-cell-address="Hoja1.H980"/>
          </calcext:conditional-format>
          <calcext:conditional-format calcext:target-range-address="Hoja1.H1339:Hoja1.H1339">
            <calcext:condition calcext:apply-style-name="Rojo" calcext:value="!=[$Hoja1.$F980]" calcext:base-cell-address="Hoja1.H980"/>
          </calcext:conditional-format>
          <calcext:conditional-format calcext:target-range-address="Hoja1.H1340:Hoja1.H1340">
            <calcext:condition calcext:apply-style-name="Rojo" calcext:value="!=[$Hoja1.$F980]" calcext:base-cell-address="Hoja1.H980"/>
          </calcext:conditional-format>
          <calcext:conditional-format calcext:target-range-address="Hoja1.H1341:Hoja1.H1341">
            <calcext:condition calcext:apply-style-name="Rojo" calcext:value="!=[$Hoja1.$F980]" calcext:base-cell-address="Hoja1.H980"/>
          </calcext:conditional-format>
          <calcext:conditional-format calcext:target-range-address="Hoja1.H1342:Hoja1.H1342">
            <calcext:condition calcext:apply-style-name="Rojo" calcext:value="!=[$Hoja1.$F980]" calcext:base-cell-address="Hoja1.H980"/>
          </calcext:conditional-format>
          <calcext:conditional-format calcext:target-range-address="Hoja1.H1343:Hoja1.H1343">
            <calcext:condition calcext:apply-style-name="Rojo" calcext:value="!=[$Hoja1.$F980]" calcext:base-cell-address="Hoja1.H980"/>
          </calcext:conditional-format>
          <calcext:conditional-format calcext:target-range-address="Hoja1.H1344:Hoja1.H1344">
            <calcext:condition calcext:apply-style-name="Rojo" calcext:value="!=[$Hoja1.$F980]" calcext:base-cell-address="Hoja1.H980"/>
          </calcext:conditional-format>
          <calcext:conditional-format calcext:target-range-address="Hoja1.H1345:Hoja1.H1345">
            <calcext:condition calcext:apply-style-name="Rojo" calcext:value="!=[$Hoja1.$F980]" calcext:base-cell-address="Hoja1.H980"/>
          </calcext:conditional-format>
          <calcext:conditional-format calcext:target-range-address="Hoja1.H1346:Hoja1.H1346">
            <calcext:condition calcext:apply-style-name="Rojo" calcext:value="!=[$Hoja1.$F980]" calcext:base-cell-address="Hoja1.H980"/>
          </calcext:conditional-format>
          <calcext:conditional-format calcext:target-range-address="Hoja1.H1347:Hoja1.H1347">
            <calcext:condition calcext:apply-style-name="Rojo" calcext:value="!=[$Hoja1.$F980]" calcext:base-cell-address="Hoja1.H980"/>
          </calcext:conditional-format>
          <calcext:conditional-format calcext:target-range-address="Hoja1.H1348:Hoja1.H1348">
            <calcext:condition calcext:apply-style-name="Rojo" calcext:value="!=[$Hoja1.$F980]" calcext:base-cell-address="Hoja1.H980"/>
          </calcext:conditional-format>
          <calcext:conditional-format calcext:target-range-address="Hoja1.H1349:Hoja1.H1349">
            <calcext:condition calcext:apply-style-name="Rojo" calcext:value="!=[$Hoja1.$F980]" calcext:base-cell-address="Hoja1.H980"/>
          </calcext:conditional-format>
          <calcext:conditional-format calcext:target-range-address="Hoja1.H1350:Hoja1.H1350">
            <calcext:condition calcext:apply-style-name="Rojo" calcext:value="!=[$Hoja1.$F980]" calcext:base-cell-address="Hoja1.H980"/>
          </calcext:conditional-format>
          <calcext:conditional-format calcext:target-range-address="Hoja1.H1351:Hoja1.H1351">
            <calcext:condition calcext:apply-style-name="Rojo" calcext:value="!=[$Hoja1.$F980]" calcext:base-cell-address="Hoja1.H980"/>
          </calcext:conditional-format>
          <calcext:conditional-format calcext:target-range-address="Hoja1.H1352:Hoja1.H1352">
            <calcext:condition calcext:apply-style-name="Rojo" calcext:value="!=[$Hoja1.$F980]" calcext:base-cell-address="Hoja1.H980"/>
          </calcext:conditional-format>
          <calcext:conditional-format calcext:target-range-address="Hoja1.H1353:Hoja1.H1353">
            <calcext:condition calcext:apply-style-name="Rojo" calcext:value="!=[$Hoja1.$F980]" calcext:base-cell-address="Hoja1.H980"/>
          </calcext:conditional-format>
          <calcext:conditional-format calcext:target-range-address="Hoja1.H1354:Hoja1.H1354">
            <calcext:condition calcext:apply-style-name="Rojo" calcext:value="!=[$Hoja1.$F980]" calcext:base-cell-address="Hoja1.H980"/>
          </calcext:conditional-format>
          <calcext:conditional-format calcext:target-range-address="Hoja1.H1355:Hoja1.H1355">
            <calcext:condition calcext:apply-style-name="Rojo" calcext:value="!=[$Hoja1.$F980]" calcext:base-cell-address="Hoja1.H980"/>
          </calcext:conditional-format>
          <calcext:conditional-format calcext:target-range-address="Hoja1.H1356:Hoja1.H1356">
            <calcext:condition calcext:apply-style-name="Rojo" calcext:value="!=[$Hoja1.$F980]" calcext:base-cell-address="Hoja1.H980"/>
          </calcext:conditional-format>
          <calcext:conditional-format calcext:target-range-address="Hoja1.H1357:Hoja1.H1357">
            <calcext:condition calcext:apply-style-name="Rojo" calcext:value="!=[$Hoja1.$F980]" calcext:base-cell-address="Hoja1.H980"/>
          </calcext:conditional-format>
          <calcext:conditional-format calcext:target-range-address="Hoja1.H1358:Hoja1.H1358">
            <calcext:condition calcext:apply-style-name="Rojo" calcext:value="!=[$Hoja1.$F980]" calcext:base-cell-address="Hoja1.H980"/>
          </calcext:conditional-format>
          <calcext:conditional-format calcext:target-range-address="Hoja1.H1359:Hoja1.H1359">
            <calcext:condition calcext:apply-style-name="Rojo" calcext:value="!=[$Hoja1.$F980]" calcext:base-cell-address="Hoja1.H980"/>
          </calcext:conditional-format>
          <calcext:conditional-format calcext:target-range-address="Hoja1.H1360:Hoja1.H1360">
            <calcext:condition calcext:apply-style-name="Rojo" calcext:value="!=[$Hoja1.$F980]" calcext:base-cell-address="Hoja1.H980"/>
          </calcext:conditional-format>
          <calcext:conditional-format calcext:target-range-address="Hoja1.H1361:Hoja1.H1361">
            <calcext:condition calcext:apply-style-name="Rojo" calcext:value="!=[$Hoja1.$F980]" calcext:base-cell-address="Hoja1.H980"/>
          </calcext:conditional-format>
          <calcext:conditional-format calcext:target-range-address="Hoja1.H1362:Hoja1.H1362">
            <calcext:condition calcext:apply-style-name="Rojo" calcext:value="!=[$Hoja1.$F980]" calcext:base-cell-address="Hoja1.H980"/>
          </calcext:conditional-format>
          <calcext:conditional-format calcext:target-range-address="Hoja1.H1363:Hoja1.H1363">
            <calcext:condition calcext:apply-style-name="Rojo" calcext:value="!=[$Hoja1.$F980]" calcext:base-cell-address="Hoja1.H980"/>
          </calcext:conditional-format>
          <calcext:conditional-format calcext:target-range-address="Hoja1.H1364:Hoja1.H1364">
            <calcext:condition calcext:apply-style-name="Rojo" calcext:value="!=[$Hoja1.$F980]" calcext:base-cell-address="Hoja1.H980"/>
          </calcext:conditional-format>
          <calcext:conditional-format calcext:target-range-address="Hoja1.H1365:Hoja1.H1365">
            <calcext:condition calcext:apply-style-name="Rojo" calcext:value="!=[$Hoja1.$F980]" calcext:base-cell-address="Hoja1.H980"/>
          </calcext:conditional-format>
          <calcext:conditional-format calcext:target-range-address="Hoja1.H1366:Hoja1.H1366">
            <calcext:condition calcext:apply-style-name="Rojo" calcext:value="!=[$Hoja1.$F980]" calcext:base-cell-address="Hoja1.H980"/>
          </calcext:conditional-format>
          <calcext:conditional-format calcext:target-range-address="Hoja1.H1367:Hoja1.H1367">
            <calcext:condition calcext:apply-style-name="Rojo" calcext:value="!=[$Hoja1.$F980]" calcext:base-cell-address="Hoja1.H980"/>
          </calcext:conditional-format>
          <calcext:conditional-format calcext:target-range-address="Hoja1.H1368:Hoja1.H1368">
            <calcext:condition calcext:apply-style-name="Rojo" calcext:value="!=[$Hoja1.$F980]" calcext:base-cell-address="Hoja1.H980"/>
          </calcext:conditional-format>
          <calcext:conditional-format calcext:target-range-address="Hoja1.H1369:Hoja1.H1369">
            <calcext:condition calcext:apply-style-name="Rojo" calcext:value="!=[$Hoja1.$F980]" calcext:base-cell-address="Hoja1.H980"/>
          </calcext:conditional-format>
          <calcext:conditional-format calcext:target-range-address="Hoja1.H1370:Hoja1.H1370">
            <calcext:condition calcext:apply-style-name="Rojo" calcext:value="!=[$Hoja1.$F980]" calcext:base-cell-address="Hoja1.H980"/>
          </calcext:conditional-format>
          <calcext:conditional-format calcext:target-range-address="Hoja1.H1371:Hoja1.H1371">
            <calcext:condition calcext:apply-style-name="Rojo" calcext:value="!=[$Hoja1.$F980]" calcext:base-cell-address="Hoja1.H980"/>
          </calcext:conditional-format>
          <calcext:conditional-format calcext:target-range-address="Hoja1.H1372:Hoja1.H1372">
            <calcext:condition calcext:apply-style-name="Rojo" calcext:value="!=[$Hoja1.$F980]" calcext:base-cell-address="Hoja1.H980"/>
          </calcext:conditional-format>
          <calcext:conditional-format calcext:target-range-address="Hoja1.H1373:Hoja1.H1373">
            <calcext:condition calcext:apply-style-name="Rojo" calcext:value="!=[$Hoja1.$F980]" calcext:base-cell-address="Hoja1.H980"/>
          </calcext:conditional-format>
          <calcext:conditional-format calcext:target-range-address="Hoja1.H1374:Hoja1.H1374">
            <calcext:condition calcext:apply-style-name="Rojo" calcext:value="!=[$Hoja1.$F980]" calcext:base-cell-address="Hoja1.H980"/>
          </calcext:conditional-format>
          <calcext:conditional-format calcext:target-range-address="Hoja1.H1375:Hoja1.H1375">
            <calcext:condition calcext:apply-style-name="Rojo" calcext:value="!=[$Hoja1.$F980]" calcext:base-cell-address="Hoja1.H980"/>
          </calcext:conditional-format>
          <calcext:conditional-format calcext:target-range-address="Hoja1.H1376:Hoja1.H1376">
            <calcext:condition calcext:apply-style-name="Rojo" calcext:value="!=[$Hoja1.$F980]" calcext:base-cell-address="Hoja1.H980"/>
          </calcext:conditional-format>
          <calcext:conditional-format calcext:target-range-address="Hoja1.H1377:Hoja1.H1377">
            <calcext:condition calcext:apply-style-name="Rojo" calcext:value="!=[$Hoja1.$F980]" calcext:base-cell-address="Hoja1.H980"/>
          </calcext:conditional-format>
          <calcext:conditional-format calcext:target-range-address="Hoja1.H1378:Hoja1.H1378">
            <calcext:condition calcext:apply-style-name="Rojo" calcext:value="!=[$Hoja1.$F980]" calcext:base-cell-address="Hoja1.H980"/>
          </calcext:conditional-format>
          <calcext:conditional-format calcext:target-range-address="Hoja1.H1379:Hoja1.H1379">
            <calcext:condition calcext:apply-style-name="Rojo" calcext:value="!=[$Hoja1.$F980]" calcext:base-cell-address="Hoja1.H980"/>
          </calcext:conditional-format>
          <calcext:conditional-format calcext:target-range-address="Hoja1.H1380:Hoja1.H1380">
            <calcext:condition calcext:apply-style-name="Rojo" calcext:value="!=[$Hoja1.$F980]" calcext:base-cell-address="Hoja1.H980"/>
          </calcext:conditional-format>
          <calcext:conditional-format calcext:target-range-address="Hoja1.H1381:Hoja1.H1381">
            <calcext:condition calcext:apply-style-name="Rojo" calcext:value="!=[$Hoja1.$F980]" calcext:base-cell-address="Hoja1.H980"/>
          </calcext:conditional-format>
          <calcext:conditional-format calcext:target-range-address="Hoja1.H1382:Hoja1.H1382">
            <calcext:condition calcext:apply-style-name="Rojo" calcext:value="!=[$Hoja1.$F980]" calcext:base-cell-address="Hoja1.H980"/>
          </calcext:conditional-format>
          <calcext:conditional-format calcext:target-range-address="Hoja1.H1383:Hoja1.H1383">
            <calcext:condition calcext:apply-style-name="Rojo" calcext:value="!=[$Hoja1.$F980]" calcext:base-cell-address="Hoja1.H980"/>
          </calcext:conditional-format>
          <calcext:conditional-format calcext:target-range-address="Hoja1.H1384:Hoja1.H1384">
            <calcext:condition calcext:apply-style-name="Rojo" calcext:value="!=[$Hoja1.$F980]" calcext:base-cell-address="Hoja1.H980"/>
          </calcext:conditional-format>
          <calcext:conditional-format calcext:target-range-address="Hoja1.H1385:Hoja1.H1385">
            <calcext:condition calcext:apply-style-name="Rojo" calcext:value="!=[$Hoja1.$F980]" calcext:base-cell-address="Hoja1.H980"/>
          </calcext:conditional-format>
          <calcext:conditional-format calcext:target-range-address="Hoja1.H1386:Hoja1.H1386">
            <calcext:condition calcext:apply-style-name="Rojo" calcext:value="!=[$Hoja1.$F980]" calcext:base-cell-address="Hoja1.H980"/>
          </calcext:conditional-format>
          <calcext:conditional-format calcext:target-range-address="Hoja1.H1387:Hoja1.H1387">
            <calcext:condition calcext:apply-style-name="Rojo" calcext:value="!=[$Hoja1.$F980]" calcext:base-cell-address="Hoja1.H980"/>
          </calcext:conditional-format>
          <calcext:conditional-format calcext:target-range-address="Hoja1.H1388:Hoja1.H1388">
            <calcext:condition calcext:apply-style-name="Rojo" calcext:value="!=[$Hoja1.$F980]" calcext:base-cell-address="Hoja1.H980"/>
          </calcext:conditional-format>
          <calcext:conditional-format calcext:target-range-address="Hoja1.H1389:Hoja1.H1389">
            <calcext:condition calcext:apply-style-name="Rojo" calcext:value="!=[$Hoja1.$F980]" calcext:base-cell-address="Hoja1.H980"/>
          </calcext:conditional-format>
          <calcext:conditional-format calcext:target-range-address="Hoja1.H1390:Hoja1.H1390">
            <calcext:condition calcext:apply-style-name="Rojo" calcext:value="!=[$Hoja1.$F980]" calcext:base-cell-address="Hoja1.H980"/>
          </calcext:conditional-format>
          <calcext:conditional-format calcext:target-range-address="Hoja1.H1391:Hoja1.H1391">
            <calcext:condition calcext:apply-style-name="Rojo" calcext:value="!=[$Hoja1.$F980]" calcext:base-cell-address="Hoja1.H980"/>
          </calcext:conditional-format>
          <calcext:conditional-format calcext:target-range-address="Hoja1.H1392:Hoja1.H1392">
            <calcext:condition calcext:apply-style-name="Rojo" calcext:value="!=[$Hoja1.$F980]" calcext:base-cell-address="Hoja1.H980"/>
          </calcext:conditional-format>
          <calcext:conditional-format calcext:target-range-address="Hoja1.H1393:Hoja1.H1393">
            <calcext:condition calcext:apply-style-name="Rojo" calcext:value="!=[$Hoja1.$F980]" calcext:base-cell-address="Hoja1.H980"/>
          </calcext:conditional-format>
          <calcext:conditional-format calcext:target-range-address="Hoja1.H1394:Hoja1.H1394">
            <calcext:condition calcext:apply-style-name="Rojo" calcext:value="!=[$Hoja1.$F980]" calcext:base-cell-address="Hoja1.H980"/>
          </calcext:conditional-format>
          <calcext:conditional-format calcext:target-range-address="Hoja1.H1395:Hoja1.H1395">
            <calcext:condition calcext:apply-style-name="Rojo" calcext:value="!=[$Hoja1.$F980]" calcext:base-cell-address="Hoja1.H980"/>
          </calcext:conditional-format>
          <calcext:conditional-format calcext:target-range-address="Hoja1.H1396:Hoja1.H1396">
            <calcext:condition calcext:apply-style-name="Rojo" calcext:value="!=[$Hoja1.$F980]" calcext:base-cell-address="Hoja1.H980"/>
          </calcext:conditional-format>
          <calcext:conditional-format calcext:target-range-address="Hoja1.H1397:Hoja1.H1397">
            <calcext:condition calcext:apply-style-name="Rojo" calcext:value="!=[$Hoja1.$F980]" calcext:base-cell-address="Hoja1.H980"/>
          </calcext:conditional-format>
          <calcext:conditional-format calcext:target-range-address="Hoja1.H1398:Hoja1.H1398">
            <calcext:condition calcext:apply-style-name="Rojo" calcext:value="!=[$Hoja1.$F980]" calcext:base-cell-address="Hoja1.H980"/>
          </calcext:conditional-format>
          <calcext:conditional-format calcext:target-range-address="Hoja1.H1399:Hoja1.H1399">
            <calcext:condition calcext:apply-style-name="Rojo" calcext:value="!=[$Hoja1.$F980]" calcext:base-cell-address="Hoja1.H980"/>
          </calcext:conditional-format>
          <calcext:conditional-format calcext:target-range-address="Hoja1.H1400:Hoja1.H1400">
            <calcext:condition calcext:apply-style-name="Rojo" calcext:value="!=[$Hoja1.$F980]" calcext:base-cell-address="Hoja1.H980"/>
          </calcext:conditional-format>
          <calcext:conditional-format calcext:target-range-address="Hoja1.H1401:Hoja1.H1401">
            <calcext:condition calcext:apply-style-name="Rojo" calcext:value="!=[$Hoja1.$F980]" calcext:base-cell-address="Hoja1.H980"/>
          </calcext:conditional-format>
          <calcext:conditional-format calcext:target-range-address="Hoja1.H1402:Hoja1.H1402">
            <calcext:condition calcext:apply-style-name="Rojo" calcext:value="!=[$Hoja1.$F980]" calcext:base-cell-address="Hoja1.H980"/>
          </calcext:conditional-format>
          <calcext:conditional-format calcext:target-range-address="Hoja1.H1403:Hoja1.H1403">
            <calcext:condition calcext:apply-style-name="Rojo" calcext:value="!=[$Hoja1.$F980]" calcext:base-cell-address="Hoja1.H980"/>
          </calcext:conditional-format>
          <calcext:conditional-format calcext:target-range-address="Hoja1.H1404:Hoja1.H1404">
            <calcext:condition calcext:apply-style-name="Rojo" calcext:value="!=[$Hoja1.$F980]" calcext:base-cell-address="Hoja1.H980"/>
          </calcext:conditional-format>
          <calcext:conditional-format calcext:target-range-address="Hoja1.H1405:Hoja1.H1405">
            <calcext:condition calcext:apply-style-name="Rojo" calcext:value="!=[$Hoja1.$F980]" calcext:base-cell-address="Hoja1.H980"/>
          </calcext:conditional-format>
          <calcext:conditional-format calcext:target-range-address="Hoja1.H1406:Hoja1.H1406">
            <calcext:condition calcext:apply-style-name="Rojo" calcext:value="!=[$Hoja1.$F980]" calcext:base-cell-address="Hoja1.H980"/>
          </calcext:conditional-format>
          <calcext:conditional-format calcext:target-range-address="Hoja1.H1407:Hoja1.H1407">
            <calcext:condition calcext:apply-style-name="Rojo" calcext:value="!=[$Hoja1.$F980]" calcext:base-cell-address="Hoja1.H980"/>
          </calcext:conditional-format>
          <calcext:conditional-format calcext:target-range-address="Hoja1.H1408:Hoja1.H1408">
            <calcext:condition calcext:apply-style-name="Rojo" calcext:value="!=[$Hoja1.$F980]" calcext:base-cell-address="Hoja1.H980"/>
          </calcext:conditional-format>
          <calcext:conditional-format calcext:target-range-address="Hoja1.H1409:Hoja1.H1409">
            <calcext:condition calcext:apply-style-name="Rojo" calcext:value="!=[$Hoja1.$F980]" calcext:base-cell-address="Hoja1.H980"/>
          </calcext:conditional-format>
          <calcext:conditional-format calcext:target-range-address="Hoja1.H1410:Hoja1.H1410">
            <calcext:condition calcext:apply-style-name="Rojo" calcext:value="!=[$Hoja1.$F980]" calcext:base-cell-address="Hoja1.H980"/>
          </calcext:conditional-format>
          <calcext:conditional-format calcext:target-range-address="Hoja1.H1411:Hoja1.H1411">
            <calcext:condition calcext:apply-style-name="Rojo" calcext:value="!=[$Hoja1.$F980]" calcext:base-cell-address="Hoja1.H980"/>
          </calcext:conditional-format>
          <calcext:conditional-format calcext:target-range-address="Hoja1.H1412:Hoja1.H1412">
            <calcext:condition calcext:apply-style-name="Rojo" calcext:value="!=[$Hoja1.$F980]" calcext:base-cell-address="Hoja1.H980"/>
          </calcext:conditional-format>
          <calcext:conditional-format calcext:target-range-address="Hoja1.H1413:Hoja1.H1413">
            <calcext:condition calcext:apply-style-name="Rojo" calcext:value="!=[$Hoja1.$F980]" calcext:base-cell-address="Hoja1.H980"/>
          </calcext:conditional-format>
          <calcext:conditional-format calcext:target-range-address="Hoja1.H1414:Hoja1.H1414">
            <calcext:condition calcext:apply-style-name="Rojo" calcext:value="!=[$Hoja1.$F980]" calcext:base-cell-address="Hoja1.H980"/>
          </calcext:conditional-format>
          <calcext:conditional-format calcext:target-range-address="Hoja1.H1415:Hoja1.H1415">
            <calcext:condition calcext:apply-style-name="Rojo" calcext:value="!=[$Hoja1.$F980]" calcext:base-cell-address="Hoja1.H980"/>
          </calcext:conditional-format>
          <calcext:conditional-format calcext:target-range-address="Hoja1.H1416:Hoja1.H1416">
            <calcext:condition calcext:apply-style-name="Rojo" calcext:value="!=[$Hoja1.$F980]" calcext:base-cell-address="Hoja1.H980"/>
          </calcext:conditional-format>
          <calcext:conditional-format calcext:target-range-address="Hoja1.H1417:Hoja1.H1417">
            <calcext:condition calcext:apply-style-name="Rojo" calcext:value="!=[$Hoja1.$F980]" calcext:base-cell-address="Hoja1.H980"/>
          </calcext:conditional-format>
          <calcext:conditional-format calcext:target-range-address="Hoja1.H1418:Hoja1.H1418">
            <calcext:condition calcext:apply-style-name="Rojo" calcext:value="!=[$Hoja1.$F980]" calcext:base-cell-address="Hoja1.H980"/>
          </calcext:conditional-format>
          <calcext:conditional-format calcext:target-range-address="Hoja1.H1419:Hoja1.H1419">
            <calcext:condition calcext:apply-style-name="Rojo" calcext:value="!=[$Hoja1.$F980]" calcext:base-cell-address="Hoja1.H980"/>
          </calcext:conditional-format>
          <calcext:conditional-format calcext:target-range-address="Hoja1.H1420:Hoja1.H1420">
            <calcext:condition calcext:apply-style-name="Rojo" calcext:value="!=[$Hoja1.$F980]" calcext:base-cell-address="Hoja1.H980"/>
          </calcext:conditional-format>
          <calcext:conditional-format calcext:target-range-address="Hoja1.H1421:Hoja1.H1421">
            <calcext:condition calcext:apply-style-name="Rojo" calcext:value="!=[$Hoja1.$F980]" calcext:base-cell-address="Hoja1.H980"/>
          </calcext:conditional-format>
          <calcext:conditional-format calcext:target-range-address="Hoja1.H1422:Hoja1.H1422">
            <calcext:condition calcext:apply-style-name="Rojo" calcext:value="!=[$Hoja1.$F980]" calcext:base-cell-address="Hoja1.H980"/>
          </calcext:conditional-format>
          <calcext:conditional-format calcext:target-range-address="Hoja1.H1423:Hoja1.H1423">
            <calcext:condition calcext:apply-style-name="Rojo" calcext:value="!=[$Hoja1.$F980]" calcext:base-cell-address="Hoja1.H980"/>
          </calcext:conditional-format>
          <calcext:conditional-format calcext:target-range-address="Hoja1.H1424:Hoja1.H1424">
            <calcext:condition calcext:apply-style-name="Rojo" calcext:value="!=[$Hoja1.$F980]" calcext:base-cell-address="Hoja1.H980"/>
          </calcext:conditional-format>
          <calcext:conditional-format calcext:target-range-address="Hoja1.H1425:Hoja1.H1425">
            <calcext:condition calcext:apply-style-name="Rojo" calcext:value="!=[$Hoja1.$F980]" calcext:base-cell-address="Hoja1.H980"/>
          </calcext:conditional-format>
          <calcext:conditional-format calcext:target-range-address="Hoja1.H1426:Hoja1.H1426">
            <calcext:condition calcext:apply-style-name="Rojo" calcext:value="!=[$Hoja1.$F980]" calcext:base-cell-address="Hoja1.H980"/>
          </calcext:conditional-format>
          <calcext:conditional-format calcext:target-range-address="Hoja1.H1427:Hoja1.H1427">
            <calcext:condition calcext:apply-style-name="Rojo" calcext:value="!=[$Hoja1.$F980]" calcext:base-cell-address="Hoja1.H980"/>
          </calcext:conditional-format>
          <calcext:conditional-format calcext:target-range-address="Hoja1.H1428:Hoja1.H1428">
            <calcext:condition calcext:apply-style-name="Rojo" calcext:value="!=[$Hoja1.$F980]" calcext:base-cell-address="Hoja1.H980"/>
          </calcext:conditional-format>
          <calcext:conditional-format calcext:target-range-address="Hoja1.H1429:Hoja1.H1429">
            <calcext:condition calcext:apply-style-name="Rojo" calcext:value="!=[$Hoja1.$F980]" calcext:base-cell-address="Hoja1.H980"/>
          </calcext:conditional-format>
          <calcext:conditional-format calcext:target-range-address="Hoja1.H1430:Hoja1.H1430">
            <calcext:condition calcext:apply-style-name="Rojo" calcext:value="!=[$Hoja1.$F980]" calcext:base-cell-address="Hoja1.H980"/>
          </calcext:conditional-format>
          <calcext:conditional-format calcext:target-range-address="Hoja1.H1431:Hoja1.H1431">
            <calcext:condition calcext:apply-style-name="Rojo" calcext:value="!=[$Hoja1.$F980]" calcext:base-cell-address="Hoja1.H980"/>
          </calcext:conditional-format>
          <calcext:conditional-format calcext:target-range-address="Hoja1.H1432:Hoja1.H1432">
            <calcext:condition calcext:apply-style-name="Rojo" calcext:value="!=[$Hoja1.$F980]" calcext:base-cell-address="Hoja1.H980"/>
          </calcext:conditional-format>
          <calcext:conditional-format calcext:target-range-address="Hoja1.H1433:Hoja1.H1433">
            <calcext:condition calcext:apply-style-name="Rojo" calcext:value="!=[$Hoja1.$F980]" calcext:base-cell-address="Hoja1.H980"/>
          </calcext:conditional-format>
          <calcext:conditional-format calcext:target-range-address="Hoja1.H1434:Hoja1.H1434">
            <calcext:condition calcext:apply-style-name="Rojo" calcext:value="!=[$Hoja1.$F980]" calcext:base-cell-address="Hoja1.H980"/>
          </calcext:conditional-format>
          <calcext:conditional-format calcext:target-range-address="Hoja1.H1435:Hoja1.H1435">
            <calcext:condition calcext:apply-style-name="Rojo" calcext:value="!=[$Hoja1.$F980]" calcext:base-cell-address="Hoja1.H980"/>
          </calcext:conditional-format>
          <calcext:conditional-format calcext:target-range-address="Hoja1.H1436:Hoja1.H1436">
            <calcext:condition calcext:apply-style-name="Rojo" calcext:value="!=[$Hoja1.$F980]" calcext:base-cell-address="Hoja1.H980"/>
          </calcext:conditional-format>
          <calcext:conditional-format calcext:target-range-address="Hoja1.H1437:Hoja1.H1437">
            <calcext:condition calcext:apply-style-name="Rojo" calcext:value="!=[$Hoja1.$F980]" calcext:base-cell-address="Hoja1.H980"/>
          </calcext:conditional-format>
          <calcext:conditional-format calcext:target-range-address="Hoja1.H1438:Hoja1.H1438">
            <calcext:condition calcext:apply-style-name="Rojo" calcext:value="!=[$Hoja1.$F980]" calcext:base-cell-address="Hoja1.H980"/>
          </calcext:conditional-format>
          <calcext:conditional-format calcext:target-range-address="Hoja1.H1439:Hoja1.H1439">
            <calcext:condition calcext:apply-style-name="Rojo" calcext:value="!=[$Hoja1.$F980]" calcext:base-cell-address="Hoja1.H980"/>
          </calcext:conditional-format>
          <calcext:conditional-format calcext:target-range-address="Hoja1.H1440:Hoja1.H1440">
            <calcext:condition calcext:apply-style-name="Rojo" calcext:value="!=[$Hoja1.$F980]" calcext:base-cell-address="Hoja1.H980"/>
          </calcext:conditional-format>
          <calcext:conditional-format calcext:target-range-address="Hoja1.H1441:Hoja1.H1441">
            <calcext:condition calcext:apply-style-name="Rojo" calcext:value="!=[$Hoja1.$F980]" calcext:base-cell-address="Hoja1.H980"/>
          </calcext:conditional-format>
          <calcext:conditional-format calcext:target-range-address="Hoja1.H1442:Hoja1.H1442">
            <calcext:condition calcext:apply-style-name="Rojo" calcext:value="!=[$Hoja1.$F980]" calcext:base-cell-address="Hoja1.H980"/>
          </calcext:conditional-format>
          <calcext:conditional-format calcext:target-range-address="Hoja1.H1443:Hoja1.H1443">
            <calcext:condition calcext:apply-style-name="Rojo" calcext:value="!=[$Hoja1.$F980]" calcext:base-cell-address="Hoja1.H980"/>
          </calcext:conditional-format>
          <calcext:conditional-format calcext:target-range-address="Hoja1.H1444:Hoja1.H1444">
            <calcext:condition calcext:apply-style-name="Rojo" calcext:value="!=[$Hoja1.$F980]" calcext:base-cell-address="Hoja1.H980"/>
          </calcext:conditional-format>
          <calcext:conditional-format calcext:target-range-address="Hoja1.H1445:Hoja1.H1445">
            <calcext:condition calcext:apply-style-name="Rojo" calcext:value="!=[$Hoja1.$F980]" calcext:base-cell-address="Hoja1.H980"/>
          </calcext:conditional-format>
          <calcext:conditional-format calcext:target-range-address="Hoja1.H1446:Hoja1.H1446">
            <calcext:condition calcext:apply-style-name="Rojo" calcext:value="!=[$Hoja1.$F980]" calcext:base-cell-address="Hoja1.H980"/>
          </calcext:conditional-format>
          <calcext:conditional-format calcext:target-range-address="Hoja1.H1447:Hoja1.H1447">
            <calcext:condition calcext:apply-style-name="Rojo" calcext:value="!=[$Hoja1.$F980]" calcext:base-cell-address="Hoja1.H980"/>
          </calcext:conditional-format>
          <calcext:conditional-format calcext:target-range-address="Hoja1.H1448:Hoja1.H1448">
            <calcext:condition calcext:apply-style-name="Rojo" calcext:value="!=[$Hoja1.$F980]" calcext:base-cell-address="Hoja1.H980"/>
          </calcext:conditional-format>
          <calcext:conditional-format calcext:target-range-address="Hoja1.H1449:Hoja1.H1449">
            <calcext:condition calcext:apply-style-name="Rojo" calcext:value="!=[$Hoja1.$F980]" calcext:base-cell-address="Hoja1.H980"/>
          </calcext:conditional-format>
          <calcext:conditional-format calcext:target-range-address="Hoja1.H1450:Hoja1.H1450">
            <calcext:condition calcext:apply-style-name="Rojo" calcext:value="!=[$Hoja1.$F980]" calcext:base-cell-address="Hoja1.H980"/>
          </calcext:conditional-format>
          <calcext:conditional-format calcext:target-range-address="Hoja1.H1451:Hoja1.H1451">
            <calcext:condition calcext:apply-style-name="Rojo" calcext:value="!=[$Hoja1.$F980]" calcext:base-cell-address="Hoja1.H980"/>
          </calcext:conditional-format>
          <calcext:conditional-format calcext:target-range-address="Hoja1.H1452:Hoja1.H1452">
            <calcext:condition calcext:apply-style-name="Rojo" calcext:value="!=[$Hoja1.$F980]" calcext:base-cell-address="Hoja1.H980"/>
          </calcext:conditional-format>
          <calcext:conditional-format calcext:target-range-address="Hoja1.H1453:Hoja1.H1453">
            <calcext:condition calcext:apply-style-name="Rojo" calcext:value="!=[$Hoja1.$F980]" calcext:base-cell-address="Hoja1.H980"/>
          </calcext:conditional-format>
          <calcext:conditional-format calcext:target-range-address="Hoja1.H1454:Hoja1.H1454">
            <calcext:condition calcext:apply-style-name="Rojo" calcext:value="!=[$Hoja1.$F980]" calcext:base-cell-address="Hoja1.H980"/>
          </calcext:conditional-format>
          <calcext:conditional-format calcext:target-range-address="Hoja1.H1455:Hoja1.H1455">
            <calcext:condition calcext:apply-style-name="Rojo" calcext:value="!=[$Hoja1.$F980]" calcext:base-cell-address="Hoja1.H980"/>
          </calcext:conditional-format>
          <calcext:conditional-format calcext:target-range-address="Hoja1.H1456:Hoja1.H1456">
            <calcext:condition calcext:apply-style-name="Rojo" calcext:value="!=[$Hoja1.$F980]" calcext:base-cell-address="Hoja1.H980"/>
          </calcext:conditional-format>
          <calcext:conditional-format calcext:target-range-address="Hoja1.H1457:Hoja1.H1457">
            <calcext:condition calcext:apply-style-name="Rojo" calcext:value="!=[$Hoja1.$F980]" calcext:base-cell-address="Hoja1.H980"/>
          </calcext:conditional-format>
          <calcext:conditional-format calcext:target-range-address="Hoja1.H1458:Hoja1.H1458">
            <calcext:condition calcext:apply-style-name="Rojo" calcext:value="!=[$Hoja1.$F980]" calcext:base-cell-address="Hoja1.H980"/>
          </calcext:conditional-format>
          <calcext:conditional-format calcext:target-range-address="Hoja1.H1459:Hoja1.H1459">
            <calcext:condition calcext:apply-style-name="Rojo" calcext:value="!=[$Hoja1.$F980]" calcext:base-cell-address="Hoja1.H980"/>
          </calcext:conditional-format>
          <calcext:conditional-format calcext:target-range-address="Hoja1.H1460:Hoja1.H1460">
            <calcext:condition calcext:apply-style-name="Rojo" calcext:value="!=[$Hoja1.$F980]" calcext:base-cell-address="Hoja1.H980"/>
          </calcext:conditional-format>
          <calcext:conditional-format calcext:target-range-address="Hoja1.H1461:Hoja1.H1461">
            <calcext:condition calcext:apply-style-name="Rojo" calcext:value="!=[$Hoja1.$F980]" calcext:base-cell-address="Hoja1.H980"/>
          </calcext:conditional-format>
          <calcext:conditional-format calcext:target-range-address="Hoja1.H1462:Hoja1.H1462">
            <calcext:condition calcext:apply-style-name="Rojo" calcext:value="!=[$Hoja1.$F980]" calcext:base-cell-address="Hoja1.H980"/>
          </calcext:conditional-format>
          <calcext:conditional-format calcext:target-range-address="Hoja1.H1463:Hoja1.H1463">
            <calcext:condition calcext:apply-style-name="Rojo" calcext:value="!=[$Hoja1.$F980]" calcext:base-cell-address="Hoja1.H980"/>
          </calcext:conditional-format>
          <calcext:conditional-format calcext:target-range-address="Hoja1.H1464:Hoja1.H1464">
            <calcext:condition calcext:apply-style-name="Rojo" calcext:value="!=[$Hoja1.$F980]" calcext:base-cell-address="Hoja1.H980"/>
          </calcext:conditional-format>
          <calcext:conditional-format calcext:target-range-address="Hoja1.H1465:Hoja1.H1465">
            <calcext:condition calcext:apply-style-name="Rojo" calcext:value="!=[$Hoja1.$F980]" calcext:base-cell-address="Hoja1.H980"/>
          </calcext:conditional-format>
          <calcext:conditional-format calcext:target-range-address="Hoja1.H1466:Hoja1.H1466">
            <calcext:condition calcext:apply-style-name="Rojo" calcext:value="!=[$Hoja1.$F980]" calcext:base-cell-address="Hoja1.H980"/>
          </calcext:conditional-format>
          <calcext:conditional-format calcext:target-range-address="Hoja1.H1467:Hoja1.H1467">
            <calcext:condition calcext:apply-style-name="Rojo" calcext:value="!=[$Hoja1.$F980]" calcext:base-cell-address="Hoja1.H980"/>
          </calcext:conditional-format>
          <calcext:conditional-format calcext:target-range-address="Hoja1.H1468:Hoja1.H1468">
            <calcext:condition calcext:apply-style-name="Rojo" calcext:value="!=[$Hoja1.$F980]" calcext:base-cell-address="Hoja1.H980"/>
          </calcext:conditional-format>
          <calcext:conditional-format calcext:target-range-address="Hoja1.H1469:Hoja1.H1469">
            <calcext:condition calcext:apply-style-name="Rojo" calcext:value="!=[$Hoja1.$F980]" calcext:base-cell-address="Hoja1.H980"/>
          </calcext:conditional-format>
          <calcext:conditional-format calcext:target-range-address="Hoja1.H1470:Hoja1.H1470">
            <calcext:condition calcext:apply-style-name="Rojo" calcext:value="!=[$Hoja1.$F980]" calcext:base-cell-address="Hoja1.H980"/>
          </calcext:conditional-format>
          <calcext:conditional-format calcext:target-range-address="Hoja1.H1471:Hoja1.H1471">
            <calcext:condition calcext:apply-style-name="Rojo" calcext:value="!=[$Hoja1.$F980]" calcext:base-cell-address="Hoja1.H980"/>
          </calcext:conditional-format>
          <calcext:conditional-format calcext:target-range-address="Hoja1.H1472:Hoja1.H1472">
            <calcext:condition calcext:apply-style-name="Rojo" calcext:value="!=[$Hoja1.$F980]" calcext:base-cell-address="Hoja1.H980"/>
          </calcext:conditional-format>
          <calcext:conditional-format calcext:target-range-address="Hoja1.H1473:Hoja1.H1473">
            <calcext:condition calcext:apply-style-name="Rojo" calcext:value="!=[$Hoja1.$F980]" calcext:base-cell-address="Hoja1.H980"/>
          </calcext:conditional-format>
          <calcext:conditional-format calcext:target-range-address="Hoja1.H1474:Hoja1.H1474">
            <calcext:condition calcext:apply-style-name="Rojo" calcext:value="!=[$Hoja1.$F980]" calcext:base-cell-address="Hoja1.H9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jo" style:family="table-cell" style:parent-style-name="Default">
      <style:table-cell-properties fo:background-color="#ff99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4-05-22T08:49:09.456624882</meta:creation-date>
    <dc:date>2014-05-22T08:57:57.391736184</dc:date>
    <dc:creator>laura </dc:creator>
    <meta:editing-duration>P0D</meta:editing-duration>
    <meta:editing-cycles>1</meta:editing-cycles>
    <meta:document-statistic meta:table-count="1" meta:cell-count="5866" meta:object-count="0"/>
    <meta:generator>LibreOffice/4.1.3.2$Linux_x86 LibreOffice_project/70feb7d99726f064edab4605a8ab840c50ec57a</meta:generator>
  </office:meta>
</office:document-meta>
</file>